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53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1.839in"/>
    </style:style>
    <style:style style:name="co5" style:family="table-column">
      <style:table-column-properties fo:break-before="auto" style:column-width="1.088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 fo:border="0.06pt solid #666666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aecf00" fo:border="0.06pt solid #666666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ffff99" fo:border="0.06pt solid #666666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#b2b2b2" fo:border="0.06pt solid #666666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fo:background-color="#ccff99" fo:border="0.06pt solid #666666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ext-properties style:font-name="Liberation Sans" fo:font-size="11pt" style:font-size-asian="11pt" style:font-size-complex="11pt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99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 fo:border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18" style:family="table-cell" style:parent-style-name="Default">
      <style:table-cell-properties fo:border="0.06pt solid #000000"/>
    </style:style>
  </office:automatic-styles>
  <office:body>
    <office:spreadsheet>
      <table:table table:name="Conversion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986" table:default-cell-style-name="ce7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EC Input</text:p>
          </table:table-cell>
          <table:table-cell table:style-name="ce1" office:value-type="string" calcext:value-type="string">
            <text:p>EC Output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Input 1</text:p>
          </table:table-cell>
          <table:table-cell table:style-name="ce1" office:value-type="string" calcext:value-type="string">
            <text:p>Mols In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Input 2</text:p>
          </table:table-cell>
          <table:table-cell table:style-name="ce1" office:value-type="string" calcext:value-type="string">
            <text:p>Mols In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Input 3</text:p>
          </table:table-cell>
          <table:table-cell table:style-name="ce1" office:value-type="string" calcext:value-type="string">
            <text:p>Mols In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1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2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3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4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NFIG</text:p>
          </table:table-cell>
          <table:table-cell table:style-name="ce6" table:number-columns-repeated="986"/>
        </table:table-row>
        <table:table-row table:style-name="ro2">
          <table:table-cell table:style-name="ce2" office:value-type="string" calcext:value-type="string">
            <text:p>Water Electrolysi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2];[Resources.$A$2:.$F$799];5;0)/[.I2]" office:value-type="float" office:value="27.754217530896" calcext:value-type="float">
            <text:p>27.7542175309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H2];[Resources.$A$2:.$F$799];4;0)*[.I2]*[.G2]*[.$E2]" office:value-type="float" office:value="0.001" calcext:value-type="float">
            <text:p>0.001</text:p>
          </table:table-cell>
          <table:table-cell table:formula="of:=[.J2]/VLOOKUP([.H2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2];[Resources.$A$2:.$F$799];4;0)*[.M2]*[.$G2]*[.$E2]" office:value-type="string" office:string-value="" calcext:value-type="error">
            <text:p>#N/A</text:p>
          </table:table-cell>
          <table:table-cell table:formula="of:=[.N2]/VLOOKUP([.L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];[Resources.$A$2:.$F$799];4;0)*[.Q2]*[.$G2]*[.$E2]" office:value-type="string" office:string-value="" calcext:value-type="error">
            <text:p>#N/A</text:p>
          </table:table-cell>
          <table:table-cell table:formula="of:=[.R2]/VLOOKUP([.P2];[Resources.$A$2:.$F$799];2;0)" office:value-type="string" office:string-value="" calcext:value-type="error">
            <text:p>#N/A</text:p>
          </table:table-cell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table:formula="of:=VLOOKUP([.T2];[Resources.$A$2:.$F$799];4;0)*[.U2]*[.$G2]*[.$F2]*[.$E2]" office:value-type="float" office:value="0.0000503522565289021" calcext:value-type="float">
            <text:p>5.03522565289021E-005</text:p>
          </table:table-cell>
          <table:table-cell table:formula="of:=[.V2]/VLOOKUP([.T2];[Resources.$A$2:.$F$799];2;0)" office:value-type="float" office:value="560.091841255863" calcext:value-type="float">
            <text:p>560.0918412559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X2];[Resources.$A$2:.$F$799];4;0)*[.Y2]*[.$G2]*[.$F2]*[.$E2]" office:value-type="float" office:value="0.000399635753649124" calcext:value-type="float">
            <text:p>0.0003996358</text:p>
          </table:table-cell>
          <table:table-cell table:formula="of:=[.Z2]/VLOOKUP([.X2];[Resources.$A$2:.$F$799];2;0)" office:value-type="float" office:value="283.42961251711" calcext:value-type="float">
            <text:p>283.4296125171</text:p>
          </table:table-cell>
          <table:table-cell table:number-columns-repeated="2"/>
          <table:table-cell table:formula="of:=VLOOKUP([.AB2];[Resources.$A$2:.$F$799];4;0)*[.AC2]*[.$G2]*[.$F2]*[.$E2]" office:value-type="string" office:string-value="" calcext:value-type="error">
            <text:p>#N/A</text:p>
          </table:table-cell>
          <table:table-cell table:formula="of:=[.AD2]/VLOOKUP([.AB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];[Resources.$A$2:.$F$799];4;0)*[.AG2]*[.$G2]*[.$F2]*[.$E2]" office:value-type="string" office:string-value="" calcext:value-type="error">
            <text:p>#N/A</text:p>
          </table:table-cell>
          <table:table-cell table:formula="of:=[.AH2]/VLOOKUP([.AF2];[Resources.$A$2:.$F$799];2;0)" office:value-type="string" office:string-value="" calcext:value-type="error">
            <text:p>#N/A</text:p>
          </table:table-cell>
          <table:table-cell table:formula="of:=[Config.A2]" office:value-type="string" office:string-value="    MODULE&#10;    {&#10;        name = ModuleResourceConverter&#10;        ConverterName = Water Electrolysis&#10;        StartActionName = Start Water Electrolysis&#10;        StopActionName = Stop Water Electrolysis&#10;        AutoShutdown = false&#10;        GeneratesHeat = true&#10;        UseSpecialistBonus = false&#10;&#10;        INPUT_RESOURCE&#10;        {&#10;            ResourceName = ElectricCharge&#10;            Ratio = 600&#10;        }&#10;        INPUT_RESOURCE&#10;        {&#10;            ResourceName = Water&#10;            Ratio = 1&#10;        }&#10;        OUTPUT_RESOURCE&#10;        {&#10;            ResourceName = Hydrogen&#10;            Ratio = 560.091841255863&#10;            DumpExcess = false&#10;        }&#10;        OUTPUT_RESOURCE&#10;        {&#10;            ResourceName = Oxygen&#10;            Ratio = 283.4296125171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Electrolysis</text:p>
            <text:p>        StartActionName = Start Water Electrolysis</text:p>
            <text:p>        StopActionName = Stop Water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600</text:p>
            <text:p>        }</text:p>
            <text:p>        INPUT_RESOURCE</text:p>
            <text:p>        {</text:p>
            <text:p>            ResourceName = Water</text:p>
            <text:p>            Ratio = 1</text:p>
            <text:p>        }</text:p>
            <text:p>        OUTPUT_RESOURCE</text:p>
            <text:p>        {</text:p>
            <text:p>            ResourceName = Hydrogen</text:p>
            <text:p>            Ratio = 560.09184125586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83.42961251711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Water Gas Shif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3];[Resources.$A$2:.$F$799];5;0)/[.I3]" office:value-type="float" office:value="0.0446269189575152" calcext:value-type="float">
            <text:p>0.044626919</text:p>
          </table:table-cell>
          <table:table-cell office:value-type="string" calcext:value-type="string">
            <text:p>CarbonMonoxide</text:p>
          </table:table-cell>
          <table:table-cell office:value-type="float" office:value="1" calcext:value-type="float">
            <text:p>1</text:p>
          </table:table-cell>
          <table:table-cell table:formula="of:=VLOOKUP([.H3];[Resources.$A$2:.$F$799];4;0)*[.I3]*[.G3]" office:value-type="float" office:value="0.00000125" calcext:value-type="float">
            <text:p>0.00000125</text:p>
          </table:table-cell>
          <table:table-cell table:formula="of:=[.J3]/VLOOKUP([.H3];[Resources.$A$2:.$F$799];2;0)"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formula="of:=VLOOKUP([.L3];[Resources.$A$2:.$F$799];4;0)*[.M3]*[.$G3]" office:value-type="float" office:value="0.000000803966440556944" calcext:value-type="float">
            <text:p>0.000000804</text:p>
          </table:table-cell>
          <table:table-cell table:formula="of:=[.N3]/VLOOKUP([.L3];[Resources.$A$2:.$F$799];2;0)" office:value-type="float" office:value="0.000803966440556944" calcext:value-type="float">
            <text:p>0.0008039664</text:p>
          </table:table-cell>
          <table:table-cell table:number-columns-repeated="2"/>
          <table:table-cell table:formula="of:=VLOOKUP([.P3];[Resources.$A$2:.$F$799];4;0)*[.Q3]*[.$G3]" office:value-type="string" office:string-value="" calcext:value-type="error">
            <text:p>#N/A</text:p>
          </table:table-cell>
          <table:table-cell table:formula="of:=[.R3]/VLOOKUP([.P3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T3];[Resources.$A$2:.$F$799];4;0)*[.U3]*[.$G3]*[.$F3]" office:value-type="float" office:value="0.00000176762763298822" calcext:value-type="float">
            <text:p>1.76762763298822E-006</text:p>
          </table:table-cell>
          <table:table-cell table:formula="of:=[.V3]/VLOOKUP([.T3];[Resources.$A$2:.$F$799];2;0)" office:value-type="float" office:value="0.906011088153879" calcext:value-type="float">
            <text:p>0.9060110882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X3];[Resources.$A$2:.$F$799];4;0)*[.Y3]*[.$G3]*[.$F3]" office:value-type="float" office:value="0.0000000404815244555516" calcext:value-type="float">
            <text:p>4.04815244555516E-008</text:p>
          </table:table-cell>
          <table:table-cell table:formula="of:=[.Z3]/VLOOKUP([.X3];[Resources.$A$2:.$F$799];2;0)" office:value-type="float" office:value="0.450295043999461" calcext:value-type="float">
            <text:p>0.450295044</text:p>
          </table:table-cell>
          <table:table-cell table:number-columns-repeated="2"/>
          <table:table-cell table:formula="of:=VLOOKUP([.AB3];[Resources.$A$2:.$F$799];4;0)*[.AC3]*[.$G3]*[.$F3]" office:value-type="string" office:string-value="" calcext:value-type="error">
            <text:p>#N/A</text:p>
          </table:table-cell>
          <table:table-cell table:formula="of:=[.AD3]/VLOOKUP([.AB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];[Resources.$A$2:.$F$799];4;0)*[.AG3]*[.$G3]*[.$F3]" office:value-type="string" office:string-value="" calcext:value-type="error">
            <text:p>#N/A</text:p>
          </table:table-cell>
          <table:table-cell table:formula="of:=[.AH3]/VLOOKUP([.AF3];[Resources.$A$2:.$F$799];2;0)" office:value-type="string" office:string-value="" calcext:value-type="error">
            <text:p>#N/A</text:p>
          </table:table-cell>
          <table:table-cell table:formula="of:=[Config.A3]" office:value-type="string" office:string-value="    MODULE&#10;    {&#10;        name = ModuleResourceConverter&#10;        ConverterName = Water Gas Shift&#10;        StartActionName = Start Water Gas Shift&#10;        StopActionName = Stop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Monoxide&#10;            Ratio = 1&#10;        }&#10;        INPUT_RESOURCE&#10;        {&#10;            ResourceName = Water&#10;            Ratio = 0.000803966440556944&#10;        }&#10;        OUTPUT_RESOURCE&#10;        {&#10;            ResourceName = CarbonDioxide&#10;            Ratio = 0.906011088153879&#10;            DumpExcess = false&#10;        }&#10;        OUTPUT_RESOURCE&#10;        {&#10;            ResourceName = Hydrogen&#10;            Ratio = 0.45029504399946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Gas Shift</text:p>
            <text:p>        StartActionName = Start Water Gas Shift</text:p>
            <text:p>        StopActionName = Stop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Monoxide</text:p>
            <text:p>            Ratio = 1</text:p>
            <text:p>        }</text:p>
            <text:p>        INPUT_RESOURCE</text:p>
            <text:p>        {</text:p>
            <text:p>            ResourceName = Water</text:p>
            <text:p>            Ratio = 0.000803966440556944</text:p>
            <text:p>        }</text:p>
            <text:p>        OUTPUT_RESOURCE</text:p>
            <text:p>        {</text:p>
            <text:p>            ResourceName = CarbonDioxide</text:p>
            <text:p>            Ratio = 0.906011088153879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450295043999461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Reverse Water Gas Shif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4];[Resources.$A$2:.$F$799];5;0)/[.I4]" office:value-type="float" office:value="0.0443308339013861" calcext:value-type="float">
            <text:p>0.0443308339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H4];[Resources.$A$2:.$F$799];4;0)*[.I4]*[.G4]" office:value-type="float" office:value="0.000001951" calcext:value-type="float">
            <text:p>0.000001951</text:p>
          </table:table-cell>
          <table:table-cell table:formula="of:=[.J4]/VLOOKUP([.H4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L4];[Resources.$A$2:.$F$799];4;0)*[.M4]*[.$G4]" office:value-type="float" office:value="0.000000044681047489207" calcext:value-type="float">
            <text:p>4.4681047489207E-008</text:p>
          </table:table-cell>
          <table:table-cell table:formula="of:=[.N4]/VLOOKUP([.L4];[Resources.$A$2:.$F$799];2;0)" office:value-type="float" office:value="0.49700831467416" calcext:value-type="float">
            <text:p>0.4970083147</text:p>
          </table:table-cell>
          <table:table-cell table:number-columns-repeated="2"/>
          <table:table-cell table:formula="of:=VLOOKUP([.P4];[Resources.$A$2:.$F$799];4;0)*[.Q4]*[.$G4]" office:value-type="string" office:string-value="" calcext:value-type="error">
            <text:p>#N/A</text:p>
          </table:table-cell>
          <table:table-cell table:formula="of:=[.R4]/VLOOKUP([.P4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Monoxide</text:p>
          </table:table-cell>
          <table:table-cell office:value-type="float" office:value="1" calcext:value-type="float">
            <text:p>1</text:p>
          </table:table-cell>
          <table:table-cell table:formula="of:=VLOOKUP([.T4];[Resources.$A$2:.$F$799];4;0)*[.U4]*[.$G4]*[.$F4]" office:value-type="float" office:value="0.00000111753599182004" calcext:value-type="float">
            <text:p>1.11753599182004E-006</text:p>
          </table:table-cell>
          <table:table-cell table:formula="of:=[.V4]/VLOOKUP([.T4];[Resources.$A$2:.$F$799];2;0)" office:value-type="float" office:value="0.894028793456033" calcext:value-type="float">
            <text:p>0.8940287935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formula="of:=VLOOKUP([.X4];[Resources.$A$2:.$F$799];4;0)*[.Y4]*[.$G4]*[.$F4]" office:value-type="float" office:value="0.000000718769146830266" calcext:value-type="float">
            <text:p>7.18769146830266E-007</text:p>
          </table:table-cell>
          <table:table-cell table:formula="of:=[.Z4]/VLOOKUP([.X4];[Resources.$A$2:.$F$799];2;0)" office:value-type="float" office:value="0.000718769146830266" calcext:value-type="float">
            <text:p>0.0007187691</text:p>
          </table:table-cell>
          <table:table-cell table:number-columns-repeated="2"/>
          <table:table-cell table:formula="of:=VLOOKUP([.AB4];[Resources.$A$2:.$F$799];4;0)*[.AC4]*[.$G4]*[.$F4]" office:value-type="string" office:string-value="" calcext:value-type="error">
            <text:p>#N/A</text:p>
          </table:table-cell>
          <table:table-cell table:formula="of:=[.AD4]/VLOOKUP([.AB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];[Resources.$A$2:.$F$799];4;0)*[.AG4]*[.$G4]*[.$F4]" office:value-type="string" office:string-value="" calcext:value-type="error">
            <text:p>#N/A</text:p>
          </table:table-cell>
          <table:table-cell table:formula="of:=[.AH4]/VLOOKUP([.AF4];[Resources.$A$2:.$F$799];2;0)" office:value-type="string" office:string-value="" calcext:value-type="error">
            <text:p>#N/A</text:p>
          </table:table-cell>
          <table:table-cell table:formula="of:=[Config.A4]" office:value-type="string" office:string-value="    MODULE&#10;    {&#10;        name = ModuleResourceConverter&#10;        ConverterName = Reverse Water Gas Shift&#10;        StartActionName = Start Reverse Water Gas Shift&#10;        StopActionName = Stop Reverse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Dioxide&#10;            Ratio = 1&#10;        }&#10;        INPUT_RESOURCE&#10;        {&#10;            ResourceName = Hydrogen&#10;            Ratio = 0.49700831467416&#10;        }&#10;        OUTPUT_RESOURCE&#10;        {&#10;            ResourceName = CarbonMonoxide&#10;            Ratio = 0.894028793456033&#10;            DumpExcess = false&#10;        }&#10;        OUTPUT_RESOURCE&#10;        {&#10;            ResourceName = Water&#10;            Ratio = 0.000718769146830266&#10;            DumpExcess = false&#10;        }&#10;    }" calcext:value-type="string">
            <text:p>    MODULE</text:p>
            <text:p>    {</text:p>
            <text:p>        name = ModuleResourceConverter</text:p>
            <text:p>        ConverterName = Reverse Water Gas Shift</text:p>
            <text:p>        StartActionName = Start Reverse Water Gas Shift</text:p>
            <text:p>        StopActionName = Stop Reverse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49700831467416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718769146830266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abatier Reaction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5];[Resources.$A$2:.$F$799];5;0)/[.I5]" office:value-type="float" office:value="0.0443308339013861" calcext:value-type="float">
            <text:p>0.0443308339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H5];[Resources.$A$2:.$F$799];4;0)*[.I5]*[.G5]" office:value-type="float" office:value="0.000001951" calcext:value-type="float">
            <text:p>0.000001951</text:p>
          </table:table-cell>
          <table:table-cell table:formula="of:=[.J5]/VLOOKUP([.H5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4" calcext:value-type="float">
            <text:p>4</text:p>
          </table:table-cell>
          <table:table-cell table:formula="of:=VLOOKUP([.L5];[Resources.$A$2:.$F$799];4;0)*[.M5]*[.$G5]" office:value-type="float" office:value="0.000000178724189956828" calcext:value-type="float">
            <text:p>1.78724189956828E-007</text:p>
          </table:table-cell>
          <table:table-cell table:formula="of:=[.N5]/VLOOKUP([.L5];[Resources.$A$2:.$F$799];2;0)" office:value-type="float" office:value="1.98803325869664" calcext:value-type="float">
            <text:p>1.9880332587</text:p>
          </table:table-cell>
          <table:table-cell table:number-columns-repeated="2"/>
          <table:table-cell table:formula="of:=VLOOKUP([.P5];[Resources.$A$2:.$F$799];4;0)*[.Q5]*[.$G5]" office:value-type="string" office:string-value="" calcext:value-type="error">
            <text:p>#N/A</text:p>
          </table:table-cell>
          <table:table-cell table:formula="of:=[.R5]/VLOOKUP([.P5];[Resources.$A$2:.$F$799];2;0)" office:value-type="string" office:string-value="" calcext:value-type="error">
            <text:p>#N/A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table:formula="of:=VLOOKUP([.T5];[Resources.$A$2:.$F$799];4;0)*[.U5]*[.$G5]*[.$F5]" office:value-type="float" office:value="0.000000639959918200409" calcext:value-type="float">
            <text:p>0.00000064</text:p>
          </table:table-cell>
          <table:table-cell table:formula="of:=[.V5]/VLOOKUP([.T5];[Resources.$A$2:.$F$799];2;0)" office:value-type="float" office:value="0.892552187169329" calcext:value-type="float">
            <text:p>0.8925521872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X5];[Resources.$A$2:.$F$799];4;0)*[.Y5]*[.$G5]*[.$F5]" office:value-type="float" office:value="0.00000143753829366053" calcext:value-type="float">
            <text:p>1.43753829366053E-006</text:p>
          </table:table-cell>
          <table:table-cell table:formula="of:=[.Z5]/VLOOKUP([.X5];[Resources.$A$2:.$F$799];2;0)" office:value-type="float" office:value="0.00143753829366053" calcext:value-type="float">
            <text:p>0.0014375383</text:p>
          </table:table-cell>
          <table:table-cell table:number-columns-repeated="2"/>
          <table:table-cell table:formula="of:=VLOOKUP([.AB5];[Resources.$A$2:.$F$799];4;0)*[.AC5]*[.$G5]*[.$F5]" office:value-type="string" office:string-value="" calcext:value-type="error">
            <text:p>#N/A</text:p>
          </table:table-cell>
          <table:table-cell table:formula="of:=[.AD5]/VLOOKUP([.AB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5];[Resources.$A$2:.$F$799];4;0)*[.AG5]*[.$G5]*[.$F5]" office:value-type="string" office:string-value="" calcext:value-type="error">
            <text:p>#N/A</text:p>
          </table:table-cell>
          <table:table-cell table:formula="of:=[.AH5]/VLOOKUP([.AF5];[Resources.$A$2:.$F$799];2;0)" office:value-type="string" office:string-value="" calcext:value-type="error">
            <text:p>#N/A</text:p>
          </table:table-cell>
          <table:table-cell table:formula="of:=[Config.A5]" office:value-type="string" office:string-value="    MODULE&#10;    {&#10;        name = ModuleResourceConverter&#10;        ConverterName = Sabatier Reaction&#10;        StartActionName = Start Sabatier Reaction&#10;        StopActionName = Stop Sabatier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1.98803325869664&#10;        }&#10;        OUTPUT_RESOURCE&#10;        {&#10;            ResourceName = ElectricCharge&#10;            Ratio = 300&#10;            DumpExcess = true&#10;        }&#10;        OUTPUT_RESOURCE&#10;        {&#10;            ResourceName = Methane&#10;            Ratio = 0.892552187169329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Sabatier Reaction</text:p>
            <text:p>        StartActionName = Start Sabatier Reaction</text:p>
            <text:p>        StopActionName = Stop Sabatier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98803325869664</text:p>
            <text:p>        }</text:p>
            <text:p>        OUTPUT_RESOURCE</text:p>
            <text:p>        {</text:p>
            <text:p>            ResourceName = ElectricCharge</text:p>
            <text:p>            Ratio = 300</text:p>
            <text:p>            DumpExcess = true</text:p>
            <text:p>        }</text:p>
            <text:p>        OUTPUT_RESOURCE</text:p>
            <text:p>        {</text:p>
            <text:p>            ResourceName = Methane</text:p>
            <text:p>            Ratio = 0.89255218716932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Methane Pyrolysis</text:p>
          </table:table-cell>
          <table:table-cell office:value-type="float" office:value="74.9" calcext:value-type="float">
            <text:p>74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6];[Resources.$A$2:.$F$799];5;0)/[.I6]" office:value-type="float" office:value="0.0447007481296758" calcext:value-type="float">
            <text:p>0.0447007481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table:formula="of:=VLOOKUP([.H6];[Resources.$A$2:.$F$799];4;0)*[.I6]*[.G6]" office:value-type="float" office:value="0.000000717" calcext:value-type="float">
            <text:p>0.000000717</text:p>
          </table:table-cell>
          <table:table-cell table:formula="of:=[.J6]/VLOOKUP([.H6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6];[Resources.$A$2:.$F$799];4;0)*[.M6]*[.$G6]" office:value-type="string" office:string-value="" calcext:value-type="error">
            <text:p>#N/A</text:p>
          </table:table-cell>
          <table:table-cell table:formula="of:=[.N6]/VLOOKUP([.L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6];[Resources.$A$2:.$F$799];4;0)*[.Q6]*[.$G6]" office:value-type="string" office:string-value="" calcext:value-type="error">
            <text:p>#N/A</text:p>
          </table:table-cell>
          <table:table-cell table:formula="of:=[.R6]/VLOOKUP([.P6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formula="of:=VLOOKUP([.T6];[Resources.$A$2:.$F$799];4;0)*[.U6]*[.$G6]*[.$F6]" office:value-type="float" office:value="0.000000483198548004988" calcext:value-type="float">
            <text:p>4.83198548004988E-007</text:p>
          </table:table-cell>
          <table:table-cell table:formula="of:=[.V6]/VLOOKUP([.T6];[Resources.$A$2:.$F$799];2;0)" office:value-type="float" office:value="0.000230094546669042" calcext:value-type="float">
            <text:p>0.0002300945</text:p>
          </table:table-cell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table:formula="of:=VLOOKUP([.X6];[Resources.$A$2:.$F$799];4;0)*[.Y6]*[.$G6]*[.$F6]" office:value-type="float" office:value="0.0000000810969912718205" calcext:value-type="float">
            <text:p>8.10969912718205E-008</text:p>
          </table:table-cell>
          <table:table-cell table:formula="of:=[.Z6]/VLOOKUP([.X6];[Resources.$A$2:.$F$799];2;0)" office:value-type="float" office:value="0.902079991900116" calcext:value-type="float">
            <text:p>0.9020799919</text:p>
          </table:table-cell>
          <table:table-cell table:number-columns-repeated="2"/>
          <table:table-cell table:formula="of:=VLOOKUP([.AB6];[Resources.$A$2:.$F$799];4;0)*[.AC6]*[.$G6]*[.$F6]" office:value-type="string" office:string-value="" calcext:value-type="error">
            <text:p>#N/A</text:p>
          </table:table-cell>
          <table:table-cell table:formula="of:=[.AD6]/VLOOKUP([.AB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6];[Resources.$A$2:.$F$799];4;0)*[.AG6]*[.$G6]*[.$F6]" office:value-type="string" office:string-value="" calcext:value-type="error">
            <text:p>#N/A</text:p>
          </table:table-cell>
          <table:table-cell table:formula="of:=[.AH6]/VLOOKUP([.AF6];[Resources.$A$2:.$F$799];2;0)" office:value-type="string" office:string-value="" calcext:value-type="error">
            <text:p>#N/A</text:p>
          </table:table-cell>
          <table:table-cell table:formula="of:=[Config.A6]" office:value-type="string" office:string-value="    MODULE&#10;    {&#10;        name = ModuleResourceConverter&#10;        ConverterName = Methane Pyrolysis&#10;        StartActionName = Start Methane Pyrolysis&#10;        StopActionName = Stop Methane Pyrolysis&#10;        AutoShutdown = false&#10;        GeneratesHeat = true&#10;        UseSpecialistBonus = false&#10;&#10;        INPUT_RESOURCE&#10;        {&#10;            ResourceName = ElectricCharge&#10;            Ratio = 74.9&#10;        }&#10;        INPUT_RESOURCE&#10;        {&#10;            ResourceName = Methane&#10;            Ratio = 1&#10;        }&#10;        OUTPUT_RESOURCE&#10;        {&#10;            ResourceName = Carbon&#10;            Ratio = 0.000230094546669042&#10;            DumpExcess = false&#10;        }&#10;        OUTPUT_RESOURCE&#10;        {&#10;            ResourceName = Hydrogen&#10;            Ratio = 0.902079991900116&#10;            DumpExcess = false&#10;        }&#10;    }" calcext:value-type="string">
            <text:p>    MODULE</text:p>
            <text:p>    {</text:p>
            <text:p>        name = ModuleResourceConverter</text:p>
            <text:p>        ConverterName = Methane Pyrolysis</text:p>
            <text:p>        StartActionName = Start Methane Pyrolysis</text:p>
            <text:p>        StopActionName = Stop Methane Py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74.9</text:p>
            <text:p>        }</text:p>
            <text:p>        INPUT_RESOURCE</text:p>
            <text:p>        {</text:p>
            <text:p>            ResourceName = Methane</text:p>
            <text:p>            Ratio = 1</text:p>
            <text:p>        }</text:p>
            <text:p>        OUTPUT_RESOURCE</text:p>
            <text:p>        {</text:p>
            <text:p>            ResourceName = Carbon</text:p>
            <text:p>            Ratio = 0.000230094546669042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902079991900116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Haber-Bosch Process</text:p>
          </table:table-cell>
          <table:table-cell office:value-type="float" office:value="92.4" calcext:value-type="float">
            <text:p>92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7];[Resources.$A$2:.$F$799];5;0)/[.I7]" office:value-type="float" office:value="0.0446571997686821" calcext:value-type="float">
            <text:p>0.0446571998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table:formula="of:=VLOOKUP([.H7];[Resources.$A$2:.$F$799];4;0)*[.I7]*[.G7]" office:value-type="float" office:value="0.000001251" calcext:value-type="float">
            <text:p>0.000001251</text:p>
          </table:table-cell>
          <table:table-cell table:formula="of:=[.J7]/VLOOKUP([.H7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3" calcext:value-type="float">
            <text:p>3</text:p>
          </table:table-cell>
          <table:table-cell table:formula="of:=VLOOKUP([.L7];[Resources.$A$2:.$F$799];4;0)*[.M7]*[.$G7]" office:value-type="float" office:value="0.000000135029974940564" calcext:value-type="float">
            <text:p>0.000000135</text:p>
          </table:table-cell>
          <table:table-cell table:formula="of:=[.N7]/VLOOKUP([.L7];[Resources.$A$2:.$F$799];2;0)" office:value-type="float" office:value="1.50200194594621" calcext:value-type="float">
            <text:p>1.5020019459</text:p>
          </table:table-cell>
          <table:table-cell table:number-columns-repeated="2"/>
          <table:table-cell table:formula="of:=VLOOKUP([.P7];[Resources.$A$2:.$F$799];4;0)*[.Q7]*[.$G7]" office:value-type="string" office:string-value="" calcext:value-type="error">
            <text:p>#N/A</text:p>
          </table:table-cell>
          <table:table-cell table:formula="of:=[.R7]/VLOOKUP([.P7];[Resources.$A$2:.$F$799];2;0)" office:value-type="string" office:string-value="" calcext:value-type="error">
            <text:p>#N/A</text:p>
          </table:table-cell>
          <table:table-cell office:value-type="string" calcext:value-type="string">
            <text:p>Ammonia</text:p>
          </table:table-cell>
          <table:table-cell office:value-type="float" office:value="2" calcext:value-type="float">
            <text:p>2</text:p>
          </table:table-cell>
          <table:table-cell table:formula="of:=VLOOKUP([.T7];[Resources.$A$2:.$F$799];4;0)*[.U7]*[.$G7]*[.$F7]" office:value-type="float" office:value="0.00000136900218466877" calcext:value-type="float">
            <text:p>0.000001369</text:p>
          </table:table-cell>
          <table:table-cell table:formula="of:=[.V7]/VLOOKUP([.T7];[Resources.$A$2:.$F$799];2;0)" office:value-type="float" office:value="1.78023691114274" calcext:value-type="float">
            <text:p>1.7802369111</text:p>
          </table:table-cell>
          <table:table-cell table:number-columns-repeated="2"/>
          <table:table-cell table:formula="of:=VLOOKUP([.X7];[Resources.$A$2:.$F$799];4;0)*[.Y7]*[.$G7]*[.$F7]" office:value-type="string" office:string-value="" calcext:value-type="error">
            <text:p>#N/A</text:p>
          </table:table-cell>
          <table:table-cell table:formula="of:=[.Z7]/VLOOKUP([.X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7];[Resources.$A$2:.$F$799];4;0)*[.AC7]*[.$G7]*[.$F7]" office:value-type="string" office:string-value="" calcext:value-type="error">
            <text:p>#N/A</text:p>
          </table:table-cell>
          <table:table-cell table:formula="of:=[.AD7]/VLOOKUP([.AB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7];[Resources.$A$2:.$F$799];4;0)*[.AG7]*[.$G7]*[.$F7]" office:value-type="string" office:string-value="" calcext:value-type="error">
            <text:p>#N/A</text:p>
          </table:table-cell>
          <table:table-cell table:formula="of:=[.AH7]/VLOOKUP([.AF7];[Resources.$A$2:.$F$799];2;0)" office:value-type="string" office:string-value="" calcext:value-type="error">
            <text:p>#N/A</text:p>
          </table:table-cell>
          <table:table-cell table:formula="of:=[Config.A7]" office:value-type="string" office:string-value="    MODULE&#10;    {&#10;        name = ModuleResourceConverter&#10;        ConverterName = Haber-Bosch Process&#10;        StartActionName = Start Haber-Bosch Process&#10;        StopActionName = Stop Haber-Bosch Process&#10;        AutoShutdown = false&#10;        GeneratesHeat = true&#10;        UseSpecialistBonus = false&#10;&#10;        INPUT_RESOURCE&#10;        {&#10;            ResourceName = ElectricCharge&#10;            Ratio = 92.4&#10;        }&#10;        INPUT_RESOURCE&#10;        {&#10;            ResourceName = Nitrogen&#10;            Ratio = 1&#10;        }&#10;        INPUT_RESOURCE&#10;        {&#10;            ResourceName = Hydrogen&#10;            Ratio = 1.50200194594621&#10;        }&#10;        OUTPUT_RESOURCE&#10;        {&#10;            ResourceName = Ammonia&#10;            Ratio = 1.78023691114274&#10;            DumpExcess = false&#10;        }&#10;    }" calcext:value-type="string">
            <text:p>    MODULE</text:p>
            <text:p>    {</text:p>
            <text:p>        name = ModuleResourceConverter</text:p>
            <text:p>        ConverterName = Haber-Bosch Process</text:p>
            <text:p>        StartActionName = Start Haber-Bosch Process</text:p>
            <text:p>        StopActionName = Stop Haber-Bo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92.4</text:p>
            <text:p>        }</text:p>
            <text:p>        INPUT_RESOURCE</text:p>
            <text:p>        {</text:p>
            <text:p>            ResourceName = Nitrogen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50200194594621</text:p>
            <text:p>        }</text:p>
            <text:p>        OUTPUT_RESOURCE</text:p>
            <text:p>        {</text:p>
            <text:p>            ResourceName = Ammonia</text:p>
            <text:p>            Ratio = 1.78023691114274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nthraquinone Proce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8];[Resources.$A$2:.$F$799];5;0)/[.I8]" office:value-type="float" office:value="0.0891953566822106" calcext:value-type="float">
            <text:p>0.0891953567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H8];[Resources.$A$2:.$F$799];4;0)*[.I8]*[.G8]" office:value-type="float" office:value="0.0000000899" calcext:value-type="float">
            <text:p>8.99E-008</text:p>
          </table:table-cell>
          <table:table-cell table:formula="of:=[.J8]/VLOOKUP([.H8];[Resources.$A$2:.$F$799];2;0)"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L8];[Resources.$A$2:.$F$799];4;0)*[.M8]*[.$G8]" office:value-type="float" office:value="0.00000142703651155869" calcext:value-type="float">
            <text:p>0.000001427</text:p>
          </table:table-cell>
          <table:table-cell table:formula="of:=[.N8]/VLOOKUP([.L8];[Resources.$A$2:.$F$799];2;0)" office:value-type="float" office:value="1.01208263231113" calcext:value-type="float">
            <text:p>1.0120826323</text:p>
          </table:table-cell>
          <table:table-cell table:number-columns-repeated="2"/>
          <table:table-cell table:formula="of:=VLOOKUP([.P8];[Resources.$A$2:.$F$799];4;0)*[.Q8]*[.$G8]" office:value-type="string" office:string-value="" calcext:value-type="error">
            <text:p>#N/A</text:p>
          </table:table-cell>
          <table:table-cell table:formula="of:=[.R8]/VLOOKUP([.P8];[Resources.$A$2:.$F$799];2;0)" office:value-type="string" office:string-value="" calcext:value-type="error">
            <text:p>#N/A</text:p>
          </table:table-cell>
          <table:table-cell office:value-type="string" calcext:value-type="string">
            <text:p>HTP</text:p>
          </table:table-cell>
          <table:table-cell office:value-type="float" office:value="1" calcext:value-type="float">
            <text:p>1</text:p>
          </table:table-cell>
          <table:table-cell table:formula="of:=VLOOKUP([.T8];[Resources.$A$2:.$F$799];4;0)*[.U8]*[.$G8]*[.$F8]" office:value-type="float" office:value="0.00000273055636352813" calcext:value-type="float">
            <text:p>2.73055636352813E-006</text:p>
          </table:table-cell>
          <table:table-cell table:formula="of:=[.V8]/VLOOKUP([.T8];[Resources.$A$2:.$F$799];2;0)" office:value-type="float" office:value="0.0019081456069379" calcext:value-type="float">
            <text:p>0.0019081456</text:p>
          </table:table-cell>
          <table:table-cell table:number-columns-repeated="2"/>
          <table:table-cell table:formula="of:=VLOOKUP([.X8];[Resources.$A$2:.$F$799];4;0)*[.Y8]*[.$G8]*[.$F8]" office:value-type="string" office:string-value="" calcext:value-type="error">
            <text:p>#N/A</text:p>
          </table:table-cell>
          <table:table-cell table:formula="of:=[.Z8]/VLOOKUP([.X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8];[Resources.$A$2:.$F$799];4;0)*[.AC8]*[.$G8]*[.$F8]" office:value-type="string" office:string-value="" calcext:value-type="error">
            <text:p>#N/A</text:p>
          </table:table-cell>
          <table:table-cell table:formula="of:=[.AD8]/VLOOKUP([.AB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8];[Resources.$A$2:.$F$799];4;0)*[.AG8]*[.$G8]*[.$F8]" office:value-type="string" office:string-value="" calcext:value-type="error">
            <text:p>#N/A</text:p>
          </table:table-cell>
          <table:table-cell table:formula="of:=[.AH8]/VLOOKUP([.AF8];[Resources.$A$2:.$F$799];2;0)" office:value-type="string" office:string-value="" calcext:value-type="error">
            <text:p>#N/A</text:p>
          </table:table-cell>
          <table:table-cell table:formula="of:=[Config.A8]" office:value-type="string" office:string-value="    MODULE&#10;    {&#10;        name = ModuleResourceConverter&#10;        ConverterName = Anthraquinone Process&#10;        StartActionName = Start Anthraquinone Process&#10;        StopActionName = Stop Anthraquinone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Oxygen&#10;            Ratio = 1.01208263231113&#10;        }&#10;        OUTPUT_RESOURCE&#10;        {&#10;            ResourceName = HTP&#10;            Ratio = 0.0019081456069379&#10;            DumpExcess = false&#10;        }&#10;    }" calcext:value-type="string">
            <text:p>    MODULE</text:p>
            <text:p>    {</text:p>
            <text:p>        name = ModuleResourceConverter</text:p>
            <text:p>        ConverterName = Anthraquinone Process</text:p>
            <text:p>        StartActionName = Start Anthraquinone Process</text:p>
            <text:p>        StopActionName = Stop Anthraquinone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1.01208263231113</text:p>
            <text:p>        }</text:p>
            <text:p>        OUTPUT_RESOURCE</text:p>
            <text:p>        {</text:p>
            <text:p>            ResourceName = HTP</text:p>
            <text:p>            Ratio = 0.0019081456069379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TP-Hydrazine Produc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9];[Resources.$A$2:.$F$799];5;0)/[.I9]" office:value-type="float" office:value="21.0350354611597" calcext:value-type="float">
            <text:p>21.0350354612</text:p>
          </table:table-cell>
          <table:table-cell office:value-type="string" calcext:value-type="string">
            <text:p>HTP</text:p>
          </table:table-cell>
          <table:table-cell office:value-type="float" office:value="2" calcext:value-type="float">
            <text:p>2</text:p>
          </table:table-cell>
          <table:table-cell table:formula="of:=VLOOKUP([.H9];[Resources.$A$2:.$F$799];4;0)*[.I9]*[.G9]" office:value-type="float" office:value="0.001431" calcext:value-type="float">
            <text:p>0.001431</text:p>
          </table:table-cell>
          <table:table-cell table:formula="of:=[.J9]/VLOOKUP([.H9];[Resources.$A$2:.$F$799];2;0)" office:value-type="float" office:value="1" calcext:value-type="float">
            <text:p>1</text:p>
          </table:table-cell>
          <table:table-cell office:value-type="string" calcext:value-type="string">
            <text:p>Ammonia</text:p>
          </table:table-cell>
          <table:table-cell office:value-type="float" office:value="4" calcext:value-type="float">
            <text:p>4</text:p>
          </table:table-cell>
          <table:table-cell table:formula="of:=VLOOKUP([.L9];[Resources.$A$2:.$F$799];4;0)*[.M9]*[.$G9]" office:value-type="float" office:value="0.00143299075575604" calcext:value-type="float">
            <text:p>0.0014329908</text:p>
          </table:table-cell>
          <table:table-cell table:formula="of:=[.N9]/VLOOKUP([.L9];[Resources.$A$2:.$F$799];2;0)" office:value-type="float" office:value="1863.44701658783" calcext:value-type="float">
            <text:p>1863.4470165878</text:p>
          </table:table-cell>
          <table:table-cell table:number-columns-repeated="2"/>
          <table:table-cell table:formula="of:=VLOOKUP([.P9];[Resources.$A$2:.$F$799];4;0)*[.Q9]*[.$G9]" office:value-type="string" office:string-value="" calcext:value-type="error">
            <text:p>#N/A</text:p>
          </table:table-cell>
          <table:table-cell table:formula="of:=[.R9]/VLOOKUP([.P9];[Resources.$A$2:.$F$799];2;0)" office:value-type="string" office:string-value="" calcext:value-type="error">
            <text:p>#N/A</text:p>
          </table:table-cell>
          <table:table-cell office:value-type="string" calcext:value-type="string">
            <text:p>Water</text:p>
          </table:table-cell>
          <table:table-cell office:value-type="float" office:value="4" calcext:value-type="float">
            <text:p>4</text:p>
          </table:table-cell>
          <table:table-cell table:formula="of:=VLOOKUP([.T9];[Resources.$A$2:.$F$799];4;0)*[.U9]*[.$G9]*[.$F9]" office:value-type="float" office:value="0.0013642273931138" calcext:value-type="float">
            <text:p>0.0013642274</text:p>
          </table:table-cell>
          <table:table-cell table:formula="of:=[.V9]/VLOOKUP([.T9];[Resources.$A$2:.$F$799];2;0)" office:value-type="float" office:value="1.3642273931138" calcext:value-type="float">
            <text:p>1.3642273931</text:p>
          </table:table-cell>
          <table:table-cell office:value-type="string" calcext:value-type="string">
            <text:p>Hydrazine</text:p>
          </table:table-cell>
          <table:table-cell office:value-type="float" office:value="2" calcext:value-type="float">
            <text:p>2</text:p>
          </table:table-cell>
          <table:table-cell table:formula="of:=VLOOKUP([.X9];[Resources.$A$2:.$F$799];4;0)*[.Y9]*[.$G9]*[.$F9]" office:value-type="float" office:value="0.00121332793852537" calcext:value-type="float">
            <text:p>0.0012133279</text:p>
          </table:table-cell>
          <table:table-cell table:formula="of:=[.Z9]/VLOOKUP([.X9];[Resources.$A$2:.$F$799];2;0)" office:value-type="float" office:value="1.20849396267467" calcext:value-type="float">
            <text:p>1.2084939627</text:p>
          </table:table-cell>
          <table:table-cell table:number-columns-repeated="2"/>
          <table:table-cell table:formula="of:=VLOOKUP([.AB9];[Resources.$A$2:.$F$799];4;0)*[.AC9]*[.$G9]*[.$F9]" office:value-type="string" office:string-value="" calcext:value-type="error">
            <text:p>#N/A</text:p>
          </table:table-cell>
          <table:table-cell table:formula="of:=[.AD9]/VLOOKUP([.AB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9];[Resources.$A$2:.$F$799];4;0)*[.AG9]*[.$G9]*[.$F9]" office:value-type="string" office:string-value="" calcext:value-type="error">
            <text:p>#N/A</text:p>
          </table:table-cell>
          <table:table-cell table:formula="of:=[.AH9]/VLOOKUP([.AF9];[Resources.$A$2:.$F$799];2;0)" office:value-type="string" office:string-value="" calcext:value-type="error">
            <text:p>#N/A</text:p>
          </table:table-cell>
          <table:table-cell table:formula="of:=[Config.A9]" office:value-type="string" office:string-value="    MODULE&#10;    {&#10;        name = ModuleResourceConverter&#10;        ConverterName = HTP-Hydrazine Production&#10;        StartActionName = Start HTP-Hydrazine Production&#10;        StopActionName = Stop HTP-Hydrazine Production&#10;        AutoShutdown = false&#10;        GeneratesHeat = true&#10;        UseSpecialistBonus = false&#10;&#10;        INPUT_RESOURCE&#10;        {&#10;            ResourceName = HTP&#10;            Ratio = 1&#10;        }&#10;        INPUT_RESOURCE&#10;        {&#10;            ResourceName = Ammonia&#10;            Ratio = 1863.44701658783&#10;        }&#10;        OUTPUT_RESOURCE&#10;        {&#10;            ResourceName = Water&#10;            Ratio = 1.3642273931138&#10;            DumpExcess = false&#10;        }&#10;        OUTPUT_RESOURCE&#10;        {&#10;            ResourceName = Hydrazine&#10;            Ratio = 1.20849396267467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-Hydrazine Production</text:p>
            <text:p>        StartActionName = Start HTP-Hydrazine Production</text:p>
            <text:p>        StopActionName = Stop HTP-Hydrazine Produ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INPUT_RESOURCE</text:p>
            <text:p>        {</text:p>
            <text:p>            ResourceName = Ammonia</text:p>
            <text:p>            Ratio = 1863.44701658783</text:p>
            <text:p>        }</text:p>
            <text:p>        OUTPUT_RESOURCE</text:p>
            <text:p>        {</text:p>
            <text:p>            ResourceName = Water</text:p>
            <text:p>            Ratio = 1.3642273931138</text:p>
            <text:p>            DumpExcess = false</text:p>
            <text:p>        }</text:p>
            <text:p>        OUTPUT_RESOURCE</text:p>
            <text:p>        {</text:p>
            <text:p>            ResourceName = Hydrazine</text:p>
            <text:p>            Ratio = 1.20849396267467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olid Oxide Electrolysis</text:p>
          </table:table-cell>
          <table:table-cell table:formula="of:=283*2" office:value-type="float" office:value="566" calcext:value-type="float">
            <text:p>5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0];[Resources.$A$2:.$F$799];5;0)/[.I10]" office:value-type="float" office:value="0.022165416950693" calcext:value-type="float">
            <text:p>0.022165417</text:p>
          </table:table-cell>
          <table:table-cell office:value-type="string" calcext:value-type="string">
            <text:p>CarbonDioxide</text:p>
          </table:table-cell>
          <table:table-cell office:value-type="float" office:value="2" calcext:value-type="float">
            <text:p>2</text:p>
          </table:table-cell>
          <table:table-cell table:formula="of:=VLOOKUP([.H10];[Resources.$A$2:.$F$799];4;0)*[.I10]*[.G10]" office:value-type="float" office:value="0.000001951" calcext:value-type="float">
            <text:p>0.000001951</text:p>
          </table:table-cell>
          <table:table-cell table:formula="of:=[.J10]/VLOOKUP([.H10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10];[Resources.$A$2:.$F$799];4;0)*[.M10]*[.$G10]" office:value-type="string" office:string-value="" calcext:value-type="error">
            <text:p>#N/A</text:p>
          </table:table-cell>
          <table:table-cell table:formula="of:=[.N10]/VLOOKUP([.L1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0];[Resources.$A$2:.$F$799];4;0)*[.Q10]*[.$G10]" office:value-type="string" office:string-value="" calcext:value-type="error">
            <text:p>#N/A</text:p>
          </table:table-cell>
          <table:table-cell table:formula="of:=[.R10]/VLOOKUP([.P10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Monoxide</text:p>
          </table:table-cell>
          <table:table-cell office:value-type="float" office:value="2" calcext:value-type="float">
            <text:p>2</text:p>
          </table:table-cell>
          <table:table-cell table:formula="of:=VLOOKUP([.T10];[Resources.$A$2:.$F$799];4;0)*[.U10]*[.$G10]*[.$F10]" office:value-type="float" office:value="0.00000111753599182004" calcext:value-type="float">
            <text:p>1.11753599182004E-006</text:p>
          </table:table-cell>
          <table:table-cell table:formula="of:=[.V10]/VLOOKUP([.T10];[Resources.$A$2:.$F$799];2;0)" office:value-type="float" office:value="0.894028793456033" calcext:value-type="float">
            <text:p>0.8940287935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X10];[Resources.$A$2:.$F$799];4;0)*[.Y10]*[.$G10]*[.$F10]" office:value-type="float" office:value="0.000000319162055214724" calcext:value-type="float">
            <text:p>3.19162055214724E-007</text:p>
          </table:table-cell>
          <table:table-cell table:formula="of:=[.Z10]/VLOOKUP([.X10];[Resources.$A$2:.$F$799];2;0)" office:value-type="float" office:value="0.226356067528173" calcext:value-type="float">
            <text:p>0.2263560675</text:p>
          </table:table-cell>
          <table:table-cell table:number-columns-repeated="2"/>
          <table:table-cell table:formula="of:=VLOOKUP([.AB10];[Resources.$A$2:.$F$799];4;0)*[.AC10]*[.$G10]*[.$F10]" office:value-type="string" office:string-value="" calcext:value-type="error">
            <text:p>#N/A</text:p>
          </table:table-cell>
          <table:table-cell table:formula="of:=[.AD10]/VLOOKUP([.AB1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0];[Resources.$A$2:.$F$799];4;0)*[.AG10]*[.$G10]*[.$F10]" office:value-type="string" office:string-value="" calcext:value-type="error">
            <text:p>#N/A</text:p>
          </table:table-cell>
          <table:table-cell table:formula="of:=[.AH10]/VLOOKUP([.AF10];[Resources.$A$2:.$F$799];2;0)" office:value-type="string" office:string-value="" calcext:value-type="error">
            <text:p>#N/A</text:p>
          </table:table-cell>
          <table:table-cell table:formula="of:=[Config.A10]" office:value-type="string" office:string-value="    MODULE&#10;    {&#10;        name = ModuleResourceConverter&#10;        ConverterName = Solid Oxide Electrolysis&#10;        StartActionName = Start Solid Oxide Electrolysis&#10;        StopActionName = Stop Solid Oxide Electrolysis&#10;        AutoShutdown = false&#10;        GeneratesHeat = true&#10;        UseSpecialistBonus = false&#10;&#10;        INPUT_RESOURCE&#10;        {&#10;            ResourceName = ElectricCharge&#10;            Ratio = 566&#10;        }&#10;        INPUT_RESOURCE&#10;        {&#10;            ResourceName = CarbonDioxide&#10;            Ratio = 1&#10;        }&#10;        OUTPUT_RESOURCE&#10;        {&#10;            ResourceName = CarbonMonoxide&#10;            Ratio = 0.894028793456033&#10;            DumpExcess = false&#10;        }&#10;        OUTPUT_RESOURCE&#10;        {&#10;            ResourceName = Oxygen&#10;            Ratio = 0.226356067528173&#10;            DumpExcess = false&#10;        }&#10;    }" calcext:value-type="string">
            <text:p>    MODULE</text:p>
            <text:p>    {</text:p>
            <text:p>        name = ModuleResourceConverter</text:p>
            <text:p>        ConverterName = Solid Oxide Electrolysis</text:p>
            <text:p>        StartActionName = Start Solid Oxide Electrolysis</text:p>
            <text:p>        StopActionName = Stop Solid Oxide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66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0.226356067528173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osch Reac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1];[Resources.$A$2:.$F$799];5;0)/[.I11]" office:value-type="float" office:value="0.0443308339013861" calcext:value-type="float">
            <text:p>0.0443308339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H11];[Resources.$A$2:.$F$799];4;0)*[.I11]*[.G11]" office:value-type="float" office:value="0.000001951" calcext:value-type="float">
            <text:p>0.000001951</text:p>
          </table:table-cell>
          <table:table-cell table:formula="of:=[.J11]/VLOOKUP([.H11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table:formula="of:=VLOOKUP([.L11];[Resources.$A$2:.$F$799];4;0)*[.M11]*[.$G11]" office:value-type="float" office:value="0.000000089362094978414" calcext:value-type="float">
            <text:p>8.9362094978414E-008</text:p>
          </table:table-cell>
          <table:table-cell table:formula="of:=[.N11]/VLOOKUP([.L11];[Resources.$A$2:.$F$799];2;0)" office:value-type="float" office:value="0.99401662934832" calcext:value-type="float">
            <text:p>0.9940166293</text:p>
          </table:table-cell>
          <table:table-cell table:number-columns-repeated="2"/>
          <table:table-cell table:formula="of:=VLOOKUP([.P11];[Resources.$A$2:.$F$799];4;0)*[.Q11]*[.$G11]" office:value-type="string" office:string-value="" calcext:value-type="error">
            <text:p>#N/A</text:p>
          </table:table-cell>
          <table:table-cell table:formula="of:=[.R11]/VLOOKUP([.P11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formula="of:=VLOOKUP([.T11];[Resources.$A$2:.$F$799];4;0)*[.U11]*[.$G11]*[.$F11]" office:value-type="float" office:value="0.00000047919991206544" calcext:value-type="float">
            <text:p>4.7919991206544E-007</text:p>
          </table:table-cell>
          <table:table-cell table:formula="of:=[.V11]/VLOOKUP([.T11];[Resources.$A$2:.$F$799];2;0)" office:value-type="float" office:value="0.000228190434316876" calcext:value-type="float">
            <text:p>0.0002281904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X11];[Resources.$A$2:.$F$799];4;0)*[.Y11]*[.$G11]*[.$F11]" office:value-type="float" office:value="0.00000143753829366053" calcext:value-type="float">
            <text:p>1.43753829366053E-006</text:p>
          </table:table-cell>
          <table:table-cell table:formula="of:=[.Z11]/VLOOKUP([.X11];[Resources.$A$2:.$F$799];2;0)" office:value-type="float" office:value="0.00143753829366053" calcext:value-type="float">
            <text:p>0.0014375383</text:p>
          </table:table-cell>
          <table:table-cell table:number-columns-repeated="2"/>
          <table:table-cell table:formula="of:=VLOOKUP([.AB11];[Resources.$A$2:.$F$799];4;0)*[.AC11]*[.$G11]*[.$F11]" office:value-type="string" office:string-value="" calcext:value-type="error">
            <text:p>#N/A</text:p>
          </table:table-cell>
          <table:table-cell table:formula="of:=[.AD11]/VLOOKUP([.AB1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1];[Resources.$A$2:.$F$799];4;0)*[.AG11]*[.$G11]*[.$F11]" office:value-type="string" office:string-value="" calcext:value-type="error">
            <text:p>#N/A</text:p>
          </table:table-cell>
          <table:table-cell table:formula="of:=[.AH11]/VLOOKUP([.AF11];[Resources.$A$2:.$F$799];2;0)" office:value-type="string" office:string-value="" calcext:value-type="error">
            <text:p>#N/A</text:p>
          </table:table-cell>
          <table:table-cell table:formula="of:=[Config.A11]" office:value-type="string" office:string-value="    MODULE&#10;    {&#10;        name = ModuleResourceConverter&#10;        ConverterName = Bosch Reaction&#10;        StartActionName = Start Bosch Reaction&#10;        StopActionName = Stop Bosch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0.99401662934832&#10;        }&#10;        OUTPUT_RESOURCE&#10;        {&#10;            ResourceName = Carbon&#10;            Ratio = 0.000228190434316876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Bosch Reaction</text:p>
            <text:p>        StartActionName = Start Bosch Reaction</text:p>
            <text:p>        StopActionName = Stop Bosch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99401662934832</text:p>
            <text:p>        }</text:p>
            <text:p>        OUTPUT_RESOURCE</text:p>
            <text:p>        {</text:p>
            <text:p>            ResourceName = Carbon</text:p>
            <text:p>            Ratio = 0.000228190434316876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TP Decomposi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2];[Resources.$A$2:.$F$799];5;0)/[.I12]" office:value-type="float" office:value="21.0350354611597" calcext:value-type="float">
            <text:p>21.0350354612</text:p>
          </table:table-cell>
          <table:table-cell office:value-type="string" calcext:value-type="string">
            <text:p>HTP</text:p>
          </table:table-cell>
          <table:table-cell office:value-type="float" office:value="2" calcext:value-type="float">
            <text:p>2</text:p>
          </table:table-cell>
          <table:table-cell table:formula="of:=VLOOKUP([.H12];[Resources.$A$2:.$F$799];4;0)*[.I12]*[.G12]" office:value-type="float" office:value="0.001431" calcext:value-type="float">
            <text:p>0.001431</text:p>
          </table:table-cell>
          <table:table-cell table:formula="of:=[.J12]/VLOOKUP([.H12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12];[Resources.$A$2:.$F$799];4;0)*[.M12]*[.$G12]" office:value-type="string" office:string-value="" calcext:value-type="error">
            <text:p>#N/A</text:p>
          </table:table-cell>
          <table:table-cell table:formula="of:=[.N12]/VLOOKUP([.L1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2];[Resources.$A$2:.$F$799];4;0)*[.Q12]*[.$G12]" office:value-type="string" office:string-value="" calcext:value-type="error">
            <text:p>#N/A</text:p>
          </table:table-cell>
          <table:table-cell table:formula="of:=[.R12]/VLOOKUP([.P12];[Resources.$A$2:.$F$799];2;0)" office:value-type="string" office:string-value="" calcext:value-type="error">
            <text:p>#N/A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T12];[Resources.$A$2:.$F$799];4;0)*[.U12]*[.$G12]*[.$F12]" office:value-type="float" office:value="0.000682113696556899" calcext:value-type="float">
            <text:p>0.0006821137</text:p>
          </table:table-cell>
          <table:table-cell table:formula="of:=[.V12]/VLOOKUP([.T12];[Resources.$A$2:.$F$799];2;0)" office:value-type="float" office:value="0.682113696556899" calcext:value-type="float">
            <text:p>0.6821136966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X12];[Resources.$A$2:.$F$799];4;0)*[.Y12]*[.$G12]*[.$F12]" office:value-type="float" office:value="0.000302885579108785" calcext:value-type="float">
            <text:p>0.0003028856</text:p>
          </table:table-cell>
          <table:table-cell table:formula="of:=[.Z12]/VLOOKUP([.X12];[Resources.$A$2:.$F$799];2;0)" office:value-type="float" office:value="214.812467453039" calcext:value-type="float">
            <text:p>214.812467453</text:p>
          </table:table-cell>
          <table:table-cell table:number-columns-repeated="2"/>
          <table:table-cell table:formula="of:=VLOOKUP([.AB12];[Resources.$A$2:.$F$799];4;0)*[.AC12]*[.$G12]*[.$F12]" office:value-type="string" office:string-value="" calcext:value-type="error">
            <text:p>#N/A</text:p>
          </table:table-cell>
          <table:table-cell table:formula="of:=[.AD12]/VLOOKUP([.AB1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2];[Resources.$A$2:.$F$799];4;0)*[.AG12]*[.$G12]*[.$F12]" office:value-type="string" office:string-value="" calcext:value-type="error">
            <text:p>#N/A</text:p>
          </table:table-cell>
          <table:table-cell table:formula="of:=[.AH12]/VLOOKUP([.AF12];[Resources.$A$2:.$F$799];2;0)" office:value-type="string" office:string-value="" calcext:value-type="error">
            <text:p>#N/A</text:p>
          </table:table-cell>
          <table:table-cell table:formula="of:=[Config.A12]" office:value-type="string" office:string-value="    MODULE&#10;    {&#10;        name = ModuleResourceConverter&#10;        ConverterName = HTP Decomposition&#10;        StartActionName = Start HTP Decomposition&#10;        StopActionName = Stop HTP Decomposition&#10;        AutoShutdown = false&#10;        GeneratesHeat = true&#10;        UseSpecialistBonus = false&#10;&#10;        INPUT_RESOURCE&#10;        {&#10;            ResourceName = HTP&#10;            Ratio = 1&#10;        }&#10;        OUTPUT_RESOURCE&#10;        {&#10;            ResourceName = Water&#10;            Ratio = 0.682113696556899&#10;            DumpExcess = false&#10;        }&#10;        OUTPUT_RESOURCE&#10;        {&#10;            ResourceName = Oxygen&#10;            Ratio = 214.812467453039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 Decomposition</text:p>
            <text:p>        StartActionName = Start HTP Decomposition</text:p>
            <text:p>        StopActionName = Stop HTP Decomposi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OUTPUT_RESOURCE</text:p>
            <text:p>        {</text:p>
            <text:p>            ResourceName = Water</text:p>
            <text:p>            Ratio = 0.682113696556899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14.812467453039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Ammonia Oxidiza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3];[Resources.$A$2:.$F$799];5;0)/[.I13]" office:value-type="float" office:value="0.0112882390934179" calcext:value-type="float">
            <text:p>0.0112882391</text:p>
          </table:table-cell>
          <table:table-cell office:value-type="string" calcext:value-type="string">
            <text:p>Ammonia</text:p>
          </table:table-cell>
          <table:table-cell office:value-type="float" office:value="4" calcext:value-type="float">
            <text:p>4</text:p>
          </table:table-cell>
          <table:table-cell table:formula="of:=VLOOKUP([.H13];[Resources.$A$2:.$F$799];4;0)*[.I13]*[.G13]" office:value-type="float" office:value="0.000000769" calcext:value-type="float">
            <text:p>0.000000769</text:p>
          </table:table-cell>
          <table:table-cell table:formula="of:=[.J13]/VLOOKUP([.H13];[Resources.$A$2:.$F$799];2;0)"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7" calcext:value-type="float">
            <text:p>7</text:p>
          </table:table-cell>
          <table:table-cell table:formula="of:=VLOOKUP([.L13];[Resources.$A$2:.$F$799];4;0)*[.M13]*[.$G13]" office:value-type="float" office:value="0.00000126420376078915" calcext:value-type="float">
            <text:p>1.26420376078915E-006</text:p>
          </table:table-cell>
          <table:table-cell table:formula="of:=[.N13]/VLOOKUP([.L13];[Resources.$A$2:.$F$799];2;0)" office:value-type="float" office:value="0.896598411907198" calcext:value-type="float">
            <text:p>0.8965984119</text:p>
          </table:table-cell>
          <table:table-cell table:number-columns-repeated="2"/>
          <table:table-cell table:formula="of:=VLOOKUP([.P13];[Resources.$A$2:.$F$799];4;0)*[.Q13]*[.$G13]" office:value-type="string" office:string-value="" calcext:value-type="error">
            <text:p>#N/A</text:p>
          </table:table-cell>
          <table:table-cell table:formula="of:=[.R13]/VLOOKUP([.P13];[Resources.$A$2:.$F$799];2;0)" office:value-type="string" office:string-value="" calcext:value-type="error">
            <text:p>#N/A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table:formula="of:=VLOOKUP([.T13];[Resources.$A$2:.$F$799];4;0)*[.U13]*[.$G13]*[.$F13]" office:value-type="float" office:value="0.0000010981482550643" calcext:value-type="float">
            <text:p>1.0981482550643E-006</text:p>
          </table:table-cell>
          <table:table-cell table:formula="of:=[.V13]/VLOOKUP([.T13];[Resources.$A$2:.$F$799];2;0)" office:value-type="float" office:value="0.00109814825506429" calcext:value-type="float">
            <text:p>0.0010981483</text:p>
          </table:table-cell>
          <table:table-cell office:value-type="string" calcext:value-type="string">
            <text:p>NTO</text:p>
          </table:table-cell>
          <table:table-cell office:value-type="float" office:value="2" calcext:value-type="float">
            <text:p>2</text:p>
          </table:table-cell>
          <table:table-cell table:formula="of:=VLOOKUP([.X13];[Resources.$A$2:.$F$799];4;0)*[.Y13]*[.$G13]*[.$F13]" office:value-type="float" office:value="0.00000186955590100405" calcext:value-type="float">
            <text:p>1.86955590100405E-006</text:p>
          </table:table-cell>
          <table:table-cell table:formula="of:=[.Z13]/VLOOKUP([.X13];[Resources.$A$2:.$F$799];2;0)" office:value-type="float" office:value="0.00128934889724417" calcext:value-type="float">
            <text:p>0.0012893489</text:p>
          </table:table-cell>
          <table:table-cell table:number-columns-repeated="2"/>
          <table:table-cell table:formula="of:=VLOOKUP([.AB13];[Resources.$A$2:.$F$799];4;0)*[.AC13]*[.$G13]*[.$F13]" office:value-type="string" office:string-value="" calcext:value-type="error">
            <text:p>#N/A</text:p>
          </table:table-cell>
          <table:table-cell table:formula="of:=[.AD13]/VLOOKUP([.AB1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3];[Resources.$A$2:.$F$799];4;0)*[.AG13]*[.$G13]*[.$F13]" office:value-type="string" office:string-value="" calcext:value-type="error">
            <text:p>#N/A</text:p>
          </table:table-cell>
          <table:table-cell table:formula="of:=[.AH13]/VLOOKUP([.AF13];[Resources.$A$2:.$F$799];2;0)" office:value-type="string" office:string-value="" calcext:value-type="error">
            <text:p>#N/A</text:p>
          </table:table-cell>
          <table:table-cell table:formula="of:=[Config.A13]" office:value-type="string" office:string-value="    MODULE&#10;    {&#10;        name = ModuleResourceConverter&#10;        ConverterName = Ammonia Oxidization&#10;        StartActionName = Start Ammonia Oxidization&#10;        StopActionName = Stop Ammonia Oxidization&#10;        AutoShutdown = false&#10;        GeneratesHeat = true&#10;        UseSpecialistBonus = false&#10;&#10;        INPUT_RESOURCE&#10;        {&#10;            ResourceName = Ammonia&#10;            Ratio = 1&#10;        }&#10;        INPUT_RESOURCE&#10;        {&#10;            ResourceName = Oxygen&#10;            Ratio = 0.896598411907198&#10;        }&#10;        OUTPUT_RESOURCE&#10;        {&#10;            ResourceName = Water&#10;            Ratio = 0.00109814825506429&#10;            DumpExcess = false&#10;        }&#10;        OUTPUT_RESOURCE&#10;        {&#10;            ResourceName = NTO&#10;            Ratio = 0.00128934889724417&#10;            DumpExcess = false&#10;        }&#10;    }" calcext:value-type="string">
            <text:p>    MODULE</text:p>
            <text:p>    {</text:p>
            <text:p>        name = ModuleResourceConverter</text:p>
            <text:p>        ConverterName = Ammonia Oxidization</text:p>
            <text:p>        StartActionName = Start Ammonia Oxidization</text:p>
            <text:p>        StopActionName = Stop Ammonia Oxidiza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Ammonia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0.896598411907198</text:p>
            <text:p>        }</text:p>
            <text:p>        OUTPUT_RESOURCE</text:p>
            <text:p>        {</text:p>
            <text:p>            ResourceName = Water</text:p>
            <text:p>            Ratio = 0.00109814825506429</text:p>
            <text:p>            DumpExcess = false</text:p>
            <text:p>        }</text:p>
            <text:p>        OUTPUT_RESOURCE</text:p>
            <text:p>        {</text:p>
            <text:p>            ResourceName = NTO</text:p>
            <text:p>            Ratio = 0.00128934889724417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Fisher-Tropsch Proce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4];[Resources.$A$2:.$F$799];5;0)/[.I14]" office:value-type="float" office:value="0.00356781426728842" calcext:value-type="float">
            <text:p>0.0035678143</text:p>
          </table:table-cell>
          <table:table-cell office:value-type="string" calcext:value-type="string">
            <text:p>Hydrogen</text:p>
          </table:table-cell>
          <table:table-cell office:value-type="float" office:value="25" calcext:value-type="float">
            <text:p>25</text:p>
          </table:table-cell>
          <table:table-cell table:formula="of:=VLOOKUP([.H14];[Resources.$A$2:.$F$799];4;0)*[.I14]*[.G14]" office:value-type="float" office:value="0.0000000899" calcext:value-type="float">
            <text:p>8.99E-008</text:p>
          </table:table-cell>
          <table:table-cell table:formula="of:=[.J14]/VLOOKUP([.H14];[Resources.$A$2:.$F$799];2;0)" office:value-type="float" office:value="1" calcext:value-type="float">
            <text:p>1</text:p>
          </table:table-cell>
          <table:table-cell office:value-type="string" calcext:value-type="string">
            <text:p>CarbonMonoxide</text:p>
          </table:table-cell>
          <table:table-cell office:value-type="float" office:value="12" calcext:value-type="float">
            <text:p>12</text:p>
          </table:table-cell>
          <table:table-cell table:formula="of:=VLOOKUP([.L14];[Resources.$A$2:.$F$799];4;0)*[.M14]*[.$G14]" office:value-type="float" office:value="0.00000119921373152098" calcext:value-type="float">
            <text:p>1.19921373152098E-006</text:p>
          </table:table-cell>
          <table:table-cell table:formula="of:=[.N14]/VLOOKUP([.L14];[Resources.$A$2:.$F$799];2;0)" office:value-type="float" office:value="0.959370985216787" calcext:value-type="float">
            <text:p>0.9593709852</text:p>
          </table:table-cell>
          <table:table-cell table:number-columns-repeated="2"/>
          <table:table-cell table:formula="of:=VLOOKUP([.P14];[Resources.$A$2:.$F$799];4;0)*[.Q14]*[.$G14]" office:value-type="string" office:string-value="" calcext:value-type="error">
            <text:p>#N/A</text:p>
          </table:table-cell>
          <table:table-cell table:formula="of:=[.R14]/VLOOKUP([.P14];[Resources.$A$2:.$F$799];2;0)" office:value-type="string" office:string-value="" calcext:value-type="error">
            <text:p>#N/A</text:p>
          </table:table-cell>
          <table:table-cell office:value-type="string" calcext:value-type="string">
            <text:p>Kerosene</text:p>
          </table:table-cell>
          <table:table-cell office:value-type="float" office:value="1" calcext:value-type="float">
            <text:p>1</text:p>
          </table:table-cell>
          <table:table-cell table:formula="of:=VLOOKUP([.T14];[Resources.$A$2:.$F$799];4;0)*[.U14]*[.$G14]*[.$F14]" office:value-type="float" office:value="0.000000546950765131462" calcext:value-type="float">
            <text:p>0.000000547</text:p>
          </table:table-cell>
          <table:table-cell table:formula="of:=[.V14]/VLOOKUP([.T14];[Resources.$A$2:.$F$799];2;0)" office:value-type="float" office:value="0.000667013128209099" calcext:value-type="float">
            <text:p>0.0006670131</text:p>
          </table:table-cell>
          <table:table-cell office:value-type="string" calcext:value-type="string">
            <text:p>Water</text:p>
          </table:table-cell>
          <table:table-cell office:value-type="float" office:value="12" calcext:value-type="float">
            <text:p>12</text:p>
          </table:table-cell>
          <table:table-cell table:formula="of:=VLOOKUP([.X14];[Resources.$A$2:.$F$799];4;0)*[.Y14]*[.$G14]*[.$F14]" office:value-type="float" office:value="0.000000694171868542514" calcext:value-type="float">
            <text:p>6.94171868542514E-007</text:p>
          </table:table-cell>
          <table:table-cell table:formula="of:=[.Z14]/VLOOKUP([.X14];[Resources.$A$2:.$F$799];2;0)" office:value-type="float" office:value="0.000694171868542514" calcext:value-type="float">
            <text:p>0.0006941719</text:p>
          </table:table-cell>
          <table:table-cell table:number-columns-repeated="2"/>
          <table:table-cell table:formula="of:=VLOOKUP([.AB14];[Resources.$A$2:.$F$799];4;0)*[.AC14]*[.$G14]*[.$F14]" office:value-type="string" office:string-value="" calcext:value-type="error">
            <text:p>#N/A</text:p>
          </table:table-cell>
          <table:table-cell table:formula="of:=[.AD14]/VLOOKUP([.AB1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4];[Resources.$A$2:.$F$799];4;0)*[.AG14]*[.$G14]*[.$F14]" office:value-type="string" office:string-value="" calcext:value-type="error">
            <text:p>#N/A</text:p>
          </table:table-cell>
          <table:table-cell table:formula="of:=[.AH14]/VLOOKUP([.AF14];[Resources.$A$2:.$F$799];2;0)" office:value-type="string" office:string-value="" calcext:value-type="error">
            <text:p>#N/A</text:p>
          </table:table-cell>
          <table:table-cell table:formula="of:=[Config.A14]" office:value-type="string" office:string-value="    MODULE&#10;    {&#10;        name = ModuleResourceConverter&#10;        ConverterName = Fisher-Tropsch Process&#10;        StartActionName = Start Fisher-Tropsch Process&#10;        StopActionName = Stop Fisher-Tropsch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CarbonMonoxide&#10;            Ratio = 0.959370985216787&#10;        }&#10;        OUTPUT_RESOURCE&#10;        {&#10;            ResourceName = Kerosene&#10;            Ratio = 0.000667013128209099&#10;            DumpExcess = false&#10;        }&#10;        OUTPUT_RESOURCE&#10;        {&#10;            ResourceName = Water&#10;            Ratio = 0.000694171868542514&#10;            DumpExcess = false&#10;        }&#10;    }" calcext:value-type="string">
            <text:p>    MODULE</text:p>
            <text:p>    {</text:p>
            <text:p>        name = ModuleResourceConverter</text:p>
            <text:p>        ConverterName = Fisher-Tropsch Process</text:p>
            <text:p>        StartActionName = Start Fisher-Tropsch Process</text:p>
            <text:p>        StopActionName = Stop Fisher-Trop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CarbonMonoxide</text:p>
            <text:p>            Ratio = 0.959370985216787</text:p>
            <text:p>        }</text:p>
            <text:p>        OUTPUT_RESOURCE</text:p>
            <text:p>        {</text:p>
            <text:p>            ResourceName = Kerosene</text:p>
            <text:p>            Ratio = 0.00066701312820909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694171868542514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15];[Resources.$A$2:.$F$799];5;0)/[.I15]" office:value-type="string" office:string-value="" calcext:value-type="error">
            <text:p>#N/A</text:p>
          </table:table-cell>
          <table:table-cell table:number-columns-repeated="2"/>
          <table:table-cell table:formula="of:=VLOOKUP([.H15];[Resources.$A$2:.$F$799];4;0)*[.I15]*[.G15]" office:value-type="string" office:string-value="" calcext:value-type="error">
            <text:p>#N/A</text:p>
          </table:table-cell>
          <table:table-cell table:formula="of:=[.J15]/VLOOKUP([.H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15];[Resources.$A$2:.$F$799];4;0)*[.M15]*[.$G15]" office:value-type="string" office:string-value="" calcext:value-type="error">
            <text:p>#N/A</text:p>
          </table:table-cell>
          <table:table-cell table:formula="of:=[.N15]/VLOOKUP([.L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5];[Resources.$A$2:.$F$799];4;0)*[.Q15]*[.$G15]" office:value-type="string" office:string-value="" calcext:value-type="error">
            <text:p>#N/A</text:p>
          </table:table-cell>
          <table:table-cell table:formula="of:=[.R15]/VLOOKUP([.P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15];[Resources.$A$2:.$F$799];4;0)*[.U15]*[.$G15]*[.$F15]" office:value-type="string" office:string-value="" calcext:value-type="error">
            <text:p>#N/A</text:p>
          </table:table-cell>
          <table:table-cell table:formula="of:=[.V15]/VLOOKUP([.T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15];[Resources.$A$2:.$F$799];4;0)*[.Y15]*[.$G15]*[.$F15]" office:value-type="string" office:string-value="" calcext:value-type="error">
            <text:p>#N/A</text:p>
          </table:table-cell>
          <table:table-cell table:formula="of:=[.Z15]/VLOOKUP([.X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5];[Resources.$A$2:.$F$799];4;0)*[.AC15]*[.$G15]*[.$F15]" office:value-type="string" office:string-value="" calcext:value-type="error">
            <text:p>#N/A</text:p>
          </table:table-cell>
          <table:table-cell table:formula="of:=[.AD15]/VLOOKUP([.AB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5];[Resources.$A$2:.$F$799];4;0)*[.AG15]*[.$G15]*[.$F15]" office:value-type="string" office:string-value="" calcext:value-type="error">
            <text:p>#N/A</text:p>
          </table:table-cell>
          <table:table-cell table:formula="of:=[.AH15]/VLOOKUP([.AF15];[Resources.$A$2:.$F$799];2;0)" office:value-type="string" office:string-value="" calcext:value-type="error">
            <text:p>#N/A</text:p>
          </table:table-cell>
          <table:table-cell table:formula="of:=[Config.A15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16];[Resources.$A$2:.$F$799];5;0)/[.I16]" office:value-type="string" office:string-value="" calcext:value-type="error">
            <text:p>#N/A</text:p>
          </table:table-cell>
          <table:table-cell table:number-columns-repeated="2"/>
          <table:table-cell table:formula="of:=VLOOKUP([.H16];[Resources.$A$2:.$F$799];4;0)*[.I16]*[.G16]" office:value-type="string" office:string-value="" calcext:value-type="error">
            <text:p>#N/A</text:p>
          </table:table-cell>
          <table:table-cell table:formula="of:=[.J16]/VLOOKUP([.H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16];[Resources.$A$2:.$F$799];4;0)*[.M16]*[.$G16]" office:value-type="string" office:string-value="" calcext:value-type="error">
            <text:p>#N/A</text:p>
          </table:table-cell>
          <table:table-cell table:formula="of:=[.N16]/VLOOKUP([.L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6];[Resources.$A$2:.$F$799];4;0)*[.Q16]*[.$G16]" office:value-type="string" office:string-value="" calcext:value-type="error">
            <text:p>#N/A</text:p>
          </table:table-cell>
          <table:table-cell table:formula="of:=[.R16]/VLOOKUP([.P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16];[Resources.$A$2:.$F$799];4;0)*[.U16]*[.$G16]*[.$F16]" office:value-type="string" office:string-value="" calcext:value-type="error">
            <text:p>#N/A</text:p>
          </table:table-cell>
          <table:table-cell table:formula="of:=[.V16]/VLOOKUP([.T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16];[Resources.$A$2:.$F$799];4;0)*[.Y16]*[.$G16]*[.$F16]" office:value-type="string" office:string-value="" calcext:value-type="error">
            <text:p>#N/A</text:p>
          </table:table-cell>
          <table:table-cell table:formula="of:=[.Z16]/VLOOKUP([.X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6];[Resources.$A$2:.$F$799];4;0)*[.AC16]*[.$G16]*[.$F16]" office:value-type="string" office:string-value="" calcext:value-type="error">
            <text:p>#N/A</text:p>
          </table:table-cell>
          <table:table-cell table:formula="of:=[.AD16]/VLOOKUP([.AB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6];[Resources.$A$2:.$F$799];4;0)*[.AG16]*[.$G16]*[.$F16]" office:value-type="string" office:string-value="" calcext:value-type="error">
            <text:p>#N/A</text:p>
          </table:table-cell>
          <table:table-cell table:formula="of:=[.AH16]/VLOOKUP([.AF16];[Resources.$A$2:.$F$799];2;0)" office:value-type="string" office:string-value="" calcext:value-type="error">
            <text:p>#N/A</text:p>
          </table:table-cell>
          <table:table-cell table:formula="of:=[Config.A16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17];[Resources.$A$2:.$F$799];5;0)/[.I17]" office:value-type="string" office:string-value="" calcext:value-type="error">
            <text:p>#N/A</text:p>
          </table:table-cell>
          <table:table-cell table:number-columns-repeated="2"/>
          <table:table-cell table:formula="of:=VLOOKUP([.H17];[Resources.$A$2:.$F$799];4;0)*[.I17]*[.G17]" office:value-type="string" office:string-value="" calcext:value-type="error">
            <text:p>#N/A</text:p>
          </table:table-cell>
          <table:table-cell table:formula="of:=[.J17]/VLOOKUP([.H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17];[Resources.$A$2:.$F$799];4;0)*[.M17]*[.$G17]" office:value-type="string" office:string-value="" calcext:value-type="error">
            <text:p>#N/A</text:p>
          </table:table-cell>
          <table:table-cell table:formula="of:=[.N17]/VLOOKUP([.L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7];[Resources.$A$2:.$F$799];4;0)*[.Q17]*[.$G17]" office:value-type="string" office:string-value="" calcext:value-type="error">
            <text:p>#N/A</text:p>
          </table:table-cell>
          <table:table-cell table:formula="of:=[.R17]/VLOOKUP([.P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17];[Resources.$A$2:.$F$799];4;0)*[.U17]*[.$G17]*[.$F17]" office:value-type="string" office:string-value="" calcext:value-type="error">
            <text:p>#N/A</text:p>
          </table:table-cell>
          <table:table-cell table:formula="of:=[.V17]/VLOOKUP([.T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17];[Resources.$A$2:.$F$799];4;0)*[.Y17]*[.$G17]*[.$F17]" office:value-type="string" office:string-value="" calcext:value-type="error">
            <text:p>#N/A</text:p>
          </table:table-cell>
          <table:table-cell table:formula="of:=[.Z17]/VLOOKUP([.X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7];[Resources.$A$2:.$F$799];4;0)*[.AC17]*[.$G17]*[.$F17]" office:value-type="string" office:string-value="" calcext:value-type="error">
            <text:p>#N/A</text:p>
          </table:table-cell>
          <table:table-cell table:formula="of:=[.AD17]/VLOOKUP([.AB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7];[Resources.$A$2:.$F$799];4;0)*[.AG17]*[.$G17]*[.$F17]" office:value-type="string" office:string-value="" calcext:value-type="error">
            <text:p>#N/A</text:p>
          </table:table-cell>
          <table:table-cell table:formula="of:=[.AH17]/VLOOKUP([.AF17];[Resources.$A$2:.$F$799];2;0)" office:value-type="string" office:string-value="" calcext:value-type="error">
            <text:p>#N/A</text:p>
          </table:table-cell>
          <table:table-cell table:formula="of:=[Config.A17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18];[Resources.$A$2:.$F$799];5;0)/[.I18]" office:value-type="string" office:string-value="" calcext:value-type="error">
            <text:p>#N/A</text:p>
          </table:table-cell>
          <table:table-cell table:number-columns-repeated="2"/>
          <table:table-cell table:formula="of:=VLOOKUP([.H18];[Resources.$A$2:.$F$799];4;0)*[.I18]*[.G18]" office:value-type="string" office:string-value="" calcext:value-type="error">
            <text:p>#N/A</text:p>
          </table:table-cell>
          <table:table-cell table:formula="of:=[.J18]/VLOOKUP([.H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18];[Resources.$A$2:.$F$799];4;0)*[.M18]*[.$G18]" office:value-type="string" office:string-value="" calcext:value-type="error">
            <text:p>#N/A</text:p>
          </table:table-cell>
          <table:table-cell table:formula="of:=[.N18]/VLOOKUP([.L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8];[Resources.$A$2:.$F$799];4;0)*[.Q18]*[.$G18]" office:value-type="string" office:string-value="" calcext:value-type="error">
            <text:p>#N/A</text:p>
          </table:table-cell>
          <table:table-cell table:formula="of:=[.R18]/VLOOKUP([.P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18];[Resources.$A$2:.$F$799];4;0)*[.U18]*[.$G18]*[.$F18]" office:value-type="string" office:string-value="" calcext:value-type="error">
            <text:p>#N/A</text:p>
          </table:table-cell>
          <table:table-cell table:formula="of:=[.V18]/VLOOKUP([.T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18];[Resources.$A$2:.$F$799];4;0)*[.Y18]*[.$G18]*[.$F18]" office:value-type="string" office:string-value="" calcext:value-type="error">
            <text:p>#N/A</text:p>
          </table:table-cell>
          <table:table-cell table:formula="of:=[.Z18]/VLOOKUP([.X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8];[Resources.$A$2:.$F$799];4;0)*[.AC18]*[.$G18]*[.$F18]" office:value-type="string" office:string-value="" calcext:value-type="error">
            <text:p>#N/A</text:p>
          </table:table-cell>
          <table:table-cell table:formula="of:=[.AD18]/VLOOKUP([.AB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8];[Resources.$A$2:.$F$799];4;0)*[.AG18]*[.$G18]*[.$F18]" office:value-type="string" office:string-value="" calcext:value-type="error">
            <text:p>#N/A</text:p>
          </table:table-cell>
          <table:table-cell table:formula="of:=[.AH18]/VLOOKUP([.AF18];[Resources.$A$2:.$F$799];2;0)" office:value-type="string" office:string-value="" calcext:value-type="error">
            <text:p>#N/A</text:p>
          </table:table-cell>
          <table:table-cell table:formula="of:=[Config.A18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19];[Resources.$A$2:.$F$799];5;0)/[.I19]" office:value-type="string" office:string-value="" calcext:value-type="error">
            <text:p>#N/A</text:p>
          </table:table-cell>
          <table:table-cell table:number-columns-repeated="2"/>
          <table:table-cell table:formula="of:=VLOOKUP([.H19];[Resources.$A$2:.$F$799];4;0)*[.I19]*[.G19]" office:value-type="string" office:string-value="" calcext:value-type="error">
            <text:p>#N/A</text:p>
          </table:table-cell>
          <table:table-cell table:formula="of:=[.J19]/VLOOKUP([.H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19];[Resources.$A$2:.$F$799];4;0)*[.M19]*[.$G19]" office:value-type="string" office:string-value="" calcext:value-type="error">
            <text:p>#N/A</text:p>
          </table:table-cell>
          <table:table-cell table:formula="of:=[.N19]/VLOOKUP([.L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9];[Resources.$A$2:.$F$799];4;0)*[.Q19]*[.$G19]" office:value-type="string" office:string-value="" calcext:value-type="error">
            <text:p>#N/A</text:p>
          </table:table-cell>
          <table:table-cell table:formula="of:=[.R19]/VLOOKUP([.P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19];[Resources.$A$2:.$F$799];4;0)*[.U19]*[.$G19]*[.$F19]" office:value-type="string" office:string-value="" calcext:value-type="error">
            <text:p>#N/A</text:p>
          </table:table-cell>
          <table:table-cell table:formula="of:=[.V19]/VLOOKUP([.T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19];[Resources.$A$2:.$F$799];4;0)*[.Y19]*[.$G19]*[.$F19]" office:value-type="string" office:string-value="" calcext:value-type="error">
            <text:p>#N/A</text:p>
          </table:table-cell>
          <table:table-cell table:formula="of:=[.Z19]/VLOOKUP([.X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9];[Resources.$A$2:.$F$799];4;0)*[.AC19]*[.$G19]*[.$F19]" office:value-type="string" office:string-value="" calcext:value-type="error">
            <text:p>#N/A</text:p>
          </table:table-cell>
          <table:table-cell table:formula="of:=[.AD19]/VLOOKUP([.AB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9];[Resources.$A$2:.$F$799];4;0)*[.AG19]*[.$G19]*[.$F19]" office:value-type="string" office:string-value="" calcext:value-type="error">
            <text:p>#N/A</text:p>
          </table:table-cell>
          <table:table-cell table:formula="of:=[.AH19]/VLOOKUP([.AF19];[Resources.$A$2:.$F$799];2;0)" office:value-type="string" office:string-value="" calcext:value-type="error">
            <text:p>#N/A</text:p>
          </table:table-cell>
          <table:table-cell table:formula="of:=[Config.A19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0];[Resources.$A$2:.$F$799];5;0)/[.I20]" office:value-type="string" office:string-value="" calcext:value-type="error">
            <text:p>#N/A</text:p>
          </table:table-cell>
          <table:table-cell table:number-columns-repeated="2"/>
          <table:table-cell table:formula="of:=VLOOKUP([.H20];[Resources.$A$2:.$F$799];4;0)*[.I20]*[.G20]" office:value-type="string" office:string-value="" calcext:value-type="error">
            <text:p>#N/A</text:p>
          </table:table-cell>
          <table:table-cell table:formula="of:=[.J20]/VLOOKUP([.H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0];[Resources.$A$2:.$F$799];4;0)*[.M20]*[.$G20]" office:value-type="string" office:string-value="" calcext:value-type="error">
            <text:p>#N/A</text:p>
          </table:table-cell>
          <table:table-cell table:formula="of:=[.N20]/VLOOKUP([.L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0];[Resources.$A$2:.$F$799];4;0)*[.Q20]*[.$G20]" office:value-type="string" office:string-value="" calcext:value-type="error">
            <text:p>#N/A</text:p>
          </table:table-cell>
          <table:table-cell table:formula="of:=[.R20]/VLOOKUP([.P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0];[Resources.$A$2:.$F$799];4;0)*[.U20]*[.$G20]*[.$F20]" office:value-type="string" office:string-value="" calcext:value-type="error">
            <text:p>#N/A</text:p>
          </table:table-cell>
          <table:table-cell table:formula="of:=[.V20]/VLOOKUP([.T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0];[Resources.$A$2:.$F$799];4;0)*[.Y20]*[.$G20]*[.$F20]" office:value-type="string" office:string-value="" calcext:value-type="error">
            <text:p>#N/A</text:p>
          </table:table-cell>
          <table:table-cell table:formula="of:=[.Z20]/VLOOKUP([.X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0];[Resources.$A$2:.$F$799];4;0)*[.AC20]*[.$G20]*[.$F20]" office:value-type="string" office:string-value="" calcext:value-type="error">
            <text:p>#N/A</text:p>
          </table:table-cell>
          <table:table-cell table:formula="of:=[.AD20]/VLOOKUP([.AB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0];[Resources.$A$2:.$F$799];4;0)*[.AG20]*[.$G20]*[.$F20]" office:value-type="string" office:string-value="" calcext:value-type="error">
            <text:p>#N/A</text:p>
          </table:table-cell>
          <table:table-cell table:formula="of:=[.AH20]/VLOOKUP([.AF20];[Resources.$A$2:.$F$799];2;0)" office:value-type="string" office:string-value="" calcext:value-type="error">
            <text:p>#N/A</text:p>
          </table:table-cell>
          <table:table-cell table:formula="of:=[Config.A20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1];[Resources.$A$2:.$F$799];5;0)/[.I21]" office:value-type="string" office:string-value="" calcext:value-type="error">
            <text:p>#N/A</text:p>
          </table:table-cell>
          <table:table-cell table:number-columns-repeated="2"/>
          <table:table-cell table:formula="of:=VLOOKUP([.H21];[Resources.$A$2:.$F$799];4;0)*[.I21]*[.G21]" office:value-type="string" office:string-value="" calcext:value-type="error">
            <text:p>#N/A</text:p>
          </table:table-cell>
          <table:table-cell table:formula="of:=[.J21]/VLOOKUP([.H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1];[Resources.$A$2:.$F$799];4;0)*[.M21]*[.$G21]" office:value-type="string" office:string-value="" calcext:value-type="error">
            <text:p>#N/A</text:p>
          </table:table-cell>
          <table:table-cell table:formula="of:=[.N21]/VLOOKUP([.L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1];[Resources.$A$2:.$F$799];4;0)*[.Q21]*[.$G21]" office:value-type="string" office:string-value="" calcext:value-type="error">
            <text:p>#N/A</text:p>
          </table:table-cell>
          <table:table-cell table:formula="of:=[.R21]/VLOOKUP([.P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1];[Resources.$A$2:.$F$799];4;0)*[.U21]*[.$G21]*[.$F21]" office:value-type="string" office:string-value="" calcext:value-type="error">
            <text:p>#N/A</text:p>
          </table:table-cell>
          <table:table-cell table:formula="of:=[.V21]/VLOOKUP([.T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1];[Resources.$A$2:.$F$799];4;0)*[.Y21]*[.$G21]*[.$F21]" office:value-type="string" office:string-value="" calcext:value-type="error">
            <text:p>#N/A</text:p>
          </table:table-cell>
          <table:table-cell table:formula="of:=[.Z21]/VLOOKUP([.X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1];[Resources.$A$2:.$F$799];4;0)*[.AC21]*[.$G21]*[.$F21]" office:value-type="string" office:string-value="" calcext:value-type="error">
            <text:p>#N/A</text:p>
          </table:table-cell>
          <table:table-cell table:formula="of:=[.AD21]/VLOOKUP([.AB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1];[Resources.$A$2:.$F$799];4;0)*[.AG21]*[.$G21]*[.$F21]" office:value-type="string" office:string-value="" calcext:value-type="error">
            <text:p>#N/A</text:p>
          </table:table-cell>
          <table:table-cell table:formula="of:=[.AH21]/VLOOKUP([.AF21];[Resources.$A$2:.$F$799];2;0)" office:value-type="string" office:string-value="" calcext:value-type="error">
            <text:p>#N/A</text:p>
          </table:table-cell>
          <table:table-cell table:formula="of:=[Config.A21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2];[Resources.$A$2:.$F$799];5;0)/[.I22]" office:value-type="string" office:string-value="" calcext:value-type="error">
            <text:p>#N/A</text:p>
          </table:table-cell>
          <table:table-cell table:number-columns-repeated="2"/>
          <table:table-cell table:formula="of:=VLOOKUP([.H22];[Resources.$A$2:.$F$799];4;0)*[.I22]*[.G22]" office:value-type="string" office:string-value="" calcext:value-type="error">
            <text:p>#N/A</text:p>
          </table:table-cell>
          <table:table-cell table:formula="of:=[.J22]/VLOOKUP([.H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2];[Resources.$A$2:.$F$799];4;0)*[.M22]*[.$G22]" office:value-type="string" office:string-value="" calcext:value-type="error">
            <text:p>#N/A</text:p>
          </table:table-cell>
          <table:table-cell table:formula="of:=[.N22]/VLOOKUP([.L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2];[Resources.$A$2:.$F$799];4;0)*[.Q22]*[.$G22]" office:value-type="string" office:string-value="" calcext:value-type="error">
            <text:p>#N/A</text:p>
          </table:table-cell>
          <table:table-cell table:formula="of:=[.R22]/VLOOKUP([.P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2];[Resources.$A$2:.$F$799];4;0)*[.U22]*[.$G22]*[.$F22]" office:value-type="string" office:string-value="" calcext:value-type="error">
            <text:p>#N/A</text:p>
          </table:table-cell>
          <table:table-cell table:formula="of:=[.V22]/VLOOKUP([.T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2];[Resources.$A$2:.$F$799];4;0)*[.Y22]*[.$G22]*[.$F22]" office:value-type="string" office:string-value="" calcext:value-type="error">
            <text:p>#N/A</text:p>
          </table:table-cell>
          <table:table-cell table:formula="of:=[.Z22]/VLOOKUP([.X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2];[Resources.$A$2:.$F$799];4;0)*[.AC22]*[.$G22]*[.$F22]" office:value-type="string" office:string-value="" calcext:value-type="error">
            <text:p>#N/A</text:p>
          </table:table-cell>
          <table:table-cell table:formula="of:=[.AD22]/VLOOKUP([.AB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2];[Resources.$A$2:.$F$799];4;0)*[.AG22]*[.$G22]*[.$F22]" office:value-type="string" office:string-value="" calcext:value-type="error">
            <text:p>#N/A</text:p>
          </table:table-cell>
          <table:table-cell table:formula="of:=[.AH22]/VLOOKUP([.AF22];[Resources.$A$2:.$F$799];2;0)" office:value-type="string" office:string-value="" calcext:value-type="error">
            <text:p>#N/A</text:p>
          </table:table-cell>
          <table:table-cell table:formula="of:=[Config.A22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3];[Resources.$A$2:.$F$799];5;0)/[.I23]" office:value-type="string" office:string-value="" calcext:value-type="error">
            <text:p>#N/A</text:p>
          </table:table-cell>
          <table:table-cell table:number-columns-repeated="2"/>
          <table:table-cell table:formula="of:=VLOOKUP([.H23];[Resources.$A$2:.$F$799];4;0)*[.I23]*[.G23]" office:value-type="string" office:string-value="" calcext:value-type="error">
            <text:p>#N/A</text:p>
          </table:table-cell>
          <table:table-cell table:formula="of:=[.J23]/VLOOKUP([.H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3];[Resources.$A$2:.$F$799];4;0)*[.M23]*[.$G23]" office:value-type="string" office:string-value="" calcext:value-type="error">
            <text:p>#N/A</text:p>
          </table:table-cell>
          <table:table-cell table:formula="of:=[.N23]/VLOOKUP([.L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3];[Resources.$A$2:.$F$799];4;0)*[.Q23]*[.$G23]" office:value-type="string" office:string-value="" calcext:value-type="error">
            <text:p>#N/A</text:p>
          </table:table-cell>
          <table:table-cell table:formula="of:=[.R23]/VLOOKUP([.P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3];[Resources.$A$2:.$F$799];4;0)*[.U23]*[.$G23]*[.$F23]" office:value-type="string" office:string-value="" calcext:value-type="error">
            <text:p>#N/A</text:p>
          </table:table-cell>
          <table:table-cell table:formula="of:=[.V23]/VLOOKUP([.T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3];[Resources.$A$2:.$F$799];4;0)*[.Y23]*[.$G23]*[.$F23]" office:value-type="string" office:string-value="" calcext:value-type="error">
            <text:p>#N/A</text:p>
          </table:table-cell>
          <table:table-cell table:formula="of:=[.Z23]/VLOOKUP([.X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3];[Resources.$A$2:.$F$799];4;0)*[.AC23]*[.$G23]*[.$F23]" office:value-type="string" office:string-value="" calcext:value-type="error">
            <text:p>#N/A</text:p>
          </table:table-cell>
          <table:table-cell table:formula="of:=[.AD23]/VLOOKUP([.AB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3];[Resources.$A$2:.$F$799];4;0)*[.AG23]*[.$G23]*[.$F23]" office:value-type="string" office:string-value="" calcext:value-type="error">
            <text:p>#N/A</text:p>
          </table:table-cell>
          <table:table-cell table:formula="of:=[.AH23]/VLOOKUP([.AF23];[Resources.$A$2:.$F$799];2;0)" office:value-type="string" office:string-value="" calcext:value-type="error">
            <text:p>#N/A</text:p>
          </table:table-cell>
          <table:table-cell table:formula="of:=[Config.A23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4];[Resources.$A$2:.$F$799];5;0)/[.I24]" office:value-type="string" office:string-value="" calcext:value-type="error">
            <text:p>#N/A</text:p>
          </table:table-cell>
          <table:table-cell table:number-columns-repeated="2"/>
          <table:table-cell table:formula="of:=VLOOKUP([.H24];[Resources.$A$2:.$F$799];4;0)*[.I24]*[.G24]" office:value-type="string" office:string-value="" calcext:value-type="error">
            <text:p>#N/A</text:p>
          </table:table-cell>
          <table:table-cell table:formula="of:=[.J24]/VLOOKUP([.H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4];[Resources.$A$2:.$F$799];4;0)*[.M24]*[.$G24]" office:value-type="string" office:string-value="" calcext:value-type="error">
            <text:p>#N/A</text:p>
          </table:table-cell>
          <table:table-cell table:formula="of:=[.N24]/VLOOKUP([.L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4];[Resources.$A$2:.$F$799];4;0)*[.Q24]*[.$G24]" office:value-type="string" office:string-value="" calcext:value-type="error">
            <text:p>#N/A</text:p>
          </table:table-cell>
          <table:table-cell table:formula="of:=[.R24]/VLOOKUP([.P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4];[Resources.$A$2:.$F$799];4;0)*[.U24]*[.$G24]*[.$F24]" office:value-type="string" office:string-value="" calcext:value-type="error">
            <text:p>#N/A</text:p>
          </table:table-cell>
          <table:table-cell table:formula="of:=[.V24]/VLOOKUP([.T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4];[Resources.$A$2:.$F$799];4;0)*[.Y24]*[.$G24]*[.$F24]" office:value-type="string" office:string-value="" calcext:value-type="error">
            <text:p>#N/A</text:p>
          </table:table-cell>
          <table:table-cell table:formula="of:=[.Z24]/VLOOKUP([.X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4];[Resources.$A$2:.$F$799];4;0)*[.AC24]*[.$G24]*[.$F24]" office:value-type="string" office:string-value="" calcext:value-type="error">
            <text:p>#N/A</text:p>
          </table:table-cell>
          <table:table-cell table:formula="of:=[.AD24]/VLOOKUP([.AB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4];[Resources.$A$2:.$F$799];4;0)*[.AG24]*[.$G24]*[.$F24]" office:value-type="string" office:string-value="" calcext:value-type="error">
            <text:p>#N/A</text:p>
          </table:table-cell>
          <table:table-cell table:formula="of:=[.AH24]/VLOOKUP([.AF24];[Resources.$A$2:.$F$799];2;0)" office:value-type="string" office:string-value="" calcext:value-type="error">
            <text:p>#N/A</text:p>
          </table:table-cell>
          <table:table-cell table:formula="of:=[Config.A24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5];[Resources.$A$2:.$F$799];5;0)/[.I25]" office:value-type="string" office:string-value="" calcext:value-type="error">
            <text:p>#N/A</text:p>
          </table:table-cell>
          <table:table-cell table:number-columns-repeated="2"/>
          <table:table-cell table:formula="of:=VLOOKUP([.H25];[Resources.$A$2:.$F$799];4;0)*[.I25]*[.G25]" office:value-type="string" office:string-value="" calcext:value-type="error">
            <text:p>#N/A</text:p>
          </table:table-cell>
          <table:table-cell table:formula="of:=[.J25]/VLOOKUP([.H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5];[Resources.$A$2:.$F$799];4;0)*[.M25]*[.$G25]" office:value-type="string" office:string-value="" calcext:value-type="error">
            <text:p>#N/A</text:p>
          </table:table-cell>
          <table:table-cell table:formula="of:=[.N25]/VLOOKUP([.L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5];[Resources.$A$2:.$F$799];4;0)*[.Q25]*[.$G25]" office:value-type="string" office:string-value="" calcext:value-type="error">
            <text:p>#N/A</text:p>
          </table:table-cell>
          <table:table-cell table:formula="of:=[.R25]/VLOOKUP([.P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5];[Resources.$A$2:.$F$799];4;0)*[.U25]*[.$G25]*[.$F25]" office:value-type="string" office:string-value="" calcext:value-type="error">
            <text:p>#N/A</text:p>
          </table:table-cell>
          <table:table-cell table:formula="of:=[.V25]/VLOOKUP([.T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5];[Resources.$A$2:.$F$799];4;0)*[.Y25]*[.$G25]*[.$F25]" office:value-type="string" office:string-value="" calcext:value-type="error">
            <text:p>#N/A</text:p>
          </table:table-cell>
          <table:table-cell table:formula="of:=[.Z25]/VLOOKUP([.X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5];[Resources.$A$2:.$F$799];4;0)*[.AC25]*[.$G25]*[.$F25]" office:value-type="string" office:string-value="" calcext:value-type="error">
            <text:p>#N/A</text:p>
          </table:table-cell>
          <table:table-cell table:formula="of:=[.AD25]/VLOOKUP([.AB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5];[Resources.$A$2:.$F$799];4;0)*[.AG25]*[.$G25]*[.$F25]" office:value-type="string" office:string-value="" calcext:value-type="error">
            <text:p>#N/A</text:p>
          </table:table-cell>
          <table:table-cell table:formula="of:=[.AH25]/VLOOKUP([.AF25];[Resources.$A$2:.$F$799];2;0)" office:value-type="string" office:string-value="" calcext:value-type="error">
            <text:p>#N/A</text:p>
          </table:table-cell>
          <table:table-cell table:formula="of:=[Config.A25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6];[Resources.$A$2:.$F$799];5;0)/[.I26]" office:value-type="string" office:string-value="" calcext:value-type="error">
            <text:p>#N/A</text:p>
          </table:table-cell>
          <table:table-cell table:number-columns-repeated="2"/>
          <table:table-cell table:formula="of:=VLOOKUP([.H26];[Resources.$A$2:.$F$799];4;0)*[.I26]*[.G26]" office:value-type="string" office:string-value="" calcext:value-type="error">
            <text:p>#N/A</text:p>
          </table:table-cell>
          <table:table-cell table:formula="of:=[.J26]/VLOOKUP([.H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6];[Resources.$A$2:.$F$799];4;0)*[.M26]*[.$G26]" office:value-type="string" office:string-value="" calcext:value-type="error">
            <text:p>#N/A</text:p>
          </table:table-cell>
          <table:table-cell table:formula="of:=[.N26]/VLOOKUP([.L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6];[Resources.$A$2:.$F$799];4;0)*[.Q26]*[.$G26]" office:value-type="string" office:string-value="" calcext:value-type="error">
            <text:p>#N/A</text:p>
          </table:table-cell>
          <table:table-cell table:formula="of:=[.R26]/VLOOKUP([.P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6];[Resources.$A$2:.$F$799];4;0)*[.U26]*[.$G26]*[.$F26]" office:value-type="string" office:string-value="" calcext:value-type="error">
            <text:p>#N/A</text:p>
          </table:table-cell>
          <table:table-cell table:formula="of:=[.V26]/VLOOKUP([.T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6];[Resources.$A$2:.$F$799];4;0)*[.Y26]*[.$G26]*[.$F26]" office:value-type="string" office:string-value="" calcext:value-type="error">
            <text:p>#N/A</text:p>
          </table:table-cell>
          <table:table-cell table:formula="of:=[.Z26]/VLOOKUP([.X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6];[Resources.$A$2:.$F$799];4;0)*[.AC26]*[.$G26]*[.$F26]" office:value-type="string" office:string-value="" calcext:value-type="error">
            <text:p>#N/A</text:p>
          </table:table-cell>
          <table:table-cell table:formula="of:=[.AD26]/VLOOKUP([.AB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6];[Resources.$A$2:.$F$799];4;0)*[.AG26]*[.$G26]*[.$F26]" office:value-type="string" office:string-value="" calcext:value-type="error">
            <text:p>#N/A</text:p>
          </table:table-cell>
          <table:table-cell table:formula="of:=[.AH26]/VLOOKUP([.AF26];[Resources.$A$2:.$F$799];2;0)" office:value-type="string" office:string-value="" calcext:value-type="error">
            <text:p>#N/A</text:p>
          </table:table-cell>
          <table:table-cell table:formula="of:=[Config.A26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7];[Resources.$A$2:.$F$799];5;0)/[.I27]" office:value-type="string" office:string-value="" calcext:value-type="error">
            <text:p>#N/A</text:p>
          </table:table-cell>
          <table:table-cell table:number-columns-repeated="2"/>
          <table:table-cell table:formula="of:=VLOOKUP([.H27];[Resources.$A$2:.$F$799];4;0)*[.I27]*[.G27]" office:value-type="string" office:string-value="" calcext:value-type="error">
            <text:p>#N/A</text:p>
          </table:table-cell>
          <table:table-cell table:formula="of:=[.J27]/VLOOKUP([.H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7];[Resources.$A$2:.$F$799];4;0)*[.M27]*[.$G27]" office:value-type="string" office:string-value="" calcext:value-type="error">
            <text:p>#N/A</text:p>
          </table:table-cell>
          <table:table-cell table:formula="of:=[.N27]/VLOOKUP([.L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7];[Resources.$A$2:.$F$799];4;0)*[.Q27]*[.$G27]" office:value-type="string" office:string-value="" calcext:value-type="error">
            <text:p>#N/A</text:p>
          </table:table-cell>
          <table:table-cell table:formula="of:=[.R27]/VLOOKUP([.P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7];[Resources.$A$2:.$F$799];4;0)*[.U27]*[.$G27]*[.$F27]" office:value-type="string" office:string-value="" calcext:value-type="error">
            <text:p>#N/A</text:p>
          </table:table-cell>
          <table:table-cell table:formula="of:=[.V27]/VLOOKUP([.T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7];[Resources.$A$2:.$F$799];4;0)*[.Y27]*[.$G27]*[.$F27]" office:value-type="string" office:string-value="" calcext:value-type="error">
            <text:p>#N/A</text:p>
          </table:table-cell>
          <table:table-cell table:formula="of:=[.Z27]/VLOOKUP([.X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7];[Resources.$A$2:.$F$799];4;0)*[.AC27]*[.$G27]*[.$F27]" office:value-type="string" office:string-value="" calcext:value-type="error">
            <text:p>#N/A</text:p>
          </table:table-cell>
          <table:table-cell table:formula="of:=[.AD27]/VLOOKUP([.AB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7];[Resources.$A$2:.$F$799];4;0)*[.AG27]*[.$G27]*[.$F27]" office:value-type="string" office:string-value="" calcext:value-type="error">
            <text:p>#N/A</text:p>
          </table:table-cell>
          <table:table-cell table:formula="of:=[.AH27]/VLOOKUP([.AF27];[Resources.$A$2:.$F$799];2;0)" office:value-type="string" office:string-value="" calcext:value-type="error">
            <text:p>#N/A</text:p>
          </table:table-cell>
          <table:table-cell table:formula="of:=[Config.A27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8];[Resources.$A$2:.$F$799];5;0)/[.I28]" office:value-type="string" office:string-value="" calcext:value-type="error">
            <text:p>#N/A</text:p>
          </table:table-cell>
          <table:table-cell table:number-columns-repeated="2"/>
          <table:table-cell table:formula="of:=VLOOKUP([.H28];[Resources.$A$2:.$F$799];4;0)*[.I28]*[.G28]" office:value-type="string" office:string-value="" calcext:value-type="error">
            <text:p>#N/A</text:p>
          </table:table-cell>
          <table:table-cell table:formula="of:=[.J28]/VLOOKUP([.H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8];[Resources.$A$2:.$F$799];4;0)*[.M28]*[.$G28]" office:value-type="string" office:string-value="" calcext:value-type="error">
            <text:p>#N/A</text:p>
          </table:table-cell>
          <table:table-cell table:formula="of:=[.N28]/VLOOKUP([.L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8];[Resources.$A$2:.$F$799];4;0)*[.Q28]*[.$G28]" office:value-type="string" office:string-value="" calcext:value-type="error">
            <text:p>#N/A</text:p>
          </table:table-cell>
          <table:table-cell table:formula="of:=[.R28]/VLOOKUP([.P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8];[Resources.$A$2:.$F$799];4;0)*[.U28]*[.$G28]*[.$F28]" office:value-type="string" office:string-value="" calcext:value-type="error">
            <text:p>#N/A</text:p>
          </table:table-cell>
          <table:table-cell table:formula="of:=[.V28]/VLOOKUP([.T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8];[Resources.$A$2:.$F$799];4;0)*[.Y28]*[.$G28]*[.$F28]" office:value-type="string" office:string-value="" calcext:value-type="error">
            <text:p>#N/A</text:p>
          </table:table-cell>
          <table:table-cell table:formula="of:=[.Z28]/VLOOKUP([.X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8];[Resources.$A$2:.$F$799];4;0)*[.AC28]*[.$G28]*[.$F28]" office:value-type="string" office:string-value="" calcext:value-type="error">
            <text:p>#N/A</text:p>
          </table:table-cell>
          <table:table-cell table:formula="of:=[.AD28]/VLOOKUP([.AB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8];[Resources.$A$2:.$F$799];4;0)*[.AG28]*[.$G28]*[.$F28]" office:value-type="string" office:string-value="" calcext:value-type="error">
            <text:p>#N/A</text:p>
          </table:table-cell>
          <table:table-cell table:formula="of:=[.AH28]/VLOOKUP([.AF28];[Resources.$A$2:.$F$799];2;0)" office:value-type="string" office:string-value="" calcext:value-type="error">
            <text:p>#N/A</text:p>
          </table:table-cell>
          <table:table-cell table:formula="of:=[Config.A28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9];[Resources.$A$2:.$F$799];5;0)/[.I29]" office:value-type="string" office:string-value="" calcext:value-type="error">
            <text:p>#N/A</text:p>
          </table:table-cell>
          <table:table-cell table:number-columns-repeated="2"/>
          <table:table-cell table:formula="of:=VLOOKUP([.H29];[Resources.$A$2:.$F$799];4;0)*[.I29]*[.G29]" office:value-type="string" office:string-value="" calcext:value-type="error">
            <text:p>#N/A</text:p>
          </table:table-cell>
          <table:table-cell table:formula="of:=[.J29]/VLOOKUP([.H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9];[Resources.$A$2:.$F$799];4;0)*[.M29]*[.$G29]" office:value-type="string" office:string-value="" calcext:value-type="error">
            <text:p>#N/A</text:p>
          </table:table-cell>
          <table:table-cell table:formula="of:=[.N29]/VLOOKUP([.L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9];[Resources.$A$2:.$F$799];4;0)*[.Q29]*[.$G29]" office:value-type="string" office:string-value="" calcext:value-type="error">
            <text:p>#N/A</text:p>
          </table:table-cell>
          <table:table-cell table:formula="of:=[.R29]/VLOOKUP([.P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9];[Resources.$A$2:.$F$799];4;0)*[.U29]*[.$G29]*[.$F29]" office:value-type="string" office:string-value="" calcext:value-type="error">
            <text:p>#N/A</text:p>
          </table:table-cell>
          <table:table-cell table:formula="of:=[.V29]/VLOOKUP([.T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9];[Resources.$A$2:.$F$799];4;0)*[.Y29]*[.$G29]*[.$F29]" office:value-type="string" office:string-value="" calcext:value-type="error">
            <text:p>#N/A</text:p>
          </table:table-cell>
          <table:table-cell table:formula="of:=[.Z29]/VLOOKUP([.X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9];[Resources.$A$2:.$F$799];4;0)*[.AC29]*[.$G29]*[.$F29]" office:value-type="string" office:string-value="" calcext:value-type="error">
            <text:p>#N/A</text:p>
          </table:table-cell>
          <table:table-cell table:formula="of:=[.AD29]/VLOOKUP([.AB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9];[Resources.$A$2:.$F$799];4;0)*[.AG29]*[.$G29]*[.$F29]" office:value-type="string" office:string-value="" calcext:value-type="error">
            <text:p>#N/A</text:p>
          </table:table-cell>
          <table:table-cell table:formula="of:=[.AH29]/VLOOKUP([.AF29];[Resources.$A$2:.$F$799];2;0)" office:value-type="string" office:string-value="" calcext:value-type="error">
            <text:p>#N/A</text:p>
          </table:table-cell>
          <table:table-cell table:formula="of:=[Config.A29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0];[Resources.$A$2:.$F$799];5;0)/[.I30]" office:value-type="string" office:string-value="" calcext:value-type="error">
            <text:p>#N/A</text:p>
          </table:table-cell>
          <table:table-cell table:number-columns-repeated="2"/>
          <table:table-cell table:formula="of:=VLOOKUP([.H30];[Resources.$A$2:.$F$799];4;0)*[.I30]*[.G30]" office:value-type="string" office:string-value="" calcext:value-type="error">
            <text:p>#N/A</text:p>
          </table:table-cell>
          <table:table-cell table:formula="of:=[.J30]/VLOOKUP([.H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0];[Resources.$A$2:.$F$799];4;0)*[.M30]*[.$G30]" office:value-type="string" office:string-value="" calcext:value-type="error">
            <text:p>#N/A</text:p>
          </table:table-cell>
          <table:table-cell table:formula="of:=[.N30]/VLOOKUP([.L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0];[Resources.$A$2:.$F$799];4;0)*[.Q30]*[.$G30]" office:value-type="string" office:string-value="" calcext:value-type="error">
            <text:p>#N/A</text:p>
          </table:table-cell>
          <table:table-cell table:formula="of:=[.R30]/VLOOKUP([.P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0];[Resources.$A$2:.$F$799];4;0)*[.U30]*[.$G30]*[.$F30]" office:value-type="string" office:string-value="" calcext:value-type="error">
            <text:p>#N/A</text:p>
          </table:table-cell>
          <table:table-cell table:formula="of:=[.V30]/VLOOKUP([.T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0];[Resources.$A$2:.$F$799];4;0)*[.Y30]*[.$G30]*[.$F30]" office:value-type="string" office:string-value="" calcext:value-type="error">
            <text:p>#N/A</text:p>
          </table:table-cell>
          <table:table-cell table:formula="of:=[.Z30]/VLOOKUP([.X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0];[Resources.$A$2:.$F$799];4;0)*[.AC30]*[.$G30]*[.$F30]" office:value-type="string" office:string-value="" calcext:value-type="error">
            <text:p>#N/A</text:p>
          </table:table-cell>
          <table:table-cell table:formula="of:=[.AD30]/VLOOKUP([.AB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0];[Resources.$A$2:.$F$799];4;0)*[.AG30]*[.$G30]*[.$F30]" office:value-type="string" office:string-value="" calcext:value-type="error">
            <text:p>#N/A</text:p>
          </table:table-cell>
          <table:table-cell table:formula="of:=[.AH30]/VLOOKUP([.AF30];[Resources.$A$2:.$F$799];2;0)" office:value-type="string" office:string-value="" calcext:value-type="error">
            <text:p>#N/A</text:p>
          </table:table-cell>
          <table:table-cell table:formula="of:=[Config.A30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1];[Resources.$A$2:.$F$799];5;0)/[.I31]" office:value-type="string" office:string-value="" calcext:value-type="error">
            <text:p>#N/A</text:p>
          </table:table-cell>
          <table:table-cell table:number-columns-repeated="2"/>
          <table:table-cell table:formula="of:=VLOOKUP([.H31];[Resources.$A$2:.$F$799];4;0)*[.I31]*[.G31]" office:value-type="string" office:string-value="" calcext:value-type="error">
            <text:p>#N/A</text:p>
          </table:table-cell>
          <table:table-cell table:formula="of:=[.J31]/VLOOKUP([.H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1];[Resources.$A$2:.$F$799];4;0)*[.M31]*[.$G31]" office:value-type="string" office:string-value="" calcext:value-type="error">
            <text:p>#N/A</text:p>
          </table:table-cell>
          <table:table-cell table:formula="of:=[.N31]/VLOOKUP([.L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1];[Resources.$A$2:.$F$799];4;0)*[.Q31]*[.$G31]" office:value-type="string" office:string-value="" calcext:value-type="error">
            <text:p>#N/A</text:p>
          </table:table-cell>
          <table:table-cell table:formula="of:=[.R31]/VLOOKUP([.P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1];[Resources.$A$2:.$F$799];4;0)*[.U31]*[.$G31]*[.$F31]" office:value-type="string" office:string-value="" calcext:value-type="error">
            <text:p>#N/A</text:p>
          </table:table-cell>
          <table:table-cell table:formula="of:=[.V31]/VLOOKUP([.T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1];[Resources.$A$2:.$F$799];4;0)*[.Y31]*[.$G31]*[.$F31]" office:value-type="string" office:string-value="" calcext:value-type="error">
            <text:p>#N/A</text:p>
          </table:table-cell>
          <table:table-cell table:formula="of:=[.Z31]/VLOOKUP([.X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1];[Resources.$A$2:.$F$799];4;0)*[.AC31]*[.$G31]*[.$F31]" office:value-type="string" office:string-value="" calcext:value-type="error">
            <text:p>#N/A</text:p>
          </table:table-cell>
          <table:table-cell table:formula="of:=[.AD31]/VLOOKUP([.AB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1];[Resources.$A$2:.$F$799];4;0)*[.AG31]*[.$G31]*[.$F31]" office:value-type="string" office:string-value="" calcext:value-type="error">
            <text:p>#N/A</text:p>
          </table:table-cell>
          <table:table-cell table:formula="of:=[.AH31]/VLOOKUP([.AF31];[Resources.$A$2:.$F$799];2;0)" office:value-type="string" office:string-value="" calcext:value-type="error">
            <text:p>#N/A</text:p>
          </table:table-cell>
          <table:table-cell table:formula="of:=[Config.A31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2];[Resources.$A$2:.$F$799];5;0)/[.I32]" office:value-type="string" office:string-value="" calcext:value-type="error">
            <text:p>#N/A</text:p>
          </table:table-cell>
          <table:table-cell table:number-columns-repeated="2"/>
          <table:table-cell table:formula="of:=VLOOKUP([.H32];[Resources.$A$2:.$F$799];4;0)*[.I32]*[.G32]" office:value-type="string" office:string-value="" calcext:value-type="error">
            <text:p>#N/A</text:p>
          </table:table-cell>
          <table:table-cell table:formula="of:=[.J32]/VLOOKUP([.H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2];[Resources.$A$2:.$F$799];4;0)*[.M32]*[.$G32]" office:value-type="string" office:string-value="" calcext:value-type="error">
            <text:p>#N/A</text:p>
          </table:table-cell>
          <table:table-cell table:formula="of:=[.N32]/VLOOKUP([.L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2];[Resources.$A$2:.$F$799];4;0)*[.Q32]*[.$G32]" office:value-type="string" office:string-value="" calcext:value-type="error">
            <text:p>#N/A</text:p>
          </table:table-cell>
          <table:table-cell table:formula="of:=[.R32]/VLOOKUP([.P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2];[Resources.$A$2:.$F$799];4;0)*[.U32]*[.$G32]*[.$F32]" office:value-type="string" office:string-value="" calcext:value-type="error">
            <text:p>#N/A</text:p>
          </table:table-cell>
          <table:table-cell table:formula="of:=[.V32]/VLOOKUP([.T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2];[Resources.$A$2:.$F$799];4;0)*[.Y32]*[.$G32]*[.$F32]" office:value-type="string" office:string-value="" calcext:value-type="error">
            <text:p>#N/A</text:p>
          </table:table-cell>
          <table:table-cell table:formula="of:=[.Z32]/VLOOKUP([.X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2];[Resources.$A$2:.$F$799];4;0)*[.AC32]*[.$G32]*[.$F32]" office:value-type="string" office:string-value="" calcext:value-type="error">
            <text:p>#N/A</text:p>
          </table:table-cell>
          <table:table-cell table:formula="of:=[.AD32]/VLOOKUP([.AB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2];[Resources.$A$2:.$F$799];4;0)*[.AG32]*[.$G32]*[.$F32]" office:value-type="string" office:string-value="" calcext:value-type="error">
            <text:p>#N/A</text:p>
          </table:table-cell>
          <table:table-cell table:formula="of:=[.AH32]/VLOOKUP([.AF32];[Resources.$A$2:.$F$799];2;0)" office:value-type="string" office:string-value="" calcext:value-type="error">
            <text:p>#N/A</text:p>
          </table:table-cell>
          <table:table-cell table:formula="of:=[Config.A32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3];[Resources.$A$2:.$F$799];5;0)/[.I33]" office:value-type="string" office:string-value="" calcext:value-type="error">
            <text:p>#N/A</text:p>
          </table:table-cell>
          <table:table-cell table:number-columns-repeated="2"/>
          <table:table-cell table:formula="of:=VLOOKUP([.H33];[Resources.$A$2:.$F$799];4;0)*[.I33]*[.G33]" office:value-type="string" office:string-value="" calcext:value-type="error">
            <text:p>#N/A</text:p>
          </table:table-cell>
          <table:table-cell table:formula="of:=[.J33]/VLOOKUP([.H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3];[Resources.$A$2:.$F$799];4;0)*[.M33]*[.$G33]" office:value-type="string" office:string-value="" calcext:value-type="error">
            <text:p>#N/A</text:p>
          </table:table-cell>
          <table:table-cell table:formula="of:=[.N33]/VLOOKUP([.L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3];[Resources.$A$2:.$F$799];4;0)*[.Q33]*[.$G33]" office:value-type="string" office:string-value="" calcext:value-type="error">
            <text:p>#N/A</text:p>
          </table:table-cell>
          <table:table-cell table:formula="of:=[.R33]/VLOOKUP([.P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3];[Resources.$A$2:.$F$799];4;0)*[.U33]*[.$G33]*[.$F33]" office:value-type="string" office:string-value="" calcext:value-type="error">
            <text:p>#N/A</text:p>
          </table:table-cell>
          <table:table-cell table:formula="of:=[.V33]/VLOOKUP([.T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3];[Resources.$A$2:.$F$799];4;0)*[.Y33]*[.$G33]*[.$F33]" office:value-type="string" office:string-value="" calcext:value-type="error">
            <text:p>#N/A</text:p>
          </table:table-cell>
          <table:table-cell table:formula="of:=[.Z33]/VLOOKUP([.X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3];[Resources.$A$2:.$F$799];4;0)*[.AC33]*[.$G33]*[.$F33]" office:value-type="string" office:string-value="" calcext:value-type="error">
            <text:p>#N/A</text:p>
          </table:table-cell>
          <table:table-cell table:formula="of:=[.AD33]/VLOOKUP([.AB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3];[Resources.$A$2:.$F$799];4;0)*[.AG33]*[.$G33]*[.$F33]" office:value-type="string" office:string-value="" calcext:value-type="error">
            <text:p>#N/A</text:p>
          </table:table-cell>
          <table:table-cell table:formula="of:=[.AH33]/VLOOKUP([.AF33];[Resources.$A$2:.$F$799];2;0)" office:value-type="string" office:string-value="" calcext:value-type="error">
            <text:p>#N/A</text:p>
          </table:table-cell>
          <table:table-cell table:formula="of:=[Config.A33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4];[Resources.$A$2:.$F$799];5;0)/[.I34]" office:value-type="string" office:string-value="" calcext:value-type="error">
            <text:p>#N/A</text:p>
          </table:table-cell>
          <table:table-cell table:number-columns-repeated="2"/>
          <table:table-cell table:formula="of:=VLOOKUP([.H34];[Resources.$A$2:.$F$799];4;0)*[.I34]*[.G34]" office:value-type="string" office:string-value="" calcext:value-type="error">
            <text:p>#N/A</text:p>
          </table:table-cell>
          <table:table-cell table:formula="of:=[.J34]/VLOOKUP([.H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4];[Resources.$A$2:.$F$799];4;0)*[.M34]*[.$G34]" office:value-type="string" office:string-value="" calcext:value-type="error">
            <text:p>#N/A</text:p>
          </table:table-cell>
          <table:table-cell table:formula="of:=[.N34]/VLOOKUP([.L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4];[Resources.$A$2:.$F$799];4;0)*[.Q34]*[.$G34]" office:value-type="string" office:string-value="" calcext:value-type="error">
            <text:p>#N/A</text:p>
          </table:table-cell>
          <table:table-cell table:formula="of:=[.R34]/VLOOKUP([.P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4];[Resources.$A$2:.$F$799];4;0)*[.U34]*[.$G34]*[.$F34]" office:value-type="string" office:string-value="" calcext:value-type="error">
            <text:p>#N/A</text:p>
          </table:table-cell>
          <table:table-cell table:formula="of:=[.V34]/VLOOKUP([.T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4];[Resources.$A$2:.$F$799];4;0)*[.Y34]*[.$G34]*[.$F34]" office:value-type="string" office:string-value="" calcext:value-type="error">
            <text:p>#N/A</text:p>
          </table:table-cell>
          <table:table-cell table:formula="of:=[.Z34]/VLOOKUP([.X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4];[Resources.$A$2:.$F$799];4;0)*[.AC34]*[.$G34]*[.$F34]" office:value-type="string" office:string-value="" calcext:value-type="error">
            <text:p>#N/A</text:p>
          </table:table-cell>
          <table:table-cell table:formula="of:=[.AD34]/VLOOKUP([.AB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4];[Resources.$A$2:.$F$799];4;0)*[.AG34]*[.$G34]*[.$F34]" office:value-type="string" office:string-value="" calcext:value-type="error">
            <text:p>#N/A</text:p>
          </table:table-cell>
          <table:table-cell table:formula="of:=[.AH34]/VLOOKUP([.AF34];[Resources.$A$2:.$F$799];2;0)" office:value-type="string" office:string-value="" calcext:value-type="error">
            <text:p>#N/A</text:p>
          </table:table-cell>
          <table:table-cell table:formula="of:=[Config.A34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5];[Resources.$A$2:.$F$799];5;0)/[.I35]" office:value-type="string" office:string-value="" calcext:value-type="error">
            <text:p>#N/A</text:p>
          </table:table-cell>
          <table:table-cell table:number-columns-repeated="2"/>
          <table:table-cell table:formula="of:=VLOOKUP([.H35];[Resources.$A$2:.$F$799];4;0)*[.I35]*[.G35]" office:value-type="string" office:string-value="" calcext:value-type="error">
            <text:p>#N/A</text:p>
          </table:table-cell>
          <table:table-cell table:formula="of:=[.J35]/VLOOKUP([.H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5];[Resources.$A$2:.$F$799];4;0)*[.M35]*[.$G35]" office:value-type="string" office:string-value="" calcext:value-type="error">
            <text:p>#N/A</text:p>
          </table:table-cell>
          <table:table-cell table:formula="of:=[.N35]/VLOOKUP([.L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5];[Resources.$A$2:.$F$799];4;0)*[.Q35]*[.$G35]" office:value-type="string" office:string-value="" calcext:value-type="error">
            <text:p>#N/A</text:p>
          </table:table-cell>
          <table:table-cell table:formula="of:=[.R35]/VLOOKUP([.P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5];[Resources.$A$2:.$F$799];4;0)*[.U35]*[.$G35]*[.$F35]" office:value-type="string" office:string-value="" calcext:value-type="error">
            <text:p>#N/A</text:p>
          </table:table-cell>
          <table:table-cell table:formula="of:=[.V35]/VLOOKUP([.T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5];[Resources.$A$2:.$F$799];4;0)*[.Y35]*[.$G35]*[.$F35]" office:value-type="string" office:string-value="" calcext:value-type="error">
            <text:p>#N/A</text:p>
          </table:table-cell>
          <table:table-cell table:formula="of:=[.Z35]/VLOOKUP([.X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5];[Resources.$A$2:.$F$799];4;0)*[.AC35]*[.$G35]*[.$F35]" office:value-type="string" office:string-value="" calcext:value-type="error">
            <text:p>#N/A</text:p>
          </table:table-cell>
          <table:table-cell table:formula="of:=[.AD35]/VLOOKUP([.AB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5];[Resources.$A$2:.$F$799];4;0)*[.AG35]*[.$G35]*[.$F35]" office:value-type="string" office:string-value="" calcext:value-type="error">
            <text:p>#N/A</text:p>
          </table:table-cell>
          <table:table-cell table:formula="of:=[.AH35]/VLOOKUP([.AF35];[Resources.$A$2:.$F$799];2;0)" office:value-type="string" office:string-value="" calcext:value-type="error">
            <text:p>#N/A</text:p>
          </table:table-cell>
          <table:table-cell table:formula="of:=[Config.A35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6];[Resources.$A$2:.$F$799];5;0)/[.I36]" office:value-type="string" office:string-value="" calcext:value-type="error">
            <text:p>#N/A</text:p>
          </table:table-cell>
          <table:table-cell table:number-columns-repeated="2"/>
          <table:table-cell table:formula="of:=VLOOKUP([.H36];[Resources.$A$2:.$F$799];4;0)*[.I36]*[.G36]" office:value-type="string" office:string-value="" calcext:value-type="error">
            <text:p>#N/A</text:p>
          </table:table-cell>
          <table:table-cell table:formula="of:=[.J36]/VLOOKUP([.H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6];[Resources.$A$2:.$F$799];4;0)*[.M36]*[.$G36]" office:value-type="string" office:string-value="" calcext:value-type="error">
            <text:p>#N/A</text:p>
          </table:table-cell>
          <table:table-cell table:formula="of:=[.N36]/VLOOKUP([.L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6];[Resources.$A$2:.$F$799];4;0)*[.Q36]*[.$G36]" office:value-type="string" office:string-value="" calcext:value-type="error">
            <text:p>#N/A</text:p>
          </table:table-cell>
          <table:table-cell table:formula="of:=[.R36]/VLOOKUP([.P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6];[Resources.$A$2:.$F$799];4;0)*[.U36]*[.$G36]*[.$F36]" office:value-type="string" office:string-value="" calcext:value-type="error">
            <text:p>#N/A</text:p>
          </table:table-cell>
          <table:table-cell table:formula="of:=[.V36]/VLOOKUP([.T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6];[Resources.$A$2:.$F$799];4;0)*[.Y36]*[.$G36]*[.$F36]" office:value-type="string" office:string-value="" calcext:value-type="error">
            <text:p>#N/A</text:p>
          </table:table-cell>
          <table:table-cell table:formula="of:=[.Z36]/VLOOKUP([.X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6];[Resources.$A$2:.$F$799];4;0)*[.AC36]*[.$G36]*[.$F36]" office:value-type="string" office:string-value="" calcext:value-type="error">
            <text:p>#N/A</text:p>
          </table:table-cell>
          <table:table-cell table:formula="of:=[.AD36]/VLOOKUP([.AB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6];[Resources.$A$2:.$F$799];4;0)*[.AG36]*[.$G36]*[.$F36]" office:value-type="string" office:string-value="" calcext:value-type="error">
            <text:p>#N/A</text:p>
          </table:table-cell>
          <table:table-cell table:formula="of:=[.AH36]/VLOOKUP([.AF36];[Resources.$A$2:.$F$799];2;0)" office:value-type="string" office:string-value="" calcext:value-type="error">
            <text:p>#N/A</text:p>
          </table:table-cell>
          <table:table-cell table:formula="of:=[Config.A36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7];[Resources.$A$2:.$F$799];5;0)/[.I37]" office:value-type="string" office:string-value="" calcext:value-type="error">
            <text:p>#N/A</text:p>
          </table:table-cell>
          <table:table-cell table:number-columns-repeated="2"/>
          <table:table-cell table:formula="of:=VLOOKUP([.H37];[Resources.$A$2:.$F$799];4;0)*[.I37]*[.G37]" office:value-type="string" office:string-value="" calcext:value-type="error">
            <text:p>#N/A</text:p>
          </table:table-cell>
          <table:table-cell table:formula="of:=[.J37]/VLOOKUP([.H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7];[Resources.$A$2:.$F$799];4;0)*[.M37]*[.$G37]" office:value-type="string" office:string-value="" calcext:value-type="error">
            <text:p>#N/A</text:p>
          </table:table-cell>
          <table:table-cell table:formula="of:=[.N37]/VLOOKUP([.L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7];[Resources.$A$2:.$F$799];4;0)*[.Q37]*[.$G37]" office:value-type="string" office:string-value="" calcext:value-type="error">
            <text:p>#N/A</text:p>
          </table:table-cell>
          <table:table-cell table:formula="of:=[.R37]/VLOOKUP([.P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7];[Resources.$A$2:.$F$799];4;0)*[.U37]*[.$G37]*[.$F37]" office:value-type="string" office:string-value="" calcext:value-type="error">
            <text:p>#N/A</text:p>
          </table:table-cell>
          <table:table-cell table:formula="of:=[.V37]/VLOOKUP([.T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7];[Resources.$A$2:.$F$799];4;0)*[.Y37]*[.$G37]*[.$F37]" office:value-type="string" office:string-value="" calcext:value-type="error">
            <text:p>#N/A</text:p>
          </table:table-cell>
          <table:table-cell table:formula="of:=[.Z37]/VLOOKUP([.X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7];[Resources.$A$2:.$F$799];4;0)*[.AC37]*[.$G37]*[.$F37]" office:value-type="string" office:string-value="" calcext:value-type="error">
            <text:p>#N/A</text:p>
          </table:table-cell>
          <table:table-cell table:formula="of:=[.AD37]/VLOOKUP([.AB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7];[Resources.$A$2:.$F$799];4;0)*[.AG37]*[.$G37]*[.$F37]" office:value-type="string" office:string-value="" calcext:value-type="error">
            <text:p>#N/A</text:p>
          </table:table-cell>
          <table:table-cell table:formula="of:=[.AH37]/VLOOKUP([.AF37];[Resources.$A$2:.$F$799];2;0)" office:value-type="string" office:string-value="" calcext:value-type="error">
            <text:p>#N/A</text:p>
          </table:table-cell>
          <table:table-cell table:formula="of:=[Config.A37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8];[Resources.$A$2:.$F$799];5;0)/[.I38]" office:value-type="string" office:string-value="" calcext:value-type="error">
            <text:p>#N/A</text:p>
          </table:table-cell>
          <table:table-cell table:number-columns-repeated="2"/>
          <table:table-cell table:formula="of:=VLOOKUP([.H38];[Resources.$A$2:.$F$799];4;0)*[.I38]*[.G38]" office:value-type="string" office:string-value="" calcext:value-type="error">
            <text:p>#N/A</text:p>
          </table:table-cell>
          <table:table-cell table:formula="of:=[.J38]/VLOOKUP([.H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8];[Resources.$A$2:.$F$799];4;0)*[.M38]*[.$G38]" office:value-type="string" office:string-value="" calcext:value-type="error">
            <text:p>#N/A</text:p>
          </table:table-cell>
          <table:table-cell table:formula="of:=[.N38]/VLOOKUP([.L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8];[Resources.$A$2:.$F$799];4;0)*[.Q38]*[.$G38]" office:value-type="string" office:string-value="" calcext:value-type="error">
            <text:p>#N/A</text:p>
          </table:table-cell>
          <table:table-cell table:formula="of:=[.R38]/VLOOKUP([.P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8];[Resources.$A$2:.$F$799];4;0)*[.U38]*[.$G38]*[.$F38]" office:value-type="string" office:string-value="" calcext:value-type="error">
            <text:p>#N/A</text:p>
          </table:table-cell>
          <table:table-cell table:formula="of:=[.V38]/VLOOKUP([.T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8];[Resources.$A$2:.$F$799];4;0)*[.Y38]*[.$G38]*[.$F38]" office:value-type="string" office:string-value="" calcext:value-type="error">
            <text:p>#N/A</text:p>
          </table:table-cell>
          <table:table-cell table:formula="of:=[.Z38]/VLOOKUP([.X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8];[Resources.$A$2:.$F$799];4;0)*[.AC38]*[.$G38]*[.$F38]" office:value-type="string" office:string-value="" calcext:value-type="error">
            <text:p>#N/A</text:p>
          </table:table-cell>
          <table:table-cell table:formula="of:=[.AD38]/VLOOKUP([.AB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8];[Resources.$A$2:.$F$799];4;0)*[.AG38]*[.$G38]*[.$F38]" office:value-type="string" office:string-value="" calcext:value-type="error">
            <text:p>#N/A</text:p>
          </table:table-cell>
          <table:table-cell table:formula="of:=[.AH38]/VLOOKUP([.AF38];[Resources.$A$2:.$F$799];2;0)" office:value-type="string" office:string-value="" calcext:value-type="error">
            <text:p>#N/A</text:p>
          </table:table-cell>
          <table:table-cell table:formula="of:=[Config.A38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9];[Resources.$A$2:.$F$799];5;0)/[.I39]" office:value-type="string" office:string-value="" calcext:value-type="error">
            <text:p>#N/A</text:p>
          </table:table-cell>
          <table:table-cell table:number-columns-repeated="2"/>
          <table:table-cell table:formula="of:=VLOOKUP([.H39];[Resources.$A$2:.$F$799];4;0)*[.I39]*[.G39]" office:value-type="string" office:string-value="" calcext:value-type="error">
            <text:p>#N/A</text:p>
          </table:table-cell>
          <table:table-cell table:formula="of:=[.J39]/VLOOKUP([.H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9];[Resources.$A$2:.$F$799];4;0)*[.M39]*[.$G39]" office:value-type="string" office:string-value="" calcext:value-type="error">
            <text:p>#N/A</text:p>
          </table:table-cell>
          <table:table-cell table:formula="of:=[.N39]/VLOOKUP([.L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9];[Resources.$A$2:.$F$799];4;0)*[.Q39]*[.$G39]" office:value-type="string" office:string-value="" calcext:value-type="error">
            <text:p>#N/A</text:p>
          </table:table-cell>
          <table:table-cell table:formula="of:=[.R39]/VLOOKUP([.P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9];[Resources.$A$2:.$F$799];4;0)*[.U39]*[.$G39]*[.$F39]" office:value-type="string" office:string-value="" calcext:value-type="error">
            <text:p>#N/A</text:p>
          </table:table-cell>
          <table:table-cell table:formula="of:=[.V39]/VLOOKUP([.T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9];[Resources.$A$2:.$F$799];4;0)*[.Y39]*[.$G39]*[.$F39]" office:value-type="string" office:string-value="" calcext:value-type="error">
            <text:p>#N/A</text:p>
          </table:table-cell>
          <table:table-cell table:formula="of:=[.Z39]/VLOOKUP([.X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9];[Resources.$A$2:.$F$799];4;0)*[.AC39]*[.$G39]*[.$F39]" office:value-type="string" office:string-value="" calcext:value-type="error">
            <text:p>#N/A</text:p>
          </table:table-cell>
          <table:table-cell table:formula="of:=[.AD39]/VLOOKUP([.AB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9];[Resources.$A$2:.$F$799];4;0)*[.AG39]*[.$G39]*[.$F39]" office:value-type="string" office:string-value="" calcext:value-type="error">
            <text:p>#N/A</text:p>
          </table:table-cell>
          <table:table-cell table:formula="of:=[.AH39]/VLOOKUP([.AF39];[Resources.$A$2:.$F$799];2;0)" office:value-type="string" office:string-value="" calcext:value-type="error">
            <text:p>#N/A</text:p>
          </table:table-cell>
          <table:table-cell table:formula="of:=[Config.A39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0];[Resources.$A$2:.$F$799];5;0)/[.I40]" office:value-type="string" office:string-value="" calcext:value-type="error">
            <text:p>#N/A</text:p>
          </table:table-cell>
          <table:table-cell table:number-columns-repeated="2"/>
          <table:table-cell table:formula="of:=VLOOKUP([.H40];[Resources.$A$2:.$F$799];4;0)*[.I40]*[.G40]" office:value-type="string" office:string-value="" calcext:value-type="error">
            <text:p>#N/A</text:p>
          </table:table-cell>
          <table:table-cell table:formula="of:=[.J40]/VLOOKUP([.H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0];[Resources.$A$2:.$F$799];4;0)*[.M40]*[.$G40]" office:value-type="string" office:string-value="" calcext:value-type="error">
            <text:p>#N/A</text:p>
          </table:table-cell>
          <table:table-cell table:formula="of:=[.N40]/VLOOKUP([.L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0];[Resources.$A$2:.$F$799];4;0)*[.Q40]*[.$G40]" office:value-type="string" office:string-value="" calcext:value-type="error">
            <text:p>#N/A</text:p>
          </table:table-cell>
          <table:table-cell table:formula="of:=[.R40]/VLOOKUP([.P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0];[Resources.$A$2:.$F$799];4;0)*[.U40]*[.$G40]*[.$F40]" office:value-type="string" office:string-value="" calcext:value-type="error">
            <text:p>#N/A</text:p>
          </table:table-cell>
          <table:table-cell table:formula="of:=[.V40]/VLOOKUP([.T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0];[Resources.$A$2:.$F$799];4;0)*[.Y40]*[.$G40]*[.$F40]" office:value-type="string" office:string-value="" calcext:value-type="error">
            <text:p>#N/A</text:p>
          </table:table-cell>
          <table:table-cell table:formula="of:=[.Z40]/VLOOKUP([.X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0];[Resources.$A$2:.$F$799];4;0)*[.AC40]*[.$G40]*[.$F40]" office:value-type="string" office:string-value="" calcext:value-type="error">
            <text:p>#N/A</text:p>
          </table:table-cell>
          <table:table-cell table:formula="of:=[.AD40]/VLOOKUP([.AB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0];[Resources.$A$2:.$F$799];4;0)*[.AG40]*[.$G40]*[.$F40]" office:value-type="string" office:string-value="" calcext:value-type="error">
            <text:p>#N/A</text:p>
          </table:table-cell>
          <table:table-cell table:formula="of:=[.AH40]/VLOOKUP([.AF40];[Resources.$A$2:.$F$799];2;0)" office:value-type="string" office:string-value="" calcext:value-type="error">
            <text:p>#N/A</text:p>
          </table:table-cell>
          <table:table-cell table:formula="of:=[Config.A40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1];[Resources.$A$2:.$F$799];5;0)/[.I41]" office:value-type="string" office:string-value="" calcext:value-type="error">
            <text:p>#N/A</text:p>
          </table:table-cell>
          <table:table-cell table:number-columns-repeated="2"/>
          <table:table-cell table:formula="of:=VLOOKUP([.H41];[Resources.$A$2:.$F$799];4;0)*[.I41]*[.G41]" office:value-type="string" office:string-value="" calcext:value-type="error">
            <text:p>#N/A</text:p>
          </table:table-cell>
          <table:table-cell table:formula="of:=[.J41]/VLOOKUP([.H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1];[Resources.$A$2:.$F$799];4;0)*[.M41]*[.$G41]" office:value-type="string" office:string-value="" calcext:value-type="error">
            <text:p>#N/A</text:p>
          </table:table-cell>
          <table:table-cell table:formula="of:=[.N41]/VLOOKUP([.L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1];[Resources.$A$2:.$F$799];4;0)*[.Q41]*[.$G41]" office:value-type="string" office:string-value="" calcext:value-type="error">
            <text:p>#N/A</text:p>
          </table:table-cell>
          <table:table-cell table:formula="of:=[.R41]/VLOOKUP([.P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1];[Resources.$A$2:.$F$799];4;0)*[.U41]*[.$G41]*[.$F41]" office:value-type="string" office:string-value="" calcext:value-type="error">
            <text:p>#N/A</text:p>
          </table:table-cell>
          <table:table-cell table:formula="of:=[.V41]/VLOOKUP([.T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1];[Resources.$A$2:.$F$799];4;0)*[.Y41]*[.$G41]*[.$F41]" office:value-type="string" office:string-value="" calcext:value-type="error">
            <text:p>#N/A</text:p>
          </table:table-cell>
          <table:table-cell table:formula="of:=[.Z41]/VLOOKUP([.X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1];[Resources.$A$2:.$F$799];4;0)*[.AC41]*[.$G41]*[.$F41]" office:value-type="string" office:string-value="" calcext:value-type="error">
            <text:p>#N/A</text:p>
          </table:table-cell>
          <table:table-cell table:formula="of:=[.AD41]/VLOOKUP([.AB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1];[Resources.$A$2:.$F$799];4;0)*[.AG41]*[.$G41]*[.$F41]" office:value-type="string" office:string-value="" calcext:value-type="error">
            <text:p>#N/A</text:p>
          </table:table-cell>
          <table:table-cell table:formula="of:=[.AH41]/VLOOKUP([.AF41];[Resources.$A$2:.$F$799];2;0)" office:value-type="string" office:string-value="" calcext:value-type="error">
            <text:p>#N/A</text:p>
          </table:table-cell>
          <table:table-cell table:formula="of:=[Config.A41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2];[Resources.$A$2:.$F$799];5;0)/[.I42]" office:value-type="string" office:string-value="" calcext:value-type="error">
            <text:p>#N/A</text:p>
          </table:table-cell>
          <table:table-cell table:number-columns-repeated="2"/>
          <table:table-cell table:formula="of:=VLOOKUP([.H42];[Resources.$A$2:.$F$799];4;0)*[.I42]*[.G42]" office:value-type="string" office:string-value="" calcext:value-type="error">
            <text:p>#N/A</text:p>
          </table:table-cell>
          <table:table-cell table:formula="of:=[.J42]/VLOOKUP([.H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2];[Resources.$A$2:.$F$799];4;0)*[.M42]*[.$G42]" office:value-type="string" office:string-value="" calcext:value-type="error">
            <text:p>#N/A</text:p>
          </table:table-cell>
          <table:table-cell table:formula="of:=[.N42]/VLOOKUP([.L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2];[Resources.$A$2:.$F$799];4;0)*[.Q42]*[.$G42]" office:value-type="string" office:string-value="" calcext:value-type="error">
            <text:p>#N/A</text:p>
          </table:table-cell>
          <table:table-cell table:formula="of:=[.R42]/VLOOKUP([.P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2];[Resources.$A$2:.$F$799];4;0)*[.U42]*[.$G42]*[.$F42]" office:value-type="string" office:string-value="" calcext:value-type="error">
            <text:p>#N/A</text:p>
          </table:table-cell>
          <table:table-cell table:formula="of:=[.V42]/VLOOKUP([.T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2];[Resources.$A$2:.$F$799];4;0)*[.Y42]*[.$G42]*[.$F42]" office:value-type="string" office:string-value="" calcext:value-type="error">
            <text:p>#N/A</text:p>
          </table:table-cell>
          <table:table-cell table:formula="of:=[.Z42]/VLOOKUP([.X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2];[Resources.$A$2:.$F$799];4;0)*[.AC42]*[.$G42]*[.$F42]" office:value-type="string" office:string-value="" calcext:value-type="error">
            <text:p>#N/A</text:p>
          </table:table-cell>
          <table:table-cell table:formula="of:=[.AD42]/VLOOKUP([.AB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2];[Resources.$A$2:.$F$799];4;0)*[.AG42]*[.$G42]*[.$F42]" office:value-type="string" office:string-value="" calcext:value-type="error">
            <text:p>#N/A</text:p>
          </table:table-cell>
          <table:table-cell table:formula="of:=[.AH42]/VLOOKUP([.AF42];[Resources.$A$2:.$F$799];2;0)" office:value-type="string" office:string-value="" calcext:value-type="error">
            <text:p>#N/A</text:p>
          </table:table-cell>
          <table:table-cell table:formula="of:=[Config.A42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3];[Resources.$A$2:.$F$799];5;0)/[.I43]" office:value-type="string" office:string-value="" calcext:value-type="error">
            <text:p>#N/A</text:p>
          </table:table-cell>
          <table:table-cell table:number-columns-repeated="2"/>
          <table:table-cell table:formula="of:=VLOOKUP([.H43];[Resources.$A$2:.$F$799];4;0)*[.I43]*[.G43]" office:value-type="string" office:string-value="" calcext:value-type="error">
            <text:p>#N/A</text:p>
          </table:table-cell>
          <table:table-cell table:formula="of:=[.J43]/VLOOKUP([.H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3];[Resources.$A$2:.$F$799];4;0)*[.M43]*[.$G43]" office:value-type="string" office:string-value="" calcext:value-type="error">
            <text:p>#N/A</text:p>
          </table:table-cell>
          <table:table-cell table:formula="of:=[.N43]/VLOOKUP([.L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3];[Resources.$A$2:.$F$799];4;0)*[.Q43]*[.$G43]" office:value-type="string" office:string-value="" calcext:value-type="error">
            <text:p>#N/A</text:p>
          </table:table-cell>
          <table:table-cell table:formula="of:=[.R43]/VLOOKUP([.P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3];[Resources.$A$2:.$F$799];4;0)*[.U43]*[.$G43]*[.$F43]" office:value-type="string" office:string-value="" calcext:value-type="error">
            <text:p>#N/A</text:p>
          </table:table-cell>
          <table:table-cell table:formula="of:=[.V43]/VLOOKUP([.T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3];[Resources.$A$2:.$F$799];4;0)*[.Y43]*[.$G43]*[.$F43]" office:value-type="string" office:string-value="" calcext:value-type="error">
            <text:p>#N/A</text:p>
          </table:table-cell>
          <table:table-cell table:formula="of:=[.Z43]/VLOOKUP([.X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3];[Resources.$A$2:.$F$799];4;0)*[.AC43]*[.$G43]*[.$F43]" office:value-type="string" office:string-value="" calcext:value-type="error">
            <text:p>#N/A</text:p>
          </table:table-cell>
          <table:table-cell table:formula="of:=[.AD43]/VLOOKUP([.AB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3];[Resources.$A$2:.$F$799];4;0)*[.AG43]*[.$G43]*[.$F43]" office:value-type="string" office:string-value="" calcext:value-type="error">
            <text:p>#N/A</text:p>
          </table:table-cell>
          <table:table-cell table:formula="of:=[.AH43]/VLOOKUP([.AF43];[Resources.$A$2:.$F$799];2;0)" office:value-type="string" office:string-value="" calcext:value-type="error">
            <text:p>#N/A</text:p>
          </table:table-cell>
          <table:table-cell table:formula="of:=[Config.A43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4];[Resources.$A$2:.$F$799];5;0)/[.I44]" office:value-type="string" office:string-value="" calcext:value-type="error">
            <text:p>#N/A</text:p>
          </table:table-cell>
          <table:table-cell table:number-columns-repeated="2"/>
          <table:table-cell table:formula="of:=VLOOKUP([.H44];[Resources.$A$2:.$F$799];4;0)*[.I44]*[.G44]" office:value-type="string" office:string-value="" calcext:value-type="error">
            <text:p>#N/A</text:p>
          </table:table-cell>
          <table:table-cell table:formula="of:=[.J44]/VLOOKUP([.H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4];[Resources.$A$2:.$F$799];4;0)*[.M44]*[.$G44]" office:value-type="string" office:string-value="" calcext:value-type="error">
            <text:p>#N/A</text:p>
          </table:table-cell>
          <table:table-cell table:formula="of:=[.N44]/VLOOKUP([.L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4];[Resources.$A$2:.$F$799];4;0)*[.Q44]*[.$G44]" office:value-type="string" office:string-value="" calcext:value-type="error">
            <text:p>#N/A</text:p>
          </table:table-cell>
          <table:table-cell table:formula="of:=[.R44]/VLOOKUP([.P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4];[Resources.$A$2:.$F$799];4;0)*[.U44]*[.$G44]*[.$F44]" office:value-type="string" office:string-value="" calcext:value-type="error">
            <text:p>#N/A</text:p>
          </table:table-cell>
          <table:table-cell table:formula="of:=[.V44]/VLOOKUP([.T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4];[Resources.$A$2:.$F$799];4;0)*[.Y44]*[.$G44]*[.$F44]" office:value-type="string" office:string-value="" calcext:value-type="error">
            <text:p>#N/A</text:p>
          </table:table-cell>
          <table:table-cell table:formula="of:=[.Z44]/VLOOKUP([.X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4];[Resources.$A$2:.$F$799];4;0)*[.AC44]*[.$G44]*[.$F44]" office:value-type="string" office:string-value="" calcext:value-type="error">
            <text:p>#N/A</text:p>
          </table:table-cell>
          <table:table-cell table:formula="of:=[.AD44]/VLOOKUP([.AB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4];[Resources.$A$2:.$F$799];4;0)*[.AG44]*[.$G44]*[.$F44]" office:value-type="string" office:string-value="" calcext:value-type="error">
            <text:p>#N/A</text:p>
          </table:table-cell>
          <table:table-cell table:formula="of:=[.AH44]/VLOOKUP([.AF44];[Resources.$A$2:.$F$799];2;0)" office:value-type="string" office:string-value="" calcext:value-type="error">
            <text:p>#N/A</text:p>
          </table:table-cell>
          <table:table-cell table:formula="of:=[Config.A44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5];[Resources.$A$2:.$F$799];5;0)/[.I45]" office:value-type="string" office:string-value="" calcext:value-type="error">
            <text:p>#N/A</text:p>
          </table:table-cell>
          <table:table-cell table:number-columns-repeated="2"/>
          <table:table-cell table:formula="of:=VLOOKUP([.H45];[Resources.$A$2:.$F$799];4;0)*[.I45]*[.G45]" office:value-type="string" office:string-value="" calcext:value-type="error">
            <text:p>#N/A</text:p>
          </table:table-cell>
          <table:table-cell table:formula="of:=[.J45]/VLOOKUP([.H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5];[Resources.$A$2:.$F$799];4;0)*[.M45]*[.$G45]" office:value-type="string" office:string-value="" calcext:value-type="error">
            <text:p>#N/A</text:p>
          </table:table-cell>
          <table:table-cell table:formula="of:=[.N45]/VLOOKUP([.L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5];[Resources.$A$2:.$F$799];4;0)*[.Q45]*[.$G45]" office:value-type="string" office:string-value="" calcext:value-type="error">
            <text:p>#N/A</text:p>
          </table:table-cell>
          <table:table-cell table:formula="of:=[.R45]/VLOOKUP([.P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5];[Resources.$A$2:.$F$799];4;0)*[.U45]*[.$G45]*[.$F45]" office:value-type="string" office:string-value="" calcext:value-type="error">
            <text:p>#N/A</text:p>
          </table:table-cell>
          <table:table-cell table:formula="of:=[.V45]/VLOOKUP([.T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5];[Resources.$A$2:.$F$799];4;0)*[.Y45]*[.$G45]*[.$F45]" office:value-type="string" office:string-value="" calcext:value-type="error">
            <text:p>#N/A</text:p>
          </table:table-cell>
          <table:table-cell table:formula="of:=[.Z45]/VLOOKUP([.X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5];[Resources.$A$2:.$F$799];4;0)*[.AC45]*[.$G45]*[.$F45]" office:value-type="string" office:string-value="" calcext:value-type="error">
            <text:p>#N/A</text:p>
          </table:table-cell>
          <table:table-cell table:formula="of:=[.AD45]/VLOOKUP([.AB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5];[Resources.$A$2:.$F$799];4;0)*[.AG45]*[.$G45]*[.$F45]" office:value-type="string" office:string-value="" calcext:value-type="error">
            <text:p>#N/A</text:p>
          </table:table-cell>
          <table:table-cell table:formula="of:=[.AH45]/VLOOKUP([.AF45];[Resources.$A$2:.$F$799];2;0)" office:value-type="string" office:string-value="" calcext:value-type="error">
            <text:p>#N/A</text:p>
          </table:table-cell>
          <table:table-cell table:formula="of:=[Config.A45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6];[Resources.$A$2:.$F$799];5;0)/[.I46]" office:value-type="string" office:string-value="" calcext:value-type="error">
            <text:p>#N/A</text:p>
          </table:table-cell>
          <table:table-cell table:number-columns-repeated="2"/>
          <table:table-cell table:formula="of:=VLOOKUP([.H46];[Resources.$A$2:.$F$799];4;0)*[.I46]*[.G46]" office:value-type="string" office:string-value="" calcext:value-type="error">
            <text:p>#N/A</text:p>
          </table:table-cell>
          <table:table-cell table:formula="of:=[.J46]/VLOOKUP([.H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6];[Resources.$A$2:.$F$799];4;0)*[.M46]*[.$G46]" office:value-type="string" office:string-value="" calcext:value-type="error">
            <text:p>#N/A</text:p>
          </table:table-cell>
          <table:table-cell table:formula="of:=[.N46]/VLOOKUP([.L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6];[Resources.$A$2:.$F$799];4;0)*[.Q46]*[.$G46]" office:value-type="string" office:string-value="" calcext:value-type="error">
            <text:p>#N/A</text:p>
          </table:table-cell>
          <table:table-cell table:formula="of:=[.R46]/VLOOKUP([.P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6];[Resources.$A$2:.$F$799];4;0)*[.U46]*[.$G46]*[.$F46]" office:value-type="string" office:string-value="" calcext:value-type="error">
            <text:p>#N/A</text:p>
          </table:table-cell>
          <table:table-cell table:formula="of:=[.V46]/VLOOKUP([.T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6];[Resources.$A$2:.$F$799];4;0)*[.Y46]*[.$G46]*[.$F46]" office:value-type="string" office:string-value="" calcext:value-type="error">
            <text:p>#N/A</text:p>
          </table:table-cell>
          <table:table-cell table:formula="of:=[.Z46]/VLOOKUP([.X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6];[Resources.$A$2:.$F$799];4;0)*[.AC46]*[.$G46]*[.$F46]" office:value-type="string" office:string-value="" calcext:value-type="error">
            <text:p>#N/A</text:p>
          </table:table-cell>
          <table:table-cell table:formula="of:=[.AD46]/VLOOKUP([.AB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6];[Resources.$A$2:.$F$799];4;0)*[.AG46]*[.$G46]*[.$F46]" office:value-type="string" office:string-value="" calcext:value-type="error">
            <text:p>#N/A</text:p>
          </table:table-cell>
          <table:table-cell table:formula="of:=[.AH46]/VLOOKUP([.AF46];[Resources.$A$2:.$F$799];2;0)" office:value-type="string" office:string-value="" calcext:value-type="error">
            <text:p>#N/A</text:p>
          </table:table-cell>
          <table:table-cell table:formula="of:=[Config.A46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7];[Resources.$A$2:.$F$799];5;0)/[.I47]" office:value-type="string" office:string-value="" calcext:value-type="error">
            <text:p>#N/A</text:p>
          </table:table-cell>
          <table:table-cell table:number-columns-repeated="2"/>
          <table:table-cell table:formula="of:=VLOOKUP([.H47];[Resources.$A$2:.$F$799];4;0)*[.I47]*[.G47]" office:value-type="string" office:string-value="" calcext:value-type="error">
            <text:p>#N/A</text:p>
          </table:table-cell>
          <table:table-cell table:formula="of:=[.J47]/VLOOKUP([.H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7];[Resources.$A$2:.$F$799];4;0)*[.M47]*[.$G47]" office:value-type="string" office:string-value="" calcext:value-type="error">
            <text:p>#N/A</text:p>
          </table:table-cell>
          <table:table-cell table:formula="of:=[.N47]/VLOOKUP([.L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7];[Resources.$A$2:.$F$799];4;0)*[.Q47]*[.$G47]" office:value-type="string" office:string-value="" calcext:value-type="error">
            <text:p>#N/A</text:p>
          </table:table-cell>
          <table:table-cell table:formula="of:=[.R47]/VLOOKUP([.P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7];[Resources.$A$2:.$F$799];4;0)*[.U47]*[.$G47]*[.$F47]" office:value-type="string" office:string-value="" calcext:value-type="error">
            <text:p>#N/A</text:p>
          </table:table-cell>
          <table:table-cell table:formula="of:=[.V47]/VLOOKUP([.T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7];[Resources.$A$2:.$F$799];4;0)*[.Y47]*[.$G47]*[.$F47]" office:value-type="string" office:string-value="" calcext:value-type="error">
            <text:p>#N/A</text:p>
          </table:table-cell>
          <table:table-cell table:formula="of:=[.Z47]/VLOOKUP([.X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7];[Resources.$A$2:.$F$799];4;0)*[.AC47]*[.$G47]*[.$F47]" office:value-type="string" office:string-value="" calcext:value-type="error">
            <text:p>#N/A</text:p>
          </table:table-cell>
          <table:table-cell table:formula="of:=[.AD47]/VLOOKUP([.AB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7];[Resources.$A$2:.$F$799];4;0)*[.AG47]*[.$G47]*[.$F47]" office:value-type="string" office:string-value="" calcext:value-type="error">
            <text:p>#N/A</text:p>
          </table:table-cell>
          <table:table-cell table:formula="of:=[.AH47]/VLOOKUP([.AF47];[Resources.$A$2:.$F$799];2;0)" office:value-type="string" office:string-value="" calcext:value-type="error">
            <text:p>#N/A</text:p>
          </table:table-cell>
          <table:table-cell table:formula="of:=[Config.A47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8];[Resources.$A$2:.$F$799];5;0)/[.I48]" office:value-type="string" office:string-value="" calcext:value-type="error">
            <text:p>#N/A</text:p>
          </table:table-cell>
          <table:table-cell table:number-columns-repeated="2"/>
          <table:table-cell table:formula="of:=VLOOKUP([.H48];[Resources.$A$2:.$F$799];4;0)*[.I48]*[.G48]" office:value-type="string" office:string-value="" calcext:value-type="error">
            <text:p>#N/A</text:p>
          </table:table-cell>
          <table:table-cell table:formula="of:=[.J48]/VLOOKUP([.H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8];[Resources.$A$2:.$F$799];4;0)*[.M48]*[.$G48]" office:value-type="string" office:string-value="" calcext:value-type="error">
            <text:p>#N/A</text:p>
          </table:table-cell>
          <table:table-cell table:formula="of:=[.N48]/VLOOKUP([.L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8];[Resources.$A$2:.$F$799];4;0)*[.Q48]*[.$G48]" office:value-type="string" office:string-value="" calcext:value-type="error">
            <text:p>#N/A</text:p>
          </table:table-cell>
          <table:table-cell table:formula="of:=[.R48]/VLOOKUP([.P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8];[Resources.$A$2:.$F$799];4;0)*[.U48]*[.$G48]*[.$F48]" office:value-type="string" office:string-value="" calcext:value-type="error">
            <text:p>#N/A</text:p>
          </table:table-cell>
          <table:table-cell table:formula="of:=[.V48]/VLOOKUP([.T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8];[Resources.$A$2:.$F$799];4;0)*[.Y48]*[.$G48]*[.$F48]" office:value-type="string" office:string-value="" calcext:value-type="error">
            <text:p>#N/A</text:p>
          </table:table-cell>
          <table:table-cell table:formula="of:=[.Z48]/VLOOKUP([.X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8];[Resources.$A$2:.$F$799];4;0)*[.AC48]*[.$G48]*[.$F48]" office:value-type="string" office:string-value="" calcext:value-type="error">
            <text:p>#N/A</text:p>
          </table:table-cell>
          <table:table-cell table:formula="of:=[.AD48]/VLOOKUP([.AB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8];[Resources.$A$2:.$F$799];4;0)*[.AG48]*[.$G48]*[.$F48]" office:value-type="string" office:string-value="" calcext:value-type="error">
            <text:p>#N/A</text:p>
          </table:table-cell>
          <table:table-cell table:formula="of:=[.AH48]/VLOOKUP([.AF48];[Resources.$A$2:.$F$799];2;0)" office:value-type="string" office:string-value="" calcext:value-type="error">
            <text:p>#N/A</text:p>
          </table:table-cell>
          <table:table-cell table:formula="of:=[Config.A48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9];[Resources.$A$2:.$F$799];5;0)/[.I49]" office:value-type="string" office:string-value="" calcext:value-type="error">
            <text:p>#N/A</text:p>
          </table:table-cell>
          <table:table-cell table:number-columns-repeated="2"/>
          <table:table-cell table:formula="of:=VLOOKUP([.H49];[Resources.$A$2:.$F$799];4;0)*[.I49]*[.G49]" office:value-type="string" office:string-value="" calcext:value-type="error">
            <text:p>#N/A</text:p>
          </table:table-cell>
          <table:table-cell table:formula="of:=[.J49]/VLOOKUP([.H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9];[Resources.$A$2:.$F$799];4;0)*[.M49]*[.$G49]" office:value-type="string" office:string-value="" calcext:value-type="error">
            <text:p>#N/A</text:p>
          </table:table-cell>
          <table:table-cell table:formula="of:=[.N49]/VLOOKUP([.L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9];[Resources.$A$2:.$F$799];4;0)*[.Q49]*[.$G49]" office:value-type="string" office:string-value="" calcext:value-type="error">
            <text:p>#N/A</text:p>
          </table:table-cell>
          <table:table-cell table:formula="of:=[.R49]/VLOOKUP([.P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9];[Resources.$A$2:.$F$799];4;0)*[.U49]*[.$G49]*[.$F49]" office:value-type="string" office:string-value="" calcext:value-type="error">
            <text:p>#N/A</text:p>
          </table:table-cell>
          <table:table-cell table:formula="of:=[.V49]/VLOOKUP([.T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9];[Resources.$A$2:.$F$799];4;0)*[.Y49]*[.$G49]*[.$F49]" office:value-type="string" office:string-value="" calcext:value-type="error">
            <text:p>#N/A</text:p>
          </table:table-cell>
          <table:table-cell table:formula="of:=[.Z49]/VLOOKUP([.X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9];[Resources.$A$2:.$F$799];4;0)*[.AC49]*[.$G49]*[.$F49]" office:value-type="string" office:string-value="" calcext:value-type="error">
            <text:p>#N/A</text:p>
          </table:table-cell>
          <table:table-cell table:formula="of:=[.AD49]/VLOOKUP([.AB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9];[Resources.$A$2:.$F$799];4;0)*[.AG49]*[.$G49]*[.$F49]" office:value-type="string" office:string-value="" calcext:value-type="error">
            <text:p>#N/A</text:p>
          </table:table-cell>
          <table:table-cell table:formula="of:=[.AH49]/VLOOKUP([.AF49];[Resources.$A$2:.$F$799];2;0)" office:value-type="string" office:string-value="" calcext:value-type="error">
            <text:p>#N/A</text:p>
          </table:table-cell>
          <table:table-cell table:formula="of:=[Config.A49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50];[Resources.$A$2:.$F$799];5;0)/[.I50]" office:value-type="string" office:string-value="" calcext:value-type="error">
            <text:p>#N/A</text:p>
          </table:table-cell>
          <table:table-cell table:number-columns-repeated="2"/>
          <table:table-cell table:formula="of:=VLOOKUP([.H50];[Resources.$A$2:.$F$799];4;0)*[.I50]*[.G50]" office:value-type="string" office:string-value="" calcext:value-type="error">
            <text:p>#N/A</text:p>
          </table:table-cell>
          <table:table-cell table:formula="of:=[.J50]/VLOOKUP([.H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50];[Resources.$A$2:.$F$799];4;0)*[.M50]*[.$G50]" office:value-type="string" office:string-value="" calcext:value-type="error">
            <text:p>#N/A</text:p>
          </table:table-cell>
          <table:table-cell table:formula="of:=[.N50]/VLOOKUP([.L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50];[Resources.$A$2:.$F$799];4;0)*[.Q50]*[.$G50]" office:value-type="string" office:string-value="" calcext:value-type="error">
            <text:p>#N/A</text:p>
          </table:table-cell>
          <table:table-cell table:formula="of:=[.R50]/VLOOKUP([.P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50];[Resources.$A$2:.$F$799];4;0)*[.U50]*[.$G50]*[.$F50]" office:value-type="string" office:string-value="" calcext:value-type="error">
            <text:p>#N/A</text:p>
          </table:table-cell>
          <table:table-cell table:formula="of:=[.V50]/VLOOKUP([.T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50];[Resources.$A$2:.$F$799];4;0)*[.Y50]*[.$G50]*[.$F50]" office:value-type="string" office:string-value="" calcext:value-type="error">
            <text:p>#N/A</text:p>
          </table:table-cell>
          <table:table-cell table:formula="of:=[.Z50]/VLOOKUP([.X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50];[Resources.$A$2:.$F$799];4;0)*[.AC50]*[.$G50]*[.$F50]" office:value-type="string" office:string-value="" calcext:value-type="error">
            <text:p>#N/A</text:p>
          </table:table-cell>
          <table:table-cell table:formula="of:=[.AD50]/VLOOKUP([.AB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50];[Resources.$A$2:.$F$799];4;0)*[.AG50]*[.$G50]*[.$F50]" office:value-type="string" office:string-value="" calcext:value-type="error">
            <text:p>#N/A</text:p>
          </table:table-cell>
          <table:table-cell table:formula="of:=[.AH50]/VLOOKUP([.AF50];[Resources.$A$2:.$F$799];2;0)" office:value-type="string" office:string-value="" calcext:value-type="error">
            <text:p>#N/A</text:p>
          </table:table-cell>
          <table:table-cell table:formula="of:=[Config.A50]">
            <text:p/>
          </table:table-cell>
          <table:table-cell table:number-columns-repeated="986"/>
        </table:table-row>
        <table:table-row table:style-name="ro3" table:number-rows-repeated="104852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sources" table:style-name="ta1">
        <table:table-column table:style-name="co2" table:default-cell-style-name="ce8"/>
        <table:table-column table:style-name="co3" table:default-cell-style-name="ce8"/>
        <table:table-column table:style-name="co1" table:number-columns-repeated="1022" table:default-cell-style-name="ce8"/>
        <table:table-row table:style-name="ro2">
          <table:table-cell office:value-type="string" calcext:value-type="string">
            <text:p>Resource Name</text:p>
          </table:table-cell>
          <table:table-cell office:value-type="string" calcext:value-type="string">
            <text:p>Density (mg/l)</text:p>
          </table:table-cell>
          <table:table-cell office:value-type="string" calcext:value-type="string">
            <text:p>g/mol</text:p>
          </table:table-cell>
          <table:table-cell office:value-type="string" calcext:value-type="string">
            <text:p>mg/mol</text:p>
          </table:table-cell>
          <table:table-cell office:value-type="string" calcext:value-type="string">
            <text:p>mols/l</text:p>
          </table:table-cell>
          <table:table-cell office:value-type="string" calcext:value-type="string">
            <text:p>makeup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ctinides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]/1000000" office:value-type="float" office:value="0" calcext:value-type="float">
            <text:p>0</text:p>
          </table:table-cell>
          <table:table-cell table:formula="of:=[.B2]/[.D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erozine50</text:p>
          </table:table-cell>
          <table:table-cell table:style-name="ce9" office:value-type="float" office:value="0.0009" calcext:value-type="float">
            <text:p>0.0009</text:p>
          </table:table-cell>
          <table:table-cell table:style-name="ce12" office:value-type="float" office:value="53.08503" calcext:value-type="float">
            <text:p>53.08503</text:p>
          </table:table-cell>
          <table:table-cell table:formula="of:=[.C3]/1000000" office:value-type="float" office:value="0.00005308503" calcext:value-type="float">
            <text:p>0.000053085</text:p>
          </table:table-cell>
          <table:table-cell table:formula="of:=[.B3]/[.D3]" office:value-type="float" office:value="16.9539322102672" calcext:value-type="float">
            <text:p>16.953932210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K20</text:p>
          </table:table-cell>
          <table:table-cell table:style-name="ce9" office:value-type="float" office:value="0.001499" calcext:value-type="float">
            <text:p>0.001499</text:p>
          </table:table-cell>
          <table:table-cell/>
          <table:table-cell table:formula="of:=[.C4]/1000000" office:value-type="float" office:value="0" calcext:value-type="float">
            <text:p>0</text:p>
          </table:table-cell>
          <table:table-cell table:formula="of:=[.B4]/[.D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K27</text:p>
          </table:table-cell>
          <table:table-cell table:style-name="ce9" office:value-type="float" office:value="0.001494" calcext:value-type="float">
            <text:p>0.001494</text:p>
          </table:table-cell>
          <table:table-cell/>
          <table:table-cell table:formula="of:=[.C5]/1000000" office:value-type="float" office:value="0" calcext:value-type="float">
            <text:p>0</text:p>
          </table:table-cell>
          <table:table-cell table:formula="of:=[.B5]/[.D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lumina</text:p>
          </table:table-cell>
          <table:table-cell table:style-name="ce9" office:value-type="float" office:value="0.00398" calcext:value-type="float">
            <text:p>0.00398</text:p>
          </table:table-cell>
          <table:table-cell/>
          <table:table-cell table:formula="of:=[.C6]/1000000" office:value-type="float" office:value="0" calcext:value-type="float">
            <text:p>0</text:p>
          </table:table-cell>
          <table:table-cell table:formula="of:=[.B6]/[.D6]" office:value-type="string" office:string-value="" calcext:value-type="error">
            <text:p>#DIV/0!</text:p>
          </table:table-cell>
          <table:table-cell table:style-name="ce14" office:value-type="string" calcext:value-type="string">
            <text:p>Al2O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luminium</text:p>
          </table:table-cell>
          <table:table-cell table:style-name="ce9" office:value-type="float" office:value="0.0027" calcext:value-type="float">
            <text:p>0.0027</text:p>
          </table:table-cell>
          <table:table-cell/>
          <table:table-cell table:formula="of:=[.C7]/1000000" office:value-type="float" office:value="0" calcext:value-type="float">
            <text:p>0</text:p>
          </table:table-cell>
          <table:table-cell table:formula="of:=[.B7]/[.D7]" office:value-type="string" office:string-value="" calcext:value-type="error">
            <text:p>#DIV/0!</text:p>
          </table:table-cell>
          <table:table-cell table:style-name="ce14" office:value-type="string" calcext:value-type="string">
            <text:p>Al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Ammonia</text:p>
          </table:table-cell>
          <table:table-cell table:style-name="ce10" office:value-type="float" office:value="0.000000769" calcext:value-type="float">
            <text:p>0.000000769</text:p>
          </table:table-cell>
          <table:table-cell table:style-name="ce10" office:value-type="float" office:value="17.031" calcext:value-type="float">
            <text:p>17.031</text:p>
          </table:table-cell>
          <table:table-cell table:formula="of:=[.C8]/1000000" office:value-type="float" office:value="0.000017031" calcext:value-type="float">
            <text:p>0.000017031</text:p>
          </table:table-cell>
          <table:table-cell table:formula="of:=[.B8]/[.D8]" office:value-type="float" office:value="0.0451529563736715" calcext:value-type="float">
            <text:p>0.0451529564</text:p>
          </table:table-cell>
          <table:table-cell table:style-name="ce14" office:value-type="string" calcext:value-type="string">
            <text:p>NH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niline</text:p>
          </table:table-cell>
          <table:table-cell table:style-name="ce9" office:value-type="float" office:value="0.00102" calcext:value-type="float">
            <text:p>0.00102</text:p>
          </table:table-cell>
          <table:table-cell/>
          <table:table-cell table:formula="of:=[.C9]/1000000" office:value-type="float" office:value="0" calcext:value-type="float">
            <text:p>0</text:p>
          </table:table-cell>
          <table:table-cell table:formula="of:=[.B9]/[.D9]" office:value-type="string" office:string-value="" calcext:value-type="error">
            <text:p>#DIV/0!</text:p>
          </table:table-cell>
          <table:table-cell table:style-name="ce14" office:value-type="string" calcext:value-type="string">
            <text:p>C6H5N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ntimatter</text:p>
          </table:table-cell>
          <table:table-cell table:style-name="ce9" office:value-type="float" office:value="0.00007085" calcext:value-type="float">
            <text:p>0.00007085</text:p>
          </table:table-cell>
          <table:table-cell/>
          <table:table-cell table:formula="of:=[.C10]/1000000" office:value-type="float" office:value="0" calcext:value-type="float">
            <text:p>0</text:p>
          </table:table-cell>
          <table:table-cell table:formula="of:=[.B10]/[.D1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rgonGas</text:p>
          </table:table-cell>
          <table:table-cell table:style-name="ce9" office:value-type="float" office:value="0.000001784" calcext:value-type="float">
            <text:p>0.000001784</text:p>
          </table:table-cell>
          <table:table-cell/>
          <table:table-cell table:formula="of:=[.C11]/1000000" office:value-type="float" office:value="0" calcext:value-type="float">
            <text:p>0</text:p>
          </table:table-cell>
          <table:table-cell table:formula="of:=[.B11]/[.D11]" office:value-type="string" office:string-value="" calcext:value-type="error">
            <text:p>#DIV/0!</text:p>
          </table:table-cell>
          <table:table-cell table:style-name="ce14" office:value-type="string" calcext:value-type="string">
            <text:p>Ar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vGas</text:p>
          </table:table-cell>
          <table:table-cell table:style-name="ce9" office:value-type="float" office:value="0.000719" calcext:value-type="float">
            <text:p>0.000719</text:p>
          </table:table-cell>
          <table:table-cell/>
          <table:table-cell table:formula="of:=[.C12]/1000000" office:value-type="float" office:value="0" calcext:value-type="float">
            <text:p>0</text:p>
          </table:table-cell>
          <table:table-cell table:formula="of:=[.B12]/[.D1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Boron</text:p>
          </table:table-cell>
          <table:table-cell table:style-name="ce9" office:value-type="float" office:value="0.00246" calcext:value-type="float">
            <text:p>0.00246</text:p>
          </table:table-cell>
          <table:table-cell/>
          <table:table-cell table:formula="of:=[.C13]/1000000" office:value-type="float" office:value="0" calcext:value-type="float">
            <text:p>0</text:p>
          </table:table-cell>
          <table:table-cell table:formula="of:=[.B13]/[.D13]" office:value-type="string" office:string-value="" calcext:value-type="error">
            <text:p>#DIV/0!</text:p>
          </table:table-cell>
          <table:table-cell table:style-name="ce14"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arbon</text:p>
          </table:table-cell>
          <table:table-cell table:style-name="ce11" office:value-type="float" office:value="0.0021" calcext:value-type="float">
            <text:p>0.002100000</text:p>
          </table:table-cell>
          <table:table-cell table:style-name="ce12" office:value-type="float" office:value="12.0107" calcext:value-type="float">
            <text:p>12.01070</text:p>
          </table:table-cell>
          <table:table-cell table:formula="of:=[.C14]/1000000" office:value-type="float" office:value="0.0000120107" calcext:value-type="float">
            <text:p>1.20107E-005</text:p>
          </table:table-cell>
          <table:table-cell table:formula="of:=[.B14]/[.D14]" office:value-type="float" office:value="174.844097346533" calcext:value-type="float">
            <text:p>174.8440973465</text:p>
          </table:table-cell>
          <table:table-cell table:style-name="ce14"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arbonDioxide</text:p>
          </table:table-cell>
          <table:table-cell table:style-name="ce9" office:value-type="float" office:value="0.000001951" calcext:value-type="float">
            <text:p>0.000001951</text:p>
          </table:table-cell>
          <table:table-cell table:style-name="ce10" office:value-type="float" office:value="44.01" calcext:value-type="float">
            <text:p>44.01</text:p>
          </table:table-cell>
          <table:table-cell table:formula="of:=[.C15]/1000000" office:value-type="float" office:value="0.00004401" calcext:value-type="float">
            <text:p>0.00004401</text:p>
          </table:table-cell>
          <table:table-cell table:formula="of:=[.B15]/[.D15]" office:value-type="float" office:value="0.0443308339013861" calcext:value-type="float">
            <text:p>0.0443308339</text:p>
          </table:table-cell>
          <table:table-cell table:style-name="ce14" office:value-type="string" calcext:value-type="string">
            <text:p>CO2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arbonMonoxide</text:p>
          </table:table-cell>
          <table:table-cell table:style-name="ce10" office:value-type="float" office:value="0.00000125" calcext:value-type="float">
            <text:p>0.00000125</text:p>
          </table:table-cell>
          <table:table-cell table:style-name="ce13" office:value-type="float" office:value="28.01" calcext:value-type="float">
            <text:p>28.01</text:p>
          </table:table-cell>
          <table:table-cell table:formula="of:=[.C16]/1000000" office:value-type="float" office:value="0.00002801" calcext:value-type="float">
            <text:p>0.00002801</text:p>
          </table:table-cell>
          <table:table-cell table:formula="of:=[.B16]/[.D16]" office:value-type="float" office:value="0.0446269189575152" calcext:value-type="float">
            <text:p>0.044626919</text:p>
          </table:table-cell>
          <table:table-cell table:style-name="ce14" office:value-type="string" calcext:value-type="string">
            <text:p>C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aveaB</text:p>
          </table:table-cell>
          <table:table-cell table:style-name="ce9" office:value-type="float" office:value="0.001501" calcext:value-type="float">
            <text:p>0.001501</text:p>
          </table:table-cell>
          <table:table-cell/>
          <table:table-cell table:formula="of:=[.C17]/1000000" office:value-type="float" office:value="0" calcext:value-type="float">
            <text:p>0</text:p>
          </table:table-cell>
          <table:table-cell table:formula="of:=[.B17]/[.D1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hargedParticles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8]/1000000" office:value-type="float" office:value="0" calcext:value-type="float">
            <text:p>0</text:p>
          </table:table-cell>
          <table:table-cell table:formula="of:=[.B18]/[.D1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hemicals</text:p>
          </table:table-cell>
          <table:table-cell table:style-name="ce9" office:value-type="float" office:value="0.0025" calcext:value-type="float">
            <text:p>0.0025</text:p>
          </table:table-cell>
          <table:table-cell/>
          <table:table-cell table:formula="of:=[.C19]/1000000" office:value-type="float" office:value="0" calcext:value-type="float">
            <text:p>0</text:p>
          </table:table-cell>
          <table:table-cell table:formula="of:=[.B19]/[.D1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lF3</text:p>
          </table:table-cell>
          <table:table-cell table:style-name="ce9" office:value-type="float" office:value="0.00177" calcext:value-type="float">
            <text:p>0.00177</text:p>
          </table:table-cell>
          <table:table-cell/>
          <table:table-cell table:formula="of:=[.C20]/1000000" office:value-type="float" office:value="0" calcext:value-type="float">
            <text:p>0</text:p>
          </table:table-cell>
          <table:table-cell table:formula="of:=[.B20]/[.D20]" office:value-type="string" office:string-value="" calcext:value-type="error">
            <text:p>#DIV/0!</text:p>
          </table:table-cell>
          <table:table-cell table:style-name="ce14" office:value-type="string" calcext:value-type="string">
            <text:p>ClF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lF5</text:p>
          </table:table-cell>
          <table:table-cell table:style-name="ce9" office:value-type="float" office:value="0.0019" calcext:value-type="float">
            <text:p>0.0019</text:p>
          </table:table-cell>
          <table:table-cell/>
          <table:table-cell table:formula="of:=[.C21]/1000000" office:value-type="float" office:value="0" calcext:value-type="float">
            <text:p>0</text:p>
          </table:table-cell>
          <table:table-cell table:formula="of:=[.B21]/[.D21]" office:value-type="string" office:string-value="" calcext:value-type="error">
            <text:p>#DIV/0!</text:p>
          </table:table-cell>
          <table:table-cell table:style-name="ce14" office:value-type="string" calcext:value-type="string">
            <text:p>ClF5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DepletedFuel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2]/1000000" office:value-type="float" office:value="0" calcext:value-type="float">
            <text:p>0</text:p>
          </table:table-cell>
          <table:table-cell table:formula="of:=[.B22]/[.D2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DepletedUranium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3]/1000000" office:value-type="float" office:value="0" calcext:value-type="float">
            <text:p>0</text:p>
          </table:table-cell>
          <table:table-cell table:formula="of:=[.B23]/[.D2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Diborane</text:p>
          </table:table-cell>
          <table:table-cell table:style-name="ce9" office:value-type="float" office:value="0.000421" calcext:value-type="float">
            <text:p>0.000421</text:p>
          </table:table-cell>
          <table:table-cell/>
          <table:table-cell table:formula="of:=[.C24]/1000000" office:value-type="float" office:value="0" calcext:value-type="float">
            <text:p>0</text:p>
          </table:table-cell>
          <table:table-cell table:formula="of:=[.B24]/[.D24]" office:value-type="string" office:string-value="" calcext:value-type="error">
            <text:p>#DIV/0!</text:p>
          </table:table-cell>
          <table:table-cell table:style-name="ce14" office:value-type="string" calcext:value-type="string">
            <text:p>B2H6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EnrichedUranium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5]/1000000" office:value-type="float" office:value="0" calcext:value-type="float">
            <text:p>0</text:p>
          </table:table-cell>
          <table:table-cell table:formula="of:=[.B25]/[.D2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Ethane</text:p>
          </table:table-cell>
          <table:table-cell table:style-name="ce9" office:value-type="float" office:value="0.000544" calcext:value-type="float">
            <text:p>0.000544</text:p>
          </table:table-cell>
          <table:table-cell/>
          <table:table-cell table:formula="of:=[.C26]/1000000" office:value-type="float" office:value="0" calcext:value-type="float">
            <text:p>0</text:p>
          </table:table-cell>
          <table:table-cell table:formula="of:=[.B26]/[.D26]" office:value-type="string" office:string-value="" calcext:value-type="error">
            <text:p>#DIV/0!</text:p>
          </table:table-cell>
          <table:table-cell table:style-name="ce14" office:value-type="string" calcext:value-type="string">
            <text:p>C2H6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Ethanol75</text:p>
          </table:table-cell>
          <table:table-cell table:style-name="ce9" office:value-type="float" office:value="0.000789" calcext:value-type="float">
            <text:p>0.000789</text:p>
          </table:table-cell>
          <table:table-cell table:style-name="ce12" office:value-type="float" office:value="62.06784" calcext:value-type="float">
            <text:p>62.06784</text:p>
          </table:table-cell>
          <table:table-cell table:formula="of:=[.C27]/1000000" office:value-type="float" office:value="0.00006206784" calcext:value-type="float">
            <text:p>6.206784E-005</text:p>
          </table:table-cell>
          <table:table-cell table:formula="of:=[.B27]/[.D27]" office:value-type="float" office:value="12.7118971757355" calcext:value-type="float">
            <text:p>12.7118971757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Ethylene</text:p>
          </table:table-cell>
          <table:table-cell table:style-name="ce9" office:value-type="float" office:value="0.000568" calcext:value-type="float">
            <text:p>0.000568</text:p>
          </table:table-cell>
          <table:table-cell/>
          <table:table-cell table:formula="of:=[.C28]/1000000" office:value-type="float" office:value="0" calcext:value-type="float">
            <text:p>0</text:p>
          </table:table-cell>
          <table:table-cell table:formula="of:=[.B28]/[.D28]" office:value-type="string" office:string-value="" calcext:value-type="error">
            <text:p>#DIV/0!</text:p>
          </table:table-cell>
          <table:table-cell table:style-name="ce14" office:value-type="string" calcext:value-type="string">
            <text:p>C2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ExoticMatter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29]/1000000" office:value-type="float" office:value="0" calcext:value-type="float">
            <text:p>0</text:p>
          </table:table-cell>
          <table:table-cell table:formula="of:=[.B29]/[.D2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OX30</text:p>
          </table:table-cell>
          <table:table-cell table:style-name="ce9" office:value-type="float" office:value="0.0012517" calcext:value-type="float">
            <text:p>0.0012517</text:p>
          </table:table-cell>
          <table:table-cell/>
          <table:table-cell table:formula="of:=[.C30]/1000000" office:value-type="float" office:value="0" calcext:value-type="float">
            <text:p>0</text:p>
          </table:table-cell>
          <table:table-cell table:formula="of:=[.B30]/[.D3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OX70</text:p>
          </table:table-cell>
          <table:table-cell table:style-name="ce9" office:value-type="float" office:value="0.0013993" calcext:value-type="float">
            <text:p>0.0013993</text:p>
          </table:table-cell>
          <table:table-cell/>
          <table:table-cell table:formula="of:=[.C31]/1000000" office:value-type="float" office:value="0" calcext:value-type="float">
            <text:p>0</text:p>
          </table:table-cell>
          <table:table-cell table:formula="of:=[.B31]/[.D3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OX88</text:p>
          </table:table-cell>
          <table:table-cell table:style-name="ce9" office:value-type="float" office:value="0.0014657" calcext:value-type="float">
            <text:p>0.0014657</text:p>
          </table:table-cell>
          <table:table-cell/>
          <table:table-cell table:formula="of:=[.C32]/1000000" office:value-type="float" office:value="0" calcext:value-type="float">
            <text:p>0</text:p>
          </table:table-cell>
          <table:table-cell table:formula="of:=[.B32]/[.D3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uorine</text:p>
          </table:table-cell>
          <table:table-cell table:style-name="ce9" office:value-type="float" office:value="0.000001696" calcext:value-type="float">
            <text:p>0.000001696</text:p>
          </table:table-cell>
          <table:table-cell/>
          <table:table-cell table:formula="of:=[.C33]/1000000" office:value-type="float" office:value="0" calcext:value-type="float">
            <text:p>0</text:p>
          </table:table-cell>
          <table:table-cell table:formula="of:=[.B33]/[.D33]" office:value-type="string" office:string-value="" calcext:value-type="error">
            <text:p>#DIV/0!</text:p>
          </table:table-cell>
          <table:table-cell table:style-name="ce14" office:value-type="string" calcext:value-type="string">
            <text:p>F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Food</text:p>
          </table:table-cell>
          <table:table-cell table:style-name="ce9" office:value-type="float" office:value="0.001" calcext:value-type="float">
            <text:p>0.001</text:p>
          </table:table-cell>
          <table:table-cell/>
          <table:table-cell table:formula="of:=[.C34]/1000000" office:value-type="float" office:value="0" calcext:value-type="float">
            <text:p>0</text:p>
          </table:table-cell>
          <table:table-cell table:formula="of:=[.B34]/[.D3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urfuryl</text:p>
          </table:table-cell>
          <table:table-cell table:style-name="ce9" office:value-type="float" office:value="0.00113" calcext:value-type="float">
            <text:p>0.00113</text:p>
          </table:table-cell>
          <table:table-cell/>
          <table:table-cell table:formula="of:=[.C35]/1000000" office:value-type="float" office:value="0" calcext:value-type="float">
            <text:p>0</text:p>
          </table:table-cell>
          <table:table-cell table:formula="of:=[.B35]/[.D35]" office:value-type="string" office:string-value="" calcext:value-type="error">
            <text:p>#DIV/0!</text:p>
          </table:table-cell>
          <table:table-cell table:style-name="ce14" office:value-type="string" calcext:value-type="string">
            <text:p>C5H6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elium</text:p>
          </table:table-cell>
          <table:table-cell table:style-name="ce9" office:value-type="float" office:value="0.0000001786" calcext:value-type="float">
            <text:p>1.786E-007</text:p>
          </table:table-cell>
          <table:table-cell/>
          <table:table-cell table:formula="of:=[.C36]/1000000" office:value-type="float" office:value="0" calcext:value-type="float">
            <text:p>0</text:p>
          </table:table-cell>
          <table:table-cell table:formula="of:=[.B36]/[.D36]" office:value-type="string" office:string-value="" calcext:value-type="error">
            <text:p>#DIV/0!</text:p>
          </table:table-cell>
          <table:table-cell table:style-name="ce14" office:value-type="string" calcext:value-type="string">
            <text:p>H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NIW</text:p>
          </table:table-cell>
          <table:table-cell table:style-name="ce9" office:value-type="float" office:value="0.002044" calcext:value-type="float">
            <text:p>0.002044</text:p>
          </table:table-cell>
          <table:table-cell/>
          <table:table-cell table:formula="of:=[.C37]/1000000" office:value-type="float" office:value="0" calcext:value-type="float">
            <text:p>0</text:p>
          </table:table-cell>
          <table:table-cell table:formula="of:=[.B37]/[.D3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TP</text:p>
          </table:table-cell>
          <table:table-cell table:style-name="ce9" office:value-type="float" office:value="0.001431" calcext:value-type="float">
            <text:p>0.001431</text:p>
          </table:table-cell>
          <table:table-cell table:style-name="ce12" office:value-type="float" office:value="34.01468" calcext:value-type="float">
            <text:p>34.01468</text:p>
          </table:table-cell>
          <table:table-cell table:formula="of:=[.C38]/1000000" office:value-type="float" office:value="0.00003401468" calcext:value-type="float">
            <text:p>3.401468E-005</text:p>
          </table:table-cell>
          <table:table-cell table:formula="of:=[.B38]/[.D38]" office:value-type="float" office:value="42.0700709223194" calcext:value-type="float">
            <text:p>42.0700709223</text:p>
          </table:table-cell>
          <table:table-cell table:style-name="ce14" office:value-type="string" calcext:value-type="string">
            <text:p>N2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TPB</text:p>
          </table:table-cell>
          <table:table-cell table:style-name="ce9" office:value-type="float" office:value="0.00177" calcext:value-type="float">
            <text:p>0.00177</text:p>
          </table:table-cell>
          <table:table-cell/>
          <table:table-cell table:formula="of:=[.C39]/1000000" office:value-type="float" office:value="0" calcext:value-type="float">
            <text:p>0</text:p>
          </table:table-cell>
          <table:table-cell table:formula="of:=[.B39]/[.D3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ydrates</text:p>
          </table:table-cell>
          <table:table-cell table:style-name="ce9" office:value-type="float" office:value="0.0015" calcext:value-type="float">
            <text:p>0.0015</text:p>
          </table:table-cell>
          <table:table-cell/>
          <table:table-cell table:formula="of:=[.C40]/1000000" office:value-type="float" office:value="0" calcext:value-type="float">
            <text:p>0</text:p>
          </table:table-cell>
          <table:table-cell table:formula="of:=[.B40]/[.D4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ydrazine</text:p>
          </table:table-cell>
          <table:table-cell table:style-name="ce9" office:value-type="float" office:value="0.001004" calcext:value-type="float">
            <text:p>0.001004</text:p>
          </table:table-cell>
          <table:table-cell table:style-name="ce12" office:value-type="float" office:value="32.04516" calcext:value-type="float">
            <text:p>32.04516</text:p>
          </table:table-cell>
          <table:table-cell table:formula="of:=[.C41]/1000000" office:value-type="float" office:value="0.00003204516" calcext:value-type="float">
            <text:p>3.204516E-005</text:p>
          </table:table-cell>
          <table:table-cell table:formula="of:=[.B41]/[.D41]" office:value-type="float" office:value="31.3307844304725" calcext:value-type="float">
            <text:p>31.3307844305</text:p>
          </table:table-cell>
          <table:table-cell table:style-name="ce14" office:value-type="string" calcext:value-type="string">
            <text:p>N2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ydrogen</text:p>
          </table:table-cell>
          <table:table-cell table:style-name="ce9" office:value-type="float" office:value="0.0000000899" calcext:value-type="float">
            <text:p>8.99E-008</text:p>
          </table:table-cell>
          <table:table-cell table:style-name="ce10" office:value-type="float" office:value="1.0079" calcext:value-type="float">
            <text:p>1.0079</text:p>
          </table:table-cell>
          <table:table-cell table:formula="of:=[.C42]/1000000" office:value-type="float" office:value="0.0000010079" calcext:value-type="float">
            <text:p>1.0079E-006</text:p>
          </table:table-cell>
          <table:table-cell table:formula="of:=[.B42]/[.D42]" office:value-type="float" office:value="0.0891953566822106" calcext:value-type="float">
            <text:p>0.0891953567</text:p>
          </table:table-cell>
          <table:table-cell table:style-name="ce14"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ydyne</text:p>
          </table:table-cell>
          <table:table-cell table:style-name="ce9" office:value-type="float" office:value="0.00086" calcext:value-type="float">
            <text:p>0.00086</text:p>
          </table:table-cell>
          <table:table-cell table:style-name="ce12" office:value-type="float" office:value="77.32544" calcext:value-type="float">
            <text:p>77.32544</text:p>
          </table:table-cell>
          <table:table-cell table:formula="of:=[.C43]/1000000" office:value-type="float" office:value="0.00007732544" calcext:value-type="float">
            <text:p>7.732544E-005</text:p>
          </table:table-cell>
          <table:table-cell table:formula="of:=[.B43]/[.D43]" office:value-type="float" office:value="11.1218248483294" calcext:value-type="float">
            <text:p>11.121824848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ntakeAir</text:p>
          </table:table-cell>
          <table:table-cell table:style-name="ce9" office:value-type="float" office:value="0.005" calcext:value-type="float">
            <text:p>0.005</text:p>
          </table:table-cell>
          <table:table-cell/>
          <table:table-cell table:formula="of:=[.C44]/1000000" office:value-type="float" office:value="0" calcext:value-type="float">
            <text:p>0</text:p>
          </table:table-cell>
          <table:table-cell table:formula="of:=[.B44]/[.D4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ntakeAtm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45]/1000000" office:value-type="float" office:value="0" calcext:value-type="float">
            <text:p>0</text:p>
          </table:table-cell>
          <table:table-cell table:formula="of:=[.B45]/[.D4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RFNA-III</text:p>
          </table:table-cell>
          <table:table-cell table:style-name="ce9" office:value-type="float" office:value="0.001658" calcext:value-type="float">
            <text:p>0.001658</text:p>
          </table:table-cell>
          <table:table-cell table:style-name="ce12" office:value-type="float" office:value="47.01344" calcext:value-type="float">
            <text:p>47.01344</text:p>
          </table:table-cell>
          <table:table-cell table:formula="of:=[.C46]/1000000" office:value-type="float" office:value="0.00004701344" calcext:value-type="float">
            <text:p>4.701344E-005</text:p>
          </table:table-cell>
          <table:table-cell table:formula="of:=[.B46]/[.D46]" office:value-type="float" office:value="35.2665110232308" calcext:value-type="float">
            <text:p>35.2665110232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RFNA-IV</text:p>
          </table:table-cell>
          <table:table-cell table:style-name="ce9" office:value-type="float" office:value="0.001995" calcext:value-type="float">
            <text:p>0.001995</text:p>
          </table:table-cell>
          <table:table-cell/>
          <table:table-cell table:formula="of:=[.C47]/1000000" office:value-type="float" office:value="0" calcext:value-type="float">
            <text:p>0</text:p>
          </table:table-cell>
          <table:table-cell table:formula="of:=[.B47]/[.D4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WFNA</text:p>
          </table:table-cell>
          <table:table-cell table:style-name="ce9" office:value-type="float" office:value="0.001513" calcext:value-type="float">
            <text:p>0.001513</text:p>
          </table:table-cell>
          <table:table-cell/>
          <table:table-cell table:formula="of:=[.C48]/1000000" office:value-type="float" office:value="0" calcext:value-type="float">
            <text:p>0</text:p>
          </table:table-cell>
          <table:table-cell table:formula="of:=[.B48]/[.D4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Karbonite</text:p>
          </table:table-cell>
          <table:table-cell table:style-name="ce9" office:value-type="float" office:value="0.0025" calcext:value-type="float">
            <text:p>0.0025</text:p>
          </table:table-cell>
          <table:table-cell table:style-name="ce12" office:value-type="float" office:value="62.04796" calcext:value-type="float">
            <text:p>62.04796</text:p>
          </table:table-cell>
          <table:table-cell table:formula="of:=[.C49]/1000000" office:value-type="float" office:value="0.00006204796" calcext:value-type="float">
            <text:p>0.000062048</text:p>
          </table:table-cell>
          <table:table-cell table:formula="of:=[.B49]/[.D49]" office:value-type="float" office:value="40.291413287399" calcext:value-type="float">
            <text:p>40.2914132874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Karborundrum</text:p>
          </table:table-cell>
          <table:table-cell table:style-name="ce9" office:value-type="float" office:value="0.0058" calcext:value-type="float">
            <text:p>0.0058</text:p>
          </table:table-cell>
          <table:table-cell/>
          <table:table-cell table:formula="of:=[.C50]/1000000" office:value-type="float" office:value="0" calcext:value-type="float">
            <text:p>0</text:p>
          </table:table-cell>
          <table:table-cell table:formula="of:=[.B50]/[.D5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Kerosene</text:p>
          </table:table-cell>
          <table:table-cell table:style-name="ce9" office:value-type="float" office:value="0.00082" calcext:value-type="float">
            <text:p>0.00082</text:p>
          </table:table-cell>
          <table:table-cell table:style-name="ce12" office:value-type="float" office:value="170.33484" calcext:value-type="float">
            <text:p>170.33484</text:p>
          </table:table-cell>
          <table:table-cell table:formula="of:=[.C51]/1000000" office:value-type="float" office:value="0.00017033484" calcext:value-type="float">
            <text:p>0.0001703348</text:p>
          </table:table-cell>
          <table:table-cell table:formula="of:=[.B51]/[.D51]" office:value-type="float" office:value="4.81404743738862" calcext:value-type="float">
            <text:p>4.8140474374</text:p>
          </table:table-cell>
          <table:table-cell table:style-name="ce14" office:value-type="string" calcext:value-type="string">
            <text:p>C12H26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KryptonGas</text:p>
          </table:table-cell>
          <table:table-cell table:style-name="ce9" office:value-type="float" office:value="0.000003749" calcext:value-type="float">
            <text:p>0.000003749</text:p>
          </table:table-cell>
          <table:table-cell/>
          <table:table-cell table:formula="of:=[.C52]/1000000" office:value-type="float" office:value="0" calcext:value-type="float">
            <text:p>0</text:p>
          </table:table-cell>
          <table:table-cell table:formula="of:=[.B52]/[.D5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eadBallast</text:p>
          </table:table-cell>
          <table:table-cell table:style-name="ce9" office:value-type="float" office:value="0.01134" calcext:value-type="float">
            <text:p>0.01134</text:p>
          </table:table-cell>
          <table:table-cell/>
          <table:table-cell table:formula="of:=[.C53]/1000000" office:value-type="float" office:value="0" calcext:value-type="float">
            <text:p>0</text:p>
          </table:table-cell>
          <table:table-cell table:formula="of:=[.B53]/[.D5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iquidFuel</text:p>
          </table:table-cell>
          <table:table-cell table:style-name="ce9" office:value-type="float" office:value="0.005" calcext:value-type="float">
            <text:p>0.005</text:p>
          </table:table-cell>
          <table:table-cell/>
          <table:table-cell table:formula="of:=[.C54]/1000000" office:value-type="float" office:value="0" calcext:value-type="float">
            <text:p>0</text:p>
          </table:table-cell>
          <table:table-cell table:formula="of:=[.B54]/[.D5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ithium</text:p>
          </table:table-cell>
          <table:table-cell table:style-name="ce9" office:value-type="float" office:value="0.000534" calcext:value-type="float">
            <text:p>0.000534</text:p>
          </table:table-cell>
          <table:table-cell/>
          <table:table-cell table:formula="of:=[.C55]/1000000" office:value-type="float" office:value="0" calcext:value-type="float">
            <text:p>0</text:p>
          </table:table-cell>
          <table:table-cell table:formula="of:=[.B55]/[.D55]" office:value-type="string" office:string-value="" calcext:value-type="error">
            <text:p>#DIV/0!</text:p>
          </table:table-cell>
          <table:table-cell table:style-name="ce14" office:value-type="string" calcext:value-type="string">
            <text:p>Li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Ammonia</text:p>
          </table:table-cell>
          <table:table-cell table:style-name="ce9" office:value-type="float" office:value="0.0007021" calcext:value-type="float">
            <text:p>0.0007021</text:p>
          </table:table-cell>
          <table:table-cell table:style-name="ce12" office:value-type="float" office:value="17.03052" calcext:value-type="float">
            <text:p>17.03052</text:p>
          </table:table-cell>
          <table:table-cell table:formula="of:=[.C56]/1000000" office:value-type="float" office:value="0.00001703052" calcext:value-type="float">
            <text:p>1.703052E-005</text:p>
          </table:table-cell>
          <table:table-cell table:formula="of:=[.B56]/[.D56]" office:value-type="float" office:value="41.225987227636" calcext:value-type="float">
            <text:p>41.2259872276</text:p>
          </table:table-cell>
          <table:table-cell table:style-name="ce14" office:value-type="string" calcext:value-type="string">
            <text:p>NH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CO2</text:p>
          </table:table-cell>
          <table:table-cell table:style-name="ce9" office:value-type="float" office:value="0.00117325" calcext:value-type="float">
            <text:p>0.00117325</text:p>
          </table:table-cell>
          <table:table-cell/>
          <table:table-cell table:formula="of:=[.C57]/1000000" office:value-type="float" office:value="0" calcext:value-type="float">
            <text:p>0</text:p>
          </table:table-cell>
          <table:table-cell table:formula="of:=[.B57]/[.D57]" office:value-type="string" office:string-value="" calcext:value-type="error">
            <text:p>#DIV/0!</text:p>
          </table:table-cell>
          <table:table-cell table:style-name="ce14" office:value-type="string" calcext:value-type="string">
            <text:p>C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Deuterium</text:p>
          </table:table-cell>
          <table:table-cell table:style-name="ce9" office:value-type="float" office:value="0.000086" calcext:value-type="float">
            <text:p>0.000086</text:p>
          </table:table-cell>
          <table:table-cell/>
          <table:table-cell table:formula="of:=[.C58]/1000000" office:value-type="float" office:value="0" calcext:value-type="float">
            <text:p>0</text:p>
          </table:table-cell>
          <table:table-cell table:formula="of:=[.B58]/[.D5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Fluorine</text:p>
          </table:table-cell>
          <table:table-cell table:style-name="ce9" office:value-type="float" office:value="0.001505" calcext:value-type="float">
            <text:p>0.001505</text:p>
          </table:table-cell>
          <table:table-cell/>
          <table:table-cell table:formula="of:=[.C59]/1000000" office:value-type="float" office:value="0" calcext:value-type="float">
            <text:p>0</text:p>
          </table:table-cell>
          <table:table-cell table:formula="of:=[.B59]/[.D59]" office:value-type="string" office:string-value="" calcext:value-type="error">
            <text:p>#DIV/0!</text:p>
          </table:table-cell>
          <table:table-cell table:style-name="ce14" office:value-type="string" calcext:value-type="string">
            <text:p>F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He3</text:p>
          </table:table-cell>
          <table:table-cell table:style-name="ce9" office:value-type="float" office:value="0.0001786" calcext:value-type="float">
            <text:p>0.0001786</text:p>
          </table:table-cell>
          <table:table-cell/>
          <table:table-cell table:formula="of:=[.C60]/1000000" office:value-type="float" office:value="0" calcext:value-type="float">
            <text:p>0</text:p>
          </table:table-cell>
          <table:table-cell table:formula="of:=[.B60]/[.D6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Helium</text:p>
          </table:table-cell>
          <table:table-cell table:style-name="ce9" office:value-type="float" office:value="0.0001786" calcext:value-type="float">
            <text:p>0.0001786</text:p>
          </table:table-cell>
          <table:table-cell/>
          <table:table-cell table:formula="of:=[.C61]/1000000" office:value-type="float" office:value="0" calcext:value-type="float">
            <text:p>0</text:p>
          </table:table-cell>
          <table:table-cell table:formula="of:=[.B61]/[.D6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Hydrogen</text:p>
          </table:table-cell>
          <table:table-cell table:style-name="ce9" office:value-type="float" office:value="0.00007085" calcext:value-type="float">
            <text:p>0.00007085</text:p>
          </table:table-cell>
          <table:table-cell table:style-name="ce12" office:value-type="float" office:value="2.01588" calcext:value-type="float">
            <text:p>2.01588</text:p>
          </table:table-cell>
          <table:table-cell table:formula="of:=[.C62]/1000000" office:value-type="float" office:value="0.00000201588" calcext:value-type="float">
            <text:p>2.01588E-006</text:p>
          </table:table-cell>
          <table:table-cell table:formula="of:=[.B62]/[.D62]" office:value-type="float" office:value="35.1459412266603" calcext:value-type="float">
            <text:p>35.1459412267</text:p>
          </table:table-cell>
          <table:table-cell table:style-name="ce14"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Methane</text:p>
          </table:table-cell>
          <table:table-cell table:style-name="ce9" office:value-type="float" office:value="0.00042561" calcext:value-type="float">
            <text:p>0.00042561</text:p>
          </table:table-cell>
          <table:table-cell table:style-name="ce12" office:value-type="float" office:value="16.04246" calcext:value-type="float">
            <text:p>16.04246</text:p>
          </table:table-cell>
          <table:table-cell table:formula="of:=[.C63]/1000000" office:value-type="float" office:value="0.00001604246" calcext:value-type="float">
            <text:p>1.604246E-005</text:p>
          </table:table-cell>
          <table:table-cell table:formula="of:=[.B63]/[.D63]" office:value-type="float" office:value="26.5302204275404" calcext:value-type="float">
            <text:p>26.5302204275</text:p>
          </table:table-cell>
          <table:table-cell table:style-name="ce14" office:value-type="string" calcext:value-type="string">
            <text:p>C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Nitrogen</text:p>
          </table:table-cell>
          <table:table-cell table:style-name="ce9" office:value-type="float" office:value="0.000824907" calcext:value-type="float">
            <text:p>0.000824907</text:p>
          </table:table-cell>
          <table:table-cell/>
          <table:table-cell table:formula="of:=[.C64]/1000000" office:value-type="float" office:value="0" calcext:value-type="float">
            <text:p>0</text:p>
          </table:table-cell>
          <table:table-cell table:formula="of:=[.B64]/[.D64]" office:value-type="string" office:string-value="" calcext:value-type="error">
            <text:p>#DIV/0!</text:p>
          </table:table-cell>
          <table:table-cell table:style-name="ce14"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Oxygen</text:p>
          </table:table-cell>
          <table:table-cell table:style-name="ce9" office:value-type="float" office:value="0.001141" calcext:value-type="float">
            <text:p>0.001141</text:p>
          </table:table-cell>
          <table:table-cell table:style-name="ce12" office:value-type="float" office:value="31.9988" calcext:value-type="float">
            <text:p>31.99880</text:p>
          </table:table-cell>
          <table:table-cell table:formula="of:=[.C65]/1000000" office:value-type="float" office:value="0.0000319988" calcext:value-type="float">
            <text:p>3.19988E-005</text:p>
          </table:table-cell>
          <table:table-cell table:formula="of:=[.B65]/[.D65]" office:value-type="float" office:value="35.6575871595185" calcext:value-type="float">
            <text:p>35.6575871595</text:p>
          </table:table-cell>
          <table:table-cell table:style-name="ce14" office:value-type="string" calcext:value-type="string">
            <text:p>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Tritium</text:p>
          </table:table-cell>
          <table:table-cell table:style-name="ce9" office:value-type="float" office:value="0.000133" calcext:value-type="float">
            <text:p>0.000133</text:p>
          </table:table-cell>
          <table:table-cell/>
          <table:table-cell table:formula="of:=[.C66]/1000000" office:value-type="float" office:value="0" calcext:value-type="float">
            <text:p>0</text:p>
          </table:table-cell>
          <table:table-cell table:formula="of:=[.B66]/[.D6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egajoules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67]/1000000" office:value-type="float" office:value="0" calcext:value-type="float">
            <text:p>0</text:p>
          </table:table-cell>
          <table:table-cell table:formula="of:=[.B67]/[.D6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etal</text:p>
          </table:table-cell>
          <table:table-cell table:style-name="ce9" office:value-type="float" office:value="0.0078" calcext:value-type="float">
            <text:p>0.0078</text:p>
          </table:table-cell>
          <table:table-cell/>
          <table:table-cell table:formula="of:=[.C68]/1000000" office:value-type="float" office:value="0" calcext:value-type="float">
            <text:p>0</text:p>
          </table:table-cell>
          <table:table-cell table:formula="of:=[.B68]/[.D6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>
            <text:p>Methane</text:p>
          </table:table-cell>
          <table:table-cell table:style-name="ce10" office:value-type="float" office:value="0.000000717" calcext:value-type="float">
            <text:p>0.000000717</text:p>
          </table:table-cell>
          <table:table-cell table:style-name="ce10" office:value-type="float" office:value="16.04" calcext:value-type="float">
            <text:p>16.04</text:p>
          </table:table-cell>
          <table:table-cell table:formula="of:=[.C69]/1000000" office:value-type="float" office:value="0.00001604" calcext:value-type="float">
            <text:p>0.00001604</text:p>
          </table:table-cell>
          <table:table-cell table:formula="of:=[.B69]/[.D69]" office:value-type="float" office:value="0.0447007481296758" calcext:value-type="float">
            <text:p>0.0447007481</text:p>
          </table:table-cell>
          <table:table-cell table:style-name="ce14" office:value-type="string" calcext:value-type="string">
            <text:p>C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ethanol</text:p>
          </table:table-cell>
          <table:table-cell table:style-name="ce9" office:value-type="float" office:value="0.0007918" calcext:value-type="float">
            <text:p>0.0007918</text:p>
          </table:table-cell>
          <table:table-cell/>
          <table:table-cell table:formula="of:=[.C70]/1000000" office:value-type="float" office:value="0" calcext:value-type="float">
            <text:p>0</text:p>
          </table:table-cell>
          <table:table-cell table:formula="of:=[.B70]/[.D70]" office:value-type="string" office:string-value="" calcext:value-type="error">
            <text:p>#DIV/0!</text:p>
          </table:table-cell>
          <table:table-cell table:style-name="ce14" office:value-type="string" calcext:value-type="string">
            <text:p>CH3OH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inerals</text:p>
          </table:table-cell>
          <table:table-cell table:style-name="ce9" office:value-type="float" office:value="0.0027" calcext:value-type="float">
            <text:p>0.0027</text:p>
          </table:table-cell>
          <table:table-cell/>
          <table:table-cell table:formula="of:=[.C71]/1000000" office:value-type="float" office:value="0" calcext:value-type="float">
            <text:p>0</text:p>
          </table:table-cell>
          <table:table-cell table:formula="of:=[.B71]/[.D7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MH</text:p>
          </table:table-cell>
          <table:table-cell table:style-name="ce9" office:value-type="float" office:value="0.00088" calcext:value-type="float">
            <text:p>0.00088</text:p>
          </table:table-cell>
          <table:table-cell table:style-name="ce12" office:value-type="float" office:value="46.07174" calcext:value-type="float">
            <text:p>46.07174</text:p>
          </table:table-cell>
          <table:table-cell table:formula="of:=[.C72]/1000000" office:value-type="float" office:value="0.00004607174" calcext:value-type="float">
            <text:p>4.607174E-005</text:p>
          </table:table-cell>
          <table:table-cell table:formula="of:=[.B72]/[.D72]" office:value-type="float" office:value="19.1006460793536" calcext:value-type="float">
            <text:p>19.1006460794</text:p>
          </table:table-cell>
          <table:table-cell table:style-name="ce14" office:value-type="string" calcext:value-type="string">
            <text:p>CH3(NH)N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ON1</text:p>
          </table:table-cell>
          <table:table-cell table:style-name="ce9" office:value-type="float" office:value="0.001429" calcext:value-type="float">
            <text:p>0.001429</text:p>
          </table:table-cell>
          <table:table-cell table:style-name="ce12" office:value-type="float" office:value="91.55" calcext:value-type="float">
            <text:p>91.55000</text:p>
          </table:table-cell>
          <table:table-cell table:formula="of:=[.C73]/1000000" office:value-type="float" office:value="0.00009155" calcext:value-type="float">
            <text:p>0.00009155</text:p>
          </table:table-cell>
          <table:table-cell table:formula="of:=[.B73]/[.D73]" office:value-type="float" office:value="15.608956854178" calcext:value-type="float">
            <text:p>15.6089568542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3</text:p>
          </table:table-cell>
          <table:table-cell table:style-name="ce9" office:value-type="float" office:value="0.001423" calcext:value-type="float">
            <text:p>0.001423</text:p>
          </table:table-cell>
          <table:table-cell table:style-name="ce12" office:value-type="float" office:value="90.63" calcext:value-type="float">
            <text:p>90.63000</text:p>
          </table:table-cell>
          <table:table-cell table:formula="of:=[.C74]/1000000" office:value-type="float" office:value="0.00009063" calcext:value-type="float">
            <text:p>0.00009063</text:p>
          </table:table-cell>
          <table:table-cell table:formula="of:=[.B74]/[.D74]" office:value-type="float" office:value="15.7012026922653" calcext:value-type="float">
            <text:p>15.701202692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10</text:p>
          </table:table-cell>
          <table:table-cell table:style-name="ce9" office:value-type="float" office:value="0.001407" calcext:value-type="float">
            <text:p>0.001407</text:p>
          </table:table-cell>
          <table:table-cell table:style-name="ce12" office:value-type="float" office:value="87.41" calcext:value-type="float">
            <text:p>87.41000</text:p>
          </table:table-cell>
          <table:table-cell table:formula="of:=[.C75]/1000000" office:value-type="float" office:value="0.00008741" calcext:value-type="float">
            <text:p>0.00008741</text:p>
          </table:table-cell>
          <table:table-cell table:formula="of:=[.B75]/[.D75]" office:value-type="float" office:value="16.0965564580712" calcext:value-type="float">
            <text:p>16.0965564581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15</text:p>
          </table:table-cell>
          <table:table-cell table:style-name="ce9" office:value-type="float" office:value="0.001397" calcext:value-type="float">
            <text:p>0.001397</text:p>
          </table:table-cell>
          <table:table-cell table:style-name="ce12" office:value-type="float" office:value="85.11" calcext:value-type="float">
            <text:p>85.11000</text:p>
          </table:table-cell>
          <table:table-cell table:formula="of:=[.C76]/1000000" office:value-type="float" office:value="0.00008511" calcext:value-type="float">
            <text:p>0.00008511</text:p>
          </table:table-cell>
          <table:table-cell table:formula="of:=[.B76]/[.D76]" office:value-type="float" office:value="16.4140524027729" calcext:value-type="float">
            <text:p>16.4140524028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20</text:p>
          </table:table-cell>
          <table:table-cell table:style-name="ce9" office:value-type="float" office:value="0.00138" calcext:value-type="float">
            <text:p>0.00138</text:p>
          </table:table-cell>
          <table:table-cell table:style-name="ce12" office:value-type="float" office:value="82.81" calcext:value-type="float">
            <text:p>82.81000</text:p>
          </table:table-cell>
          <table:table-cell table:formula="of:=[.C77]/1000000" office:value-type="float" office:value="0.00008281" calcext:value-type="float">
            <text:p>0.00008281</text:p>
          </table:table-cell>
          <table:table-cell table:formula="of:=[.B77]/[.D77]" office:value-type="float" office:value="16.6646540272914" calcext:value-type="float">
            <text:p>16.664654027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N2F4</text:p>
          </table:table-cell>
          <table:table-cell table:style-name="ce9" office:value-type="float" office:value="0.001604" calcext:value-type="float">
            <text:p>0.001604</text:p>
          </table:table-cell>
          <table:table-cell/>
          <table:table-cell table:formula="of:=[.C78]/1000000" office:value-type="float" office:value="0" calcext:value-type="float">
            <text:p>0</text:p>
          </table:table-cell>
          <table:table-cell table:formula="of:=[.B78]/[.D78]" office:value-type="string" office:string-value="" calcext:value-type="error">
            <text:p>#DIV/0!</text:p>
          </table:table-cell>
          <table:table-cell table:style-name="ce14" office:value-type="string" calcext:value-type="string">
            <text:p>N2F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eonGas</text:p>
          </table:table-cell>
          <table:table-cell table:style-name="ce9" office:value-type="float" office:value="0.0000009002" calcext:value-type="float">
            <text:p>9.002E-007</text:p>
          </table:table-cell>
          <table:table-cell/>
          <table:table-cell table:formula="of:=[.C79]/1000000" office:value-type="float" office:value="0" calcext:value-type="float">
            <text:p>0</text:p>
          </table:table-cell>
          <table:table-cell table:formula="of:=[.B79]/[.D79]" office:value-type="string" office:string-value="" calcext:value-type="error">
            <text:p>#DIV/0!</text:p>
          </table:table-cell>
          <table:table-cell table:style-name="ce14" office:value-type="string" calcext:value-type="string">
            <text:p>N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GNC</text:p>
          </table:table-cell>
          <table:table-cell table:style-name="ce9" office:value-type="float" office:value="0.0016" calcext:value-type="float">
            <text:p>0.0016</text:p>
          </table:table-cell>
          <table:table-cell/>
          <table:table-cell table:formula="of:=[.C80]/1000000" office:value-type="float" office:value="0" calcext:value-type="float">
            <text:p>0</text:p>
          </table:table-cell>
          <table:table-cell table:formula="of:=[.B80]/[.D8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Nitrogen</text:p>
          </table:table-cell>
          <table:table-cell table:style-name="ce9" office:value-type="float" office:value="0.000001251" calcext:value-type="float">
            <text:p>0.000001251</text:p>
          </table:table-cell>
          <table:table-cell table:style-name="ce12" office:value-type="float" office:value="28.0134" calcext:value-type="float">
            <text:p>28.01340</text:p>
          </table:table-cell>
          <table:table-cell table:formula="of:=[.C81]/1000000" office:value-type="float" office:value="0.0000280134" calcext:value-type="float">
            <text:p>2.80134E-005</text:p>
          </table:table-cell>
          <table:table-cell table:formula="of:=[.B81]/[.D81]" office:value-type="float" office:value="0.0446571997686821" calcext:value-type="float">
            <text:p>0.0446571998</text:p>
          </table:table-cell>
          <table:table-cell table:style-name="ce14"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itrousOxide</text:p>
          </table:table-cell>
          <table:table-cell table:style-name="ce9" office:value-type="float" office:value="0.00000196" calcext:value-type="float">
            <text:p>0.00000196</text:p>
          </table:table-cell>
          <table:table-cell table:style-name="ce12" office:value-type="float" office:value="30.0061" calcext:value-type="float">
            <text:p>30.00610</text:p>
          </table:table-cell>
          <table:table-cell table:formula="of:=[.C82]/1000000" office:value-type="float" office:value="0.0000300061" calcext:value-type="float">
            <text:p>3.00061E-005</text:p>
          </table:table-cell>
          <table:table-cell table:formula="of:=[.B82]/[.D82]" office:value-type="float" office:value="0.0653200515895101" calcext:value-type="float">
            <text:p>0.0653200516</text:p>
          </table:table-cell>
          <table:table-cell table:style-name="ce14" office:value-type="string" calcext:value-type="string">
            <text:p>N2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TO</text:p>
          </table:table-cell>
          <table:table-cell table:style-name="ce9" office:value-type="float" office:value="0.00145" calcext:value-type="float">
            <text:p>0.00145</text:p>
          </table:table-cell>
          <table:table-cell table:style-name="ce12" office:value-type="float" office:value="92.011" calcext:value-type="float">
            <text:p>92.01100</text:p>
          </table:table-cell>
          <table:table-cell table:formula="of:=[.C83]/1000000" office:value-type="float" office:value="0.000092011" calcext:value-type="float">
            <text:p>0.000092011</text:p>
          </table:table-cell>
          <table:table-cell table:formula="of:=[.B83]/[.D83]" office:value-type="float" office:value="15.7589853387095" calcext:value-type="float">
            <text:p>15.7589853387</text:p>
          </table:table-cell>
          <table:table-cell table:style-name="ce14" office:value-type="string" calcext:value-type="string">
            <text:p>N2O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F2</text:p>
          </table:table-cell>
          <table:table-cell table:style-name="ce9" office:value-type="float" office:value="0.0019" calcext:value-type="float">
            <text:p>0.0019</text:p>
          </table:table-cell>
          <table:table-cell/>
          <table:table-cell table:formula="of:=[.C84]/1000000" office:value-type="float" office:value="0" calcext:value-type="float">
            <text:p>0</text:p>
          </table:table-cell>
          <table:table-cell table:formula="of:=[.B84]/[.D84]" office:value-type="string" office:string-value="" calcext:value-type="error">
            <text:p>#DIV/0!</text:p>
          </table:table-cell>
          <table:table-cell table:style-name="ce14" office:value-type="string" calcext:value-type="string">
            <text:p>OF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re</text:p>
          </table:table-cell>
          <table:table-cell table:style-name="ce9" office:value-type="float" office:value="0.0055" calcext:value-type="float">
            <text:p>0.0055</text:p>
          </table:table-cell>
          <table:table-cell/>
          <table:table-cell table:formula="of:=[.C85]/1000000" office:value-type="float" office:value="0" calcext:value-type="float">
            <text:p>0</text:p>
          </table:table-cell>
          <table:table-cell table:formula="of:=[.B85]/[.D8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rganics</text:p>
          </table:table-cell>
          <table:table-cell table:style-name="ce9" office:value-type="float" office:value="0.0036" calcext:value-type="float">
            <text:p>0.0036</text:p>
          </table:table-cell>
          <table:table-cell/>
          <table:table-cell table:formula="of:=[.C86]/1000000" office:value-type="float" office:value="0" calcext:value-type="float">
            <text:p>0</text:p>
          </table:table-cell>
          <table:table-cell table:formula="of:=[.B86]/[.D8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xidizer</text:p>
          </table:table-cell>
          <table:table-cell table:style-name="ce9" office:value-type="float" office:value="0.005" calcext:value-type="float">
            <text:p>0.005</text:p>
          </table:table-cell>
          <table:table-cell/>
          <table:table-cell table:formula="of:=[.C87]/1000000" office:value-type="float" office:value="0" calcext:value-type="float">
            <text:p>0</text:p>
          </table:table-cell>
          <table:table-cell table:formula="of:=[.B87]/[.D8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xygen</text:p>
          </table:table-cell>
          <table:table-cell table:style-name="ce9" office:value-type="float" office:value="0.00000141" calcext:value-type="float">
            <text:p>0.00000141</text:p>
          </table:table-cell>
          <table:table-cell table:style-name="ce10" office:value-type="float" office:value="15.999" calcext:value-type="float">
            <text:p>15.999</text:p>
          </table:table-cell>
          <table:table-cell table:formula="of:=[.C88]/1000000" office:value-type="float" office:value="0.000015999" calcext:value-type="float">
            <text:p>0.000015999</text:p>
          </table:table-cell>
          <table:table-cell table:formula="of:=[.B88]/[.D88]" office:value-type="float" office:value="0.0881305081567598" calcext:value-type="float">
            <text:p>0.0881305082</text:p>
          </table:table-cell>
          <table:table-cell table:style-name="ce14" office:value-type="string" calcext:value-type="string">
            <text:p>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BAN</text:p>
          </table:table-cell>
          <table:table-cell table:style-name="ce9" office:value-type="float" office:value="0.001772" calcext:value-type="float">
            <text:p>0.001772</text:p>
          </table:table-cell>
          <table:table-cell/>
          <table:table-cell table:formula="of:=[.C89]/1000000" office:value-type="float" office:value="0" calcext:value-type="float">
            <text:p>0</text:p>
          </table:table-cell>
          <table:table-cell table:formula="of:=[.B89]/[.D8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entaborane</text:p>
          </table:table-cell>
          <table:table-cell table:style-name="ce9" office:value-type="float" office:value="0.000618" calcext:value-type="float">
            <text:p>0.000618</text:p>
          </table:table-cell>
          <table:table-cell/>
          <table:table-cell table:formula="of:=[.C90]/1000000" office:value-type="float" office:value="0" calcext:value-type="float">
            <text:p>0</text:p>
          </table:table-cell>
          <table:table-cell table:formula="of:=[.B90]/[.D90]" office:value-type="string" office:string-value="" calcext:value-type="error">
            <text:p>#DIV/0!</text:p>
          </table:table-cell>
          <table:table-cell table:style-name="ce14" office:value-type="string" calcext:value-type="string">
            <text:p>B5H11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lutonium-238</text:p>
          </table:table-cell>
          <table:table-cell table:style-name="ce9" office:value-type="float" office:value="0.019816" calcext:value-type="float">
            <text:p>0.019816</text:p>
          </table:table-cell>
          <table:table-cell/>
          <table:table-cell table:formula="of:=[.C91]/1000000" office:value-type="float" office:value="0" calcext:value-type="float">
            <text:p>0</text:p>
          </table:table-cell>
          <table:table-cell table:formula="of:=[.B91]/[.D9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olymers</text:p>
          </table:table-cell>
          <table:table-cell table:style-name="ce9" office:value-type="float" office:value="0.00104" calcext:value-type="float">
            <text:p>0.00104</text:p>
          </table:table-cell>
          <table:table-cell/>
          <table:table-cell table:formula="of:=[.C92]/1000000" office:value-type="float" office:value="0" calcext:value-type="float">
            <text:p>0</text:p>
          </table:table-cell>
          <table:table-cell table:formula="of:=[.B92]/[.D9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SPC</text:p>
          </table:table-cell>
          <table:table-cell table:style-name="ce9" office:value-type="float" office:value="0.00174" calcext:value-type="float">
            <text:p>0.00174</text:p>
          </table:table-cell>
          <table:table-cell/>
          <table:table-cell table:formula="of:=[.C93]/1000000" office:value-type="float" office:value="0" calcext:value-type="float">
            <text:p>0</text:p>
          </table:table-cell>
          <table:table-cell table:formula="of:=[.B93]/[.D9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Rock</text:p>
          </table:table-cell>
          <table:table-cell table:style-name="ce9" office:value-type="float" office:value="0.00005" calcext:value-type="float">
            <text:p>0.00005</text:p>
          </table:table-cell>
          <table:table-cell/>
          <table:table-cell table:formula="of:=[.C94]/1000000" office:value-type="float" office:value="0" calcext:value-type="float">
            <text:p>0</text:p>
          </table:table-cell>
          <table:table-cell table:formula="of:=[.B94]/[.D9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RocketParts</text:p>
          </table:table-cell>
          <table:table-cell table:style-name="ce9" office:value-type="float" office:value="0.0005" calcext:value-type="float">
            <text:p>0.0005</text:p>
          </table:table-cell>
          <table:table-cell/>
          <table:table-cell table:formula="of:=[.C95]/1000000" office:value-type="float" office:value="0" calcext:value-type="float">
            <text:p>0</text:p>
          </table:table-cell>
          <table:table-cell table:formula="of:=[.B95]/[.D9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pareParts</text:p>
          </table:table-cell>
          <table:table-cell table:style-name="ce9" office:value-type="float" office:value="0.00378" calcext:value-type="float">
            <text:p>0.00378</text:p>
          </table:table-cell>
          <table:table-cell/>
          <table:table-cell table:formula="of:=[.C96]/1000000" office:value-type="float" office:value="0" calcext:value-type="float">
            <text:p>0</text:p>
          </table:table-cell>
          <table:table-cell table:formula="of:=[.B96]/[.D9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toredCharge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97]/1000000" office:value-type="float" office:value="0" calcext:value-type="float">
            <text:p>0</text:p>
          </table:table-cell>
          <table:table-cell table:formula="of:=[.B97]/[.D9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ubstrate</text:p>
          </table:table-cell>
          <table:table-cell table:style-name="ce9" office:value-type="float" office:value="0.0016" calcext:value-type="float">
            <text:p>0.0016</text:p>
          </table:table-cell>
          <table:table-cell/>
          <table:table-cell table:formula="of:=[.C98]/1000000" office:value-type="float" office:value="0" calcext:value-type="float">
            <text:p>0</text:p>
          </table:table-cell>
          <table:table-cell table:formula="of:=[.B98]/[.D9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yntin</text:p>
          </table:table-cell>
          <table:table-cell table:style-name="ce9" office:value-type="float" office:value="0.000851" calcext:value-type="float">
            <text:p>0.000851</text:p>
          </table:table-cell>
          <table:table-cell table:style-name="ce12" office:value-type="float" office:value="136.23404" calcext:value-type="float">
            <text:p>136.23404</text:p>
          </table:table-cell>
          <table:table-cell table:formula="of:=[.C99]/1000000" office:value-type="float" office:value="0.00013623404" calcext:value-type="float">
            <text:p>0.000136234</text:p>
          </table:table-cell>
          <table:table-cell table:formula="of:=[.B99]/[.D99]" office:value-type="float" office:value="6.24660327184014" calcext:value-type="float">
            <text:p>6.2466032718</text:p>
          </table:table-cell>
          <table:table-cell table:style-name="ce14" office:value-type="string" calcext:value-type="string">
            <text:p>C10H16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ystemHeat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00]/1000000" office:value-type="float" office:value="0" calcext:value-type="float">
            <text:p>0</text:p>
          </table:table-cell>
          <table:table-cell table:formula="of:=[.B100]/[.D10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EATEB</text:p>
          </table:table-cell>
          <table:table-cell table:style-name="ce9" office:value-type="float" office:value="0.00070031" calcext:value-type="float">
            <text:p>0.00070031</text:p>
          </table:table-cell>
          <table:table-cell/>
          <table:table-cell table:formula="of:=[.C101]/1000000" office:value-type="float" office:value="0" calcext:value-type="float">
            <text:p>0</text:p>
          </table:table-cell>
          <table:table-cell table:formula="of:=[.B101]/[.D10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eflon</text:p>
          </table:table-cell>
          <table:table-cell table:style-name="ce9" office:value-type="float" office:value="0.0022" calcext:value-type="float">
            <text:p>0.0022</text:p>
          </table:table-cell>
          <table:table-cell/>
          <table:table-cell table:formula="of:=[.C102]/1000000" office:value-type="float" office:value="0" calcext:value-type="float">
            <text:p>0</text:p>
          </table:table-cell>
          <table:table-cell table:formula="of:=[.B102]/[.D10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hermalPower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03]/1000000" office:value-type="float" office:value="0" calcext:value-type="float">
            <text:p>0</text:p>
          </table:table-cell>
          <table:table-cell table:formula="of:=[.B103]/[.D10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hF4</text:p>
          </table:table-cell>
          <table:table-cell table:style-name="ce9" office:value-type="float" office:value="0.011724" calcext:value-type="float">
            <text:p>0.011724</text:p>
          </table:table-cell>
          <table:table-cell/>
          <table:table-cell table:formula="of:=[.C104]/1000000" office:value-type="float" office:value="0" calcext:value-type="float">
            <text:p>0</text:p>
          </table:table-cell>
          <table:table-cell table:formula="of:=[.B104]/[.D10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onka250</text:p>
          </table:table-cell>
          <table:table-cell table:style-name="ce9" office:value-type="float" office:value="0.000873" calcext:value-type="float">
            <text:p>0.000873</text:p>
          </table:table-cell>
          <table:table-cell/>
          <table:table-cell table:formula="of:=[.C105]/1000000" office:value-type="float" office:value="0" calcext:value-type="float">
            <text:p>0</text:p>
          </table:table-cell>
          <table:table-cell table:formula="of:=[.B105]/[.D10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onka500</text:p>
          </table:table-cell>
          <table:table-cell table:style-name="ce9" office:value-type="float" office:value="0.000811" calcext:value-type="float">
            <text:p>0.000811</text:p>
          </table:table-cell>
          <table:table-cell/>
          <table:table-cell table:formula="of:=[.C106]/1000000" office:value-type="float" office:value="0" calcext:value-type="float">
            <text:p>0</text:p>
          </table:table-cell>
          <table:table-cell table:formula="of:=[.B106]/[.D10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DMH</text:p>
          </table:table-cell>
          <table:table-cell table:style-name="ce9" office:value-type="float" office:value="0.000791" calcext:value-type="float">
            <text:p>0.000791</text:p>
          </table:table-cell>
          <table:table-cell table:style-name="ce12" office:value-type="float" office:value="60.09832" calcext:value-type="float">
            <text:p>60.09832</text:p>
          </table:table-cell>
          <table:table-cell table:formula="of:=[.C107]/1000000" office:value-type="float" office:value="0.00006009832" calcext:value-type="float">
            <text:p>6.009832E-005</text:p>
          </table:table-cell>
          <table:table-cell table:formula="of:=[.B107]/[.D107]" office:value-type="float" office:value="13.1617655867918" calcext:value-type="float">
            <text:p>13.1617655868</text:p>
          </table:table-cell>
          <table:table-cell table:style-name="ce14" office:value-type="string" calcext:value-type="string">
            <text:p>C2H8N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UH25</text:p>
          </table:table-cell>
          <table:table-cell table:style-name="ce9" office:value-type="float" office:value="0.000829" calcext:value-type="float">
            <text:p>0.000829</text:p>
          </table:table-cell>
          <table:table-cell/>
          <table:table-cell table:formula="of:=[.C108]/1000000" office:value-type="float" office:value="0" calcext:value-type="float">
            <text:p>0</text:p>
          </table:table-cell>
          <table:table-cell table:formula="of:=[.B108]/[.D10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raninite</text:p>
          </table:table-cell>
          <table:table-cell table:style-name="ce9" office:value-type="float" office:value="0.0075" calcext:value-type="float">
            <text:p>0.0075</text:p>
          </table:table-cell>
          <table:table-cell/>
          <table:table-cell table:formula="of:=[.C109]/1000000" office:value-type="float" office:value="0" calcext:value-type="float">
            <text:p>0</text:p>
          </table:table-cell>
          <table:table-cell table:formula="of:=[.B109]/[.D10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raniumNitride</text:p>
          </table:table-cell>
          <table:table-cell table:style-name="ce9" office:value-type="float" office:value="0.0113" calcext:value-type="float">
            <text:p>0.0113</text:p>
          </table:table-cell>
          <table:table-cell/>
          <table:table-cell table:formula="of:=[.C110]/1000000" office:value-type="float" office:value="0" calcext:value-type="float">
            <text:p>0</text:p>
          </table:table-cell>
          <table:table-cell table:formula="of:=[.B197]/[.D11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VacuumPlasma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11]/1000000" office:value-type="float" office:value="0" calcext:value-type="float">
            <text:p>0</text:p>
          </table:table-cell>
          <table:table-cell table:formula="of:=[.B111]/[.D11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ste</text:p>
          </table:table-cell>
          <table:table-cell table:style-name="ce9" office:value-type="float" office:value="0.00075" calcext:value-type="float">
            <text:p>0.00075</text:p>
          </table:table-cell>
          <table:table-cell/>
          <table:table-cell table:formula="of:=[.C112]/1000000" office:value-type="float" office:value="0" calcext:value-type="float">
            <text:p>0</text:p>
          </table:table-cell>
          <table:table-cell table:formula="of:=[.B112]/[.D11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steHeat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13]/1000000" office:value-type="float" office:value="0" calcext:value-type="float">
            <text:p>0</text:p>
          </table:table-cell>
          <table:table-cell table:formula="of:=[.B113]/[.D11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steWater</text:p>
          </table:table-cell>
          <table:table-cell table:style-name="ce9" office:value-type="float" office:value="0.001005" calcext:value-type="float">
            <text:p>0.001005</text:p>
          </table:table-cell>
          <table:table-cell/>
          <table:table-cell table:formula="of:=[.C114]/1000000" office:value-type="float" office:value="0" calcext:value-type="float">
            <text:p>0</text:p>
          </table:table-cell>
          <table:table-cell table:formula="of:=[.B114]/[.D11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ter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float" office:value="18.01528" calcext:value-type="float">
            <text:p>18.01528</text:p>
          </table:table-cell>
          <table:table-cell table:formula="of:=[.C115]/1000000" office:value-type="float" office:value="0.00001801528" calcext:value-type="float">
            <text:p>1.801528E-005</text:p>
          </table:table-cell>
          <table:table-cell table:formula="of:=[.B115]/[.D115]" office:value-type="float" office:value="55.508435061792" calcext:value-type="float">
            <text:p>55.5084350618</text:p>
          </table:table-cell>
          <table:table-cell table:style-name="ce14" office:value-type="string" calcext:value-type="string">
            <text:p>H2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XenonGas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12" office:value-type="float" office:value="131.293" calcext:value-type="float">
            <text:p>131.29300</text:p>
          </table:table-cell>
          <table:table-cell table:formula="of:=[.C116]/1000000" office:value-type="float" office:value="0.000131293" calcext:value-type="float">
            <text:p>0.000131293</text:p>
          </table:table-cell>
          <table:table-cell table:formula="of:=[.B116]/[.D116]" office:value-type="float" office:value="0.761655229143976" calcext:value-type="float">
            <text:p>0.7616552291</text:p>
          </table:table-cell>
          <table:table-cell table:style-name="ce14" office:value-type="string" calcext:value-type="string">
            <text:p>Xe</text:p>
          </table:table-cell>
          <table:table-cell table:number-columns-repeated="1018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Config Out</text:p>
          </table:table-cell>
          <table:table-cell office:value-type="string" calcext:value-type="string">
            <text:p>EC Input</text:p>
          </table:table-cell>
          <table:table-cell office:value-type="string" calcext:value-type="string">
            <text:p>Input 1</text:p>
          </table:table-cell>
          <table:table-cell office:value-type="string" calcext:value-type="string">
            <text:p>Input 2</text:p>
          </table:table-cell>
          <table:table-cell office:value-type="string" calcext:value-type="string">
            <text:p>Input 3</text:p>
          </table:table-cell>
          <table:table-cell office:value-type="string" calcext:value-type="string">
            <text:p>EC Output</text:p>
          </table:table-cell>
          <table:table-cell office:value-type="string" calcext:value-type="string">
            <text:p>Output 1</text:p>
          </table:table-cell>
          <table:table-cell office:value-type="string" calcext:value-type="string">
            <text:p>Output 2</text:p>
          </table:table-cell>
          <table:table-cell office:value-type="string" calcext:value-type="string">
            <text:p>Output 3</text:p>
          </table:table-cell>
          <table:table-cell office:value-type="string" calcext:value-type="string">
            <text:p>Output 4</text:p>
          </table:table-cell>
        </table:table-row>
        <table:table-row table:style-name="ro2">
          <table:table-cell table:formula="of:=IF(ISBLANK([Conversion.A2]);&quot;&quot;;CONCATENATE(&quot;    MODULE&quot;; CHAR(10); &quot;    {&quot;; CHAR(10); &quot;        name = ModuleResourceConverter&quot;; CHAR(10); &quot;        ConverterName = &quot;; [Conversion.A2]; CHAR(10); &quot;        StartActionName = Start &quot;; [Conversion.A2]; CHAR(10); &quot;        StopActionName = Stop &quot;; [Conversion.A2]; CHAR(10); &quot;        AutoShutdown = false&quot;; CHAR(10); &quot;        GeneratesHeat = true&quot;; CHAR(10); &quot;        UseSpecialistBonus = false&quot;; CHAR(10); [.B2]; [.C2]; [.D2]; [.E2]; [.F2]; [.G2]; [.H2]; [.I2]; [.J2]; CHAR(10); &quot;    }&quot;))" office:value-type="string" office:string-value="    MODULE&#10;    {&#10;        name = ModuleResourceConverter&#10;        ConverterName = Water Electrolysis&#10;        StartActionName = Start Water Electrolysis&#10;        StopActionName = Stop Water Electrolysis&#10;        AutoShutdown = false&#10;        GeneratesHeat = true&#10;        UseSpecialistBonus = false&#10;&#10;        INPUT_RESOURCE&#10;        {&#10;            ResourceName = ElectricCharge&#10;            Ratio = 600&#10;        }&#10;        INPUT_RESOURCE&#10;        {&#10;            ResourceName = Water&#10;            Ratio = 1&#10;        }&#10;        OUTPUT_RESOURCE&#10;        {&#10;            ResourceName = Hydrogen&#10;            Ratio = 560.091841255863&#10;            DumpExcess = false&#10;        }&#10;        OUTPUT_RESOURCE&#10;        {&#10;            ResourceName = Oxygen&#10;            Ratio = 283.4296125171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Electrolysis</text:p>
            <text:p>        StartActionName = Start Water Electrolysis</text:p>
            <text:p>        StopActionName = Stop Water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600</text:p>
            <text:p>        }</text:p>
            <text:p>        INPUT_RESOURCE</text:p>
            <text:p>        {</text:p>
            <text:p>            ResourceName = Water</text:p>
            <text:p>            Ratio = 1</text:p>
            <text:p>        }</text:p>
            <text:p>        OUTPUT_RESOURCE</text:p>
            <text:p>        {</text:p>
            <text:p>            ResourceName = Hydrogen</text:p>
            <text:p>            Ratio = 560.09184125586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83.42961251711</text:p>
            <text:p>            DumpExcess = false</text:p>
            <text:p>        }</text:p>
            <text:p>    }</text:p>
          </table:table-cell>
          <table:table-cell table:formula="of:=IF(ISBLANK([Conversion.B2]);&quot;&quot;;CONCATENATE(CHAR(10);&quot;        INPUT_RESOURCE&quot;; CHAR(10); &quot;        {&quot;; CHAR(10); &quot;            ResourceName = ElectricCharge&quot;; CHAR(10); &quot;            Ratio = &quot;; [Conversion.B2]; CHAR(10); &quot;        }&quot;))" office:value-type="string" office:string-value="&#10;        INPUT_RESOURCE&#10;        {&#10;            ResourceName = ElectricCharge&#10;            Ratio = 600&#10;        }" calcext:value-type="string">
            <text:p/>
            <text:p>        INPUT_RESOURCE</text:p>
            <text:p>        {</text:p>
            <text:p>            ResourceName = ElectricCharge</text:p>
            <text:p>            Ratio = 600</text:p>
            <text:p>        }</text:p>
          </table:table-cell>
          <table:table-cell table:formula="of:=IF(ISBLANK([Conversion.I2]);&quot;&quot;;CONCATENATE(CHAR(10);&quot;        INPUT_RESOURCE&quot;; CHAR(10); &quot;        {&quot;; CHAR(10); &quot;            ResourceName = &quot;; [Conversion.H2]; CHAR(10); &quot;            Ratio = &quot;; [Conversion.K2]; CHAR(10); &quot;        }&quot;))" office:value-type="string" office:string-value="&#10;        INPUT_RESOURCE&#10;        {&#10;            ResourceName = Water&#10;            Ratio = 1&#10;        }" calcext:value-type="string">
            <text:p/>
            <text:p>        INPUT_RESOURCE</text:p>
            <text:p>        {</text:p>
            <text:p>            ResourceName = Water</text:p>
            <text:p>            Ratio = 1</text:p>
            <text:p>        }</text:p>
          </table:table-cell>
          <table:table-cell table:formula="of:=IF(ISBLANK([Conversion.M2]);&quot;&quot;;CONCATENATE(CHAR(10);&quot;        INPUT_RESOURCE&quot;; CHAR(10); &quot;        {&quot;; CHAR(10); &quot;            ResourceName = &quot;; [Conversion.L2]; CHAR(10); &quot;            Ratio = &quot;; [Conversion.O2]; CHAR(10); &quot;        }&quot;))">
            <text:p/>
          </table:table-cell>
          <table:table-cell table:formula="of:=IF(ISBLANK([Conversion.Q2]);&quot;&quot;;CONCATENATE(CHAR(10);&quot;        INPUT_RESOURCE&quot;; CHAR(10); &quot;        {&quot;; CHAR(10); &quot;            ResourceName = &quot;; [Conversion.P2]; CHAR(10); &quot;            Ratio = &quot;; [Conversion.S2]; CHAR(10); &quot;        }&quot;))">
            <text:p/>
          </table:table-cell>
          <table:table-cell table:formula="of:=IF(ISBLANK([Conversion.C2]);&quot;&quot;;CONCATENATE(CHAR(10); &quot;        OUTPUT_RESOURCE&quot;; CHAR(10); &quot;        {&quot;; CHAR(10); &quot;            ResourceName = ElectricCharge&quot;; CHAR(10); &quot;            Ratio = &quot;; [Conversion.C2]; CHAR(10); &quot;            DumpExcess = true&quot;; CHAR(10); &quot;        }&quot;))">
            <text:p/>
          </table:table-cell>
          <table:table-cell table:formula="of:=IF(ISBLANK([Conversion.U2]);&quot;&quot;;CONCATENATE(CHAR(10); &quot;        OUTPUT_RESOURCE&quot;; CHAR(10); &quot;        {&quot;; CHAR(10); &quot;            ResourceName = &quot;; [Conversion.T2]; CHAR(10); &quot;            Ratio = &quot;; [Conversion.W2]; CHAR(10); &quot;            DumpExcess = false&quot;; CHAR(10); &quot;        }&quot;))" office:value-type="string" office:string-value="&#10;        OUTPUT_RESOURCE&#10;        {&#10;            ResourceName = Hydrogen&#10;            Ratio = 560.091841255863&#10;            DumpExcess = false&#10;        }" calcext:value-type="string">
            <text:p/>
            <text:p>        OUTPUT_RESOURCE</text:p>
            <text:p>        {</text:p>
            <text:p>            ResourceName = Hydrogen</text:p>
            <text:p>            Ratio = 560.091841255863</text:p>
            <text:p>            DumpExcess = false</text:p>
            <text:p>        }</text:p>
          </table:table-cell>
          <table:table-cell table:formula="of:=IF(ISBLANK([Conversion.Y2]);&quot;&quot;;CONCATENATE(CHAR(10); &quot;        OUTPUT_RESOURCE&quot;; CHAR(10); &quot;        {&quot;; CHAR(10); &quot;            ResourceName = &quot;; [Conversion.X2]; CHAR(10); &quot;            Ratio = &quot;; [Conversion.AA2]; CHAR(10); &quot;            DumpExcess = false&quot;; CHAR(10); &quot;        }&quot;))" office:value-type="string" office:string-value="&#10;        OUTPUT_RESOURCE&#10;        {&#10;            ResourceName = Oxygen&#10;            Ratio = 283.42961251711&#10;            DumpExcess = false&#10;        }" calcext:value-type="string">
            <text:p/>
            <text:p>        OUTPUT_RESOURCE</text:p>
            <text:p>        {</text:p>
            <text:p>            ResourceName = Oxygen</text:p>
            <text:p>            Ratio = 283.42961251711</text:p>
            <text:p>            DumpExcess = false</text:p>
            <text:p>        }</text:p>
          </table:table-cell>
          <table:table-cell table:formula="of:=IF(ISBLANK([Conversion.AC2]);&quot;&quot;;CONCATENATE(CHAR(10); &quot;        OUTPUT_RESOURCE&quot;; CHAR(10); &quot;        {&quot;; CHAR(10); &quot;            ResourceName = &quot;; [Conversion.AB2]; CHAR(10); &quot;            Ratio = &quot;; [Conversion.AE2]; CHAR(10); &quot;            DumpExcess = false&quot;; CHAR(10); &quot;        }&quot;))">
            <text:p/>
          </table:table-cell>
          <table:table-cell table:formula="of:=IF(ISBLANK([Conversion.AG2]);&quot;&quot;;CONCATENATE(CHAR(10); &quot;        OUTPUT_RESOURCE&quot;; CHAR(10); &quot;        {&quot;; CHAR(10); &quot;            ResourceName = &quot;; [Conversion.AF2]; CHAR(10); &quot;            Ratio = &quot;; [Conversion.AI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]);&quot;&quot;;CONCATENATE(&quot;    MODULE&quot;; CHAR(10); &quot;    {&quot;; CHAR(10); &quot;        name = ModuleResourceConverter&quot;; CHAR(10); &quot;        ConverterName = &quot;; [Conversion.A3]; CHAR(10); &quot;        StartActionName = Start &quot;; [Conversion.A3]; CHAR(10); &quot;        StopActionName = Stop &quot;; [Conversion.A3]; CHAR(10); &quot;        AutoShutdown = false&quot;; CHAR(10); &quot;        GeneratesHeat = true&quot;; CHAR(10); &quot;        UseSpecialistBonus = false&quot;; CHAR(10); [.B3]; [.C3]; [.D3]; [.E3]; [.F3]; [.G3]; [.H3]; [.I3]; [.J3]; CHAR(10); &quot;    }&quot;))" office:value-type="string" office:string-value="    MODULE&#10;    {&#10;        name = ModuleResourceConverter&#10;        ConverterName = Water Gas Shift&#10;        StartActionName = Start Water Gas Shift&#10;        StopActionName = Stop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Monoxide&#10;            Ratio = 1&#10;        }&#10;        INPUT_RESOURCE&#10;        {&#10;            ResourceName = Water&#10;            Ratio = 0.000803966440556944&#10;        }&#10;        OUTPUT_RESOURCE&#10;        {&#10;            ResourceName = CarbonDioxide&#10;            Ratio = 0.906011088153879&#10;            DumpExcess = false&#10;        }&#10;        OUTPUT_RESOURCE&#10;        {&#10;            ResourceName = Hydrogen&#10;            Ratio = 0.45029504399946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Gas Shift</text:p>
            <text:p>        StartActionName = Start Water Gas Shift</text:p>
            <text:p>        StopActionName = Stop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Monoxide</text:p>
            <text:p>            Ratio = 1</text:p>
            <text:p>        }</text:p>
            <text:p>        INPUT_RESOURCE</text:p>
            <text:p>        {</text:p>
            <text:p>            ResourceName = Water</text:p>
            <text:p>            Ratio = 0.000803966440556944</text:p>
            <text:p>        }</text:p>
            <text:p>        OUTPUT_RESOURCE</text:p>
            <text:p>        {</text:p>
            <text:p>            ResourceName = CarbonDioxide</text:p>
            <text:p>            Ratio = 0.906011088153879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450295043999461</text:p>
            <text:p>            DumpExcess = false</text:p>
            <text:p>        }</text:p>
            <text:p>    }</text:p>
          </table:table-cell>
          <table:table-cell table:formula="of:=IF(ISBLANK([Conversion.B3]);&quot;&quot;;CONCATENATE(CHAR(10);&quot;        INPUT_RESOURCE&quot;; CHAR(10); &quot;        {&quot;; CHAR(10); &quot;            ResourceName = ElectricCharge&quot;; CHAR(10); &quot;            Ratio = &quot;; [Conversion.B3]; CHAR(10); &quot;        }&quot;))" office:value-type="string" office:string-value="&#10;        INPUT_RESOURCE&#10;        {&#10;            ResourceName = ElectricCharge&#10;            Ratio = 500&#10;        }" calcext:value-type="string"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</table:table-cell>
          <table:table-cell table:formula="of:=IF(ISBLANK([Conversion.I3]);&quot;&quot;;CONCATENATE(CHAR(10);&quot;        INPUT_RESOURCE&quot;; CHAR(10); &quot;        {&quot;; CHAR(10); &quot;            ResourceName = &quot;; [Conversion.H3]; CHAR(10); &quot;            Ratio = &quot;; [Conversion.K3]; CHAR(10); &quot;        }&quot;))" office:value-type="string" office:string-value="&#10;        INPUT_RESOURCE&#10;        {&#10;            ResourceName = CarbonMonoxide&#10;            Ratio = 1&#10;        }" calcext:value-type="string">
            <text:p/>
            <text:p>        INPUT_RESOURCE</text:p>
            <text:p>        {</text:p>
            <text:p>            ResourceName = CarbonMonoxide</text:p>
            <text:p>            Ratio = 1</text:p>
            <text:p>        }</text:p>
          </table:table-cell>
          <table:table-cell table:formula="of:=IF(ISBLANK([Conversion.M3]);&quot;&quot;;CONCATENATE(CHAR(10);&quot;        INPUT_RESOURCE&quot;; CHAR(10); &quot;        {&quot;; CHAR(10); &quot;            ResourceName = &quot;; [Conversion.L3]; CHAR(10); &quot;            Ratio = &quot;; [Conversion.O3]; CHAR(10); &quot;        }&quot;))" office:value-type="string" office:string-value="&#10;        INPUT_RESOURCE&#10;        {&#10;            ResourceName = Water&#10;            Ratio = 0.000803966440556944&#10;        }" calcext:value-type="string">
            <text:p/>
            <text:p>        INPUT_RESOURCE</text:p>
            <text:p>        {</text:p>
            <text:p>            ResourceName = Water</text:p>
            <text:p>            Ratio = 0.000803966440556944</text:p>
            <text:p>        }</text:p>
          </table:table-cell>
          <table:table-cell table:formula="of:=IF(ISBLANK([Conversion.Q3]);&quot;&quot;;CONCATENATE(CHAR(10);&quot;        INPUT_RESOURCE&quot;; CHAR(10); &quot;        {&quot;; CHAR(10); &quot;            ResourceName = &quot;; [Conversion.P3]; CHAR(10); &quot;            Ratio = &quot;; [Conversion.S3]; CHAR(10); &quot;        }&quot;))">
            <text:p/>
          </table:table-cell>
          <table:table-cell table:formula="of:=IF(ISBLANK([Conversion.C3]);&quot;&quot;;CONCATENATE(CHAR(10); &quot;        OUTPUT_RESOURCE&quot;; CHAR(10); &quot;        {&quot;; CHAR(10); &quot;            ResourceName = ElectricCharge&quot;; CHAR(10); &quot;            Ratio = &quot;; [Conversion.C3]; CHAR(10); &quot;            DumpExcess = true&quot;; CHAR(10); &quot;        }&quot;))">
            <text:p/>
          </table:table-cell>
          <table:table-cell table:formula="of:=IF(ISBLANK([Conversion.U3]);&quot;&quot;;CONCATENATE(CHAR(10); &quot;        OUTPUT_RESOURCE&quot;; CHAR(10); &quot;        {&quot;; CHAR(10); &quot;            ResourceName = &quot;; [Conversion.T3]; CHAR(10); &quot;            Ratio = &quot;; [Conversion.W3]; CHAR(10); &quot;            DumpExcess = false&quot;; CHAR(10); &quot;        }&quot;))" office:value-type="string" office:string-value="&#10;        OUTPUT_RESOURCE&#10;        {&#10;            ResourceName = CarbonDioxide&#10;            Ratio = 0.906011088153879&#10;            DumpExcess = false&#10;        }" calcext:value-type="string">
            <text:p/>
            <text:p>        OUTPUT_RESOURCE</text:p>
            <text:p>        {</text:p>
            <text:p>            ResourceName = CarbonDioxide</text:p>
            <text:p>            Ratio = 0.906011088153879</text:p>
            <text:p>            DumpExcess = false</text:p>
            <text:p>        }</text:p>
          </table:table-cell>
          <table:table-cell table:formula="of:=IF(ISBLANK([Conversion.Y3]);&quot;&quot;;CONCATENATE(CHAR(10); &quot;        OUTPUT_RESOURCE&quot;; CHAR(10); &quot;        {&quot;; CHAR(10); &quot;            ResourceName = &quot;; [Conversion.X3]; CHAR(10); &quot;            Ratio = &quot;; [Conversion.AA3]; CHAR(10); &quot;            DumpExcess = false&quot;; CHAR(10); &quot;        }&quot;))" office:value-type="string" office:string-value="&#10;        OUTPUT_RESOURCE&#10;        {&#10;            ResourceName = Hydrogen&#10;            Ratio = 0.450295043999461&#10;            DumpExcess = false&#10;        }" calcext:value-type="string">
            <text:p/>
            <text:p>        OUTPUT_RESOURCE</text:p>
            <text:p>        {</text:p>
            <text:p>            ResourceName = Hydrogen</text:p>
            <text:p>            Ratio = 0.450295043999461</text:p>
            <text:p>            DumpExcess = false</text:p>
            <text:p>        }</text:p>
          </table:table-cell>
          <table:table-cell table:formula="of:=IF(ISBLANK([Conversion.AC3]);&quot;&quot;;CONCATENATE(CHAR(10); &quot;        OUTPUT_RESOURCE&quot;; CHAR(10); &quot;        {&quot;; CHAR(10); &quot;            ResourceName = &quot;; [Conversion.AB3]; CHAR(10); &quot;            Ratio = &quot;; [Conversion.AE3]; CHAR(10); &quot;            DumpExcess = false&quot;; CHAR(10); &quot;        }&quot;))">
            <text:p/>
          </table:table-cell>
          <table:table-cell table:formula="of:=IF(ISBLANK([Conversion.AG3]);&quot;&quot;;CONCATENATE(CHAR(10); &quot;        OUTPUT_RESOURCE&quot;; CHAR(10); &quot;        {&quot;; CHAR(10); &quot;            ResourceName = &quot;; [Conversion.AF3]; CHAR(10); &quot;            Ratio = &quot;; [Conversion.AI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]);&quot;&quot;;CONCATENATE(&quot;    MODULE&quot;; CHAR(10); &quot;    {&quot;; CHAR(10); &quot;        name = ModuleResourceConverter&quot;; CHAR(10); &quot;        ConverterName = &quot;; [Conversion.A4]; CHAR(10); &quot;        StartActionName = Start &quot;; [Conversion.A4]; CHAR(10); &quot;        StopActionName = Stop &quot;; [Conversion.A4]; CHAR(10); &quot;        AutoShutdown = false&quot;; CHAR(10); &quot;        GeneratesHeat = true&quot;; CHAR(10); &quot;        UseSpecialistBonus = false&quot;; CHAR(10); [.B4]; [.C4]; [.D4]; [.E4]; [.F4]; [.G4]; [.H4]; [.I4]; [.J4]; CHAR(10); &quot;    }&quot;))" office:value-type="string" office:string-value="    MODULE&#10;    {&#10;        name = ModuleResourceConverter&#10;        ConverterName = Reverse Water Gas Shift&#10;        StartActionName = Start Reverse Water Gas Shift&#10;        StopActionName = Stop Reverse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Dioxide&#10;            Ratio = 1&#10;        }&#10;        INPUT_RESOURCE&#10;        {&#10;            ResourceName = Hydrogen&#10;            Ratio = 0.49700831467416&#10;        }&#10;        OUTPUT_RESOURCE&#10;        {&#10;            ResourceName = CarbonMonoxide&#10;            Ratio = 0.894028793456033&#10;            DumpExcess = false&#10;        }&#10;        OUTPUT_RESOURCE&#10;        {&#10;            ResourceName = Water&#10;            Ratio = 0.000718769146830266&#10;            DumpExcess = false&#10;        }&#10;    }" calcext:value-type="string">
            <text:p>    MODULE</text:p>
            <text:p>    {</text:p>
            <text:p>        name = ModuleResourceConverter</text:p>
            <text:p>        ConverterName = Reverse Water Gas Shift</text:p>
            <text:p>        StartActionName = Start Reverse Water Gas Shift</text:p>
            <text:p>        StopActionName = Stop Reverse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49700831467416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718769146830266</text:p>
            <text:p>            DumpExcess = false</text:p>
            <text:p>        }</text:p>
            <text:p>    }</text:p>
          </table:table-cell>
          <table:table-cell table:formula="of:=IF(ISBLANK([Conversion.B4]);&quot;&quot;;CONCATENATE(CHAR(10);&quot;        INPUT_RESOURCE&quot;; CHAR(10); &quot;        {&quot;; CHAR(10); &quot;            ResourceName = ElectricCharge&quot;; CHAR(10); &quot;            Ratio = &quot;; [Conversion.B4]; CHAR(10); &quot;        }&quot;))" office:value-type="string" office:string-value="&#10;        INPUT_RESOURCE&#10;        {&#10;            ResourceName = ElectricCharge&#10;            Ratio = 500&#10;        }" calcext:value-type="string"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</table:table-cell>
          <table:table-cell table:formula="of:=IF(ISBLANK([Conversion.I4]);&quot;&quot;;CONCATENATE(CHAR(10);&quot;        INPUT_RESOURCE&quot;; CHAR(10); &quot;        {&quot;; CHAR(10); &quot;            ResourceName = &quot;; [Conversion.H4]; CHAR(10); &quot;            Ratio = &quot;; [Conversion.K4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M4]);&quot;&quot;;CONCATENATE(CHAR(10);&quot;        INPUT_RESOURCE&quot;; CHAR(10); &quot;        {&quot;; CHAR(10); &quot;            ResourceName = &quot;; [Conversion.L4]; CHAR(10); &quot;            Ratio = &quot;; [Conversion.O4]; CHAR(10); &quot;        }&quot;))" office:value-type="string" office:string-value="&#10;        INPUT_RESOURCE&#10;        {&#10;            ResourceName = Hydrogen&#10;            Ratio = 0.49700831467416&#10;        }" calcext:value-type="string">
            <text:p/>
            <text:p>        INPUT_RESOURCE</text:p>
            <text:p>        {</text:p>
            <text:p>            ResourceName = Hydrogen</text:p>
            <text:p>            Ratio = 0.49700831467416</text:p>
            <text:p>        }</text:p>
          </table:table-cell>
          <table:table-cell table:formula="of:=IF(ISBLANK([Conversion.Q4]);&quot;&quot;;CONCATENATE(CHAR(10);&quot;        INPUT_RESOURCE&quot;; CHAR(10); &quot;        {&quot;; CHAR(10); &quot;            ResourceName = &quot;; [Conversion.P4]; CHAR(10); &quot;            Ratio = &quot;; [Conversion.S4]; CHAR(10); &quot;        }&quot;))">
            <text:p/>
          </table:table-cell>
          <table:table-cell table:formula="of:=IF(ISBLANK([Conversion.C4]);&quot;&quot;;CONCATENATE(CHAR(10); &quot;        OUTPUT_RESOURCE&quot;; CHAR(10); &quot;        {&quot;; CHAR(10); &quot;            ResourceName = ElectricCharge&quot;; CHAR(10); &quot;            Ratio = &quot;; [Conversion.C4]; CHAR(10); &quot;            DumpExcess = true&quot;; CHAR(10); &quot;        }&quot;))">
            <text:p/>
          </table:table-cell>
          <table:table-cell table:formula="of:=IF(ISBLANK([Conversion.U4]);&quot;&quot;;CONCATENATE(CHAR(10); &quot;        OUTPUT_RESOURCE&quot;; CHAR(10); &quot;        {&quot;; CHAR(10); &quot;            ResourceName = &quot;; [Conversion.T4]; CHAR(10); &quot;            Ratio = &quot;; [Conversion.W4]; CHAR(10); &quot;            DumpExcess = false&quot;; CHAR(10); &quot;        }&quot;))" office:value-type="string" office:string-value="&#10;        OUTPUT_RESOURCE&#10;        {&#10;            ResourceName = CarbonMonoxide&#10;            Ratio = 0.894028793456033&#10;            DumpExcess = false&#10;        }" calcext:value-type="string">
            <text:p/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</table:table-cell>
          <table:table-cell table:formula="of:=IF(ISBLANK([Conversion.Y4]);&quot;&quot;;CONCATENATE(CHAR(10); &quot;        OUTPUT_RESOURCE&quot;; CHAR(10); &quot;        {&quot;; CHAR(10); &quot;            ResourceName = &quot;; [Conversion.X4]; CHAR(10); &quot;            Ratio = &quot;; [Conversion.AA4]; CHAR(10); &quot;            DumpExcess = false&quot;; CHAR(10); &quot;        }&quot;))" office:value-type="string" office:string-value="&#10;        OUTPUT_RESOURCE&#10;        {&#10;            ResourceName = Water&#10;            Ratio = 0.000718769146830266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0718769146830266</text:p>
            <text:p>            DumpExcess = false</text:p>
            <text:p>        }</text:p>
          </table:table-cell>
          <table:table-cell table:formula="of:=IF(ISBLANK([Conversion.AC4]);&quot;&quot;;CONCATENATE(CHAR(10); &quot;        OUTPUT_RESOURCE&quot;; CHAR(10); &quot;        {&quot;; CHAR(10); &quot;            ResourceName = &quot;; [Conversion.AB4]; CHAR(10); &quot;            Ratio = &quot;; [Conversion.AE4]; CHAR(10); &quot;            DumpExcess = false&quot;; CHAR(10); &quot;        }&quot;))">
            <text:p/>
          </table:table-cell>
          <table:table-cell table:formula="of:=IF(ISBLANK([Conversion.AG4]);&quot;&quot;;CONCATENATE(CHAR(10); &quot;        OUTPUT_RESOURCE&quot;; CHAR(10); &quot;        {&quot;; CHAR(10); &quot;            ResourceName = &quot;; [Conversion.AF4]; CHAR(10); &quot;            Ratio = &quot;; [Conversion.AI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]);&quot;&quot;;CONCATENATE(&quot;    MODULE&quot;; CHAR(10); &quot;    {&quot;; CHAR(10); &quot;        name = ModuleResourceConverter&quot;; CHAR(10); &quot;        ConverterName = &quot;; [Conversion.A5]; CHAR(10); &quot;        StartActionName = Start &quot;; [Conversion.A5]; CHAR(10); &quot;        StopActionName = Stop &quot;; [Conversion.A5]; CHAR(10); &quot;        AutoShutdown = false&quot;; CHAR(10); &quot;        GeneratesHeat = true&quot;; CHAR(10); &quot;        UseSpecialistBonus = false&quot;; CHAR(10); [.B5]; [.C5]; [.D5]; [.E5]; [.F5]; [.G5]; [.H5]; [.I5]; [.J5]; CHAR(10); &quot;    }&quot;))" office:value-type="string" office:string-value="    MODULE&#10;    {&#10;        name = ModuleResourceConverter&#10;        ConverterName = Sabatier Reaction&#10;        StartActionName = Start Sabatier Reaction&#10;        StopActionName = Stop Sabatier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1.98803325869664&#10;        }&#10;        OUTPUT_RESOURCE&#10;        {&#10;            ResourceName = ElectricCharge&#10;            Ratio = 300&#10;            DumpExcess = true&#10;        }&#10;        OUTPUT_RESOURCE&#10;        {&#10;            ResourceName = Methane&#10;            Ratio = 0.892552187169329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Sabatier Reaction</text:p>
            <text:p>        StartActionName = Start Sabatier Reaction</text:p>
            <text:p>        StopActionName = Stop Sabatier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98803325869664</text:p>
            <text:p>        }</text:p>
            <text:p>        OUTPUT_RESOURCE</text:p>
            <text:p>        {</text:p>
            <text:p>            ResourceName = ElectricCharge</text:p>
            <text:p>            Ratio = 300</text:p>
            <text:p>            DumpExcess = true</text:p>
            <text:p>        }</text:p>
            <text:p>        OUTPUT_RESOURCE</text:p>
            <text:p>        {</text:p>
            <text:p>            ResourceName = Methane</text:p>
            <text:p>            Ratio = 0.89255218716932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formula="of:=IF(ISBLANK([Conversion.B5]);&quot;&quot;;CONCATENATE(CHAR(10);&quot;        INPUT_RESOURCE&quot;; CHAR(10); &quot;        {&quot;; CHAR(10); &quot;            ResourceName = ElectricCharge&quot;; CHAR(10); &quot;            Ratio = &quot;; [Conversion.B5]; CHAR(10); &quot;        }&quot;))">
            <text:p/>
          </table:table-cell>
          <table:table-cell table:formula="of:=IF(ISBLANK([Conversion.I5]);&quot;&quot;;CONCATENATE(CHAR(10);&quot;        INPUT_RESOURCE&quot;; CHAR(10); &quot;        {&quot;; CHAR(10); &quot;            ResourceName = &quot;; [Conversion.H5]; CHAR(10); &quot;            Ratio = &quot;; [Conversion.K5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M5]);&quot;&quot;;CONCATENATE(CHAR(10);&quot;        INPUT_RESOURCE&quot;; CHAR(10); &quot;        {&quot;; CHAR(10); &quot;            ResourceName = &quot;; [Conversion.L5]; CHAR(10); &quot;            Ratio = &quot;; [Conversion.O5]; CHAR(10); &quot;        }&quot;))" office:value-type="string" office:string-value="&#10;        INPUT_RESOURCE&#10;        {&#10;            ResourceName = Hydrogen&#10;            Ratio = 1.98803325869664&#10;        }" calcext:value-type="string">
            <text:p/>
            <text:p>        INPUT_RESOURCE</text:p>
            <text:p>        {</text:p>
            <text:p>            ResourceName = Hydrogen</text:p>
            <text:p>            Ratio = 1.98803325869664</text:p>
            <text:p>        }</text:p>
          </table:table-cell>
          <table:table-cell table:formula="of:=IF(ISBLANK([Conversion.Q5]);&quot;&quot;;CONCATENATE(CHAR(10);&quot;        INPUT_RESOURCE&quot;; CHAR(10); &quot;        {&quot;; CHAR(10); &quot;            ResourceName = &quot;; [Conversion.P5]; CHAR(10); &quot;            Ratio = &quot;; [Conversion.S5]; CHAR(10); &quot;        }&quot;))">
            <text:p/>
          </table:table-cell>
          <table:table-cell table:formula="of:=IF(ISBLANK([Conversion.C5]);&quot;&quot;;CONCATENATE(CHAR(10); &quot;        OUTPUT_RESOURCE&quot;; CHAR(10); &quot;        {&quot;; CHAR(10); &quot;            ResourceName = ElectricCharge&quot;; CHAR(10); &quot;            Ratio = &quot;; [Conversion.C5]; CHAR(10); &quot;            DumpExcess = true&quot;; CHAR(10); &quot;        }&quot;))" office:value-type="string" office:string-value="&#10;        OUTPUT_RESOURCE&#10;        {&#10;            ResourceName = ElectricCharge&#10;            Ratio = 300&#10;            DumpExcess = true&#10;        }" calcext:value-type="string">
            <text:p/>
            <text:p>        OUTPUT_RESOURCE</text:p>
            <text:p>        {</text:p>
            <text:p>            ResourceName = ElectricCharge</text:p>
            <text:p>            Ratio = 300</text:p>
            <text:p>            DumpExcess = true</text:p>
            <text:p>        }</text:p>
          </table:table-cell>
          <table:table-cell table:formula="of:=IF(ISBLANK([Conversion.U5]);&quot;&quot;;CONCATENATE(CHAR(10); &quot;        OUTPUT_RESOURCE&quot;; CHAR(10); &quot;        {&quot;; CHAR(10); &quot;            ResourceName = &quot;; [Conversion.T5]; CHAR(10); &quot;            Ratio = &quot;; [Conversion.W5]; CHAR(10); &quot;            DumpExcess = false&quot;; CHAR(10); &quot;        }&quot;))" office:value-type="string" office:string-value="&#10;        OUTPUT_RESOURCE&#10;        {&#10;            ResourceName = Methane&#10;            Ratio = 0.892552187169329&#10;            DumpExcess = false&#10;        }" calcext:value-type="string">
            <text:p/>
            <text:p>        OUTPUT_RESOURCE</text:p>
            <text:p>        {</text:p>
            <text:p>            ResourceName = Methane</text:p>
            <text:p>            Ratio = 0.892552187169329</text:p>
            <text:p>            DumpExcess = false</text:p>
            <text:p>        }</text:p>
          </table:table-cell>
          <table:table-cell table:formula="of:=IF(ISBLANK([Conversion.Y5]);&quot;&quot;;CONCATENATE(CHAR(10); &quot;        OUTPUT_RESOURCE&quot;; CHAR(10); &quot;        {&quot;; CHAR(10); &quot;            ResourceName = &quot;; [Conversion.X5]; CHAR(10); &quot;            Ratio = &quot;; [Conversion.AA5]; CHAR(10); &quot;            DumpExcess = false&quot;; CHAR(10); &quot;        }&quot;))" office:value-type="string" office:string-value="&#10;        OUTPUT_RESOURCE&#10;        {&#10;            ResourceName = Water&#10;            Ratio = 0.00143753829366053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</table:table-cell>
          <table:table-cell table:formula="of:=IF(ISBLANK([Conversion.AC5]);&quot;&quot;;CONCATENATE(CHAR(10); &quot;        OUTPUT_RESOURCE&quot;; CHAR(10); &quot;        {&quot;; CHAR(10); &quot;            ResourceName = &quot;; [Conversion.AB5]; CHAR(10); &quot;            Ratio = &quot;; [Conversion.AE5]; CHAR(10); &quot;            DumpExcess = false&quot;; CHAR(10); &quot;        }&quot;))">
            <text:p/>
          </table:table-cell>
          <table:table-cell table:formula="of:=IF(ISBLANK([Conversion.AG5]);&quot;&quot;;CONCATENATE(CHAR(10); &quot;        OUTPUT_RESOURCE&quot;; CHAR(10); &quot;        {&quot;; CHAR(10); &quot;            ResourceName = &quot;; [Conversion.AF5]; CHAR(10); &quot;            Ratio = &quot;; [Conversion.AI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]);&quot;&quot;;CONCATENATE(&quot;    MODULE&quot;; CHAR(10); &quot;    {&quot;; CHAR(10); &quot;        name = ModuleResourceConverter&quot;; CHAR(10); &quot;        ConverterName = &quot;; [Conversion.A6]; CHAR(10); &quot;        StartActionName = Start &quot;; [Conversion.A6]; CHAR(10); &quot;        StopActionName = Stop &quot;; [Conversion.A6]; CHAR(10); &quot;        AutoShutdown = false&quot;; CHAR(10); &quot;        GeneratesHeat = true&quot;; CHAR(10); &quot;        UseSpecialistBonus = false&quot;; CHAR(10); [.B6]; [.C6]; [.D6]; [.E6]; [.F6]; [.G6]; [.H6]; [.I6]; [.J6]; CHAR(10); &quot;    }&quot;))" office:value-type="string" office:string-value="    MODULE&#10;    {&#10;        name = ModuleResourceConverter&#10;        ConverterName = Methane Pyrolysis&#10;        StartActionName = Start Methane Pyrolysis&#10;        StopActionName = Stop Methane Pyrolysis&#10;        AutoShutdown = false&#10;        GeneratesHeat = true&#10;        UseSpecialistBonus = false&#10;&#10;        INPUT_RESOURCE&#10;        {&#10;            ResourceName = ElectricCharge&#10;            Ratio = 74.9&#10;        }&#10;        INPUT_RESOURCE&#10;        {&#10;            ResourceName = Methane&#10;            Ratio = 1&#10;        }&#10;        OUTPUT_RESOURCE&#10;        {&#10;            ResourceName = Carbon&#10;            Ratio = 0.000230094546669042&#10;            DumpExcess = false&#10;        }&#10;        OUTPUT_RESOURCE&#10;        {&#10;            ResourceName = Hydrogen&#10;            Ratio = 0.902079991900116&#10;            DumpExcess = false&#10;        }&#10;    }" calcext:value-type="string">
            <text:p>    MODULE</text:p>
            <text:p>    {</text:p>
            <text:p>        name = ModuleResourceConverter</text:p>
            <text:p>        ConverterName = Methane Pyrolysis</text:p>
            <text:p>        StartActionName = Start Methane Pyrolysis</text:p>
            <text:p>        StopActionName = Stop Methane Py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74.9</text:p>
            <text:p>        }</text:p>
            <text:p>        INPUT_RESOURCE</text:p>
            <text:p>        {</text:p>
            <text:p>            ResourceName = Methane</text:p>
            <text:p>            Ratio = 1</text:p>
            <text:p>        }</text:p>
            <text:p>        OUTPUT_RESOURCE</text:p>
            <text:p>        {</text:p>
            <text:p>            ResourceName = Carbon</text:p>
            <text:p>            Ratio = 0.000230094546669042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902079991900116</text:p>
            <text:p>            DumpExcess = false</text:p>
            <text:p>        }</text:p>
            <text:p>    }</text:p>
          </table:table-cell>
          <table:table-cell table:formula="of:=IF(ISBLANK([Conversion.B6]);&quot;&quot;;CONCATENATE(CHAR(10);&quot;        INPUT_RESOURCE&quot;; CHAR(10); &quot;        {&quot;; CHAR(10); &quot;            ResourceName = ElectricCharge&quot;; CHAR(10); &quot;            Ratio = &quot;; [Conversion.B6]; CHAR(10); &quot;        }&quot;))" office:value-type="string" office:string-value="&#10;        INPUT_RESOURCE&#10;        {&#10;            ResourceName = ElectricCharge&#10;            Ratio = 74.9&#10;        }" calcext:value-type="string">
            <text:p/>
            <text:p>        INPUT_RESOURCE</text:p>
            <text:p>        {</text:p>
            <text:p>            ResourceName = ElectricCharge</text:p>
            <text:p>            Ratio = 74.9</text:p>
            <text:p>        }</text:p>
          </table:table-cell>
          <table:table-cell table:formula="of:=IF(ISBLANK([Conversion.I6]);&quot;&quot;;CONCATENATE(CHAR(10);&quot;        INPUT_RESOURCE&quot;; CHAR(10); &quot;        {&quot;; CHAR(10); &quot;            ResourceName = &quot;; [Conversion.H6]; CHAR(10); &quot;            Ratio = &quot;; [Conversion.K6]; CHAR(10); &quot;        }&quot;))" office:value-type="string" office:string-value="&#10;        INPUT_RESOURCE&#10;        {&#10;            ResourceName = Methane&#10;            Ratio = 1&#10;        }" calcext:value-type="string">
            <text:p/>
            <text:p>        INPUT_RESOURCE</text:p>
            <text:p>        {</text:p>
            <text:p>            ResourceName = Methane</text:p>
            <text:p>            Ratio = 1</text:p>
            <text:p>        }</text:p>
          </table:table-cell>
          <table:table-cell table:formula="of:=IF(ISBLANK([Conversion.M6]);&quot;&quot;;CONCATENATE(CHAR(10);&quot;        INPUT_RESOURCE&quot;; CHAR(10); &quot;        {&quot;; CHAR(10); &quot;            ResourceName = &quot;; [Conversion.L6]; CHAR(10); &quot;            Ratio = &quot;; [Conversion.O6]; CHAR(10); &quot;        }&quot;))">
            <text:p/>
          </table:table-cell>
          <table:table-cell table:formula="of:=IF(ISBLANK([Conversion.Q6]);&quot;&quot;;CONCATENATE(CHAR(10);&quot;        INPUT_RESOURCE&quot;; CHAR(10); &quot;        {&quot;; CHAR(10); &quot;            ResourceName = &quot;; [Conversion.P6]; CHAR(10); &quot;            Ratio = &quot;; [Conversion.S6]; CHAR(10); &quot;        }&quot;))">
            <text:p/>
          </table:table-cell>
          <table:table-cell table:formula="of:=IF(ISBLANK([Conversion.C6]);&quot;&quot;;CONCATENATE(CHAR(10); &quot;        OUTPUT_RESOURCE&quot;; CHAR(10); &quot;        {&quot;; CHAR(10); &quot;            ResourceName = ElectricCharge&quot;; CHAR(10); &quot;            Ratio = &quot;; [Conversion.C6]; CHAR(10); &quot;            DumpExcess = true&quot;; CHAR(10); &quot;        }&quot;))">
            <text:p/>
          </table:table-cell>
          <table:table-cell table:formula="of:=IF(ISBLANK([Conversion.U6]);&quot;&quot;;CONCATENATE(CHAR(10); &quot;        OUTPUT_RESOURCE&quot;; CHAR(10); &quot;        {&quot;; CHAR(10); &quot;            ResourceName = &quot;; [Conversion.T6]; CHAR(10); &quot;            Ratio = &quot;; [Conversion.W6]; CHAR(10); &quot;            DumpExcess = false&quot;; CHAR(10); &quot;        }&quot;))" office:value-type="string" office:string-value="&#10;        OUTPUT_RESOURCE&#10;        {&#10;            ResourceName = Carbon&#10;            Ratio = 0.000230094546669042&#10;            DumpExcess = false&#10;        }" calcext:value-type="string">
            <text:p/>
            <text:p>        OUTPUT_RESOURCE</text:p>
            <text:p>        {</text:p>
            <text:p>            ResourceName = Carbon</text:p>
            <text:p>            Ratio = 0.000230094546669042</text:p>
            <text:p>            DumpExcess = false</text:p>
            <text:p>        }</text:p>
          </table:table-cell>
          <table:table-cell table:formula="of:=IF(ISBLANK([Conversion.Y6]);&quot;&quot;;CONCATENATE(CHAR(10); &quot;        OUTPUT_RESOURCE&quot;; CHAR(10); &quot;        {&quot;; CHAR(10); &quot;            ResourceName = &quot;; [Conversion.X6]; CHAR(10); &quot;            Ratio = &quot;; [Conversion.AA6]; CHAR(10); &quot;            DumpExcess = false&quot;; CHAR(10); &quot;        }&quot;))" office:value-type="string" office:string-value="&#10;        OUTPUT_RESOURCE&#10;        {&#10;            ResourceName = Hydrogen&#10;            Ratio = 0.902079991900116&#10;            DumpExcess = false&#10;        }" calcext:value-type="string">
            <text:p/>
            <text:p>        OUTPUT_RESOURCE</text:p>
            <text:p>        {</text:p>
            <text:p>            ResourceName = Hydrogen</text:p>
            <text:p>            Ratio = 0.902079991900116</text:p>
            <text:p>            DumpExcess = false</text:p>
            <text:p>        }</text:p>
          </table:table-cell>
          <table:table-cell table:formula="of:=IF(ISBLANK([Conversion.AC6]);&quot;&quot;;CONCATENATE(CHAR(10); &quot;        OUTPUT_RESOURCE&quot;; CHAR(10); &quot;        {&quot;; CHAR(10); &quot;            ResourceName = &quot;; [Conversion.AB6]; CHAR(10); &quot;            Ratio = &quot;; [Conversion.AE6]; CHAR(10); &quot;            DumpExcess = false&quot;; CHAR(10); &quot;        }&quot;))">
            <text:p/>
          </table:table-cell>
          <table:table-cell table:formula="of:=IF(ISBLANK([Conversion.AG6]);&quot;&quot;;CONCATENATE(CHAR(10); &quot;        OUTPUT_RESOURCE&quot;; CHAR(10); &quot;        {&quot;; CHAR(10); &quot;            ResourceName = &quot;; [Conversion.AF6]; CHAR(10); &quot;            Ratio = &quot;; [Conversion.AI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7]);&quot;&quot;;CONCATENATE(&quot;    MODULE&quot;; CHAR(10); &quot;    {&quot;; CHAR(10); &quot;        name = ModuleResourceConverter&quot;; CHAR(10); &quot;        ConverterName = &quot;; [Conversion.A7]; CHAR(10); &quot;        StartActionName = Start &quot;; [Conversion.A7]; CHAR(10); &quot;        StopActionName = Stop &quot;; [Conversion.A7]; CHAR(10); &quot;        AutoShutdown = false&quot;; CHAR(10); &quot;        GeneratesHeat = true&quot;; CHAR(10); &quot;        UseSpecialistBonus = false&quot;; CHAR(10); [.B7]; [.C7]; [.D7]; [.E7]; [.F7]; [.G7]; [.H7]; [.I7]; [.J7]; CHAR(10); &quot;    }&quot;))" office:value-type="string" office:string-value="    MODULE&#10;    {&#10;        name = ModuleResourceConverter&#10;        ConverterName = Haber-Bosch Process&#10;        StartActionName = Start Haber-Bosch Process&#10;        StopActionName = Stop Haber-Bosch Process&#10;        AutoShutdown = false&#10;        GeneratesHeat = true&#10;        UseSpecialistBonus = false&#10;&#10;        INPUT_RESOURCE&#10;        {&#10;            ResourceName = ElectricCharge&#10;            Ratio = 92.4&#10;        }&#10;        INPUT_RESOURCE&#10;        {&#10;            ResourceName = Nitrogen&#10;            Ratio = 1&#10;        }&#10;        INPUT_RESOURCE&#10;        {&#10;            ResourceName = Hydrogen&#10;            Ratio = 1.50200194594621&#10;        }&#10;        OUTPUT_RESOURCE&#10;        {&#10;            ResourceName = Ammonia&#10;            Ratio = 1.78023691114274&#10;            DumpExcess = false&#10;        }&#10;    }" calcext:value-type="string">
            <text:p>    MODULE</text:p>
            <text:p>    {</text:p>
            <text:p>        name = ModuleResourceConverter</text:p>
            <text:p>        ConverterName = Haber-Bosch Process</text:p>
            <text:p>        StartActionName = Start Haber-Bosch Process</text:p>
            <text:p>        StopActionName = Stop Haber-Bo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92.4</text:p>
            <text:p>        }</text:p>
            <text:p>        INPUT_RESOURCE</text:p>
            <text:p>        {</text:p>
            <text:p>            ResourceName = Nitrogen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50200194594621</text:p>
            <text:p>        }</text:p>
            <text:p>        OUTPUT_RESOURCE</text:p>
            <text:p>        {</text:p>
            <text:p>            ResourceName = Ammonia</text:p>
            <text:p>            Ratio = 1.78023691114274</text:p>
            <text:p>            DumpExcess = false</text:p>
            <text:p>        }</text:p>
            <text:p>    }</text:p>
          </table:table-cell>
          <table:table-cell table:formula="of:=IF(ISBLANK([Conversion.B7]);&quot;&quot;;CONCATENATE(CHAR(10);&quot;        INPUT_RESOURCE&quot;; CHAR(10); &quot;        {&quot;; CHAR(10); &quot;            ResourceName = ElectricCharge&quot;; CHAR(10); &quot;            Ratio = &quot;; [Conversion.B7]; CHAR(10); &quot;        }&quot;))" office:value-type="string" office:string-value="&#10;        INPUT_RESOURCE&#10;        {&#10;            ResourceName = ElectricCharge&#10;            Ratio = 92.4&#10;        }" calcext:value-type="string">
            <text:p/>
            <text:p>        INPUT_RESOURCE</text:p>
            <text:p>        {</text:p>
            <text:p>            ResourceName = ElectricCharge</text:p>
            <text:p>            Ratio = 92.4</text:p>
            <text:p>        }</text:p>
          </table:table-cell>
          <table:table-cell table:formula="of:=IF(ISBLANK([Conversion.I7]);&quot;&quot;;CONCATENATE(CHAR(10);&quot;        INPUT_RESOURCE&quot;; CHAR(10); &quot;        {&quot;; CHAR(10); &quot;            ResourceName = &quot;; [Conversion.H7]; CHAR(10); &quot;            Ratio = &quot;; [Conversion.K7]; CHAR(10); &quot;        }&quot;))" office:value-type="string" office:string-value="&#10;        INPUT_RESOURCE&#10;        {&#10;            ResourceName = Nitrogen&#10;            Ratio = 1&#10;        }" calcext:value-type="string">
            <text:p/>
            <text:p>        INPUT_RESOURCE</text:p>
            <text:p>        {</text:p>
            <text:p>            ResourceName = Nitrogen</text:p>
            <text:p>            Ratio = 1</text:p>
            <text:p>        }</text:p>
          </table:table-cell>
          <table:table-cell table:formula="of:=IF(ISBLANK([Conversion.M7]);&quot;&quot;;CONCATENATE(CHAR(10);&quot;        INPUT_RESOURCE&quot;; CHAR(10); &quot;        {&quot;; CHAR(10); &quot;            ResourceName = &quot;; [Conversion.L7]; CHAR(10); &quot;            Ratio = &quot;; [Conversion.O7]; CHAR(10); &quot;        }&quot;))" office:value-type="string" office:string-value="&#10;        INPUT_RESOURCE&#10;        {&#10;            ResourceName = Hydrogen&#10;            Ratio = 1.50200194594621&#10;        }" calcext:value-type="string">
            <text:p/>
            <text:p>        INPUT_RESOURCE</text:p>
            <text:p>        {</text:p>
            <text:p>            ResourceName = Hydrogen</text:p>
            <text:p>            Ratio = 1.50200194594621</text:p>
            <text:p>        }</text:p>
          </table:table-cell>
          <table:table-cell table:formula="of:=IF(ISBLANK([Conversion.Q7]);&quot;&quot;;CONCATENATE(CHAR(10);&quot;        INPUT_RESOURCE&quot;; CHAR(10); &quot;        {&quot;; CHAR(10); &quot;            ResourceName = &quot;; [Conversion.P7]; CHAR(10); &quot;            Ratio = &quot;; [Conversion.S7]; CHAR(10); &quot;        }&quot;))">
            <text:p/>
          </table:table-cell>
          <table:table-cell table:formula="of:=IF(ISBLANK([Conversion.C7]);&quot;&quot;;CONCATENATE(CHAR(10); &quot;        OUTPUT_RESOURCE&quot;; CHAR(10); &quot;        {&quot;; CHAR(10); &quot;            ResourceName = ElectricCharge&quot;; CHAR(10); &quot;            Ratio = &quot;; [Conversion.C7]; CHAR(10); &quot;            DumpExcess = true&quot;; CHAR(10); &quot;        }&quot;))">
            <text:p/>
          </table:table-cell>
          <table:table-cell table:formula="of:=IF(ISBLANK([Conversion.U7]);&quot;&quot;;CONCATENATE(CHAR(10); &quot;        OUTPUT_RESOURCE&quot;; CHAR(10); &quot;        {&quot;; CHAR(10); &quot;            ResourceName = &quot;; [Conversion.T7]; CHAR(10); &quot;            Ratio = &quot;; [Conversion.W7]; CHAR(10); &quot;            DumpExcess = false&quot;; CHAR(10); &quot;        }&quot;))" office:value-type="string" office:string-value="&#10;        OUTPUT_RESOURCE&#10;        {&#10;            ResourceName = Ammonia&#10;            Ratio = 1.78023691114274&#10;            DumpExcess = false&#10;        }" calcext:value-type="string">
            <text:p/>
            <text:p>        OUTPUT_RESOURCE</text:p>
            <text:p>        {</text:p>
            <text:p>            ResourceName = Ammonia</text:p>
            <text:p>            Ratio = 1.78023691114274</text:p>
            <text:p>            DumpExcess = false</text:p>
            <text:p>        }</text:p>
          </table:table-cell>
          <table:table-cell table:formula="of:=IF(ISBLANK([Conversion.Y7]);&quot;&quot;;CONCATENATE(CHAR(10); &quot;        OUTPUT_RESOURCE&quot;; CHAR(10); &quot;        {&quot;; CHAR(10); &quot;            ResourceName = &quot;; [Conversion.X7]; CHAR(10); &quot;            Ratio = &quot;; [Conversion.AA7]; CHAR(10); &quot;            DumpExcess = false&quot;; CHAR(10); &quot;        }&quot;))">
            <text:p/>
          </table:table-cell>
          <table:table-cell table:formula="of:=IF(ISBLANK([Conversion.AC7]);&quot;&quot;;CONCATENATE(CHAR(10); &quot;        OUTPUT_RESOURCE&quot;; CHAR(10); &quot;        {&quot;; CHAR(10); &quot;            ResourceName = &quot;; [Conversion.AB7]; CHAR(10); &quot;            Ratio = &quot;; [Conversion.AE7]; CHAR(10); &quot;            DumpExcess = false&quot;; CHAR(10); &quot;        }&quot;))">
            <text:p/>
          </table:table-cell>
          <table:table-cell table:formula="of:=IF(ISBLANK([Conversion.AG7]);&quot;&quot;;CONCATENATE(CHAR(10); &quot;        OUTPUT_RESOURCE&quot;; CHAR(10); &quot;        {&quot;; CHAR(10); &quot;            ResourceName = &quot;; [Conversion.AF7]; CHAR(10); &quot;            Ratio = &quot;; [Conversion.AI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8]);&quot;&quot;;CONCATENATE(&quot;    MODULE&quot;; CHAR(10); &quot;    {&quot;; CHAR(10); &quot;        name = ModuleResourceConverter&quot;; CHAR(10); &quot;        ConverterName = &quot;; [Conversion.A8]; CHAR(10); &quot;        StartActionName = Start &quot;; [Conversion.A8]; CHAR(10); &quot;        StopActionName = Stop &quot;; [Conversion.A8]; CHAR(10); &quot;        AutoShutdown = false&quot;; CHAR(10); &quot;        GeneratesHeat = true&quot;; CHAR(10); &quot;        UseSpecialistBonus = false&quot;; CHAR(10); [.B8]; [.C8]; [.D8]; [.E8]; [.F8]; [.G8]; [.H8]; [.I8]; [.J8]; CHAR(10); &quot;    }&quot;))" office:value-type="string" office:string-value="    MODULE&#10;    {&#10;        name = ModuleResourceConverter&#10;        ConverterName = Anthraquinone Process&#10;        StartActionName = Start Anthraquinone Process&#10;        StopActionName = Stop Anthraquinone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Oxygen&#10;            Ratio = 1.01208263231113&#10;        }&#10;        OUTPUT_RESOURCE&#10;        {&#10;            ResourceName = HTP&#10;            Ratio = 0.0019081456069379&#10;            DumpExcess = false&#10;        }&#10;    }" calcext:value-type="string">
            <text:p>    MODULE</text:p>
            <text:p>    {</text:p>
            <text:p>        name = ModuleResourceConverter</text:p>
            <text:p>        ConverterName = Anthraquinone Process</text:p>
            <text:p>        StartActionName = Start Anthraquinone Process</text:p>
            <text:p>        StopActionName = Stop Anthraquinone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1.01208263231113</text:p>
            <text:p>        }</text:p>
            <text:p>        OUTPUT_RESOURCE</text:p>
            <text:p>        {</text:p>
            <text:p>            ResourceName = HTP</text:p>
            <text:p>            Ratio = 0.0019081456069379</text:p>
            <text:p>            DumpExcess = false</text:p>
            <text:p>        }</text:p>
            <text:p>    }</text:p>
          </table:table-cell>
          <table:table-cell table:formula="of:=IF(ISBLANK([Conversion.B8]);&quot;&quot;;CONCATENATE(CHAR(10);&quot;        INPUT_RESOURCE&quot;; CHAR(10); &quot;        {&quot;; CHAR(10); &quot;            ResourceName = ElectricCharge&quot;; CHAR(10); &quot;            Ratio = &quot;; [Conversion.B8]; CHAR(10); &quot;        }&quot;))">
            <text:p/>
          </table:table-cell>
          <table:table-cell table:formula="of:=IF(ISBLANK([Conversion.I8]);&quot;&quot;;CONCATENATE(CHAR(10);&quot;        INPUT_RESOURCE&quot;; CHAR(10); &quot;        {&quot;; CHAR(10); &quot;            ResourceName = &quot;; [Conversion.H8]; CHAR(10); &quot;            Ratio = &quot;; [Conversion.K8]; CHAR(10); &quot;        }&quot;))" office:value-type="string" office:string-value="&#10;        INPUT_RESOURCE&#10;        {&#10;            ResourceName = Hydrogen&#10;            Ratio = 1&#10;        }" calcext:value-type="string"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</table:table-cell>
          <table:table-cell table:formula="of:=IF(ISBLANK([Conversion.M8]);&quot;&quot;;CONCATENATE(CHAR(10);&quot;        INPUT_RESOURCE&quot;; CHAR(10); &quot;        {&quot;; CHAR(10); &quot;            ResourceName = &quot;; [Conversion.L8]; CHAR(10); &quot;            Ratio = &quot;; [Conversion.O8]; CHAR(10); &quot;        }&quot;))" office:value-type="string" office:string-value="&#10;        INPUT_RESOURCE&#10;        {&#10;            ResourceName = Oxygen&#10;            Ratio = 1.01208263231113&#10;        }" calcext:value-type="string">
            <text:p/>
            <text:p>        INPUT_RESOURCE</text:p>
            <text:p>        {</text:p>
            <text:p>            ResourceName = Oxygen</text:p>
            <text:p>            Ratio = 1.01208263231113</text:p>
            <text:p>        }</text:p>
          </table:table-cell>
          <table:table-cell table:formula="of:=IF(ISBLANK([Conversion.Q8]);&quot;&quot;;CONCATENATE(CHAR(10);&quot;        INPUT_RESOURCE&quot;; CHAR(10); &quot;        {&quot;; CHAR(10); &quot;            ResourceName = &quot;; [Conversion.P8]; CHAR(10); &quot;            Ratio = &quot;; [Conversion.S8]; CHAR(10); &quot;        }&quot;))">
            <text:p/>
          </table:table-cell>
          <table:table-cell table:formula="of:=IF(ISBLANK([Conversion.C8]);&quot;&quot;;CONCATENATE(CHAR(10); &quot;        OUTPUT_RESOURCE&quot;; CHAR(10); &quot;        {&quot;; CHAR(10); &quot;            ResourceName = ElectricCharge&quot;; CHAR(10); &quot;            Ratio = &quot;; [Conversion.C8]; CHAR(10); &quot;            DumpExcess = true&quot;; CHAR(10); &quot;        }&quot;))">
            <text:p/>
          </table:table-cell>
          <table:table-cell table:formula="of:=IF(ISBLANK([Conversion.U8]);&quot;&quot;;CONCATENATE(CHAR(10); &quot;        OUTPUT_RESOURCE&quot;; CHAR(10); &quot;        {&quot;; CHAR(10); &quot;            ResourceName = &quot;; [Conversion.T8]; CHAR(10); &quot;            Ratio = &quot;; [Conversion.W8]; CHAR(10); &quot;            DumpExcess = false&quot;; CHAR(10); &quot;        }&quot;))" office:value-type="string" office:string-value="&#10;        OUTPUT_RESOURCE&#10;        {&#10;            ResourceName = HTP&#10;            Ratio = 0.0019081456069379&#10;            DumpExcess = false&#10;        }" calcext:value-type="string">
            <text:p/>
            <text:p>        OUTPUT_RESOURCE</text:p>
            <text:p>        {</text:p>
            <text:p>            ResourceName = HTP</text:p>
            <text:p>            Ratio = 0.0019081456069379</text:p>
            <text:p>            DumpExcess = false</text:p>
            <text:p>        }</text:p>
          </table:table-cell>
          <table:table-cell table:formula="of:=IF(ISBLANK([Conversion.Y8]);&quot;&quot;;CONCATENATE(CHAR(10); &quot;        OUTPUT_RESOURCE&quot;; CHAR(10); &quot;        {&quot;; CHAR(10); &quot;            ResourceName = &quot;; [Conversion.X8]; CHAR(10); &quot;            Ratio = &quot;; [Conversion.AA8]; CHAR(10); &quot;            DumpExcess = false&quot;; CHAR(10); &quot;        }&quot;))">
            <text:p/>
          </table:table-cell>
          <table:table-cell table:formula="of:=IF(ISBLANK([Conversion.AC8]);&quot;&quot;;CONCATENATE(CHAR(10); &quot;        OUTPUT_RESOURCE&quot;; CHAR(10); &quot;        {&quot;; CHAR(10); &quot;            ResourceName = &quot;; [Conversion.AB8]; CHAR(10); &quot;            Ratio = &quot;; [Conversion.AE8]; CHAR(10); &quot;            DumpExcess = false&quot;; CHAR(10); &quot;        }&quot;))">
            <text:p/>
          </table:table-cell>
          <table:table-cell table:formula="of:=IF(ISBLANK([Conversion.AG8]);&quot;&quot;;CONCATENATE(CHAR(10); &quot;        OUTPUT_RESOURCE&quot;; CHAR(10); &quot;        {&quot;; CHAR(10); &quot;            ResourceName = &quot;; [Conversion.AF8]; CHAR(10); &quot;            Ratio = &quot;; [Conversion.AI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9]);&quot;&quot;;CONCATENATE(&quot;    MODULE&quot;; CHAR(10); &quot;    {&quot;; CHAR(10); &quot;        name = ModuleResourceConverter&quot;; CHAR(10); &quot;        ConverterName = &quot;; [Conversion.A9]; CHAR(10); &quot;        StartActionName = Start &quot;; [Conversion.A9]; CHAR(10); &quot;        StopActionName = Stop &quot;; [Conversion.A9]; CHAR(10); &quot;        AutoShutdown = false&quot;; CHAR(10); &quot;        GeneratesHeat = true&quot;; CHAR(10); &quot;        UseSpecialistBonus = false&quot;; CHAR(10); [.B9]; [.C9]; [.D9]; [.E9]; [.F9]; [.G9]; [.H9]; [.I9]; [.J9]; CHAR(10); &quot;    }&quot;))" office:value-type="string" office:string-value="    MODULE&#10;    {&#10;        name = ModuleResourceConverter&#10;        ConverterName = HTP-Hydrazine Production&#10;        StartActionName = Start HTP-Hydrazine Production&#10;        StopActionName = Stop HTP-Hydrazine Production&#10;        AutoShutdown = false&#10;        GeneratesHeat = true&#10;        UseSpecialistBonus = false&#10;&#10;        INPUT_RESOURCE&#10;        {&#10;            ResourceName = HTP&#10;            Ratio = 1&#10;        }&#10;        INPUT_RESOURCE&#10;        {&#10;            ResourceName = Ammonia&#10;            Ratio = 1863.44701658783&#10;        }&#10;        OUTPUT_RESOURCE&#10;        {&#10;            ResourceName = Water&#10;            Ratio = 1.3642273931138&#10;            DumpExcess = false&#10;        }&#10;        OUTPUT_RESOURCE&#10;        {&#10;            ResourceName = Hydrazine&#10;            Ratio = 1.20849396267467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-Hydrazine Production</text:p>
            <text:p>        StartActionName = Start HTP-Hydrazine Production</text:p>
            <text:p>        StopActionName = Stop HTP-Hydrazine Produ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INPUT_RESOURCE</text:p>
            <text:p>        {</text:p>
            <text:p>            ResourceName = Ammonia</text:p>
            <text:p>            Ratio = 1863.44701658783</text:p>
            <text:p>        }</text:p>
            <text:p>        OUTPUT_RESOURCE</text:p>
            <text:p>        {</text:p>
            <text:p>            ResourceName = Water</text:p>
            <text:p>            Ratio = 1.3642273931138</text:p>
            <text:p>            DumpExcess = false</text:p>
            <text:p>        }</text:p>
            <text:p>        OUTPUT_RESOURCE</text:p>
            <text:p>        {</text:p>
            <text:p>            ResourceName = Hydrazine</text:p>
            <text:p>            Ratio = 1.20849396267467</text:p>
            <text:p>            DumpExcess = false</text:p>
            <text:p>        }</text:p>
            <text:p>    }</text:p>
          </table:table-cell>
          <table:table-cell table:formula="of:=IF(ISBLANK([Conversion.B9]);&quot;&quot;;CONCATENATE(CHAR(10);&quot;        INPUT_RESOURCE&quot;; CHAR(10); &quot;        {&quot;; CHAR(10); &quot;            ResourceName = ElectricCharge&quot;; CHAR(10); &quot;            Ratio = &quot;; [Conversion.B9]; CHAR(10); &quot;        }&quot;))">
            <text:p/>
          </table:table-cell>
          <table:table-cell table:formula="of:=IF(ISBLANK([Conversion.I9]);&quot;&quot;;CONCATENATE(CHAR(10);&quot;        INPUT_RESOURCE&quot;; CHAR(10); &quot;        {&quot;; CHAR(10); &quot;            ResourceName = &quot;; [Conversion.H9]; CHAR(10); &quot;            Ratio = &quot;; [Conversion.K9]; CHAR(10); &quot;        }&quot;))" office:value-type="string" office:string-value="&#10;        INPUT_RESOURCE&#10;        {&#10;            ResourceName = HTP&#10;            Ratio = 1&#10;        }" calcext:value-type="string">
            <text:p/>
            <text:p>        INPUT_RESOURCE</text:p>
            <text:p>        {</text:p>
            <text:p>            ResourceName = HTP</text:p>
            <text:p>            Ratio = 1</text:p>
            <text:p>        }</text:p>
          </table:table-cell>
          <table:table-cell table:formula="of:=IF(ISBLANK([Conversion.M9]);&quot;&quot;;CONCATENATE(CHAR(10);&quot;        INPUT_RESOURCE&quot;; CHAR(10); &quot;        {&quot;; CHAR(10); &quot;            ResourceName = &quot;; [Conversion.L9]; CHAR(10); &quot;            Ratio = &quot;; [Conversion.O9]; CHAR(10); &quot;        }&quot;))" office:value-type="string" office:string-value="&#10;        INPUT_RESOURCE&#10;        {&#10;            ResourceName = Ammonia&#10;            Ratio = 1863.44701658783&#10;        }" calcext:value-type="string">
            <text:p/>
            <text:p>        INPUT_RESOURCE</text:p>
            <text:p>        {</text:p>
            <text:p>            ResourceName = Ammonia</text:p>
            <text:p>            Ratio = 1863.44701658783</text:p>
            <text:p>        }</text:p>
          </table:table-cell>
          <table:table-cell table:formula="of:=IF(ISBLANK([Conversion.Q9]);&quot;&quot;;CONCATENATE(CHAR(10);&quot;        INPUT_RESOURCE&quot;; CHAR(10); &quot;        {&quot;; CHAR(10); &quot;            ResourceName = &quot;; [Conversion.P9]; CHAR(10); &quot;            Ratio = &quot;; [Conversion.S9]; CHAR(10); &quot;        }&quot;))">
            <text:p/>
          </table:table-cell>
          <table:table-cell table:formula="of:=IF(ISBLANK([Conversion.C9]);&quot;&quot;;CONCATENATE(CHAR(10); &quot;        OUTPUT_RESOURCE&quot;; CHAR(10); &quot;        {&quot;; CHAR(10); &quot;            ResourceName = ElectricCharge&quot;; CHAR(10); &quot;            Ratio = &quot;; [Conversion.C9]; CHAR(10); &quot;            DumpExcess = true&quot;; CHAR(10); &quot;        }&quot;))">
            <text:p/>
          </table:table-cell>
          <table:table-cell table:formula="of:=IF(ISBLANK([Conversion.U9]);&quot;&quot;;CONCATENATE(CHAR(10); &quot;        OUTPUT_RESOURCE&quot;; CHAR(10); &quot;        {&quot;; CHAR(10); &quot;            ResourceName = &quot;; [Conversion.T9]; CHAR(10); &quot;            Ratio = &quot;; [Conversion.W9]; CHAR(10); &quot;            DumpExcess = false&quot;; CHAR(10); &quot;        }&quot;))" office:value-type="string" office:string-value="&#10;        OUTPUT_RESOURCE&#10;        {&#10;            ResourceName = Water&#10;            Ratio = 1.3642273931138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1.3642273931138</text:p>
            <text:p>            DumpExcess = false</text:p>
            <text:p>        }</text:p>
          </table:table-cell>
          <table:table-cell table:formula="of:=IF(ISBLANK([Conversion.Y9]);&quot;&quot;;CONCATENATE(CHAR(10); &quot;        OUTPUT_RESOURCE&quot;; CHAR(10); &quot;        {&quot;; CHAR(10); &quot;            ResourceName = &quot;; [Conversion.X9]; CHAR(10); &quot;            Ratio = &quot;; [Conversion.AA9]; CHAR(10); &quot;            DumpExcess = false&quot;; CHAR(10); &quot;        }&quot;))" office:value-type="string" office:string-value="&#10;        OUTPUT_RESOURCE&#10;        {&#10;            ResourceName = Hydrazine&#10;            Ratio = 1.20849396267467&#10;            DumpExcess = false&#10;        }" calcext:value-type="string">
            <text:p/>
            <text:p>        OUTPUT_RESOURCE</text:p>
            <text:p>        {</text:p>
            <text:p>            ResourceName = Hydrazine</text:p>
            <text:p>            Ratio = 1.20849396267467</text:p>
            <text:p>            DumpExcess = false</text:p>
            <text:p>        }</text:p>
          </table:table-cell>
          <table:table-cell table:formula="of:=IF(ISBLANK([Conversion.AC9]);&quot;&quot;;CONCATENATE(CHAR(10); &quot;        OUTPUT_RESOURCE&quot;; CHAR(10); &quot;        {&quot;; CHAR(10); &quot;            ResourceName = &quot;; [Conversion.AB9]; CHAR(10); &quot;            Ratio = &quot;; [Conversion.AE9]; CHAR(10); &quot;            DumpExcess = false&quot;; CHAR(10); &quot;        }&quot;))">
            <text:p/>
          </table:table-cell>
          <table:table-cell table:formula="of:=IF(ISBLANK([Conversion.AG9]);&quot;&quot;;CONCATENATE(CHAR(10); &quot;        OUTPUT_RESOURCE&quot;; CHAR(10); &quot;        {&quot;; CHAR(10); &quot;            ResourceName = &quot;; [Conversion.AF9]; CHAR(10); &quot;            Ratio = &quot;; [Conversion.AI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0]);&quot;&quot;;CONCATENATE(&quot;    MODULE&quot;; CHAR(10); &quot;    {&quot;; CHAR(10); &quot;        name = ModuleResourceConverter&quot;; CHAR(10); &quot;        ConverterName = &quot;; [Conversion.A10]; CHAR(10); &quot;        StartActionName = Start &quot;; [Conversion.A10]; CHAR(10); &quot;        StopActionName = Stop &quot;; [Conversion.A10]; CHAR(10); &quot;        AutoShutdown = false&quot;; CHAR(10); &quot;        GeneratesHeat = true&quot;; CHAR(10); &quot;        UseSpecialistBonus = false&quot;; CHAR(10); [.B10]; [.C10]; [.D10]; [.E10]; [.F10]; [.G10]; [.H10]; [.I10]; [.J10]; CHAR(10); &quot;    }&quot;))" office:value-type="string" office:string-value="    MODULE&#10;    {&#10;        name = ModuleResourceConverter&#10;        ConverterName = Solid Oxide Electrolysis&#10;        StartActionName = Start Solid Oxide Electrolysis&#10;        StopActionName = Stop Solid Oxide Electrolysis&#10;        AutoShutdown = false&#10;        GeneratesHeat = true&#10;        UseSpecialistBonus = false&#10;&#10;        INPUT_RESOURCE&#10;        {&#10;            ResourceName = ElectricCharge&#10;            Ratio = 566&#10;        }&#10;        INPUT_RESOURCE&#10;        {&#10;            ResourceName = CarbonDioxide&#10;            Ratio = 1&#10;        }&#10;        OUTPUT_RESOURCE&#10;        {&#10;            ResourceName = CarbonMonoxide&#10;            Ratio = 0.894028793456033&#10;            DumpExcess = false&#10;        }&#10;        OUTPUT_RESOURCE&#10;        {&#10;            ResourceName = Oxygen&#10;            Ratio = 0.226356067528173&#10;            DumpExcess = false&#10;        }&#10;    }" calcext:value-type="string">
            <text:p>    MODULE</text:p>
            <text:p>    {</text:p>
            <text:p>        name = ModuleResourceConverter</text:p>
            <text:p>        ConverterName = Solid Oxide Electrolysis</text:p>
            <text:p>        StartActionName = Start Solid Oxide Electrolysis</text:p>
            <text:p>        StopActionName = Stop Solid Oxide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66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0.226356067528173</text:p>
            <text:p>            DumpExcess = false</text:p>
            <text:p>        }</text:p>
            <text:p>    }</text:p>
          </table:table-cell>
          <table:table-cell table:formula="of:=IF(ISBLANK([Conversion.B10]);&quot;&quot;;CONCATENATE(CHAR(10);&quot;        INPUT_RESOURCE&quot;; CHAR(10); &quot;        {&quot;; CHAR(10); &quot;            ResourceName = ElectricCharge&quot;; CHAR(10); &quot;            Ratio = &quot;; [Conversion.B10]; CHAR(10); &quot;        }&quot;))" office:value-type="string" office:string-value="&#10;        INPUT_RESOURCE&#10;        {&#10;            ResourceName = ElectricCharge&#10;            Ratio = 566&#10;        }" calcext:value-type="string">
            <text:p/>
            <text:p>        INPUT_RESOURCE</text:p>
            <text:p>        {</text:p>
            <text:p>            ResourceName = ElectricCharge</text:p>
            <text:p>            Ratio = 566</text:p>
            <text:p>        }</text:p>
          </table:table-cell>
          <table:table-cell table:formula="of:=IF(ISBLANK([Conversion.I10]);&quot;&quot;;CONCATENATE(CHAR(10);&quot;        INPUT_RESOURCE&quot;; CHAR(10); &quot;        {&quot;; CHAR(10); &quot;            ResourceName = &quot;; [Conversion.H10]; CHAR(10); &quot;            Ratio = &quot;; [Conversion.K10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M10]);&quot;&quot;;CONCATENATE(CHAR(10);&quot;        INPUT_RESOURCE&quot;; CHAR(10); &quot;        {&quot;; CHAR(10); &quot;            ResourceName = &quot;; [Conversion.L10]; CHAR(10); &quot;            Ratio = &quot;; [Conversion.O10]; CHAR(10); &quot;        }&quot;))">
            <text:p/>
          </table:table-cell>
          <table:table-cell table:formula="of:=IF(ISBLANK([Conversion.Q10]);&quot;&quot;;CONCATENATE(CHAR(10);&quot;        INPUT_RESOURCE&quot;; CHAR(10); &quot;        {&quot;; CHAR(10); &quot;            ResourceName = &quot;; [Conversion.P10]; CHAR(10); &quot;            Ratio = &quot;; [Conversion.S10]; CHAR(10); &quot;        }&quot;))">
            <text:p/>
          </table:table-cell>
          <table:table-cell table:formula="of:=IF(ISBLANK([Conversion.C10]);&quot;&quot;;CONCATENATE(CHAR(10); &quot;        OUTPUT_RESOURCE&quot;; CHAR(10); &quot;        {&quot;; CHAR(10); &quot;            ResourceName = ElectricCharge&quot;; CHAR(10); &quot;            Ratio = &quot;; [Conversion.C10]; CHAR(10); &quot;            DumpExcess = true&quot;; CHAR(10); &quot;        }&quot;))">
            <text:p/>
          </table:table-cell>
          <table:table-cell table:formula="of:=IF(ISBLANK([Conversion.U10]);&quot;&quot;;CONCATENATE(CHAR(10); &quot;        OUTPUT_RESOURCE&quot;; CHAR(10); &quot;        {&quot;; CHAR(10); &quot;            ResourceName = &quot;; [Conversion.T10]; CHAR(10); &quot;            Ratio = &quot;; [Conversion.W10]; CHAR(10); &quot;            DumpExcess = false&quot;; CHAR(10); &quot;        }&quot;))" office:value-type="string" office:string-value="&#10;        OUTPUT_RESOURCE&#10;        {&#10;            ResourceName = CarbonMonoxide&#10;            Ratio = 0.894028793456033&#10;            DumpExcess = false&#10;        }" calcext:value-type="string">
            <text:p/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</table:table-cell>
          <table:table-cell table:formula="of:=IF(ISBLANK([Conversion.Y10]);&quot;&quot;;CONCATENATE(CHAR(10); &quot;        OUTPUT_RESOURCE&quot;; CHAR(10); &quot;        {&quot;; CHAR(10); &quot;            ResourceName = &quot;; [Conversion.X10]; CHAR(10); &quot;            Ratio = &quot;; [Conversion.AA10]; CHAR(10); &quot;            DumpExcess = false&quot;; CHAR(10); &quot;        }&quot;))" office:value-type="string" office:string-value="&#10;        OUTPUT_RESOURCE&#10;        {&#10;            ResourceName = Oxygen&#10;            Ratio = 0.226356067528173&#10;            DumpExcess = false&#10;        }" calcext:value-type="string">
            <text:p/>
            <text:p>        OUTPUT_RESOURCE</text:p>
            <text:p>        {</text:p>
            <text:p>            ResourceName = Oxygen</text:p>
            <text:p>            Ratio = 0.226356067528173</text:p>
            <text:p>            DumpExcess = false</text:p>
            <text:p>        }</text:p>
          </table:table-cell>
          <table:table-cell table:formula="of:=IF(ISBLANK([Conversion.AC10]);&quot;&quot;;CONCATENATE(CHAR(10); &quot;        OUTPUT_RESOURCE&quot;; CHAR(10); &quot;        {&quot;; CHAR(10); &quot;            ResourceName = &quot;; [Conversion.AB10]; CHAR(10); &quot;            Ratio = &quot;; [Conversion.AE10]; CHAR(10); &quot;            DumpExcess = false&quot;; CHAR(10); &quot;        }&quot;))">
            <text:p/>
          </table:table-cell>
          <table:table-cell table:formula="of:=IF(ISBLANK([Conversion.AG10]);&quot;&quot;;CONCATENATE(CHAR(10); &quot;        OUTPUT_RESOURCE&quot;; CHAR(10); &quot;        {&quot;; CHAR(10); &quot;            ResourceName = &quot;; [Conversion.AF10]; CHAR(10); &quot;            Ratio = &quot;; [Conversion.AI1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1]);&quot;&quot;;CONCATENATE(&quot;    MODULE&quot;; CHAR(10); &quot;    {&quot;; CHAR(10); &quot;        name = ModuleResourceConverter&quot;; CHAR(10); &quot;        ConverterName = &quot;; [Conversion.A11]; CHAR(10); &quot;        StartActionName = Start &quot;; [Conversion.A11]; CHAR(10); &quot;        StopActionName = Stop &quot;; [Conversion.A11]; CHAR(10); &quot;        AutoShutdown = false&quot;; CHAR(10); &quot;        GeneratesHeat = true&quot;; CHAR(10); &quot;        UseSpecialistBonus = false&quot;; CHAR(10); [.B11]; [.C11]; [.D11]; [.E11]; [.F11]; [.G11]; [.H11]; [.I11]; [.J11]; CHAR(10); &quot;    }&quot;))" office:value-type="string" office:string-value="    MODULE&#10;    {&#10;        name = ModuleResourceConverter&#10;        ConverterName = Bosch Reaction&#10;        StartActionName = Start Bosch Reaction&#10;        StopActionName = Stop Bosch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0.99401662934832&#10;        }&#10;        OUTPUT_RESOURCE&#10;        {&#10;            ResourceName = Carbon&#10;            Ratio = 0.000228190434316876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Bosch Reaction</text:p>
            <text:p>        StartActionName = Start Bosch Reaction</text:p>
            <text:p>        StopActionName = Stop Bosch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99401662934832</text:p>
            <text:p>        }</text:p>
            <text:p>        OUTPUT_RESOURCE</text:p>
            <text:p>        {</text:p>
            <text:p>            ResourceName = Carbon</text:p>
            <text:p>            Ratio = 0.000228190434316876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formula="of:=IF(ISBLANK([Conversion.B11]);&quot;&quot;;CONCATENATE(CHAR(10);&quot;        INPUT_RESOURCE&quot;; CHAR(10); &quot;        {&quot;; CHAR(10); &quot;            ResourceName = ElectricCharge&quot;; CHAR(10); &quot;            Ratio = &quot;; [Conversion.B11]; CHAR(10); &quot;        }&quot;))">
            <text:p/>
          </table:table-cell>
          <table:table-cell table:formula="of:=IF(ISBLANK([Conversion.I11]);&quot;&quot;;CONCATENATE(CHAR(10);&quot;        INPUT_RESOURCE&quot;; CHAR(10); &quot;        {&quot;; CHAR(10); &quot;            ResourceName = &quot;; [Conversion.H11]; CHAR(10); &quot;            Ratio = &quot;; [Conversion.K11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M11]);&quot;&quot;;CONCATENATE(CHAR(10);&quot;        INPUT_RESOURCE&quot;; CHAR(10); &quot;        {&quot;; CHAR(10); &quot;            ResourceName = &quot;; [Conversion.L11]; CHAR(10); &quot;            Ratio = &quot;; [Conversion.O11]; CHAR(10); &quot;        }&quot;))" office:value-type="string" office:string-value="&#10;        INPUT_RESOURCE&#10;        {&#10;            ResourceName = Hydrogen&#10;            Ratio = 0.99401662934832&#10;        }" calcext:value-type="string">
            <text:p/>
            <text:p>        INPUT_RESOURCE</text:p>
            <text:p>        {</text:p>
            <text:p>            ResourceName = Hydrogen</text:p>
            <text:p>            Ratio = 0.99401662934832</text:p>
            <text:p>        }</text:p>
          </table:table-cell>
          <table:table-cell table:formula="of:=IF(ISBLANK([Conversion.Q11]);&quot;&quot;;CONCATENATE(CHAR(10);&quot;        INPUT_RESOURCE&quot;; CHAR(10); &quot;        {&quot;; CHAR(10); &quot;            ResourceName = &quot;; [Conversion.P11]; CHAR(10); &quot;            Ratio = &quot;; [Conversion.S11]; CHAR(10); &quot;        }&quot;))">
            <text:p/>
          </table:table-cell>
          <table:table-cell table:formula="of:=IF(ISBLANK([Conversion.C11]);&quot;&quot;;CONCATENATE(CHAR(10); &quot;        OUTPUT_RESOURCE&quot;; CHAR(10); &quot;        {&quot;; CHAR(10); &quot;            ResourceName = ElectricCharge&quot;; CHAR(10); &quot;            Ratio = &quot;; [Conversion.C11]; CHAR(10); &quot;            DumpExcess = true&quot;; CHAR(10); &quot;        }&quot;))">
            <text:p/>
          </table:table-cell>
          <table:table-cell table:formula="of:=IF(ISBLANK([Conversion.U11]);&quot;&quot;;CONCATENATE(CHAR(10); &quot;        OUTPUT_RESOURCE&quot;; CHAR(10); &quot;        {&quot;; CHAR(10); &quot;            ResourceName = &quot;; [Conversion.T11]; CHAR(10); &quot;            Ratio = &quot;; [Conversion.W11]; CHAR(10); &quot;            DumpExcess = false&quot;; CHAR(10); &quot;        }&quot;))" office:value-type="string" office:string-value="&#10;        OUTPUT_RESOURCE&#10;        {&#10;            ResourceName = Carbon&#10;            Ratio = 0.000228190434316876&#10;            DumpExcess = false&#10;        }" calcext:value-type="string">
            <text:p/>
            <text:p>        OUTPUT_RESOURCE</text:p>
            <text:p>        {</text:p>
            <text:p>            ResourceName = Carbon</text:p>
            <text:p>            Ratio = 0.000228190434316876</text:p>
            <text:p>            DumpExcess = false</text:p>
            <text:p>        }</text:p>
          </table:table-cell>
          <table:table-cell table:formula="of:=IF(ISBLANK([Conversion.Y11]);&quot;&quot;;CONCATENATE(CHAR(10); &quot;        OUTPUT_RESOURCE&quot;; CHAR(10); &quot;        {&quot;; CHAR(10); &quot;            ResourceName = &quot;; [Conversion.X11]; CHAR(10); &quot;            Ratio = &quot;; [Conversion.AA11]; CHAR(10); &quot;            DumpExcess = false&quot;; CHAR(10); &quot;        }&quot;))" office:value-type="string" office:string-value="&#10;        OUTPUT_RESOURCE&#10;        {&#10;            ResourceName = Water&#10;            Ratio = 0.00143753829366053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</table:table-cell>
          <table:table-cell table:formula="of:=IF(ISBLANK([Conversion.AC11]);&quot;&quot;;CONCATENATE(CHAR(10); &quot;        OUTPUT_RESOURCE&quot;; CHAR(10); &quot;        {&quot;; CHAR(10); &quot;            ResourceName = &quot;; [Conversion.AB11]; CHAR(10); &quot;            Ratio = &quot;; [Conversion.AE11]; CHAR(10); &quot;            DumpExcess = false&quot;; CHAR(10); &quot;        }&quot;))">
            <text:p/>
          </table:table-cell>
          <table:table-cell table:formula="of:=IF(ISBLANK([Conversion.AG11]);&quot;&quot;;CONCATENATE(CHAR(10); &quot;        OUTPUT_RESOURCE&quot;; CHAR(10); &quot;        {&quot;; CHAR(10); &quot;            ResourceName = &quot;; [Conversion.AF11]; CHAR(10); &quot;            Ratio = &quot;; [Conversion.AI1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2]);&quot;&quot;;CONCATENATE(&quot;    MODULE&quot;; CHAR(10); &quot;    {&quot;; CHAR(10); &quot;        name = ModuleResourceConverter&quot;; CHAR(10); &quot;        ConverterName = &quot;; [Conversion.A12]; CHAR(10); &quot;        StartActionName = Start &quot;; [Conversion.A12]; CHAR(10); &quot;        StopActionName = Stop &quot;; [Conversion.A12]; CHAR(10); &quot;        AutoShutdown = false&quot;; CHAR(10); &quot;        GeneratesHeat = true&quot;; CHAR(10); &quot;        UseSpecialistBonus = false&quot;; CHAR(10); [.B12]; [.C12]; [.D12]; [.E12]; [.F12]; [.G12]; [.H12]; [.I12]; [.J12]; CHAR(10); &quot;    }&quot;))" office:value-type="string" office:string-value="    MODULE&#10;    {&#10;        name = ModuleResourceConverter&#10;        ConverterName = HTP Decomposition&#10;        StartActionName = Start HTP Decomposition&#10;        StopActionName = Stop HTP Decomposition&#10;        AutoShutdown = false&#10;        GeneratesHeat = true&#10;        UseSpecialistBonus = false&#10;&#10;        INPUT_RESOURCE&#10;        {&#10;            ResourceName = HTP&#10;            Ratio = 1&#10;        }&#10;        OUTPUT_RESOURCE&#10;        {&#10;            ResourceName = Water&#10;            Ratio = 0.682113696556899&#10;            DumpExcess = false&#10;        }&#10;        OUTPUT_RESOURCE&#10;        {&#10;            ResourceName = Oxygen&#10;            Ratio = 214.812467453039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 Decomposition</text:p>
            <text:p>        StartActionName = Start HTP Decomposition</text:p>
            <text:p>        StopActionName = Stop HTP Decomposi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OUTPUT_RESOURCE</text:p>
            <text:p>        {</text:p>
            <text:p>            ResourceName = Water</text:p>
            <text:p>            Ratio = 0.682113696556899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14.812467453039</text:p>
            <text:p>            DumpExcess = false</text:p>
            <text:p>        }</text:p>
            <text:p>    }</text:p>
          </table:table-cell>
          <table:table-cell table:formula="of:=IF(ISBLANK([Conversion.B12]);&quot;&quot;;CONCATENATE(CHAR(10);&quot;        INPUT_RESOURCE&quot;; CHAR(10); &quot;        {&quot;; CHAR(10); &quot;            ResourceName = ElectricCharge&quot;; CHAR(10); &quot;            Ratio = &quot;; [Conversion.B12]; CHAR(10); &quot;        }&quot;))">
            <text:p/>
          </table:table-cell>
          <table:table-cell table:formula="of:=IF(ISBLANK([Conversion.I12]);&quot;&quot;;CONCATENATE(CHAR(10);&quot;        INPUT_RESOURCE&quot;; CHAR(10); &quot;        {&quot;; CHAR(10); &quot;            ResourceName = &quot;; [Conversion.H12]; CHAR(10); &quot;            Ratio = &quot;; [Conversion.K12]; CHAR(10); &quot;        }&quot;))" office:value-type="string" office:string-value="&#10;        INPUT_RESOURCE&#10;        {&#10;            ResourceName = HTP&#10;            Ratio = 1&#10;        }" calcext:value-type="string">
            <text:p/>
            <text:p>        INPUT_RESOURCE</text:p>
            <text:p>        {</text:p>
            <text:p>            ResourceName = HTP</text:p>
            <text:p>            Ratio = 1</text:p>
            <text:p>        }</text:p>
          </table:table-cell>
          <table:table-cell table:formula="of:=IF(ISBLANK([Conversion.M12]);&quot;&quot;;CONCATENATE(CHAR(10);&quot;        INPUT_RESOURCE&quot;; CHAR(10); &quot;        {&quot;; CHAR(10); &quot;            ResourceName = &quot;; [Conversion.L12]; CHAR(10); &quot;            Ratio = &quot;; [Conversion.O12]; CHAR(10); &quot;        }&quot;))">
            <text:p/>
          </table:table-cell>
          <table:table-cell table:formula="of:=IF(ISBLANK([Conversion.Q12]);&quot;&quot;;CONCATENATE(CHAR(10);&quot;        INPUT_RESOURCE&quot;; CHAR(10); &quot;        {&quot;; CHAR(10); &quot;            ResourceName = &quot;; [Conversion.P12]; CHAR(10); &quot;            Ratio = &quot;; [Conversion.S12]; CHAR(10); &quot;        }&quot;))">
            <text:p/>
          </table:table-cell>
          <table:table-cell table:formula="of:=IF(ISBLANK([Conversion.C12]);&quot;&quot;;CONCATENATE(CHAR(10); &quot;        OUTPUT_RESOURCE&quot;; CHAR(10); &quot;        {&quot;; CHAR(10); &quot;            ResourceName = ElectricCharge&quot;; CHAR(10); &quot;            Ratio = &quot;; [Conversion.C12]; CHAR(10); &quot;            DumpExcess = true&quot;; CHAR(10); &quot;        }&quot;))">
            <text:p/>
          </table:table-cell>
          <table:table-cell table:formula="of:=IF(ISBLANK([Conversion.U12]);&quot;&quot;;CONCATENATE(CHAR(10); &quot;        OUTPUT_RESOURCE&quot;; CHAR(10); &quot;        {&quot;; CHAR(10); &quot;            ResourceName = &quot;; [Conversion.T12]; CHAR(10); &quot;            Ratio = &quot;; [Conversion.W12]; CHAR(10); &quot;            DumpExcess = false&quot;; CHAR(10); &quot;        }&quot;))" office:value-type="string" office:string-value="&#10;        OUTPUT_RESOURCE&#10;        {&#10;            ResourceName = Water&#10;            Ratio = 0.682113696556899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682113696556899</text:p>
            <text:p>            DumpExcess = false</text:p>
            <text:p>        }</text:p>
          </table:table-cell>
          <table:table-cell table:formula="of:=IF(ISBLANK([Conversion.Y12]);&quot;&quot;;CONCATENATE(CHAR(10); &quot;        OUTPUT_RESOURCE&quot;; CHAR(10); &quot;        {&quot;; CHAR(10); &quot;            ResourceName = &quot;; [Conversion.X12]; CHAR(10); &quot;            Ratio = &quot;; [Conversion.AA12]; CHAR(10); &quot;            DumpExcess = false&quot;; CHAR(10); &quot;        }&quot;))" office:value-type="string" office:string-value="&#10;        OUTPUT_RESOURCE&#10;        {&#10;            ResourceName = Oxygen&#10;            Ratio = 214.812467453039&#10;            DumpExcess = false&#10;        }" calcext:value-type="string">
            <text:p/>
            <text:p>        OUTPUT_RESOURCE</text:p>
            <text:p>        {</text:p>
            <text:p>            ResourceName = Oxygen</text:p>
            <text:p>            Ratio = 214.812467453039</text:p>
            <text:p>            DumpExcess = false</text:p>
            <text:p>        }</text:p>
          </table:table-cell>
          <table:table-cell table:formula="of:=IF(ISBLANK([Conversion.AC12]);&quot;&quot;;CONCATENATE(CHAR(10); &quot;        OUTPUT_RESOURCE&quot;; CHAR(10); &quot;        {&quot;; CHAR(10); &quot;            ResourceName = &quot;; [Conversion.AB12]; CHAR(10); &quot;            Ratio = &quot;; [Conversion.AE12]; CHAR(10); &quot;            DumpExcess = false&quot;; CHAR(10); &quot;        }&quot;))">
            <text:p/>
          </table:table-cell>
          <table:table-cell table:formula="of:=IF(ISBLANK([Conversion.AG12]);&quot;&quot;;CONCATENATE(CHAR(10); &quot;        OUTPUT_RESOURCE&quot;; CHAR(10); &quot;        {&quot;; CHAR(10); &quot;            ResourceName = &quot;; [Conversion.AF12]; CHAR(10); &quot;            Ratio = &quot;; [Conversion.AI1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3]);&quot;&quot;;CONCATENATE(&quot;    MODULE&quot;; CHAR(10); &quot;    {&quot;; CHAR(10); &quot;        name = ModuleResourceConverter&quot;; CHAR(10); &quot;        ConverterName = &quot;; [Conversion.A13]; CHAR(10); &quot;        StartActionName = Start &quot;; [Conversion.A13]; CHAR(10); &quot;        StopActionName = Stop &quot;; [Conversion.A13]; CHAR(10); &quot;        AutoShutdown = false&quot;; CHAR(10); &quot;        GeneratesHeat = true&quot;; CHAR(10); &quot;        UseSpecialistBonus = false&quot;; CHAR(10); [.B13]; [.C13]; [.D13]; [.E13]; [.F13]; [.G13]; [.H13]; [.I13]; [.J13]; CHAR(10); &quot;    }&quot;))" office:value-type="string" office:string-value="    MODULE&#10;    {&#10;        name = ModuleResourceConverter&#10;        ConverterName = Ammonia Oxidization&#10;        StartActionName = Start Ammonia Oxidization&#10;        StopActionName = Stop Ammonia Oxidization&#10;        AutoShutdown = false&#10;        GeneratesHeat = true&#10;        UseSpecialistBonus = false&#10;&#10;        INPUT_RESOURCE&#10;        {&#10;            ResourceName = Ammonia&#10;            Ratio = 1&#10;        }&#10;        INPUT_RESOURCE&#10;        {&#10;            ResourceName = Oxygen&#10;            Ratio = 0.896598411907198&#10;        }&#10;        OUTPUT_RESOURCE&#10;        {&#10;            ResourceName = Water&#10;            Ratio = 0.00109814825506429&#10;            DumpExcess = false&#10;        }&#10;        OUTPUT_RESOURCE&#10;        {&#10;            ResourceName = NTO&#10;            Ratio = 0.00128934889724417&#10;            DumpExcess = false&#10;        }&#10;    }" calcext:value-type="string">
            <text:p>    MODULE</text:p>
            <text:p>    {</text:p>
            <text:p>        name = ModuleResourceConverter</text:p>
            <text:p>        ConverterName = Ammonia Oxidization</text:p>
            <text:p>        StartActionName = Start Ammonia Oxidization</text:p>
            <text:p>        StopActionName = Stop Ammonia Oxidiza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Ammonia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0.896598411907198</text:p>
            <text:p>        }</text:p>
            <text:p>        OUTPUT_RESOURCE</text:p>
            <text:p>        {</text:p>
            <text:p>            ResourceName = Water</text:p>
            <text:p>            Ratio = 0.00109814825506429</text:p>
            <text:p>            DumpExcess = false</text:p>
            <text:p>        }</text:p>
            <text:p>        OUTPUT_RESOURCE</text:p>
            <text:p>        {</text:p>
            <text:p>            ResourceName = NTO</text:p>
            <text:p>            Ratio = 0.00128934889724417</text:p>
            <text:p>            DumpExcess = false</text:p>
            <text:p>        }</text:p>
            <text:p>    }</text:p>
          </table:table-cell>
          <table:table-cell table:formula="of:=IF(ISBLANK([Conversion.B13]);&quot;&quot;;CONCATENATE(CHAR(10);&quot;        INPUT_RESOURCE&quot;; CHAR(10); &quot;        {&quot;; CHAR(10); &quot;            ResourceName = ElectricCharge&quot;; CHAR(10); &quot;            Ratio = &quot;; [Conversion.B13]; CHAR(10); &quot;        }&quot;))">
            <text:p/>
          </table:table-cell>
          <table:table-cell table:formula="of:=IF(ISBLANK([Conversion.I13]);&quot;&quot;;CONCATENATE(CHAR(10);&quot;        INPUT_RESOURCE&quot;; CHAR(10); &quot;        {&quot;; CHAR(10); &quot;            ResourceName = &quot;; [Conversion.H13]; CHAR(10); &quot;            Ratio = &quot;; [Conversion.K13]; CHAR(10); &quot;        }&quot;))" office:value-type="string" office:string-value="&#10;        INPUT_RESOURCE&#10;        {&#10;            ResourceName = Ammonia&#10;            Ratio = 1&#10;        }" calcext:value-type="string">
            <text:p/>
            <text:p>        INPUT_RESOURCE</text:p>
            <text:p>        {</text:p>
            <text:p>            ResourceName = Ammonia</text:p>
            <text:p>            Ratio = 1</text:p>
            <text:p>        }</text:p>
          </table:table-cell>
          <table:table-cell table:formula="of:=IF(ISBLANK([Conversion.M13]);&quot;&quot;;CONCATENATE(CHAR(10);&quot;        INPUT_RESOURCE&quot;; CHAR(10); &quot;        {&quot;; CHAR(10); &quot;            ResourceName = &quot;; [Conversion.L13]; CHAR(10); &quot;            Ratio = &quot;; [Conversion.O13]; CHAR(10); &quot;        }&quot;))" office:value-type="string" office:string-value="&#10;        INPUT_RESOURCE&#10;        {&#10;            ResourceName = Oxygen&#10;            Ratio = 0.896598411907198&#10;        }" calcext:value-type="string">
            <text:p/>
            <text:p>        INPUT_RESOURCE</text:p>
            <text:p>        {</text:p>
            <text:p>            ResourceName = Oxygen</text:p>
            <text:p>            Ratio = 0.896598411907198</text:p>
            <text:p>        }</text:p>
          </table:table-cell>
          <table:table-cell table:formula="of:=IF(ISBLANK([Conversion.Q13]);&quot;&quot;;CONCATENATE(CHAR(10);&quot;        INPUT_RESOURCE&quot;; CHAR(10); &quot;        {&quot;; CHAR(10); &quot;            ResourceName = &quot;; [Conversion.P13]; CHAR(10); &quot;            Ratio = &quot;; [Conversion.S13]; CHAR(10); &quot;        }&quot;))">
            <text:p/>
          </table:table-cell>
          <table:table-cell table:formula="of:=IF(ISBLANK([Conversion.C13]);&quot;&quot;;CONCATENATE(CHAR(10); &quot;        OUTPUT_RESOURCE&quot;; CHAR(10); &quot;        {&quot;; CHAR(10); &quot;            ResourceName = ElectricCharge&quot;; CHAR(10); &quot;            Ratio = &quot;; [Conversion.C13]; CHAR(10); &quot;            DumpExcess = true&quot;; CHAR(10); &quot;        }&quot;))">
            <text:p/>
          </table:table-cell>
          <table:table-cell table:formula="of:=IF(ISBLANK([Conversion.U13]);&quot;&quot;;CONCATENATE(CHAR(10); &quot;        OUTPUT_RESOURCE&quot;; CHAR(10); &quot;        {&quot;; CHAR(10); &quot;            ResourceName = &quot;; [Conversion.T13]; CHAR(10); &quot;            Ratio = &quot;; [Conversion.W13]; CHAR(10); &quot;            DumpExcess = false&quot;; CHAR(10); &quot;        }&quot;))" office:value-type="string" office:string-value="&#10;        OUTPUT_RESOURCE&#10;        {&#10;            ResourceName = Water&#10;            Ratio = 0.00109814825506429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109814825506429</text:p>
            <text:p>            DumpExcess = false</text:p>
            <text:p>        }</text:p>
          </table:table-cell>
          <table:table-cell table:formula="of:=IF(ISBLANK([Conversion.Y13]);&quot;&quot;;CONCATENATE(CHAR(10); &quot;        OUTPUT_RESOURCE&quot;; CHAR(10); &quot;        {&quot;; CHAR(10); &quot;            ResourceName = &quot;; [Conversion.X13]; CHAR(10); &quot;            Ratio = &quot;; [Conversion.AA13]; CHAR(10); &quot;            DumpExcess = false&quot;; CHAR(10); &quot;        }&quot;))" office:value-type="string" office:string-value="&#10;        OUTPUT_RESOURCE&#10;        {&#10;            ResourceName = NTO&#10;            Ratio = 0.00128934889724417&#10;            DumpExcess = false&#10;        }" calcext:value-type="string">
            <text:p/>
            <text:p>        OUTPUT_RESOURCE</text:p>
            <text:p>        {</text:p>
            <text:p>            ResourceName = NTO</text:p>
            <text:p>            Ratio = 0.00128934889724417</text:p>
            <text:p>            DumpExcess = false</text:p>
            <text:p>        }</text:p>
          </table:table-cell>
          <table:table-cell table:formula="of:=IF(ISBLANK([Conversion.AC13]);&quot;&quot;;CONCATENATE(CHAR(10); &quot;        OUTPUT_RESOURCE&quot;; CHAR(10); &quot;        {&quot;; CHAR(10); &quot;            ResourceName = &quot;; [Conversion.AB13]; CHAR(10); &quot;            Ratio = &quot;; [Conversion.AE13]; CHAR(10); &quot;            DumpExcess = false&quot;; CHAR(10); &quot;        }&quot;))">
            <text:p/>
          </table:table-cell>
          <table:table-cell table:formula="of:=IF(ISBLANK([Conversion.AG13]);&quot;&quot;;CONCATENATE(CHAR(10); &quot;        OUTPUT_RESOURCE&quot;; CHAR(10); &quot;        {&quot;; CHAR(10); &quot;            ResourceName = &quot;; [Conversion.AF13]; CHAR(10); &quot;            Ratio = &quot;; [Conversion.AI1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4]);&quot;&quot;;CONCATENATE(&quot;    MODULE&quot;; CHAR(10); &quot;    {&quot;; CHAR(10); &quot;        name = ModuleResourceConverter&quot;; CHAR(10); &quot;        ConverterName = &quot;; [Conversion.A14]; CHAR(10); &quot;        StartActionName = Start &quot;; [Conversion.A14]; CHAR(10); &quot;        StopActionName = Stop &quot;; [Conversion.A14]; CHAR(10); &quot;        AutoShutdown = false&quot;; CHAR(10); &quot;        GeneratesHeat = true&quot;; CHAR(10); &quot;        UseSpecialistBonus = false&quot;; CHAR(10); [.B14]; [.C14]; [.D14]; [.E14]; [.F14]; [.G14]; [.H14]; [.I14]; [.J14]; CHAR(10); &quot;    }&quot;))" office:value-type="string" office:string-value="    MODULE&#10;    {&#10;        name = ModuleResourceConverter&#10;        ConverterName = Fisher-Tropsch Process&#10;        StartActionName = Start Fisher-Tropsch Process&#10;        StopActionName = Stop Fisher-Tropsch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CarbonMonoxide&#10;            Ratio = 0.959370985216787&#10;        }&#10;        OUTPUT_RESOURCE&#10;        {&#10;            ResourceName = Kerosene&#10;            Ratio = 0.000667013128209099&#10;            DumpExcess = false&#10;        }&#10;        OUTPUT_RESOURCE&#10;        {&#10;            ResourceName = Water&#10;            Ratio = 0.000694171868542514&#10;            DumpExcess = false&#10;        }&#10;    }" calcext:value-type="string">
            <text:p>    MODULE</text:p>
            <text:p>    {</text:p>
            <text:p>        name = ModuleResourceConverter</text:p>
            <text:p>        ConverterName = Fisher-Tropsch Process</text:p>
            <text:p>        StartActionName = Start Fisher-Tropsch Process</text:p>
            <text:p>        StopActionName = Stop Fisher-Trop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CarbonMonoxide</text:p>
            <text:p>            Ratio = 0.959370985216787</text:p>
            <text:p>        }</text:p>
            <text:p>        OUTPUT_RESOURCE</text:p>
            <text:p>        {</text:p>
            <text:p>            ResourceName = Kerosene</text:p>
            <text:p>            Ratio = 0.00066701312820909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694171868542514</text:p>
            <text:p>            DumpExcess = false</text:p>
            <text:p>        }</text:p>
            <text:p>    }</text:p>
          </table:table-cell>
          <table:table-cell table:formula="of:=IF(ISBLANK([Conversion.B14]);&quot;&quot;;CONCATENATE(CHAR(10);&quot;        INPUT_RESOURCE&quot;; CHAR(10); &quot;        {&quot;; CHAR(10); &quot;            ResourceName = ElectricCharge&quot;; CHAR(10); &quot;            Ratio = &quot;; [Conversion.B14]; CHAR(10); &quot;        }&quot;))">
            <text:p/>
          </table:table-cell>
          <table:table-cell table:formula="of:=IF(ISBLANK([Conversion.I14]);&quot;&quot;;CONCATENATE(CHAR(10);&quot;        INPUT_RESOURCE&quot;; CHAR(10); &quot;        {&quot;; CHAR(10); &quot;            ResourceName = &quot;; [Conversion.H14]; CHAR(10); &quot;            Ratio = &quot;; [Conversion.K14]; CHAR(10); &quot;        }&quot;))" office:value-type="string" office:string-value="&#10;        INPUT_RESOURCE&#10;        {&#10;            ResourceName = Hydrogen&#10;            Ratio = 1&#10;        }" calcext:value-type="string"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</table:table-cell>
          <table:table-cell table:formula="of:=IF(ISBLANK([Conversion.M14]);&quot;&quot;;CONCATENATE(CHAR(10);&quot;        INPUT_RESOURCE&quot;; CHAR(10); &quot;        {&quot;; CHAR(10); &quot;            ResourceName = &quot;; [Conversion.L14]; CHAR(10); &quot;            Ratio = &quot;; [Conversion.O14]; CHAR(10); &quot;        }&quot;))" office:value-type="string" office:string-value="&#10;        INPUT_RESOURCE&#10;        {&#10;            ResourceName = CarbonMonoxide&#10;            Ratio = 0.959370985216787&#10;        }" calcext:value-type="string">
            <text:p/>
            <text:p>        INPUT_RESOURCE</text:p>
            <text:p>        {</text:p>
            <text:p>            ResourceName = CarbonMonoxide</text:p>
            <text:p>            Ratio = 0.959370985216787</text:p>
            <text:p>        }</text:p>
          </table:table-cell>
          <table:table-cell table:formula="of:=IF(ISBLANK([Conversion.Q14]);&quot;&quot;;CONCATENATE(CHAR(10);&quot;        INPUT_RESOURCE&quot;; CHAR(10); &quot;        {&quot;; CHAR(10); &quot;            ResourceName = &quot;; [Conversion.P14]; CHAR(10); &quot;            Ratio = &quot;; [Conversion.S14]; CHAR(10); &quot;        }&quot;))">
            <text:p/>
          </table:table-cell>
          <table:table-cell table:formula="of:=IF(ISBLANK([Conversion.C14]);&quot;&quot;;CONCATENATE(CHAR(10); &quot;        OUTPUT_RESOURCE&quot;; CHAR(10); &quot;        {&quot;; CHAR(10); &quot;            ResourceName = ElectricCharge&quot;; CHAR(10); &quot;            Ratio = &quot;; [Conversion.C14]; CHAR(10); &quot;            DumpExcess = true&quot;; CHAR(10); &quot;        }&quot;))">
            <text:p/>
          </table:table-cell>
          <table:table-cell table:formula="of:=IF(ISBLANK([Conversion.U14]);&quot;&quot;;CONCATENATE(CHAR(10); &quot;        OUTPUT_RESOURCE&quot;; CHAR(10); &quot;        {&quot;; CHAR(10); &quot;            ResourceName = &quot;; [Conversion.T14]; CHAR(10); &quot;            Ratio = &quot;; [Conversion.W14]; CHAR(10); &quot;            DumpExcess = false&quot;; CHAR(10); &quot;        }&quot;))" office:value-type="string" office:string-value="&#10;        OUTPUT_RESOURCE&#10;        {&#10;            ResourceName = Kerosene&#10;            Ratio = 0.000667013128209099&#10;            DumpExcess = false&#10;        }" calcext:value-type="string">
            <text:p/>
            <text:p>        OUTPUT_RESOURCE</text:p>
            <text:p>        {</text:p>
            <text:p>            ResourceName = Kerosene</text:p>
            <text:p>            Ratio = 0.000667013128209099</text:p>
            <text:p>            DumpExcess = false</text:p>
            <text:p>        }</text:p>
          </table:table-cell>
          <table:table-cell table:formula="of:=IF(ISBLANK([Conversion.Y14]);&quot;&quot;;CONCATENATE(CHAR(10); &quot;        OUTPUT_RESOURCE&quot;; CHAR(10); &quot;        {&quot;; CHAR(10); &quot;            ResourceName = &quot;; [Conversion.X14]; CHAR(10); &quot;            Ratio = &quot;; [Conversion.AA14]; CHAR(10); &quot;            DumpExcess = false&quot;; CHAR(10); &quot;        }&quot;))" office:value-type="string" office:string-value="&#10;        OUTPUT_RESOURCE&#10;        {&#10;            ResourceName = Water&#10;            Ratio = 0.000694171868542514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0694171868542514</text:p>
            <text:p>            DumpExcess = false</text:p>
            <text:p>        }</text:p>
          </table:table-cell>
          <table:table-cell table:formula="of:=IF(ISBLANK([Conversion.AC14]);&quot;&quot;;CONCATENATE(CHAR(10); &quot;        OUTPUT_RESOURCE&quot;; CHAR(10); &quot;        {&quot;; CHAR(10); &quot;            ResourceName = &quot;; [Conversion.AB14]; CHAR(10); &quot;            Ratio = &quot;; [Conversion.AE14]; CHAR(10); &quot;            DumpExcess = false&quot;; CHAR(10); &quot;        }&quot;))">
            <text:p/>
          </table:table-cell>
          <table:table-cell table:formula="of:=IF(ISBLANK([Conversion.AG14]);&quot;&quot;;CONCATENATE(CHAR(10); &quot;        OUTPUT_RESOURCE&quot;; CHAR(10); &quot;        {&quot;; CHAR(10); &quot;            ResourceName = &quot;; [Conversion.AF14]; CHAR(10); &quot;            Ratio = &quot;; [Conversion.AI1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5]);&quot;&quot;;CONCATENATE(&quot;    MODULE&quot;; CHAR(10); &quot;    {&quot;; CHAR(10); &quot;        name = ModuleResourceConverter&quot;; CHAR(10); &quot;        ConverterName = &quot;; [Conversion.A15]; CHAR(10); &quot;        StartActionName = Start &quot;; [Conversion.A15]; CHAR(10); &quot;        StopActionName = Stop &quot;; [Conversion.A15]; CHAR(10); &quot;        AutoShutdown = false&quot;; CHAR(10); &quot;        GeneratesHeat = true&quot;; CHAR(10); &quot;        UseSpecialistBonus = false&quot;; CHAR(10); [.B15]; [.C15]; [.D15]; [.E15]; [.F15]; [.G15]; [.H15]; [.I15]; [.J15]; CHAR(10); &quot;    }&quot;))">
            <text:p/>
          </table:table-cell>
          <table:table-cell table:formula="of:=IF(ISBLANK([Conversion.B15]);&quot;&quot;;CONCATENATE(CHAR(10);&quot;        INPUT_RESOURCE&quot;; CHAR(10); &quot;        {&quot;; CHAR(10); &quot;            ResourceName = ElectricCharge&quot;; CHAR(10); &quot;            Ratio = &quot;; [Conversion.B15]; CHAR(10); &quot;        }&quot;))">
            <text:p/>
          </table:table-cell>
          <table:table-cell table:formula="of:=IF(ISBLANK([Conversion.I15]);&quot;&quot;;CONCATENATE(CHAR(10);&quot;        INPUT_RESOURCE&quot;; CHAR(10); &quot;        {&quot;; CHAR(10); &quot;            ResourceName = &quot;; [Conversion.H15]; CHAR(10); &quot;            Ratio = &quot;; [Conversion.K15]; CHAR(10); &quot;        }&quot;))">
            <text:p/>
          </table:table-cell>
          <table:table-cell table:formula="of:=IF(ISBLANK([Conversion.M15]);&quot;&quot;;CONCATENATE(CHAR(10);&quot;        INPUT_RESOURCE&quot;; CHAR(10); &quot;        {&quot;; CHAR(10); &quot;            ResourceName = &quot;; [Conversion.L15]; CHAR(10); &quot;            Ratio = &quot;; [Conversion.O15]; CHAR(10); &quot;        }&quot;))">
            <text:p/>
          </table:table-cell>
          <table:table-cell table:formula="of:=IF(ISBLANK([Conversion.Q15]);&quot;&quot;;CONCATENATE(CHAR(10);&quot;        INPUT_RESOURCE&quot;; CHAR(10); &quot;        {&quot;; CHAR(10); &quot;            ResourceName = &quot;; [Conversion.P15]; CHAR(10); &quot;            Ratio = &quot;; [Conversion.S15]; CHAR(10); &quot;        }&quot;))">
            <text:p/>
          </table:table-cell>
          <table:table-cell table:formula="of:=IF(ISBLANK([Conversion.C15]);&quot;&quot;;CONCATENATE(CHAR(10); &quot;        OUTPUT_RESOURCE&quot;; CHAR(10); &quot;        {&quot;; CHAR(10); &quot;            ResourceName = ElectricCharge&quot;; CHAR(10); &quot;            Ratio = &quot;; [Conversion.C15]; CHAR(10); &quot;            DumpExcess = true&quot;; CHAR(10); &quot;        }&quot;))">
            <text:p/>
          </table:table-cell>
          <table:table-cell table:formula="of:=IF(ISBLANK([Conversion.U15]);&quot;&quot;;CONCATENATE(CHAR(10); &quot;        OUTPUT_RESOURCE&quot;; CHAR(10); &quot;        {&quot;; CHAR(10); &quot;            ResourceName = &quot;; [Conversion.T15]; CHAR(10); &quot;            Ratio = &quot;; [Conversion.W15]; CHAR(10); &quot;            DumpExcess = false&quot;; CHAR(10); &quot;        }&quot;))">
            <text:p/>
          </table:table-cell>
          <table:table-cell table:formula="of:=IF(ISBLANK([Conversion.Y15]);&quot;&quot;;CONCATENATE(CHAR(10); &quot;        OUTPUT_RESOURCE&quot;; CHAR(10); &quot;        {&quot;; CHAR(10); &quot;            ResourceName = &quot;; [Conversion.X15]; CHAR(10); &quot;            Ratio = &quot;; [Conversion.AA15]; CHAR(10); &quot;            DumpExcess = false&quot;; CHAR(10); &quot;        }&quot;))">
            <text:p/>
          </table:table-cell>
          <table:table-cell table:formula="of:=IF(ISBLANK([Conversion.AC15]);&quot;&quot;;CONCATENATE(CHAR(10); &quot;        OUTPUT_RESOURCE&quot;; CHAR(10); &quot;        {&quot;; CHAR(10); &quot;            ResourceName = &quot;; [Conversion.AB15]; CHAR(10); &quot;            Ratio = &quot;; [Conversion.AE15]; CHAR(10); &quot;            DumpExcess = false&quot;; CHAR(10); &quot;        }&quot;))">
            <text:p/>
          </table:table-cell>
          <table:table-cell table:formula="of:=IF(ISBLANK([Conversion.AG15]);&quot;&quot;;CONCATENATE(CHAR(10); &quot;        OUTPUT_RESOURCE&quot;; CHAR(10); &quot;        {&quot;; CHAR(10); &quot;            ResourceName = &quot;; [Conversion.AF15]; CHAR(10); &quot;            Ratio = &quot;; [Conversion.AI1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6]);&quot;&quot;;CONCATENATE(&quot;    MODULE&quot;; CHAR(10); &quot;    {&quot;; CHAR(10); &quot;        name = ModuleResourceConverter&quot;; CHAR(10); &quot;        ConverterName = &quot;; [Conversion.A16]; CHAR(10); &quot;        StartActionName = Start &quot;; [Conversion.A16]; CHAR(10); &quot;        StopActionName = Stop &quot;; [Conversion.A16]; CHAR(10); &quot;        AutoShutdown = false&quot;; CHAR(10); &quot;        GeneratesHeat = true&quot;; CHAR(10); &quot;        UseSpecialistBonus = false&quot;; CHAR(10); [.B16]; [.C16]; [.D16]; [.E16]; [.F16]; [.G16]; [.H16]; [.I16]; [.J16]; CHAR(10); &quot;    }&quot;))">
            <text:p/>
          </table:table-cell>
          <table:table-cell table:formula="of:=IF(ISBLANK([Conversion.B16]);&quot;&quot;;CONCATENATE(CHAR(10);&quot;        INPUT_RESOURCE&quot;; CHAR(10); &quot;        {&quot;; CHAR(10); &quot;            ResourceName = ElectricCharge&quot;; CHAR(10); &quot;            Ratio = &quot;; [Conversion.B16]; CHAR(10); &quot;        }&quot;))">
            <text:p/>
          </table:table-cell>
          <table:table-cell table:formula="of:=IF(ISBLANK([Conversion.I16]);&quot;&quot;;CONCATENATE(CHAR(10);&quot;        INPUT_RESOURCE&quot;; CHAR(10); &quot;        {&quot;; CHAR(10); &quot;            ResourceName = &quot;; [Conversion.H16]; CHAR(10); &quot;            Ratio = &quot;; [Conversion.K16]; CHAR(10); &quot;        }&quot;))">
            <text:p/>
          </table:table-cell>
          <table:table-cell table:formula="of:=IF(ISBLANK([Conversion.M16]);&quot;&quot;;CONCATENATE(CHAR(10);&quot;        INPUT_RESOURCE&quot;; CHAR(10); &quot;        {&quot;; CHAR(10); &quot;            ResourceName = &quot;; [Conversion.L16]; CHAR(10); &quot;            Ratio = &quot;; [Conversion.O16]; CHAR(10); &quot;        }&quot;))">
            <text:p/>
          </table:table-cell>
          <table:table-cell table:formula="of:=IF(ISBLANK([Conversion.Q16]);&quot;&quot;;CONCATENATE(CHAR(10);&quot;        INPUT_RESOURCE&quot;; CHAR(10); &quot;        {&quot;; CHAR(10); &quot;            ResourceName = &quot;; [Conversion.P16]; CHAR(10); &quot;            Ratio = &quot;; [Conversion.S16]; CHAR(10); &quot;        }&quot;))">
            <text:p/>
          </table:table-cell>
          <table:table-cell table:formula="of:=IF(ISBLANK([Conversion.C16]);&quot;&quot;;CONCATENATE(CHAR(10); &quot;        OUTPUT_RESOURCE&quot;; CHAR(10); &quot;        {&quot;; CHAR(10); &quot;            ResourceName = ElectricCharge&quot;; CHAR(10); &quot;            Ratio = &quot;; [Conversion.C16]; CHAR(10); &quot;            DumpExcess = true&quot;; CHAR(10); &quot;        }&quot;))">
            <text:p/>
          </table:table-cell>
          <table:table-cell table:formula="of:=IF(ISBLANK([Conversion.U16]);&quot;&quot;;CONCATENATE(CHAR(10); &quot;        OUTPUT_RESOURCE&quot;; CHAR(10); &quot;        {&quot;; CHAR(10); &quot;            ResourceName = &quot;; [Conversion.T16]; CHAR(10); &quot;            Ratio = &quot;; [Conversion.W16]; CHAR(10); &quot;            DumpExcess = false&quot;; CHAR(10); &quot;        }&quot;))">
            <text:p/>
          </table:table-cell>
          <table:table-cell table:formula="of:=IF(ISBLANK([Conversion.Y16]);&quot;&quot;;CONCATENATE(CHAR(10); &quot;        OUTPUT_RESOURCE&quot;; CHAR(10); &quot;        {&quot;; CHAR(10); &quot;            ResourceName = &quot;; [Conversion.X16]; CHAR(10); &quot;            Ratio = &quot;; [Conversion.AA16]; CHAR(10); &quot;            DumpExcess = false&quot;; CHAR(10); &quot;        }&quot;))">
            <text:p/>
          </table:table-cell>
          <table:table-cell table:formula="of:=IF(ISBLANK([Conversion.AC16]);&quot;&quot;;CONCATENATE(CHAR(10); &quot;        OUTPUT_RESOURCE&quot;; CHAR(10); &quot;        {&quot;; CHAR(10); &quot;            ResourceName = &quot;; [Conversion.AB16]; CHAR(10); &quot;            Ratio = &quot;; [Conversion.AE16]; CHAR(10); &quot;            DumpExcess = false&quot;; CHAR(10); &quot;        }&quot;))">
            <text:p/>
          </table:table-cell>
          <table:table-cell table:formula="of:=IF(ISBLANK([Conversion.AG16]);&quot;&quot;;CONCATENATE(CHAR(10); &quot;        OUTPUT_RESOURCE&quot;; CHAR(10); &quot;        {&quot;; CHAR(10); &quot;            ResourceName = &quot;; [Conversion.AF16]; CHAR(10); &quot;            Ratio = &quot;; [Conversion.AI1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7]);&quot;&quot;;CONCATENATE(&quot;    MODULE&quot;; CHAR(10); &quot;    {&quot;; CHAR(10); &quot;        name = ModuleResourceConverter&quot;; CHAR(10); &quot;        ConverterName = &quot;; [Conversion.A17]; CHAR(10); &quot;        StartActionName = Start &quot;; [Conversion.A17]; CHAR(10); &quot;        StopActionName = Stop &quot;; [Conversion.A17]; CHAR(10); &quot;        AutoShutdown = false&quot;; CHAR(10); &quot;        GeneratesHeat = true&quot;; CHAR(10); &quot;        UseSpecialistBonus = false&quot;; CHAR(10); [.B17]; [.C17]; [.D17]; [.E17]; [.F17]; [.G17]; [.H17]; [.I17]; [.J17]; CHAR(10); &quot;    }&quot;))">
            <text:p/>
          </table:table-cell>
          <table:table-cell table:formula="of:=IF(ISBLANK([Conversion.B17]);&quot;&quot;;CONCATENATE(CHAR(10);&quot;        INPUT_RESOURCE&quot;; CHAR(10); &quot;        {&quot;; CHAR(10); &quot;            ResourceName = ElectricCharge&quot;; CHAR(10); &quot;            Ratio = &quot;; [Conversion.B17]; CHAR(10); &quot;        }&quot;))">
            <text:p/>
          </table:table-cell>
          <table:table-cell table:formula="of:=IF(ISBLANK([Conversion.I17]);&quot;&quot;;CONCATENATE(CHAR(10);&quot;        INPUT_RESOURCE&quot;; CHAR(10); &quot;        {&quot;; CHAR(10); &quot;            ResourceName = &quot;; [Conversion.H17]; CHAR(10); &quot;            Ratio = &quot;; [Conversion.K17]; CHAR(10); &quot;        }&quot;))">
            <text:p/>
          </table:table-cell>
          <table:table-cell table:formula="of:=IF(ISBLANK([Conversion.M17]);&quot;&quot;;CONCATENATE(CHAR(10);&quot;        INPUT_RESOURCE&quot;; CHAR(10); &quot;        {&quot;; CHAR(10); &quot;            ResourceName = &quot;; [Conversion.L17]; CHAR(10); &quot;            Ratio = &quot;; [Conversion.O17]; CHAR(10); &quot;        }&quot;))">
            <text:p/>
          </table:table-cell>
          <table:table-cell table:formula="of:=IF(ISBLANK([Conversion.Q17]);&quot;&quot;;CONCATENATE(CHAR(10);&quot;        INPUT_RESOURCE&quot;; CHAR(10); &quot;        {&quot;; CHAR(10); &quot;            ResourceName = &quot;; [Conversion.P17]; CHAR(10); &quot;            Ratio = &quot;; [Conversion.S17]; CHAR(10); &quot;        }&quot;))">
            <text:p/>
          </table:table-cell>
          <table:table-cell table:formula="of:=IF(ISBLANK([Conversion.C17]);&quot;&quot;;CONCATENATE(CHAR(10); &quot;        OUTPUT_RESOURCE&quot;; CHAR(10); &quot;        {&quot;; CHAR(10); &quot;            ResourceName = ElectricCharge&quot;; CHAR(10); &quot;            Ratio = &quot;; [Conversion.C17]; CHAR(10); &quot;            DumpExcess = true&quot;; CHAR(10); &quot;        }&quot;))">
            <text:p/>
          </table:table-cell>
          <table:table-cell table:formula="of:=IF(ISBLANK([Conversion.U17]);&quot;&quot;;CONCATENATE(CHAR(10); &quot;        OUTPUT_RESOURCE&quot;; CHAR(10); &quot;        {&quot;; CHAR(10); &quot;            ResourceName = &quot;; [Conversion.T17]; CHAR(10); &quot;            Ratio = &quot;; [Conversion.W17]; CHAR(10); &quot;            DumpExcess = false&quot;; CHAR(10); &quot;        }&quot;))">
            <text:p/>
          </table:table-cell>
          <table:table-cell table:formula="of:=IF(ISBLANK([Conversion.Y17]);&quot;&quot;;CONCATENATE(CHAR(10); &quot;        OUTPUT_RESOURCE&quot;; CHAR(10); &quot;        {&quot;; CHAR(10); &quot;            ResourceName = &quot;; [Conversion.X17]; CHAR(10); &quot;            Ratio = &quot;; [Conversion.AA17]; CHAR(10); &quot;            DumpExcess = false&quot;; CHAR(10); &quot;        }&quot;))">
            <text:p/>
          </table:table-cell>
          <table:table-cell table:formula="of:=IF(ISBLANK([Conversion.AC17]);&quot;&quot;;CONCATENATE(CHAR(10); &quot;        OUTPUT_RESOURCE&quot;; CHAR(10); &quot;        {&quot;; CHAR(10); &quot;            ResourceName = &quot;; [Conversion.AB17]; CHAR(10); &quot;            Ratio = &quot;; [Conversion.AE17]; CHAR(10); &quot;            DumpExcess = false&quot;; CHAR(10); &quot;        }&quot;))">
            <text:p/>
          </table:table-cell>
          <table:table-cell table:formula="of:=IF(ISBLANK([Conversion.AG17]);&quot;&quot;;CONCATENATE(CHAR(10); &quot;        OUTPUT_RESOURCE&quot;; CHAR(10); &quot;        {&quot;; CHAR(10); &quot;            ResourceName = &quot;; [Conversion.AF17]; CHAR(10); &quot;            Ratio = &quot;; [Conversion.AI1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8]);&quot;&quot;;CONCATENATE(&quot;    MODULE&quot;; CHAR(10); &quot;    {&quot;; CHAR(10); &quot;        name = ModuleResourceConverter&quot;; CHAR(10); &quot;        ConverterName = &quot;; [Conversion.A18]; CHAR(10); &quot;        StartActionName = Start &quot;; [Conversion.A18]; CHAR(10); &quot;        StopActionName = Stop &quot;; [Conversion.A18]; CHAR(10); &quot;        AutoShutdown = false&quot;; CHAR(10); &quot;        GeneratesHeat = true&quot;; CHAR(10); &quot;        UseSpecialistBonus = false&quot;; CHAR(10); [.B18]; [.C18]; [.D18]; [.E18]; [.F18]; [.G18]; [.H18]; [.I18]; [.J18]; CHAR(10); &quot;    }&quot;))">
            <text:p/>
          </table:table-cell>
          <table:table-cell table:formula="of:=IF(ISBLANK([Conversion.B18]);&quot;&quot;;CONCATENATE(CHAR(10);&quot;        INPUT_RESOURCE&quot;; CHAR(10); &quot;        {&quot;; CHAR(10); &quot;            ResourceName = ElectricCharge&quot;; CHAR(10); &quot;            Ratio = &quot;; [Conversion.B18]; CHAR(10); &quot;        }&quot;))">
            <text:p/>
          </table:table-cell>
          <table:table-cell table:formula="of:=IF(ISBLANK([Conversion.I18]);&quot;&quot;;CONCATENATE(CHAR(10);&quot;        INPUT_RESOURCE&quot;; CHAR(10); &quot;        {&quot;; CHAR(10); &quot;            ResourceName = &quot;; [Conversion.H18]; CHAR(10); &quot;            Ratio = &quot;; [Conversion.K18]; CHAR(10); &quot;        }&quot;))">
            <text:p/>
          </table:table-cell>
          <table:table-cell table:formula="of:=IF(ISBLANK([Conversion.M18]);&quot;&quot;;CONCATENATE(CHAR(10);&quot;        INPUT_RESOURCE&quot;; CHAR(10); &quot;        {&quot;; CHAR(10); &quot;            ResourceName = &quot;; [Conversion.L18]; CHAR(10); &quot;            Ratio = &quot;; [Conversion.O18]; CHAR(10); &quot;        }&quot;))">
            <text:p/>
          </table:table-cell>
          <table:table-cell table:formula="of:=IF(ISBLANK([Conversion.Q18]);&quot;&quot;;CONCATENATE(CHAR(10);&quot;        INPUT_RESOURCE&quot;; CHAR(10); &quot;        {&quot;; CHAR(10); &quot;            ResourceName = &quot;; [Conversion.P18]; CHAR(10); &quot;            Ratio = &quot;; [Conversion.S18]; CHAR(10); &quot;        }&quot;))">
            <text:p/>
          </table:table-cell>
          <table:table-cell table:formula="of:=IF(ISBLANK([Conversion.C18]);&quot;&quot;;CONCATENATE(CHAR(10); &quot;        OUTPUT_RESOURCE&quot;; CHAR(10); &quot;        {&quot;; CHAR(10); &quot;            ResourceName = ElectricCharge&quot;; CHAR(10); &quot;            Ratio = &quot;; [Conversion.C18]; CHAR(10); &quot;            DumpExcess = true&quot;; CHAR(10); &quot;        }&quot;))">
            <text:p/>
          </table:table-cell>
          <table:table-cell table:formula="of:=IF(ISBLANK([Conversion.U18]);&quot;&quot;;CONCATENATE(CHAR(10); &quot;        OUTPUT_RESOURCE&quot;; CHAR(10); &quot;        {&quot;; CHAR(10); &quot;            ResourceName = &quot;; [Conversion.T18]; CHAR(10); &quot;            Ratio = &quot;; [Conversion.W18]; CHAR(10); &quot;            DumpExcess = false&quot;; CHAR(10); &quot;        }&quot;))">
            <text:p/>
          </table:table-cell>
          <table:table-cell table:formula="of:=IF(ISBLANK([Conversion.Y18]);&quot;&quot;;CONCATENATE(CHAR(10); &quot;        OUTPUT_RESOURCE&quot;; CHAR(10); &quot;        {&quot;; CHAR(10); &quot;            ResourceName = &quot;; [Conversion.X18]; CHAR(10); &quot;            Ratio = &quot;; [Conversion.AA18]; CHAR(10); &quot;            DumpExcess = false&quot;; CHAR(10); &quot;        }&quot;))">
            <text:p/>
          </table:table-cell>
          <table:table-cell table:formula="of:=IF(ISBLANK([Conversion.AC18]);&quot;&quot;;CONCATENATE(CHAR(10); &quot;        OUTPUT_RESOURCE&quot;; CHAR(10); &quot;        {&quot;; CHAR(10); &quot;            ResourceName = &quot;; [Conversion.AB18]; CHAR(10); &quot;            Ratio = &quot;; [Conversion.AE18]; CHAR(10); &quot;            DumpExcess = false&quot;; CHAR(10); &quot;        }&quot;))">
            <text:p/>
          </table:table-cell>
          <table:table-cell table:formula="of:=IF(ISBLANK([Conversion.AG18]);&quot;&quot;;CONCATENATE(CHAR(10); &quot;        OUTPUT_RESOURCE&quot;; CHAR(10); &quot;        {&quot;; CHAR(10); &quot;            ResourceName = &quot;; [Conversion.AF18]; CHAR(10); &quot;            Ratio = &quot;; [Conversion.AI1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9]);&quot;&quot;;CONCATENATE(&quot;    MODULE&quot;; CHAR(10); &quot;    {&quot;; CHAR(10); &quot;        name = ModuleResourceConverter&quot;; CHAR(10); &quot;        ConverterName = &quot;; [Conversion.A19]; CHAR(10); &quot;        StartActionName = Start &quot;; [Conversion.A19]; CHAR(10); &quot;        StopActionName = Stop &quot;; [Conversion.A19]; CHAR(10); &quot;        AutoShutdown = false&quot;; CHAR(10); &quot;        GeneratesHeat = true&quot;; CHAR(10); &quot;        UseSpecialistBonus = false&quot;; CHAR(10); [.B19]; [.C19]; [.D19]; [.E19]; [.F19]; [.G19]; [.H19]; [.I19]; [.J19]; CHAR(10); &quot;    }&quot;))">
            <text:p/>
          </table:table-cell>
          <table:table-cell table:formula="of:=IF(ISBLANK([Conversion.B19]);&quot;&quot;;CONCATENATE(CHAR(10);&quot;        INPUT_RESOURCE&quot;; CHAR(10); &quot;        {&quot;; CHAR(10); &quot;            ResourceName = ElectricCharge&quot;; CHAR(10); &quot;            Ratio = &quot;; [Conversion.B19]; CHAR(10); &quot;        }&quot;))">
            <text:p/>
          </table:table-cell>
          <table:table-cell table:formula="of:=IF(ISBLANK([Conversion.I19]);&quot;&quot;;CONCATENATE(CHAR(10);&quot;        INPUT_RESOURCE&quot;; CHAR(10); &quot;        {&quot;; CHAR(10); &quot;            ResourceName = &quot;; [Conversion.H19]; CHAR(10); &quot;            Ratio = &quot;; [Conversion.K19]; CHAR(10); &quot;        }&quot;))">
            <text:p/>
          </table:table-cell>
          <table:table-cell table:formula="of:=IF(ISBLANK([Conversion.M19]);&quot;&quot;;CONCATENATE(CHAR(10);&quot;        INPUT_RESOURCE&quot;; CHAR(10); &quot;        {&quot;; CHAR(10); &quot;            ResourceName = &quot;; [Conversion.L19]; CHAR(10); &quot;            Ratio = &quot;; [Conversion.O19]; CHAR(10); &quot;        }&quot;))">
            <text:p/>
          </table:table-cell>
          <table:table-cell table:formula="of:=IF(ISBLANK([Conversion.Q19]);&quot;&quot;;CONCATENATE(CHAR(10);&quot;        INPUT_RESOURCE&quot;; CHAR(10); &quot;        {&quot;; CHAR(10); &quot;            ResourceName = &quot;; [Conversion.P19]; CHAR(10); &quot;            Ratio = &quot;; [Conversion.S19]; CHAR(10); &quot;        }&quot;))">
            <text:p/>
          </table:table-cell>
          <table:table-cell table:formula="of:=IF(ISBLANK([Conversion.C19]);&quot;&quot;;CONCATENATE(CHAR(10); &quot;        OUTPUT_RESOURCE&quot;; CHAR(10); &quot;        {&quot;; CHAR(10); &quot;            ResourceName = ElectricCharge&quot;; CHAR(10); &quot;            Ratio = &quot;; [Conversion.C19]; CHAR(10); &quot;            DumpExcess = true&quot;; CHAR(10); &quot;        }&quot;))">
            <text:p/>
          </table:table-cell>
          <table:table-cell table:formula="of:=IF(ISBLANK([Conversion.U19]);&quot;&quot;;CONCATENATE(CHAR(10); &quot;        OUTPUT_RESOURCE&quot;; CHAR(10); &quot;        {&quot;; CHAR(10); &quot;            ResourceName = &quot;; [Conversion.T19]; CHAR(10); &quot;            Ratio = &quot;; [Conversion.W19]; CHAR(10); &quot;            DumpExcess = false&quot;; CHAR(10); &quot;        }&quot;))">
            <text:p/>
          </table:table-cell>
          <table:table-cell table:formula="of:=IF(ISBLANK([Conversion.Y19]);&quot;&quot;;CONCATENATE(CHAR(10); &quot;        OUTPUT_RESOURCE&quot;; CHAR(10); &quot;        {&quot;; CHAR(10); &quot;            ResourceName = &quot;; [Conversion.X19]; CHAR(10); &quot;            Ratio = &quot;; [Conversion.AA19]; CHAR(10); &quot;            DumpExcess = false&quot;; CHAR(10); &quot;        }&quot;))">
            <text:p/>
          </table:table-cell>
          <table:table-cell table:formula="of:=IF(ISBLANK([Conversion.AC19]);&quot;&quot;;CONCATENATE(CHAR(10); &quot;        OUTPUT_RESOURCE&quot;; CHAR(10); &quot;        {&quot;; CHAR(10); &quot;            ResourceName = &quot;; [Conversion.AB19]; CHAR(10); &quot;            Ratio = &quot;; [Conversion.AE19]; CHAR(10); &quot;            DumpExcess = false&quot;; CHAR(10); &quot;        }&quot;))">
            <text:p/>
          </table:table-cell>
          <table:table-cell table:formula="of:=IF(ISBLANK([Conversion.AG19]);&quot;&quot;;CONCATENATE(CHAR(10); &quot;        OUTPUT_RESOURCE&quot;; CHAR(10); &quot;        {&quot;; CHAR(10); &quot;            ResourceName = &quot;; [Conversion.AF19]; CHAR(10); &quot;            Ratio = &quot;; [Conversion.AI1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0]);&quot;&quot;;CONCATENATE(&quot;    MODULE&quot;; CHAR(10); &quot;    {&quot;; CHAR(10); &quot;        name = ModuleResourceConverter&quot;; CHAR(10); &quot;        ConverterName = &quot;; [Conversion.A20]; CHAR(10); &quot;        StartActionName = Start &quot;; [Conversion.A20]; CHAR(10); &quot;        StopActionName = Stop &quot;; [Conversion.A20]; CHAR(10); &quot;        AutoShutdown = false&quot;; CHAR(10); &quot;        GeneratesHeat = true&quot;; CHAR(10); &quot;        UseSpecialistBonus = false&quot;; CHAR(10); [.B20]; [.C20]; [.D20]; [.E20]; [.F20]; [.G20]; [.H20]; [.I20]; [.J20]; CHAR(10); &quot;    }&quot;))">
            <text:p/>
          </table:table-cell>
          <table:table-cell table:formula="of:=IF(ISBLANK([Conversion.B20]);&quot;&quot;;CONCATENATE(CHAR(10);&quot;        INPUT_RESOURCE&quot;; CHAR(10); &quot;        {&quot;; CHAR(10); &quot;            ResourceName = ElectricCharge&quot;; CHAR(10); &quot;            Ratio = &quot;; [Conversion.B20]; CHAR(10); &quot;        }&quot;))">
            <text:p/>
          </table:table-cell>
          <table:table-cell table:formula="of:=IF(ISBLANK([Conversion.I20]);&quot;&quot;;CONCATENATE(CHAR(10);&quot;        INPUT_RESOURCE&quot;; CHAR(10); &quot;        {&quot;; CHAR(10); &quot;            ResourceName = &quot;; [Conversion.H20]; CHAR(10); &quot;            Ratio = &quot;; [Conversion.K20]; CHAR(10); &quot;        }&quot;))">
            <text:p/>
          </table:table-cell>
          <table:table-cell table:formula="of:=IF(ISBLANK([Conversion.M20]);&quot;&quot;;CONCATENATE(CHAR(10);&quot;        INPUT_RESOURCE&quot;; CHAR(10); &quot;        {&quot;; CHAR(10); &quot;            ResourceName = &quot;; [Conversion.L20]; CHAR(10); &quot;            Ratio = &quot;; [Conversion.O20]; CHAR(10); &quot;        }&quot;))">
            <text:p/>
          </table:table-cell>
          <table:table-cell table:formula="of:=IF(ISBLANK([Conversion.Q20]);&quot;&quot;;CONCATENATE(CHAR(10);&quot;        INPUT_RESOURCE&quot;; CHAR(10); &quot;        {&quot;; CHAR(10); &quot;            ResourceName = &quot;; [Conversion.P20]; CHAR(10); &quot;            Ratio = &quot;; [Conversion.S20]; CHAR(10); &quot;        }&quot;))">
            <text:p/>
          </table:table-cell>
          <table:table-cell table:formula="of:=IF(ISBLANK([Conversion.C20]);&quot;&quot;;CONCATENATE(CHAR(10); &quot;        OUTPUT_RESOURCE&quot;; CHAR(10); &quot;        {&quot;; CHAR(10); &quot;            ResourceName = ElectricCharge&quot;; CHAR(10); &quot;            Ratio = &quot;; [Conversion.C20]; CHAR(10); &quot;            DumpExcess = true&quot;; CHAR(10); &quot;        }&quot;))">
            <text:p/>
          </table:table-cell>
          <table:table-cell table:formula="of:=IF(ISBLANK([Conversion.U20]);&quot;&quot;;CONCATENATE(CHAR(10); &quot;        OUTPUT_RESOURCE&quot;; CHAR(10); &quot;        {&quot;; CHAR(10); &quot;            ResourceName = &quot;; [Conversion.T20]; CHAR(10); &quot;            Ratio = &quot;; [Conversion.W20]; CHAR(10); &quot;            DumpExcess = false&quot;; CHAR(10); &quot;        }&quot;))">
            <text:p/>
          </table:table-cell>
          <table:table-cell table:formula="of:=IF(ISBLANK([Conversion.Y20]);&quot;&quot;;CONCATENATE(CHAR(10); &quot;        OUTPUT_RESOURCE&quot;; CHAR(10); &quot;        {&quot;; CHAR(10); &quot;            ResourceName = &quot;; [Conversion.X20]; CHAR(10); &quot;            Ratio = &quot;; [Conversion.AA20]; CHAR(10); &quot;            DumpExcess = false&quot;; CHAR(10); &quot;        }&quot;))">
            <text:p/>
          </table:table-cell>
          <table:table-cell table:formula="of:=IF(ISBLANK([Conversion.AC20]);&quot;&quot;;CONCATENATE(CHAR(10); &quot;        OUTPUT_RESOURCE&quot;; CHAR(10); &quot;        {&quot;; CHAR(10); &quot;            ResourceName = &quot;; [Conversion.AB20]; CHAR(10); &quot;            Ratio = &quot;; [Conversion.AE20]; CHAR(10); &quot;            DumpExcess = false&quot;; CHAR(10); &quot;        }&quot;))">
            <text:p/>
          </table:table-cell>
          <table:table-cell table:formula="of:=IF(ISBLANK([Conversion.AG20]);&quot;&quot;;CONCATENATE(CHAR(10); &quot;        OUTPUT_RESOURCE&quot;; CHAR(10); &quot;        {&quot;; CHAR(10); &quot;            ResourceName = &quot;; [Conversion.AF20]; CHAR(10); &quot;            Ratio = &quot;; [Conversion.AI2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1]);&quot;&quot;;CONCATENATE(&quot;    MODULE&quot;; CHAR(10); &quot;    {&quot;; CHAR(10); &quot;        name = ModuleResourceConverter&quot;; CHAR(10); &quot;        ConverterName = &quot;; [Conversion.A21]; CHAR(10); &quot;        StartActionName = Start &quot;; [Conversion.A21]; CHAR(10); &quot;        StopActionName = Stop &quot;; [Conversion.A21]; CHAR(10); &quot;        AutoShutdown = false&quot;; CHAR(10); &quot;        GeneratesHeat = true&quot;; CHAR(10); &quot;        UseSpecialistBonus = false&quot;; CHAR(10); [.B21]; [.C21]; [.D21]; [.E21]; [.F21]; [.G21]; [.H21]; [.I21]; [.J21]; CHAR(10); &quot;    }&quot;))">
            <text:p/>
          </table:table-cell>
          <table:table-cell table:formula="of:=IF(ISBLANK([Conversion.B21]);&quot;&quot;;CONCATENATE(CHAR(10);&quot;        INPUT_RESOURCE&quot;; CHAR(10); &quot;        {&quot;; CHAR(10); &quot;            ResourceName = ElectricCharge&quot;; CHAR(10); &quot;            Ratio = &quot;; [Conversion.B21]; CHAR(10); &quot;        }&quot;))">
            <text:p/>
          </table:table-cell>
          <table:table-cell table:formula="of:=IF(ISBLANK([Conversion.I21]);&quot;&quot;;CONCATENATE(CHAR(10);&quot;        INPUT_RESOURCE&quot;; CHAR(10); &quot;        {&quot;; CHAR(10); &quot;            ResourceName = &quot;; [Conversion.H21]; CHAR(10); &quot;            Ratio = &quot;; [Conversion.K21]; CHAR(10); &quot;        }&quot;))">
            <text:p/>
          </table:table-cell>
          <table:table-cell table:formula="of:=IF(ISBLANK([Conversion.M21]);&quot;&quot;;CONCATENATE(CHAR(10);&quot;        INPUT_RESOURCE&quot;; CHAR(10); &quot;        {&quot;; CHAR(10); &quot;            ResourceName = &quot;; [Conversion.L21]; CHAR(10); &quot;            Ratio = &quot;; [Conversion.O21]; CHAR(10); &quot;        }&quot;))">
            <text:p/>
          </table:table-cell>
          <table:table-cell table:formula="of:=IF(ISBLANK([Conversion.Q21]);&quot;&quot;;CONCATENATE(CHAR(10);&quot;        INPUT_RESOURCE&quot;; CHAR(10); &quot;        {&quot;; CHAR(10); &quot;            ResourceName = &quot;; [Conversion.P21]; CHAR(10); &quot;            Ratio = &quot;; [Conversion.S21]; CHAR(10); &quot;        }&quot;))">
            <text:p/>
          </table:table-cell>
          <table:table-cell table:formula="of:=IF(ISBLANK([Conversion.C21]);&quot;&quot;;CONCATENATE(CHAR(10); &quot;        OUTPUT_RESOURCE&quot;; CHAR(10); &quot;        {&quot;; CHAR(10); &quot;            ResourceName = ElectricCharge&quot;; CHAR(10); &quot;            Ratio = &quot;; [Conversion.C21]; CHAR(10); &quot;            DumpExcess = true&quot;; CHAR(10); &quot;        }&quot;))">
            <text:p/>
          </table:table-cell>
          <table:table-cell table:formula="of:=IF(ISBLANK([Conversion.U21]);&quot;&quot;;CONCATENATE(CHAR(10); &quot;        OUTPUT_RESOURCE&quot;; CHAR(10); &quot;        {&quot;; CHAR(10); &quot;            ResourceName = &quot;; [Conversion.T21]; CHAR(10); &quot;            Ratio = &quot;; [Conversion.W21]; CHAR(10); &quot;            DumpExcess = false&quot;; CHAR(10); &quot;        }&quot;))">
            <text:p/>
          </table:table-cell>
          <table:table-cell table:formula="of:=IF(ISBLANK([Conversion.Y21]);&quot;&quot;;CONCATENATE(CHAR(10); &quot;        OUTPUT_RESOURCE&quot;; CHAR(10); &quot;        {&quot;; CHAR(10); &quot;            ResourceName = &quot;; [Conversion.X21]; CHAR(10); &quot;            Ratio = &quot;; [Conversion.AA21]; CHAR(10); &quot;            DumpExcess = false&quot;; CHAR(10); &quot;        }&quot;))">
            <text:p/>
          </table:table-cell>
          <table:table-cell table:formula="of:=IF(ISBLANK([Conversion.AC21]);&quot;&quot;;CONCATENATE(CHAR(10); &quot;        OUTPUT_RESOURCE&quot;; CHAR(10); &quot;        {&quot;; CHAR(10); &quot;            ResourceName = &quot;; [Conversion.AB21]; CHAR(10); &quot;            Ratio = &quot;; [Conversion.AE21]; CHAR(10); &quot;            DumpExcess = false&quot;; CHAR(10); &quot;        }&quot;))">
            <text:p/>
          </table:table-cell>
          <table:table-cell table:formula="of:=IF(ISBLANK([Conversion.AG21]);&quot;&quot;;CONCATENATE(CHAR(10); &quot;        OUTPUT_RESOURCE&quot;; CHAR(10); &quot;        {&quot;; CHAR(10); &quot;            ResourceName = &quot;; [Conversion.AF21]; CHAR(10); &quot;            Ratio = &quot;; [Conversion.AI2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2]);&quot;&quot;;CONCATENATE(&quot;    MODULE&quot;; CHAR(10); &quot;    {&quot;; CHAR(10); &quot;        name = ModuleResourceConverter&quot;; CHAR(10); &quot;        ConverterName = &quot;; [Conversion.A22]; CHAR(10); &quot;        StartActionName = Start &quot;; [Conversion.A22]; CHAR(10); &quot;        StopActionName = Stop &quot;; [Conversion.A22]; CHAR(10); &quot;        AutoShutdown = false&quot;; CHAR(10); &quot;        GeneratesHeat = true&quot;; CHAR(10); &quot;        UseSpecialistBonus = false&quot;; CHAR(10); [.B22]; [.C22]; [.D22]; [.E22]; [.F22]; [.G22]; [.H22]; [.I22]; [.J22]; CHAR(10); &quot;    }&quot;))">
            <text:p/>
          </table:table-cell>
          <table:table-cell table:formula="of:=IF(ISBLANK([Conversion.B22]);&quot;&quot;;CONCATENATE(CHAR(10);&quot;        INPUT_RESOURCE&quot;; CHAR(10); &quot;        {&quot;; CHAR(10); &quot;            ResourceName = ElectricCharge&quot;; CHAR(10); &quot;            Ratio = &quot;; [Conversion.B22]; CHAR(10); &quot;        }&quot;))">
            <text:p/>
          </table:table-cell>
          <table:table-cell table:formula="of:=IF(ISBLANK([Conversion.I22]);&quot;&quot;;CONCATENATE(CHAR(10);&quot;        INPUT_RESOURCE&quot;; CHAR(10); &quot;        {&quot;; CHAR(10); &quot;            ResourceName = &quot;; [Conversion.H22]; CHAR(10); &quot;            Ratio = &quot;; [Conversion.K22]; CHAR(10); &quot;        }&quot;))">
            <text:p/>
          </table:table-cell>
          <table:table-cell table:formula="of:=IF(ISBLANK([Conversion.M22]);&quot;&quot;;CONCATENATE(CHAR(10);&quot;        INPUT_RESOURCE&quot;; CHAR(10); &quot;        {&quot;; CHAR(10); &quot;            ResourceName = &quot;; [Conversion.L22]; CHAR(10); &quot;            Ratio = &quot;; [Conversion.O22]; CHAR(10); &quot;        }&quot;))">
            <text:p/>
          </table:table-cell>
          <table:table-cell table:formula="of:=IF(ISBLANK([Conversion.Q22]);&quot;&quot;;CONCATENATE(CHAR(10);&quot;        INPUT_RESOURCE&quot;; CHAR(10); &quot;        {&quot;; CHAR(10); &quot;            ResourceName = &quot;; [Conversion.P22]; CHAR(10); &quot;            Ratio = &quot;; [Conversion.S22]; CHAR(10); &quot;        }&quot;))">
            <text:p/>
          </table:table-cell>
          <table:table-cell table:formula="of:=IF(ISBLANK([Conversion.C22]);&quot;&quot;;CONCATENATE(CHAR(10); &quot;        OUTPUT_RESOURCE&quot;; CHAR(10); &quot;        {&quot;; CHAR(10); &quot;            ResourceName = ElectricCharge&quot;; CHAR(10); &quot;            Ratio = &quot;; [Conversion.C22]; CHAR(10); &quot;            DumpExcess = true&quot;; CHAR(10); &quot;        }&quot;))">
            <text:p/>
          </table:table-cell>
          <table:table-cell table:formula="of:=IF(ISBLANK([Conversion.U22]);&quot;&quot;;CONCATENATE(CHAR(10); &quot;        OUTPUT_RESOURCE&quot;; CHAR(10); &quot;        {&quot;; CHAR(10); &quot;            ResourceName = &quot;; [Conversion.T22]; CHAR(10); &quot;            Ratio = &quot;; [Conversion.W22]; CHAR(10); &quot;            DumpExcess = false&quot;; CHAR(10); &quot;        }&quot;))">
            <text:p/>
          </table:table-cell>
          <table:table-cell table:formula="of:=IF(ISBLANK([Conversion.Y22]);&quot;&quot;;CONCATENATE(CHAR(10); &quot;        OUTPUT_RESOURCE&quot;; CHAR(10); &quot;        {&quot;; CHAR(10); &quot;            ResourceName = &quot;; [Conversion.X22]; CHAR(10); &quot;            Ratio = &quot;; [Conversion.AA22]; CHAR(10); &quot;            DumpExcess = false&quot;; CHAR(10); &quot;        }&quot;))">
            <text:p/>
          </table:table-cell>
          <table:table-cell table:formula="of:=IF(ISBLANK([Conversion.AC22]);&quot;&quot;;CONCATENATE(CHAR(10); &quot;        OUTPUT_RESOURCE&quot;; CHAR(10); &quot;        {&quot;; CHAR(10); &quot;            ResourceName = &quot;; [Conversion.AB22]; CHAR(10); &quot;            Ratio = &quot;; [Conversion.AE22]; CHAR(10); &quot;            DumpExcess = false&quot;; CHAR(10); &quot;        }&quot;))">
            <text:p/>
          </table:table-cell>
          <table:table-cell table:formula="of:=IF(ISBLANK([Conversion.AG22]);&quot;&quot;;CONCATENATE(CHAR(10); &quot;        OUTPUT_RESOURCE&quot;; CHAR(10); &quot;        {&quot;; CHAR(10); &quot;            ResourceName = &quot;; [Conversion.AF22]; CHAR(10); &quot;            Ratio = &quot;; [Conversion.AI2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3]);&quot;&quot;;CONCATENATE(&quot;    MODULE&quot;; CHAR(10); &quot;    {&quot;; CHAR(10); &quot;        name = ModuleResourceConverter&quot;; CHAR(10); &quot;        ConverterName = &quot;; [Conversion.A23]; CHAR(10); &quot;        StartActionName = Start &quot;; [Conversion.A23]; CHAR(10); &quot;        StopActionName = Stop &quot;; [Conversion.A23]; CHAR(10); &quot;        AutoShutdown = false&quot;; CHAR(10); &quot;        GeneratesHeat = true&quot;; CHAR(10); &quot;        UseSpecialistBonus = false&quot;; CHAR(10); [.B23]; [.C23]; [.D23]; [.E23]; [.F23]; [.G23]; [.H23]; [.I23]; [.J23]; CHAR(10); &quot;    }&quot;))">
            <text:p/>
          </table:table-cell>
          <table:table-cell table:formula="of:=IF(ISBLANK([Conversion.B23]);&quot;&quot;;CONCATENATE(CHAR(10);&quot;        INPUT_RESOURCE&quot;; CHAR(10); &quot;        {&quot;; CHAR(10); &quot;            ResourceName = ElectricCharge&quot;; CHAR(10); &quot;            Ratio = &quot;; [Conversion.B23]; CHAR(10); &quot;        }&quot;))">
            <text:p/>
          </table:table-cell>
          <table:table-cell table:formula="of:=IF(ISBLANK([Conversion.I23]);&quot;&quot;;CONCATENATE(CHAR(10);&quot;        INPUT_RESOURCE&quot;; CHAR(10); &quot;        {&quot;; CHAR(10); &quot;            ResourceName = &quot;; [Conversion.H23]; CHAR(10); &quot;            Ratio = &quot;; [Conversion.K23]; CHAR(10); &quot;        }&quot;))">
            <text:p/>
          </table:table-cell>
          <table:table-cell table:formula="of:=IF(ISBLANK([Conversion.M23]);&quot;&quot;;CONCATENATE(CHAR(10);&quot;        INPUT_RESOURCE&quot;; CHAR(10); &quot;        {&quot;; CHAR(10); &quot;            ResourceName = &quot;; [Conversion.L23]; CHAR(10); &quot;            Ratio = &quot;; [Conversion.O23]; CHAR(10); &quot;        }&quot;))">
            <text:p/>
          </table:table-cell>
          <table:table-cell table:formula="of:=IF(ISBLANK([Conversion.Q23]);&quot;&quot;;CONCATENATE(CHAR(10);&quot;        INPUT_RESOURCE&quot;; CHAR(10); &quot;        {&quot;; CHAR(10); &quot;            ResourceName = &quot;; [Conversion.P23]; CHAR(10); &quot;            Ratio = &quot;; [Conversion.S23]; CHAR(10); &quot;        }&quot;))">
            <text:p/>
          </table:table-cell>
          <table:table-cell table:formula="of:=IF(ISBLANK([Conversion.C23]);&quot;&quot;;CONCATENATE(CHAR(10); &quot;        OUTPUT_RESOURCE&quot;; CHAR(10); &quot;        {&quot;; CHAR(10); &quot;            ResourceName = ElectricCharge&quot;; CHAR(10); &quot;            Ratio = &quot;; [Conversion.C23]; CHAR(10); &quot;            DumpExcess = true&quot;; CHAR(10); &quot;        }&quot;))">
            <text:p/>
          </table:table-cell>
          <table:table-cell table:formula="of:=IF(ISBLANK([Conversion.U23]);&quot;&quot;;CONCATENATE(CHAR(10); &quot;        OUTPUT_RESOURCE&quot;; CHAR(10); &quot;        {&quot;; CHAR(10); &quot;            ResourceName = &quot;; [Conversion.T23]; CHAR(10); &quot;            Ratio = &quot;; [Conversion.W23]; CHAR(10); &quot;            DumpExcess = false&quot;; CHAR(10); &quot;        }&quot;))">
            <text:p/>
          </table:table-cell>
          <table:table-cell table:formula="of:=IF(ISBLANK([Conversion.Y23]);&quot;&quot;;CONCATENATE(CHAR(10); &quot;        OUTPUT_RESOURCE&quot;; CHAR(10); &quot;        {&quot;; CHAR(10); &quot;            ResourceName = &quot;; [Conversion.X23]; CHAR(10); &quot;            Ratio = &quot;; [Conversion.AA23]; CHAR(10); &quot;            DumpExcess = false&quot;; CHAR(10); &quot;        }&quot;))">
            <text:p/>
          </table:table-cell>
          <table:table-cell table:formula="of:=IF(ISBLANK([Conversion.AC23]);&quot;&quot;;CONCATENATE(CHAR(10); &quot;        OUTPUT_RESOURCE&quot;; CHAR(10); &quot;        {&quot;; CHAR(10); &quot;            ResourceName = &quot;; [Conversion.AB23]; CHAR(10); &quot;            Ratio = &quot;; [Conversion.AE23]; CHAR(10); &quot;            DumpExcess = false&quot;; CHAR(10); &quot;        }&quot;))">
            <text:p/>
          </table:table-cell>
          <table:table-cell table:formula="of:=IF(ISBLANK([Conversion.AG23]);&quot;&quot;;CONCATENATE(CHAR(10); &quot;        OUTPUT_RESOURCE&quot;; CHAR(10); &quot;        {&quot;; CHAR(10); &quot;            ResourceName = &quot;; [Conversion.AF23]; CHAR(10); &quot;            Ratio = &quot;; [Conversion.AI2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4]);&quot;&quot;;CONCATENATE(&quot;    MODULE&quot;; CHAR(10); &quot;    {&quot;; CHAR(10); &quot;        name = ModuleResourceConverter&quot;; CHAR(10); &quot;        ConverterName = &quot;; [Conversion.A24]; CHAR(10); &quot;        StartActionName = Start &quot;; [Conversion.A24]; CHAR(10); &quot;        StopActionName = Stop &quot;; [Conversion.A24]; CHAR(10); &quot;        AutoShutdown = false&quot;; CHAR(10); &quot;        GeneratesHeat = true&quot;; CHAR(10); &quot;        UseSpecialistBonus = false&quot;; CHAR(10); [.B24]; [.C24]; [.D24]; [.E24]; [.F24]; [.G24]; [.H24]; [.I24]; [.J24]; CHAR(10); &quot;    }&quot;))">
            <text:p/>
          </table:table-cell>
          <table:table-cell table:formula="of:=IF(ISBLANK([Conversion.B24]);&quot;&quot;;CONCATENATE(CHAR(10);&quot;        INPUT_RESOURCE&quot;; CHAR(10); &quot;        {&quot;; CHAR(10); &quot;            ResourceName = ElectricCharge&quot;; CHAR(10); &quot;            Ratio = &quot;; [Conversion.B24]; CHAR(10); &quot;        }&quot;))">
            <text:p/>
          </table:table-cell>
          <table:table-cell table:formula="of:=IF(ISBLANK([Conversion.I24]);&quot;&quot;;CONCATENATE(CHAR(10);&quot;        INPUT_RESOURCE&quot;; CHAR(10); &quot;        {&quot;; CHAR(10); &quot;            ResourceName = &quot;; [Conversion.H24]; CHAR(10); &quot;            Ratio = &quot;; [Conversion.K24]; CHAR(10); &quot;        }&quot;))">
            <text:p/>
          </table:table-cell>
          <table:table-cell table:formula="of:=IF(ISBLANK([Conversion.M24]);&quot;&quot;;CONCATENATE(CHAR(10);&quot;        INPUT_RESOURCE&quot;; CHAR(10); &quot;        {&quot;; CHAR(10); &quot;            ResourceName = &quot;; [Conversion.L24]; CHAR(10); &quot;            Ratio = &quot;; [Conversion.O24]; CHAR(10); &quot;        }&quot;))">
            <text:p/>
          </table:table-cell>
          <table:table-cell table:formula="of:=IF(ISBLANK([Conversion.Q24]);&quot;&quot;;CONCATENATE(CHAR(10);&quot;        INPUT_RESOURCE&quot;; CHAR(10); &quot;        {&quot;; CHAR(10); &quot;            ResourceName = &quot;; [Conversion.P24]; CHAR(10); &quot;            Ratio = &quot;; [Conversion.S24]; CHAR(10); &quot;        }&quot;))">
            <text:p/>
          </table:table-cell>
          <table:table-cell table:formula="of:=IF(ISBLANK([Conversion.C24]);&quot;&quot;;CONCATENATE(CHAR(10); &quot;        OUTPUT_RESOURCE&quot;; CHAR(10); &quot;        {&quot;; CHAR(10); &quot;            ResourceName = ElectricCharge&quot;; CHAR(10); &quot;            Ratio = &quot;; [Conversion.C24]; CHAR(10); &quot;            DumpExcess = true&quot;; CHAR(10); &quot;        }&quot;))">
            <text:p/>
          </table:table-cell>
          <table:table-cell table:formula="of:=IF(ISBLANK([Conversion.U24]);&quot;&quot;;CONCATENATE(CHAR(10); &quot;        OUTPUT_RESOURCE&quot;; CHAR(10); &quot;        {&quot;; CHAR(10); &quot;            ResourceName = &quot;; [Conversion.T24]; CHAR(10); &quot;            Ratio = &quot;; [Conversion.W24]; CHAR(10); &quot;            DumpExcess = false&quot;; CHAR(10); &quot;        }&quot;))">
            <text:p/>
          </table:table-cell>
          <table:table-cell table:formula="of:=IF(ISBLANK([Conversion.Y24]);&quot;&quot;;CONCATENATE(CHAR(10); &quot;        OUTPUT_RESOURCE&quot;; CHAR(10); &quot;        {&quot;; CHAR(10); &quot;            ResourceName = &quot;; [Conversion.X24]; CHAR(10); &quot;            Ratio = &quot;; [Conversion.AA24]; CHAR(10); &quot;            DumpExcess = false&quot;; CHAR(10); &quot;        }&quot;))">
            <text:p/>
          </table:table-cell>
          <table:table-cell table:formula="of:=IF(ISBLANK([Conversion.AC24]);&quot;&quot;;CONCATENATE(CHAR(10); &quot;        OUTPUT_RESOURCE&quot;; CHAR(10); &quot;        {&quot;; CHAR(10); &quot;            ResourceName = &quot;; [Conversion.AB24]; CHAR(10); &quot;            Ratio = &quot;; [Conversion.AE24]; CHAR(10); &quot;            DumpExcess = false&quot;; CHAR(10); &quot;        }&quot;))">
            <text:p/>
          </table:table-cell>
          <table:table-cell table:formula="of:=IF(ISBLANK([Conversion.AG24]);&quot;&quot;;CONCATENATE(CHAR(10); &quot;        OUTPUT_RESOURCE&quot;; CHAR(10); &quot;        {&quot;; CHAR(10); &quot;            ResourceName = &quot;; [Conversion.AF24]; CHAR(10); &quot;            Ratio = &quot;; [Conversion.AI2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5]);&quot;&quot;;CONCATENATE(&quot;    MODULE&quot;; CHAR(10); &quot;    {&quot;; CHAR(10); &quot;        name = ModuleResourceConverter&quot;; CHAR(10); &quot;        ConverterName = &quot;; [Conversion.A25]; CHAR(10); &quot;        StartActionName = Start &quot;; [Conversion.A25]; CHAR(10); &quot;        StopActionName = Stop &quot;; [Conversion.A25]; CHAR(10); &quot;        AutoShutdown = false&quot;; CHAR(10); &quot;        GeneratesHeat = true&quot;; CHAR(10); &quot;        UseSpecialistBonus = false&quot;; CHAR(10); [.B25]; [.C25]; [.D25]; [.E25]; [.F25]; [.G25]; [.H25]; [.I25]; [.J25]; CHAR(10); &quot;    }&quot;))">
            <text:p/>
          </table:table-cell>
          <table:table-cell table:formula="of:=IF(ISBLANK([Conversion.B25]);&quot;&quot;;CONCATENATE(CHAR(10);&quot;        INPUT_RESOURCE&quot;; CHAR(10); &quot;        {&quot;; CHAR(10); &quot;            ResourceName = ElectricCharge&quot;; CHAR(10); &quot;            Ratio = &quot;; [Conversion.B25]; CHAR(10); &quot;        }&quot;))">
            <text:p/>
          </table:table-cell>
          <table:table-cell table:formula="of:=IF(ISBLANK([Conversion.I25]);&quot;&quot;;CONCATENATE(CHAR(10);&quot;        INPUT_RESOURCE&quot;; CHAR(10); &quot;        {&quot;; CHAR(10); &quot;            ResourceName = &quot;; [Conversion.H25]; CHAR(10); &quot;            Ratio = &quot;; [Conversion.K25]; CHAR(10); &quot;        }&quot;))">
            <text:p/>
          </table:table-cell>
          <table:table-cell table:formula="of:=IF(ISBLANK([Conversion.M25]);&quot;&quot;;CONCATENATE(CHAR(10);&quot;        INPUT_RESOURCE&quot;; CHAR(10); &quot;        {&quot;; CHAR(10); &quot;            ResourceName = &quot;; [Conversion.L25]; CHAR(10); &quot;            Ratio = &quot;; [Conversion.O25]; CHAR(10); &quot;        }&quot;))">
            <text:p/>
          </table:table-cell>
          <table:table-cell table:formula="of:=IF(ISBLANK([Conversion.Q25]);&quot;&quot;;CONCATENATE(CHAR(10);&quot;        INPUT_RESOURCE&quot;; CHAR(10); &quot;        {&quot;; CHAR(10); &quot;            ResourceName = &quot;; [Conversion.P25]; CHAR(10); &quot;            Ratio = &quot;; [Conversion.S25]; CHAR(10); &quot;        }&quot;))">
            <text:p/>
          </table:table-cell>
          <table:table-cell table:formula="of:=IF(ISBLANK([Conversion.C25]);&quot;&quot;;CONCATENATE(CHAR(10); &quot;        OUTPUT_RESOURCE&quot;; CHAR(10); &quot;        {&quot;; CHAR(10); &quot;            ResourceName = ElectricCharge&quot;; CHAR(10); &quot;            Ratio = &quot;; [Conversion.C25]; CHAR(10); &quot;            DumpExcess = true&quot;; CHAR(10); &quot;        }&quot;))">
            <text:p/>
          </table:table-cell>
          <table:table-cell table:formula="of:=IF(ISBLANK([Conversion.U25]);&quot;&quot;;CONCATENATE(CHAR(10); &quot;        OUTPUT_RESOURCE&quot;; CHAR(10); &quot;        {&quot;; CHAR(10); &quot;            ResourceName = &quot;; [Conversion.T25]; CHAR(10); &quot;            Ratio = &quot;; [Conversion.W25]; CHAR(10); &quot;            DumpExcess = false&quot;; CHAR(10); &quot;        }&quot;))">
            <text:p/>
          </table:table-cell>
          <table:table-cell table:formula="of:=IF(ISBLANK([Conversion.Y25]);&quot;&quot;;CONCATENATE(CHAR(10); &quot;        OUTPUT_RESOURCE&quot;; CHAR(10); &quot;        {&quot;; CHAR(10); &quot;            ResourceName = &quot;; [Conversion.X25]; CHAR(10); &quot;            Ratio = &quot;; [Conversion.AA25]; CHAR(10); &quot;            DumpExcess = false&quot;; CHAR(10); &quot;        }&quot;))">
            <text:p/>
          </table:table-cell>
          <table:table-cell table:formula="of:=IF(ISBLANK([Conversion.AC25]);&quot;&quot;;CONCATENATE(CHAR(10); &quot;        OUTPUT_RESOURCE&quot;; CHAR(10); &quot;        {&quot;; CHAR(10); &quot;            ResourceName = &quot;; [Conversion.AB25]; CHAR(10); &quot;            Ratio = &quot;; [Conversion.AE25]; CHAR(10); &quot;            DumpExcess = false&quot;; CHAR(10); &quot;        }&quot;))">
            <text:p/>
          </table:table-cell>
          <table:table-cell table:formula="of:=IF(ISBLANK([Conversion.AG25]);&quot;&quot;;CONCATENATE(CHAR(10); &quot;        OUTPUT_RESOURCE&quot;; CHAR(10); &quot;        {&quot;; CHAR(10); &quot;            ResourceName = &quot;; [Conversion.AF25]; CHAR(10); &quot;            Ratio = &quot;; [Conversion.AI2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6]);&quot;&quot;;CONCATENATE(&quot;    MODULE&quot;; CHAR(10); &quot;    {&quot;; CHAR(10); &quot;        name = ModuleResourceConverter&quot;; CHAR(10); &quot;        ConverterName = &quot;; [Conversion.A26]; CHAR(10); &quot;        StartActionName = Start &quot;; [Conversion.A26]; CHAR(10); &quot;        StopActionName = Stop &quot;; [Conversion.A26]; CHAR(10); &quot;        AutoShutdown = false&quot;; CHAR(10); &quot;        GeneratesHeat = true&quot;; CHAR(10); &quot;        UseSpecialistBonus = false&quot;; CHAR(10); [.B26]; [.C26]; [.D26]; [.E26]; [.F26]; [.G26]; [.H26]; [.I26]; [.J26]; CHAR(10); &quot;    }&quot;))">
            <text:p/>
          </table:table-cell>
          <table:table-cell table:formula="of:=IF(ISBLANK([Conversion.B26]);&quot;&quot;;CONCATENATE(CHAR(10);&quot;        INPUT_RESOURCE&quot;; CHAR(10); &quot;        {&quot;; CHAR(10); &quot;            ResourceName = ElectricCharge&quot;; CHAR(10); &quot;            Ratio = &quot;; [Conversion.B26]; CHAR(10); &quot;        }&quot;))">
            <text:p/>
          </table:table-cell>
          <table:table-cell table:formula="of:=IF(ISBLANK([Conversion.I26]);&quot;&quot;;CONCATENATE(CHAR(10);&quot;        INPUT_RESOURCE&quot;; CHAR(10); &quot;        {&quot;; CHAR(10); &quot;            ResourceName = &quot;; [Conversion.H26]; CHAR(10); &quot;            Ratio = &quot;; [Conversion.K26]; CHAR(10); &quot;        }&quot;))">
            <text:p/>
          </table:table-cell>
          <table:table-cell table:formula="of:=IF(ISBLANK([Conversion.M26]);&quot;&quot;;CONCATENATE(CHAR(10);&quot;        INPUT_RESOURCE&quot;; CHAR(10); &quot;        {&quot;; CHAR(10); &quot;            ResourceName = &quot;; [Conversion.L26]; CHAR(10); &quot;            Ratio = &quot;; [Conversion.O26]; CHAR(10); &quot;        }&quot;))">
            <text:p/>
          </table:table-cell>
          <table:table-cell table:formula="of:=IF(ISBLANK([Conversion.Q26]);&quot;&quot;;CONCATENATE(CHAR(10);&quot;        INPUT_RESOURCE&quot;; CHAR(10); &quot;        {&quot;; CHAR(10); &quot;            ResourceName = &quot;; [Conversion.P26]; CHAR(10); &quot;            Ratio = &quot;; [Conversion.S26]; CHAR(10); &quot;        }&quot;))">
            <text:p/>
          </table:table-cell>
          <table:table-cell table:formula="of:=IF(ISBLANK([Conversion.C26]);&quot;&quot;;CONCATENATE(CHAR(10); &quot;        OUTPUT_RESOURCE&quot;; CHAR(10); &quot;        {&quot;; CHAR(10); &quot;            ResourceName = ElectricCharge&quot;; CHAR(10); &quot;            Ratio = &quot;; [Conversion.C26]; CHAR(10); &quot;            DumpExcess = true&quot;; CHAR(10); &quot;        }&quot;))">
            <text:p/>
          </table:table-cell>
          <table:table-cell table:formula="of:=IF(ISBLANK([Conversion.U26]);&quot;&quot;;CONCATENATE(CHAR(10); &quot;        OUTPUT_RESOURCE&quot;; CHAR(10); &quot;        {&quot;; CHAR(10); &quot;            ResourceName = &quot;; [Conversion.T26]; CHAR(10); &quot;            Ratio = &quot;; [Conversion.W26]; CHAR(10); &quot;            DumpExcess = false&quot;; CHAR(10); &quot;        }&quot;))">
            <text:p/>
          </table:table-cell>
          <table:table-cell table:formula="of:=IF(ISBLANK([Conversion.Y26]);&quot;&quot;;CONCATENATE(CHAR(10); &quot;        OUTPUT_RESOURCE&quot;; CHAR(10); &quot;        {&quot;; CHAR(10); &quot;            ResourceName = &quot;; [Conversion.X26]; CHAR(10); &quot;            Ratio = &quot;; [Conversion.AA26]; CHAR(10); &quot;            DumpExcess = false&quot;; CHAR(10); &quot;        }&quot;))">
            <text:p/>
          </table:table-cell>
          <table:table-cell table:formula="of:=IF(ISBLANK([Conversion.AC26]);&quot;&quot;;CONCATENATE(CHAR(10); &quot;        OUTPUT_RESOURCE&quot;; CHAR(10); &quot;        {&quot;; CHAR(10); &quot;            ResourceName = &quot;; [Conversion.AB26]; CHAR(10); &quot;            Ratio = &quot;; [Conversion.AE26]; CHAR(10); &quot;            DumpExcess = false&quot;; CHAR(10); &quot;        }&quot;))">
            <text:p/>
          </table:table-cell>
          <table:table-cell table:formula="of:=IF(ISBLANK([Conversion.AG26]);&quot;&quot;;CONCATENATE(CHAR(10); &quot;        OUTPUT_RESOURCE&quot;; CHAR(10); &quot;        {&quot;; CHAR(10); &quot;            ResourceName = &quot;; [Conversion.AF26]; CHAR(10); &quot;            Ratio = &quot;; [Conversion.AI2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7]);&quot;&quot;;CONCATENATE(&quot;    MODULE&quot;; CHAR(10); &quot;    {&quot;; CHAR(10); &quot;        name = ModuleResourceConverter&quot;; CHAR(10); &quot;        ConverterName = &quot;; [Conversion.A27]; CHAR(10); &quot;        StartActionName = Start &quot;; [Conversion.A27]; CHAR(10); &quot;        StopActionName = Stop &quot;; [Conversion.A27]; CHAR(10); &quot;        AutoShutdown = false&quot;; CHAR(10); &quot;        GeneratesHeat = true&quot;; CHAR(10); &quot;        UseSpecialistBonus = false&quot;; CHAR(10); [.B27]; [.C27]; [.D27]; [.E27]; [.F27]; [.G27]; [.H27]; [.I27]; [.J27]; CHAR(10); &quot;    }&quot;))">
            <text:p/>
          </table:table-cell>
          <table:table-cell table:formula="of:=IF(ISBLANK([Conversion.B27]);&quot;&quot;;CONCATENATE(CHAR(10);&quot;        INPUT_RESOURCE&quot;; CHAR(10); &quot;        {&quot;; CHAR(10); &quot;            ResourceName = ElectricCharge&quot;; CHAR(10); &quot;            Ratio = &quot;; [Conversion.B27]; CHAR(10); &quot;        }&quot;))">
            <text:p/>
          </table:table-cell>
          <table:table-cell table:formula="of:=IF(ISBLANK([Conversion.I27]);&quot;&quot;;CONCATENATE(CHAR(10);&quot;        INPUT_RESOURCE&quot;; CHAR(10); &quot;        {&quot;; CHAR(10); &quot;            ResourceName = &quot;; [Conversion.H27]; CHAR(10); &quot;            Ratio = &quot;; [Conversion.K27]; CHAR(10); &quot;        }&quot;))">
            <text:p/>
          </table:table-cell>
          <table:table-cell table:formula="of:=IF(ISBLANK([Conversion.M27]);&quot;&quot;;CONCATENATE(CHAR(10);&quot;        INPUT_RESOURCE&quot;; CHAR(10); &quot;        {&quot;; CHAR(10); &quot;            ResourceName = &quot;; [Conversion.L27]; CHAR(10); &quot;            Ratio = &quot;; [Conversion.O27]; CHAR(10); &quot;        }&quot;))">
            <text:p/>
          </table:table-cell>
          <table:table-cell table:formula="of:=IF(ISBLANK([Conversion.Q27]);&quot;&quot;;CONCATENATE(CHAR(10);&quot;        INPUT_RESOURCE&quot;; CHAR(10); &quot;        {&quot;; CHAR(10); &quot;            ResourceName = &quot;; [Conversion.P27]; CHAR(10); &quot;            Ratio = &quot;; [Conversion.S27]; CHAR(10); &quot;        }&quot;))">
            <text:p/>
          </table:table-cell>
          <table:table-cell table:formula="of:=IF(ISBLANK([Conversion.C27]);&quot;&quot;;CONCATENATE(CHAR(10); &quot;        OUTPUT_RESOURCE&quot;; CHAR(10); &quot;        {&quot;; CHAR(10); &quot;            ResourceName = ElectricCharge&quot;; CHAR(10); &quot;            Ratio = &quot;; [Conversion.C27]; CHAR(10); &quot;            DumpExcess = true&quot;; CHAR(10); &quot;        }&quot;))">
            <text:p/>
          </table:table-cell>
          <table:table-cell table:formula="of:=IF(ISBLANK([Conversion.U27]);&quot;&quot;;CONCATENATE(CHAR(10); &quot;        OUTPUT_RESOURCE&quot;; CHAR(10); &quot;        {&quot;; CHAR(10); &quot;            ResourceName = &quot;; [Conversion.T27]; CHAR(10); &quot;            Ratio = &quot;; [Conversion.W27]; CHAR(10); &quot;            DumpExcess = false&quot;; CHAR(10); &quot;        }&quot;))">
            <text:p/>
          </table:table-cell>
          <table:table-cell table:formula="of:=IF(ISBLANK([Conversion.Y27]);&quot;&quot;;CONCATENATE(CHAR(10); &quot;        OUTPUT_RESOURCE&quot;; CHAR(10); &quot;        {&quot;; CHAR(10); &quot;            ResourceName = &quot;; [Conversion.X27]; CHAR(10); &quot;            Ratio = &quot;; [Conversion.AA27]; CHAR(10); &quot;            DumpExcess = false&quot;; CHAR(10); &quot;        }&quot;))">
            <text:p/>
          </table:table-cell>
          <table:table-cell table:formula="of:=IF(ISBLANK([Conversion.AC27]);&quot;&quot;;CONCATENATE(CHAR(10); &quot;        OUTPUT_RESOURCE&quot;; CHAR(10); &quot;        {&quot;; CHAR(10); &quot;            ResourceName = &quot;; [Conversion.AB27]; CHAR(10); &quot;            Ratio = &quot;; [Conversion.AE27]; CHAR(10); &quot;            DumpExcess = false&quot;; CHAR(10); &quot;        }&quot;))">
            <text:p/>
          </table:table-cell>
          <table:table-cell table:formula="of:=IF(ISBLANK([Conversion.AG27]);&quot;&quot;;CONCATENATE(CHAR(10); &quot;        OUTPUT_RESOURCE&quot;; CHAR(10); &quot;        {&quot;; CHAR(10); &quot;            ResourceName = &quot;; [Conversion.AF27]; CHAR(10); &quot;            Ratio = &quot;; [Conversion.AI2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8]);&quot;&quot;;CONCATENATE(&quot;    MODULE&quot;; CHAR(10); &quot;    {&quot;; CHAR(10); &quot;        name = ModuleResourceConverter&quot;; CHAR(10); &quot;        ConverterName = &quot;; [Conversion.A28]; CHAR(10); &quot;        StartActionName = Start &quot;; [Conversion.A28]; CHAR(10); &quot;        StopActionName = Stop &quot;; [Conversion.A28]; CHAR(10); &quot;        AutoShutdown = false&quot;; CHAR(10); &quot;        GeneratesHeat = true&quot;; CHAR(10); &quot;        UseSpecialistBonus = false&quot;; CHAR(10); [.B28]; [.C28]; [.D28]; [.E28]; [.F28]; [.G28]; [.H28]; [.I28]; [.J28]; CHAR(10); &quot;    }&quot;))">
            <text:p/>
          </table:table-cell>
          <table:table-cell table:formula="of:=IF(ISBLANK([Conversion.B28]);&quot;&quot;;CONCATENATE(CHAR(10);&quot;        INPUT_RESOURCE&quot;; CHAR(10); &quot;        {&quot;; CHAR(10); &quot;            ResourceName = ElectricCharge&quot;; CHAR(10); &quot;            Ratio = &quot;; [Conversion.B28]; CHAR(10); &quot;        }&quot;))">
            <text:p/>
          </table:table-cell>
          <table:table-cell table:formula="of:=IF(ISBLANK([Conversion.I28]);&quot;&quot;;CONCATENATE(CHAR(10);&quot;        INPUT_RESOURCE&quot;; CHAR(10); &quot;        {&quot;; CHAR(10); &quot;            ResourceName = &quot;; [Conversion.H28]; CHAR(10); &quot;            Ratio = &quot;; [Conversion.K28]; CHAR(10); &quot;        }&quot;))">
            <text:p/>
          </table:table-cell>
          <table:table-cell table:formula="of:=IF(ISBLANK([Conversion.M28]);&quot;&quot;;CONCATENATE(CHAR(10);&quot;        INPUT_RESOURCE&quot;; CHAR(10); &quot;        {&quot;; CHAR(10); &quot;            ResourceName = &quot;; [Conversion.L28]; CHAR(10); &quot;            Ratio = &quot;; [Conversion.O28]; CHAR(10); &quot;        }&quot;))">
            <text:p/>
          </table:table-cell>
          <table:table-cell table:formula="of:=IF(ISBLANK([Conversion.Q28]);&quot;&quot;;CONCATENATE(CHAR(10);&quot;        INPUT_RESOURCE&quot;; CHAR(10); &quot;        {&quot;; CHAR(10); &quot;            ResourceName = &quot;; [Conversion.P28]; CHAR(10); &quot;            Ratio = &quot;; [Conversion.S28]; CHAR(10); &quot;        }&quot;))">
            <text:p/>
          </table:table-cell>
          <table:table-cell table:formula="of:=IF(ISBLANK([Conversion.C28]);&quot;&quot;;CONCATENATE(CHAR(10); &quot;        OUTPUT_RESOURCE&quot;; CHAR(10); &quot;        {&quot;; CHAR(10); &quot;            ResourceName = ElectricCharge&quot;; CHAR(10); &quot;            Ratio = &quot;; [Conversion.C28]; CHAR(10); &quot;            DumpExcess = true&quot;; CHAR(10); &quot;        }&quot;))">
            <text:p/>
          </table:table-cell>
          <table:table-cell table:formula="of:=IF(ISBLANK([Conversion.U28]);&quot;&quot;;CONCATENATE(CHAR(10); &quot;        OUTPUT_RESOURCE&quot;; CHAR(10); &quot;        {&quot;; CHAR(10); &quot;            ResourceName = &quot;; [Conversion.T28]; CHAR(10); &quot;            Ratio = &quot;; [Conversion.W28]; CHAR(10); &quot;            DumpExcess = false&quot;; CHAR(10); &quot;        }&quot;))">
            <text:p/>
          </table:table-cell>
          <table:table-cell table:formula="of:=IF(ISBLANK([Conversion.Y28]);&quot;&quot;;CONCATENATE(CHAR(10); &quot;        OUTPUT_RESOURCE&quot;; CHAR(10); &quot;        {&quot;; CHAR(10); &quot;            ResourceName = &quot;; [Conversion.X28]; CHAR(10); &quot;            Ratio = &quot;; [Conversion.AA28]; CHAR(10); &quot;            DumpExcess = false&quot;; CHAR(10); &quot;        }&quot;))">
            <text:p/>
          </table:table-cell>
          <table:table-cell table:formula="of:=IF(ISBLANK([Conversion.AC28]);&quot;&quot;;CONCATENATE(CHAR(10); &quot;        OUTPUT_RESOURCE&quot;; CHAR(10); &quot;        {&quot;; CHAR(10); &quot;            ResourceName = &quot;; [Conversion.AB28]; CHAR(10); &quot;            Ratio = &quot;; [Conversion.AE28]; CHAR(10); &quot;            DumpExcess = false&quot;; CHAR(10); &quot;        }&quot;))">
            <text:p/>
          </table:table-cell>
          <table:table-cell table:formula="of:=IF(ISBLANK([Conversion.AG28]);&quot;&quot;;CONCATENATE(CHAR(10); &quot;        OUTPUT_RESOURCE&quot;; CHAR(10); &quot;        {&quot;; CHAR(10); &quot;            ResourceName = &quot;; [Conversion.AF28]; CHAR(10); &quot;            Ratio = &quot;; [Conversion.AI2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9]);&quot;&quot;;CONCATENATE(&quot;    MODULE&quot;; CHAR(10); &quot;    {&quot;; CHAR(10); &quot;        name = ModuleResourceConverter&quot;; CHAR(10); &quot;        ConverterName = &quot;; [Conversion.A29]; CHAR(10); &quot;        StartActionName = Start &quot;; [Conversion.A29]; CHAR(10); &quot;        StopActionName = Stop &quot;; [Conversion.A29]; CHAR(10); &quot;        AutoShutdown = false&quot;; CHAR(10); &quot;        GeneratesHeat = true&quot;; CHAR(10); &quot;        UseSpecialistBonus = false&quot;; CHAR(10); [.B29]; [.C29]; [.D29]; [.E29]; [.F29]; [.G29]; [.H29]; [.I29]; [.J29]; CHAR(10); &quot;    }&quot;))">
            <text:p/>
          </table:table-cell>
          <table:table-cell table:formula="of:=IF(ISBLANK([Conversion.B29]);&quot;&quot;;CONCATENATE(CHAR(10);&quot;        INPUT_RESOURCE&quot;; CHAR(10); &quot;        {&quot;; CHAR(10); &quot;            ResourceName = ElectricCharge&quot;; CHAR(10); &quot;            Ratio = &quot;; [Conversion.B29]; CHAR(10); &quot;        }&quot;))">
            <text:p/>
          </table:table-cell>
          <table:table-cell table:formula="of:=IF(ISBLANK([Conversion.I29]);&quot;&quot;;CONCATENATE(CHAR(10);&quot;        INPUT_RESOURCE&quot;; CHAR(10); &quot;        {&quot;; CHAR(10); &quot;            ResourceName = &quot;; [Conversion.H29]; CHAR(10); &quot;            Ratio = &quot;; [Conversion.K29]; CHAR(10); &quot;        }&quot;))">
            <text:p/>
          </table:table-cell>
          <table:table-cell table:formula="of:=IF(ISBLANK([Conversion.M29]);&quot;&quot;;CONCATENATE(CHAR(10);&quot;        INPUT_RESOURCE&quot;; CHAR(10); &quot;        {&quot;; CHAR(10); &quot;            ResourceName = &quot;; [Conversion.L29]; CHAR(10); &quot;            Ratio = &quot;; [Conversion.O29]; CHAR(10); &quot;        }&quot;))">
            <text:p/>
          </table:table-cell>
          <table:table-cell table:formula="of:=IF(ISBLANK([Conversion.Q29]);&quot;&quot;;CONCATENATE(CHAR(10);&quot;        INPUT_RESOURCE&quot;; CHAR(10); &quot;        {&quot;; CHAR(10); &quot;            ResourceName = &quot;; [Conversion.P29]; CHAR(10); &quot;            Ratio = &quot;; [Conversion.S29]; CHAR(10); &quot;        }&quot;))">
            <text:p/>
          </table:table-cell>
          <table:table-cell table:formula="of:=IF(ISBLANK([Conversion.C29]);&quot;&quot;;CONCATENATE(CHAR(10); &quot;        OUTPUT_RESOURCE&quot;; CHAR(10); &quot;        {&quot;; CHAR(10); &quot;            ResourceName = ElectricCharge&quot;; CHAR(10); &quot;            Ratio = &quot;; [Conversion.C29]; CHAR(10); &quot;            DumpExcess = true&quot;; CHAR(10); &quot;        }&quot;))">
            <text:p/>
          </table:table-cell>
          <table:table-cell table:formula="of:=IF(ISBLANK([Conversion.U29]);&quot;&quot;;CONCATENATE(CHAR(10); &quot;        OUTPUT_RESOURCE&quot;; CHAR(10); &quot;        {&quot;; CHAR(10); &quot;            ResourceName = &quot;; [Conversion.T29]; CHAR(10); &quot;            Ratio = &quot;; [Conversion.W29]; CHAR(10); &quot;            DumpExcess = false&quot;; CHAR(10); &quot;        }&quot;))">
            <text:p/>
          </table:table-cell>
          <table:table-cell table:formula="of:=IF(ISBLANK([Conversion.Y29]);&quot;&quot;;CONCATENATE(CHAR(10); &quot;        OUTPUT_RESOURCE&quot;; CHAR(10); &quot;        {&quot;; CHAR(10); &quot;            ResourceName = &quot;; [Conversion.X29]; CHAR(10); &quot;            Ratio = &quot;; [Conversion.AA29]; CHAR(10); &quot;            DumpExcess = false&quot;; CHAR(10); &quot;        }&quot;))">
            <text:p/>
          </table:table-cell>
          <table:table-cell table:formula="of:=IF(ISBLANK([Conversion.AC29]);&quot;&quot;;CONCATENATE(CHAR(10); &quot;        OUTPUT_RESOURCE&quot;; CHAR(10); &quot;        {&quot;; CHAR(10); &quot;            ResourceName = &quot;; [Conversion.AB29]; CHAR(10); &quot;            Ratio = &quot;; [Conversion.AE29]; CHAR(10); &quot;            DumpExcess = false&quot;; CHAR(10); &quot;        }&quot;))">
            <text:p/>
          </table:table-cell>
          <table:table-cell table:formula="of:=IF(ISBLANK([Conversion.AG29]);&quot;&quot;;CONCATENATE(CHAR(10); &quot;        OUTPUT_RESOURCE&quot;; CHAR(10); &quot;        {&quot;; CHAR(10); &quot;            ResourceName = &quot;; [Conversion.AF29]; CHAR(10); &quot;            Ratio = &quot;; [Conversion.AI2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0]);&quot;&quot;;CONCATENATE(&quot;    MODULE&quot;; CHAR(10); &quot;    {&quot;; CHAR(10); &quot;        name = ModuleResourceConverter&quot;; CHAR(10); &quot;        ConverterName = &quot;; [Conversion.A30]; CHAR(10); &quot;        StartActionName = Start &quot;; [Conversion.A30]; CHAR(10); &quot;        StopActionName = Stop &quot;; [Conversion.A30]; CHAR(10); &quot;        AutoShutdown = false&quot;; CHAR(10); &quot;        GeneratesHeat = true&quot;; CHAR(10); &quot;        UseSpecialistBonus = false&quot;; CHAR(10); [.B30]; [.C30]; [.D30]; [.E30]; [.F30]; [.G30]; [.H30]; [.I30]; [.J30]; CHAR(10); &quot;    }&quot;))">
            <text:p/>
          </table:table-cell>
          <table:table-cell table:formula="of:=IF(ISBLANK([Conversion.B30]);&quot;&quot;;CONCATENATE(CHAR(10);&quot;        INPUT_RESOURCE&quot;; CHAR(10); &quot;        {&quot;; CHAR(10); &quot;            ResourceName = ElectricCharge&quot;; CHAR(10); &quot;            Ratio = &quot;; [Conversion.B30]; CHAR(10); &quot;        }&quot;))">
            <text:p/>
          </table:table-cell>
          <table:table-cell table:formula="of:=IF(ISBLANK([Conversion.I30]);&quot;&quot;;CONCATENATE(CHAR(10);&quot;        INPUT_RESOURCE&quot;; CHAR(10); &quot;        {&quot;; CHAR(10); &quot;            ResourceName = &quot;; [Conversion.H30]; CHAR(10); &quot;            Ratio = &quot;; [Conversion.K30]; CHAR(10); &quot;        }&quot;))">
            <text:p/>
          </table:table-cell>
          <table:table-cell table:formula="of:=IF(ISBLANK([Conversion.M30]);&quot;&quot;;CONCATENATE(CHAR(10);&quot;        INPUT_RESOURCE&quot;; CHAR(10); &quot;        {&quot;; CHAR(10); &quot;            ResourceName = &quot;; [Conversion.L30]; CHAR(10); &quot;            Ratio = &quot;; [Conversion.O30]; CHAR(10); &quot;        }&quot;))">
            <text:p/>
          </table:table-cell>
          <table:table-cell table:formula="of:=IF(ISBLANK([Conversion.Q30]);&quot;&quot;;CONCATENATE(CHAR(10);&quot;        INPUT_RESOURCE&quot;; CHAR(10); &quot;        {&quot;; CHAR(10); &quot;            ResourceName = &quot;; [Conversion.P30]; CHAR(10); &quot;            Ratio = &quot;; [Conversion.S30]; CHAR(10); &quot;        }&quot;))">
            <text:p/>
          </table:table-cell>
          <table:table-cell table:formula="of:=IF(ISBLANK([Conversion.C30]);&quot;&quot;;CONCATENATE(CHAR(10); &quot;        OUTPUT_RESOURCE&quot;; CHAR(10); &quot;        {&quot;; CHAR(10); &quot;            ResourceName = ElectricCharge&quot;; CHAR(10); &quot;            Ratio = &quot;; [Conversion.C30]; CHAR(10); &quot;            DumpExcess = true&quot;; CHAR(10); &quot;        }&quot;))">
            <text:p/>
          </table:table-cell>
          <table:table-cell table:formula="of:=IF(ISBLANK([Conversion.U30]);&quot;&quot;;CONCATENATE(CHAR(10); &quot;        OUTPUT_RESOURCE&quot;; CHAR(10); &quot;        {&quot;; CHAR(10); &quot;            ResourceName = &quot;; [Conversion.T30]; CHAR(10); &quot;            Ratio = &quot;; [Conversion.W30]; CHAR(10); &quot;            DumpExcess = false&quot;; CHAR(10); &quot;        }&quot;))">
            <text:p/>
          </table:table-cell>
          <table:table-cell table:formula="of:=IF(ISBLANK([Conversion.Y30]);&quot;&quot;;CONCATENATE(CHAR(10); &quot;        OUTPUT_RESOURCE&quot;; CHAR(10); &quot;        {&quot;; CHAR(10); &quot;            ResourceName = &quot;; [Conversion.X30]; CHAR(10); &quot;            Ratio = &quot;; [Conversion.AA30]; CHAR(10); &quot;            DumpExcess = false&quot;; CHAR(10); &quot;        }&quot;))">
            <text:p/>
          </table:table-cell>
          <table:table-cell table:formula="of:=IF(ISBLANK([Conversion.AC30]);&quot;&quot;;CONCATENATE(CHAR(10); &quot;        OUTPUT_RESOURCE&quot;; CHAR(10); &quot;        {&quot;; CHAR(10); &quot;            ResourceName = &quot;; [Conversion.AB30]; CHAR(10); &quot;            Ratio = &quot;; [Conversion.AE30]; CHAR(10); &quot;            DumpExcess = false&quot;; CHAR(10); &quot;        }&quot;))">
            <text:p/>
          </table:table-cell>
          <table:table-cell table:formula="of:=IF(ISBLANK([Conversion.AG30]);&quot;&quot;;CONCATENATE(CHAR(10); &quot;        OUTPUT_RESOURCE&quot;; CHAR(10); &quot;        {&quot;; CHAR(10); &quot;            ResourceName = &quot;; [Conversion.AF30]; CHAR(10); &quot;            Ratio = &quot;; [Conversion.AI3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1]);&quot;&quot;;CONCATENATE(&quot;    MODULE&quot;; CHAR(10); &quot;    {&quot;; CHAR(10); &quot;        name = ModuleResourceConverter&quot;; CHAR(10); &quot;        ConverterName = &quot;; [Conversion.A31]; CHAR(10); &quot;        StartActionName = Start &quot;; [Conversion.A31]; CHAR(10); &quot;        StopActionName = Stop &quot;; [Conversion.A31]; CHAR(10); &quot;        AutoShutdown = false&quot;; CHAR(10); &quot;        GeneratesHeat = true&quot;; CHAR(10); &quot;        UseSpecialistBonus = false&quot;; CHAR(10); [.B31]; [.C31]; [.D31]; [.E31]; [.F31]; [.G31]; [.H31]; [.I31]; [.J31]; CHAR(10); &quot;    }&quot;))">
            <text:p/>
          </table:table-cell>
          <table:table-cell table:formula="of:=IF(ISBLANK([Conversion.B31]);&quot;&quot;;CONCATENATE(CHAR(10);&quot;        INPUT_RESOURCE&quot;; CHAR(10); &quot;        {&quot;; CHAR(10); &quot;            ResourceName = ElectricCharge&quot;; CHAR(10); &quot;            Ratio = &quot;; [Conversion.B31]; CHAR(10); &quot;        }&quot;))">
            <text:p/>
          </table:table-cell>
          <table:table-cell table:formula="of:=IF(ISBLANK([Conversion.I31]);&quot;&quot;;CONCATENATE(CHAR(10);&quot;        INPUT_RESOURCE&quot;; CHAR(10); &quot;        {&quot;; CHAR(10); &quot;            ResourceName = &quot;; [Conversion.H31]; CHAR(10); &quot;            Ratio = &quot;; [Conversion.K31]; CHAR(10); &quot;        }&quot;))">
            <text:p/>
          </table:table-cell>
          <table:table-cell table:formula="of:=IF(ISBLANK([Conversion.M31]);&quot;&quot;;CONCATENATE(CHAR(10);&quot;        INPUT_RESOURCE&quot;; CHAR(10); &quot;        {&quot;; CHAR(10); &quot;            ResourceName = &quot;; [Conversion.L31]; CHAR(10); &quot;            Ratio = &quot;; [Conversion.O31]; CHAR(10); &quot;        }&quot;))">
            <text:p/>
          </table:table-cell>
          <table:table-cell table:formula="of:=IF(ISBLANK([Conversion.Q31]);&quot;&quot;;CONCATENATE(CHAR(10);&quot;        INPUT_RESOURCE&quot;; CHAR(10); &quot;        {&quot;; CHAR(10); &quot;            ResourceName = &quot;; [Conversion.P31]; CHAR(10); &quot;            Ratio = &quot;; [Conversion.S31]; CHAR(10); &quot;        }&quot;))">
            <text:p/>
          </table:table-cell>
          <table:table-cell table:formula="of:=IF(ISBLANK([Conversion.C31]);&quot;&quot;;CONCATENATE(CHAR(10); &quot;        OUTPUT_RESOURCE&quot;; CHAR(10); &quot;        {&quot;; CHAR(10); &quot;            ResourceName = ElectricCharge&quot;; CHAR(10); &quot;            Ratio = &quot;; [Conversion.C31]; CHAR(10); &quot;            DumpExcess = true&quot;; CHAR(10); &quot;        }&quot;))">
            <text:p/>
          </table:table-cell>
          <table:table-cell table:formula="of:=IF(ISBLANK([Conversion.U31]);&quot;&quot;;CONCATENATE(CHAR(10); &quot;        OUTPUT_RESOURCE&quot;; CHAR(10); &quot;        {&quot;; CHAR(10); &quot;            ResourceName = &quot;; [Conversion.T31]; CHAR(10); &quot;            Ratio = &quot;; [Conversion.W31]; CHAR(10); &quot;            DumpExcess = false&quot;; CHAR(10); &quot;        }&quot;))">
            <text:p/>
          </table:table-cell>
          <table:table-cell table:formula="of:=IF(ISBLANK([Conversion.Y31]);&quot;&quot;;CONCATENATE(CHAR(10); &quot;        OUTPUT_RESOURCE&quot;; CHAR(10); &quot;        {&quot;; CHAR(10); &quot;            ResourceName = &quot;; [Conversion.X31]; CHAR(10); &quot;            Ratio = &quot;; [Conversion.AA31]; CHAR(10); &quot;            DumpExcess = false&quot;; CHAR(10); &quot;        }&quot;))">
            <text:p/>
          </table:table-cell>
          <table:table-cell table:formula="of:=IF(ISBLANK([Conversion.AC31]);&quot;&quot;;CONCATENATE(CHAR(10); &quot;        OUTPUT_RESOURCE&quot;; CHAR(10); &quot;        {&quot;; CHAR(10); &quot;            ResourceName = &quot;; [Conversion.AB31]; CHAR(10); &quot;            Ratio = &quot;; [Conversion.AE31]; CHAR(10); &quot;            DumpExcess = false&quot;; CHAR(10); &quot;        }&quot;))">
            <text:p/>
          </table:table-cell>
          <table:table-cell table:formula="of:=IF(ISBLANK([Conversion.AG31]);&quot;&quot;;CONCATENATE(CHAR(10); &quot;        OUTPUT_RESOURCE&quot;; CHAR(10); &quot;        {&quot;; CHAR(10); &quot;            ResourceName = &quot;; [Conversion.AF31]; CHAR(10); &quot;            Ratio = &quot;; [Conversion.AI3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2]);&quot;&quot;;CONCATENATE(&quot;    MODULE&quot;; CHAR(10); &quot;    {&quot;; CHAR(10); &quot;        name = ModuleResourceConverter&quot;; CHAR(10); &quot;        ConverterName = &quot;; [Conversion.A32]; CHAR(10); &quot;        StartActionName = Start &quot;; [Conversion.A32]; CHAR(10); &quot;        StopActionName = Stop &quot;; [Conversion.A32]; CHAR(10); &quot;        AutoShutdown = false&quot;; CHAR(10); &quot;        GeneratesHeat = true&quot;; CHAR(10); &quot;        UseSpecialistBonus = false&quot;; CHAR(10); [.B32]; [.C32]; [.D32]; [.E32]; [.F32]; [.G32]; [.H32]; [.I32]; [.J32]; CHAR(10); &quot;    }&quot;))">
            <text:p/>
          </table:table-cell>
          <table:table-cell table:formula="of:=IF(ISBLANK([Conversion.B32]);&quot;&quot;;CONCATENATE(CHAR(10);&quot;        INPUT_RESOURCE&quot;; CHAR(10); &quot;        {&quot;; CHAR(10); &quot;            ResourceName = ElectricCharge&quot;; CHAR(10); &quot;            Ratio = &quot;; [Conversion.B32]; CHAR(10); &quot;        }&quot;))">
            <text:p/>
          </table:table-cell>
          <table:table-cell table:formula="of:=IF(ISBLANK([Conversion.I32]);&quot;&quot;;CONCATENATE(CHAR(10);&quot;        INPUT_RESOURCE&quot;; CHAR(10); &quot;        {&quot;; CHAR(10); &quot;            ResourceName = &quot;; [Conversion.H32]; CHAR(10); &quot;            Ratio = &quot;; [Conversion.K32]; CHAR(10); &quot;        }&quot;))">
            <text:p/>
          </table:table-cell>
          <table:table-cell table:formula="of:=IF(ISBLANK([Conversion.M32]);&quot;&quot;;CONCATENATE(CHAR(10);&quot;        INPUT_RESOURCE&quot;; CHAR(10); &quot;        {&quot;; CHAR(10); &quot;            ResourceName = &quot;; [Conversion.L32]; CHAR(10); &quot;            Ratio = &quot;; [Conversion.O32]; CHAR(10); &quot;        }&quot;))">
            <text:p/>
          </table:table-cell>
          <table:table-cell table:formula="of:=IF(ISBLANK([Conversion.Q32]);&quot;&quot;;CONCATENATE(CHAR(10);&quot;        INPUT_RESOURCE&quot;; CHAR(10); &quot;        {&quot;; CHAR(10); &quot;            ResourceName = &quot;; [Conversion.P32]; CHAR(10); &quot;            Ratio = &quot;; [Conversion.S32]; CHAR(10); &quot;        }&quot;))">
            <text:p/>
          </table:table-cell>
          <table:table-cell table:formula="of:=IF(ISBLANK([Conversion.C32]);&quot;&quot;;CONCATENATE(CHAR(10); &quot;        OUTPUT_RESOURCE&quot;; CHAR(10); &quot;        {&quot;; CHAR(10); &quot;            ResourceName = ElectricCharge&quot;; CHAR(10); &quot;            Ratio = &quot;; [Conversion.C32]; CHAR(10); &quot;            DumpExcess = true&quot;; CHAR(10); &quot;        }&quot;))">
            <text:p/>
          </table:table-cell>
          <table:table-cell table:formula="of:=IF(ISBLANK([Conversion.U32]);&quot;&quot;;CONCATENATE(CHAR(10); &quot;        OUTPUT_RESOURCE&quot;; CHAR(10); &quot;        {&quot;; CHAR(10); &quot;            ResourceName = &quot;; [Conversion.T32]; CHAR(10); &quot;            Ratio = &quot;; [Conversion.W32]; CHAR(10); &quot;            DumpExcess = false&quot;; CHAR(10); &quot;        }&quot;))">
            <text:p/>
          </table:table-cell>
          <table:table-cell table:formula="of:=IF(ISBLANK([Conversion.Y32]);&quot;&quot;;CONCATENATE(CHAR(10); &quot;        OUTPUT_RESOURCE&quot;; CHAR(10); &quot;        {&quot;; CHAR(10); &quot;            ResourceName = &quot;; [Conversion.X32]; CHAR(10); &quot;            Ratio = &quot;; [Conversion.AA32]; CHAR(10); &quot;            DumpExcess = false&quot;; CHAR(10); &quot;        }&quot;))">
            <text:p/>
          </table:table-cell>
          <table:table-cell table:formula="of:=IF(ISBLANK([Conversion.AC32]);&quot;&quot;;CONCATENATE(CHAR(10); &quot;        OUTPUT_RESOURCE&quot;; CHAR(10); &quot;        {&quot;; CHAR(10); &quot;            ResourceName = &quot;; [Conversion.AB32]; CHAR(10); &quot;            Ratio = &quot;; [Conversion.AE32]; CHAR(10); &quot;            DumpExcess = false&quot;; CHAR(10); &quot;        }&quot;))">
            <text:p/>
          </table:table-cell>
          <table:table-cell table:formula="of:=IF(ISBLANK([Conversion.AG32]);&quot;&quot;;CONCATENATE(CHAR(10); &quot;        OUTPUT_RESOURCE&quot;; CHAR(10); &quot;        {&quot;; CHAR(10); &quot;            ResourceName = &quot;; [Conversion.AF32]; CHAR(10); &quot;            Ratio = &quot;; [Conversion.AI3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3]);&quot;&quot;;CONCATENATE(&quot;    MODULE&quot;; CHAR(10); &quot;    {&quot;; CHAR(10); &quot;        name = ModuleResourceConverter&quot;; CHAR(10); &quot;        ConverterName = &quot;; [Conversion.A33]; CHAR(10); &quot;        StartActionName = Start &quot;; [Conversion.A33]; CHAR(10); &quot;        StopActionName = Stop &quot;; [Conversion.A33]; CHAR(10); &quot;        AutoShutdown = false&quot;; CHAR(10); &quot;        GeneratesHeat = true&quot;; CHAR(10); &quot;        UseSpecialistBonus = false&quot;; CHAR(10); [.B33]; [.C33]; [.D33]; [.E33]; [.F33]; [.G33]; [.H33]; [.I33]; [.J33]; CHAR(10); &quot;    }&quot;))">
            <text:p/>
          </table:table-cell>
          <table:table-cell table:formula="of:=IF(ISBLANK([Conversion.B33]);&quot;&quot;;CONCATENATE(CHAR(10);&quot;        INPUT_RESOURCE&quot;; CHAR(10); &quot;        {&quot;; CHAR(10); &quot;            ResourceName = ElectricCharge&quot;; CHAR(10); &quot;            Ratio = &quot;; [Conversion.B33]; CHAR(10); &quot;        }&quot;))">
            <text:p/>
          </table:table-cell>
          <table:table-cell table:formula="of:=IF(ISBLANK([Conversion.I33]);&quot;&quot;;CONCATENATE(CHAR(10);&quot;        INPUT_RESOURCE&quot;; CHAR(10); &quot;        {&quot;; CHAR(10); &quot;            ResourceName = &quot;; [Conversion.H33]; CHAR(10); &quot;            Ratio = &quot;; [Conversion.K33]; CHAR(10); &quot;        }&quot;))">
            <text:p/>
          </table:table-cell>
          <table:table-cell table:formula="of:=IF(ISBLANK([Conversion.M33]);&quot;&quot;;CONCATENATE(CHAR(10);&quot;        INPUT_RESOURCE&quot;; CHAR(10); &quot;        {&quot;; CHAR(10); &quot;            ResourceName = &quot;; [Conversion.L33]; CHAR(10); &quot;            Ratio = &quot;; [Conversion.O33]; CHAR(10); &quot;        }&quot;))">
            <text:p/>
          </table:table-cell>
          <table:table-cell table:formula="of:=IF(ISBLANK([Conversion.Q33]);&quot;&quot;;CONCATENATE(CHAR(10);&quot;        INPUT_RESOURCE&quot;; CHAR(10); &quot;        {&quot;; CHAR(10); &quot;            ResourceName = &quot;; [Conversion.P33]; CHAR(10); &quot;            Ratio = &quot;; [Conversion.S33]; CHAR(10); &quot;        }&quot;))">
            <text:p/>
          </table:table-cell>
          <table:table-cell table:formula="of:=IF(ISBLANK([Conversion.C33]);&quot;&quot;;CONCATENATE(CHAR(10); &quot;        OUTPUT_RESOURCE&quot;; CHAR(10); &quot;        {&quot;; CHAR(10); &quot;            ResourceName = ElectricCharge&quot;; CHAR(10); &quot;            Ratio = &quot;; [Conversion.C33]; CHAR(10); &quot;            DumpExcess = true&quot;; CHAR(10); &quot;        }&quot;))">
            <text:p/>
          </table:table-cell>
          <table:table-cell table:formula="of:=IF(ISBLANK([Conversion.U33]);&quot;&quot;;CONCATENATE(CHAR(10); &quot;        OUTPUT_RESOURCE&quot;; CHAR(10); &quot;        {&quot;; CHAR(10); &quot;            ResourceName = &quot;; [Conversion.T33]; CHAR(10); &quot;            Ratio = &quot;; [Conversion.W33]; CHAR(10); &quot;            DumpExcess = false&quot;; CHAR(10); &quot;        }&quot;))">
            <text:p/>
          </table:table-cell>
          <table:table-cell table:formula="of:=IF(ISBLANK([Conversion.Y33]);&quot;&quot;;CONCATENATE(CHAR(10); &quot;        OUTPUT_RESOURCE&quot;; CHAR(10); &quot;        {&quot;; CHAR(10); &quot;            ResourceName = &quot;; [Conversion.X33]; CHAR(10); &quot;            Ratio = &quot;; [Conversion.AA33]; CHAR(10); &quot;            DumpExcess = false&quot;; CHAR(10); &quot;        }&quot;))">
            <text:p/>
          </table:table-cell>
          <table:table-cell table:formula="of:=IF(ISBLANK([Conversion.AC33]);&quot;&quot;;CONCATENATE(CHAR(10); &quot;        OUTPUT_RESOURCE&quot;; CHAR(10); &quot;        {&quot;; CHAR(10); &quot;            ResourceName = &quot;; [Conversion.AB33]; CHAR(10); &quot;            Ratio = &quot;; [Conversion.AE33]; CHAR(10); &quot;            DumpExcess = false&quot;; CHAR(10); &quot;        }&quot;))">
            <text:p/>
          </table:table-cell>
          <table:table-cell table:formula="of:=IF(ISBLANK([Conversion.AG33]);&quot;&quot;;CONCATENATE(CHAR(10); &quot;        OUTPUT_RESOURCE&quot;; CHAR(10); &quot;        {&quot;; CHAR(10); &quot;            ResourceName = &quot;; [Conversion.AF33]; CHAR(10); &quot;            Ratio = &quot;; [Conversion.AI3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4]);&quot;&quot;;CONCATENATE(&quot;    MODULE&quot;; CHAR(10); &quot;    {&quot;; CHAR(10); &quot;        name = ModuleResourceConverter&quot;; CHAR(10); &quot;        ConverterName = &quot;; [Conversion.A34]; CHAR(10); &quot;        StartActionName = Start &quot;; [Conversion.A34]; CHAR(10); &quot;        StopActionName = Stop &quot;; [Conversion.A34]; CHAR(10); &quot;        AutoShutdown = false&quot;; CHAR(10); &quot;        GeneratesHeat = true&quot;; CHAR(10); &quot;        UseSpecialistBonus = false&quot;; CHAR(10); [.B34]; [.C34]; [.D34]; [.E34]; [.F34]; [.G34]; [.H34]; [.I34]; [.J34]; CHAR(10); &quot;    }&quot;))">
            <text:p/>
          </table:table-cell>
          <table:table-cell table:formula="of:=IF(ISBLANK([Conversion.B34]);&quot;&quot;;CONCATENATE(CHAR(10);&quot;        INPUT_RESOURCE&quot;; CHAR(10); &quot;        {&quot;; CHAR(10); &quot;            ResourceName = ElectricCharge&quot;; CHAR(10); &quot;            Ratio = &quot;; [Conversion.B34]; CHAR(10); &quot;        }&quot;))">
            <text:p/>
          </table:table-cell>
          <table:table-cell table:formula="of:=IF(ISBLANK([Conversion.I34]);&quot;&quot;;CONCATENATE(CHAR(10);&quot;        INPUT_RESOURCE&quot;; CHAR(10); &quot;        {&quot;; CHAR(10); &quot;            ResourceName = &quot;; [Conversion.H34]; CHAR(10); &quot;            Ratio = &quot;; [Conversion.K34]; CHAR(10); &quot;        }&quot;))">
            <text:p/>
          </table:table-cell>
          <table:table-cell table:formula="of:=IF(ISBLANK([Conversion.M34]);&quot;&quot;;CONCATENATE(CHAR(10);&quot;        INPUT_RESOURCE&quot;; CHAR(10); &quot;        {&quot;; CHAR(10); &quot;            ResourceName = &quot;; [Conversion.L34]; CHAR(10); &quot;            Ratio = &quot;; [Conversion.O34]; CHAR(10); &quot;        }&quot;))">
            <text:p/>
          </table:table-cell>
          <table:table-cell table:formula="of:=IF(ISBLANK([Conversion.Q34]);&quot;&quot;;CONCATENATE(CHAR(10);&quot;        INPUT_RESOURCE&quot;; CHAR(10); &quot;        {&quot;; CHAR(10); &quot;            ResourceName = &quot;; [Conversion.P34]; CHAR(10); &quot;            Ratio = &quot;; [Conversion.S34]; CHAR(10); &quot;        }&quot;))">
            <text:p/>
          </table:table-cell>
          <table:table-cell table:formula="of:=IF(ISBLANK([Conversion.C34]);&quot;&quot;;CONCATENATE(CHAR(10); &quot;        OUTPUT_RESOURCE&quot;; CHAR(10); &quot;        {&quot;; CHAR(10); &quot;            ResourceName = ElectricCharge&quot;; CHAR(10); &quot;            Ratio = &quot;; [Conversion.C34]; CHAR(10); &quot;            DumpExcess = true&quot;; CHAR(10); &quot;        }&quot;))">
            <text:p/>
          </table:table-cell>
          <table:table-cell table:formula="of:=IF(ISBLANK([Conversion.U34]);&quot;&quot;;CONCATENATE(CHAR(10); &quot;        OUTPUT_RESOURCE&quot;; CHAR(10); &quot;        {&quot;; CHAR(10); &quot;            ResourceName = &quot;; [Conversion.T34]; CHAR(10); &quot;            Ratio = &quot;; [Conversion.W34]; CHAR(10); &quot;            DumpExcess = false&quot;; CHAR(10); &quot;        }&quot;))">
            <text:p/>
          </table:table-cell>
          <table:table-cell table:formula="of:=IF(ISBLANK([Conversion.Y34]);&quot;&quot;;CONCATENATE(CHAR(10); &quot;        OUTPUT_RESOURCE&quot;; CHAR(10); &quot;        {&quot;; CHAR(10); &quot;            ResourceName = &quot;; [Conversion.X34]; CHAR(10); &quot;            Ratio = &quot;; [Conversion.AA34]; CHAR(10); &quot;            DumpExcess = false&quot;; CHAR(10); &quot;        }&quot;))">
            <text:p/>
          </table:table-cell>
          <table:table-cell table:formula="of:=IF(ISBLANK([Conversion.AC34]);&quot;&quot;;CONCATENATE(CHAR(10); &quot;        OUTPUT_RESOURCE&quot;; CHAR(10); &quot;        {&quot;; CHAR(10); &quot;            ResourceName = &quot;; [Conversion.AB34]; CHAR(10); &quot;            Ratio = &quot;; [Conversion.AE34]; CHAR(10); &quot;            DumpExcess = false&quot;; CHAR(10); &quot;        }&quot;))">
            <text:p/>
          </table:table-cell>
          <table:table-cell table:formula="of:=IF(ISBLANK([Conversion.AG34]);&quot;&quot;;CONCATENATE(CHAR(10); &quot;        OUTPUT_RESOURCE&quot;; CHAR(10); &quot;        {&quot;; CHAR(10); &quot;            ResourceName = &quot;; [Conversion.AF34]; CHAR(10); &quot;            Ratio = &quot;; [Conversion.AI3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5]);&quot;&quot;;CONCATENATE(&quot;    MODULE&quot;; CHAR(10); &quot;    {&quot;; CHAR(10); &quot;        name = ModuleResourceConverter&quot;; CHAR(10); &quot;        ConverterName = &quot;; [Conversion.A35]; CHAR(10); &quot;        StartActionName = Start &quot;; [Conversion.A35]; CHAR(10); &quot;        StopActionName = Stop &quot;; [Conversion.A35]; CHAR(10); &quot;        AutoShutdown = false&quot;; CHAR(10); &quot;        GeneratesHeat = true&quot;; CHAR(10); &quot;        UseSpecialistBonus = false&quot;; CHAR(10); [.B35]; [.C35]; [.D35]; [.E35]; [.F35]; [.G35]; [.H35]; [.I35]; [.J35]; CHAR(10); &quot;    }&quot;))">
            <text:p/>
          </table:table-cell>
          <table:table-cell table:formula="of:=IF(ISBLANK([Conversion.B35]);&quot;&quot;;CONCATENATE(CHAR(10);&quot;        INPUT_RESOURCE&quot;; CHAR(10); &quot;        {&quot;; CHAR(10); &quot;            ResourceName = ElectricCharge&quot;; CHAR(10); &quot;            Ratio = &quot;; [Conversion.B35]; CHAR(10); &quot;        }&quot;))">
            <text:p/>
          </table:table-cell>
          <table:table-cell table:formula="of:=IF(ISBLANK([Conversion.I35]);&quot;&quot;;CONCATENATE(CHAR(10);&quot;        INPUT_RESOURCE&quot;; CHAR(10); &quot;        {&quot;; CHAR(10); &quot;            ResourceName = &quot;; [Conversion.H35]; CHAR(10); &quot;            Ratio = &quot;; [Conversion.K35]; CHAR(10); &quot;        }&quot;))">
            <text:p/>
          </table:table-cell>
          <table:table-cell table:formula="of:=IF(ISBLANK([Conversion.M35]);&quot;&quot;;CONCATENATE(CHAR(10);&quot;        INPUT_RESOURCE&quot;; CHAR(10); &quot;        {&quot;; CHAR(10); &quot;            ResourceName = &quot;; [Conversion.L35]; CHAR(10); &quot;            Ratio = &quot;; [Conversion.O35]; CHAR(10); &quot;        }&quot;))">
            <text:p/>
          </table:table-cell>
          <table:table-cell table:formula="of:=IF(ISBLANK([Conversion.Q35]);&quot;&quot;;CONCATENATE(CHAR(10);&quot;        INPUT_RESOURCE&quot;; CHAR(10); &quot;        {&quot;; CHAR(10); &quot;            ResourceName = &quot;; [Conversion.P35]; CHAR(10); &quot;            Ratio = &quot;; [Conversion.S35]; CHAR(10); &quot;        }&quot;))">
            <text:p/>
          </table:table-cell>
          <table:table-cell table:formula="of:=IF(ISBLANK([Conversion.C35]);&quot;&quot;;CONCATENATE(CHAR(10); &quot;        OUTPUT_RESOURCE&quot;; CHAR(10); &quot;        {&quot;; CHAR(10); &quot;            ResourceName = ElectricCharge&quot;; CHAR(10); &quot;            Ratio = &quot;; [Conversion.C35]; CHAR(10); &quot;            DumpExcess = true&quot;; CHAR(10); &quot;        }&quot;))">
            <text:p/>
          </table:table-cell>
          <table:table-cell table:formula="of:=IF(ISBLANK([Conversion.U35]);&quot;&quot;;CONCATENATE(CHAR(10); &quot;        OUTPUT_RESOURCE&quot;; CHAR(10); &quot;        {&quot;; CHAR(10); &quot;            ResourceName = &quot;; [Conversion.T35]; CHAR(10); &quot;            Ratio = &quot;; [Conversion.W35]; CHAR(10); &quot;            DumpExcess = false&quot;; CHAR(10); &quot;        }&quot;))">
            <text:p/>
          </table:table-cell>
          <table:table-cell table:formula="of:=IF(ISBLANK([Conversion.Y35]);&quot;&quot;;CONCATENATE(CHAR(10); &quot;        OUTPUT_RESOURCE&quot;; CHAR(10); &quot;        {&quot;; CHAR(10); &quot;            ResourceName = &quot;; [Conversion.X35]; CHAR(10); &quot;            Ratio = &quot;; [Conversion.AA35]; CHAR(10); &quot;            DumpExcess = false&quot;; CHAR(10); &quot;        }&quot;))">
            <text:p/>
          </table:table-cell>
          <table:table-cell table:formula="of:=IF(ISBLANK([Conversion.AC35]);&quot;&quot;;CONCATENATE(CHAR(10); &quot;        OUTPUT_RESOURCE&quot;; CHAR(10); &quot;        {&quot;; CHAR(10); &quot;            ResourceName = &quot;; [Conversion.AB35]; CHAR(10); &quot;            Ratio = &quot;; [Conversion.AE35]; CHAR(10); &quot;            DumpExcess = false&quot;; CHAR(10); &quot;        }&quot;))">
            <text:p/>
          </table:table-cell>
          <table:table-cell table:formula="of:=IF(ISBLANK([Conversion.AG35]);&quot;&quot;;CONCATENATE(CHAR(10); &quot;        OUTPUT_RESOURCE&quot;; CHAR(10); &quot;        {&quot;; CHAR(10); &quot;            ResourceName = &quot;; [Conversion.AF35]; CHAR(10); &quot;            Ratio = &quot;; [Conversion.AI3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6]);&quot;&quot;;CONCATENATE(&quot;    MODULE&quot;; CHAR(10); &quot;    {&quot;; CHAR(10); &quot;        name = ModuleResourceConverter&quot;; CHAR(10); &quot;        ConverterName = &quot;; [Conversion.A36]; CHAR(10); &quot;        StartActionName = Start &quot;; [Conversion.A36]; CHAR(10); &quot;        StopActionName = Stop &quot;; [Conversion.A36]; CHAR(10); &quot;        AutoShutdown = false&quot;; CHAR(10); &quot;        GeneratesHeat = true&quot;; CHAR(10); &quot;        UseSpecialistBonus = false&quot;; CHAR(10); [.B36]; [.C36]; [.D36]; [.E36]; [.F36]; [.G36]; [.H36]; [.I36]; [.J36]; CHAR(10); &quot;    }&quot;))">
            <text:p/>
          </table:table-cell>
          <table:table-cell table:formula="of:=IF(ISBLANK([Conversion.B36]);&quot;&quot;;CONCATENATE(CHAR(10);&quot;        INPUT_RESOURCE&quot;; CHAR(10); &quot;        {&quot;; CHAR(10); &quot;            ResourceName = ElectricCharge&quot;; CHAR(10); &quot;            Ratio = &quot;; [Conversion.B36]; CHAR(10); &quot;        }&quot;))">
            <text:p/>
          </table:table-cell>
          <table:table-cell table:formula="of:=IF(ISBLANK([Conversion.I36]);&quot;&quot;;CONCATENATE(CHAR(10);&quot;        INPUT_RESOURCE&quot;; CHAR(10); &quot;        {&quot;; CHAR(10); &quot;            ResourceName = &quot;; [Conversion.H36]; CHAR(10); &quot;            Ratio = &quot;; [Conversion.K36]; CHAR(10); &quot;        }&quot;))">
            <text:p/>
          </table:table-cell>
          <table:table-cell table:formula="of:=IF(ISBLANK([Conversion.M36]);&quot;&quot;;CONCATENATE(CHAR(10);&quot;        INPUT_RESOURCE&quot;; CHAR(10); &quot;        {&quot;; CHAR(10); &quot;            ResourceName = &quot;; [Conversion.L36]; CHAR(10); &quot;            Ratio = &quot;; [Conversion.O36]; CHAR(10); &quot;        }&quot;))">
            <text:p/>
          </table:table-cell>
          <table:table-cell table:formula="of:=IF(ISBLANK([Conversion.Q36]);&quot;&quot;;CONCATENATE(CHAR(10);&quot;        INPUT_RESOURCE&quot;; CHAR(10); &quot;        {&quot;; CHAR(10); &quot;            ResourceName = &quot;; [Conversion.P36]; CHAR(10); &quot;            Ratio = &quot;; [Conversion.S36]; CHAR(10); &quot;        }&quot;))">
            <text:p/>
          </table:table-cell>
          <table:table-cell table:formula="of:=IF(ISBLANK([Conversion.C36]);&quot;&quot;;CONCATENATE(CHAR(10); &quot;        OUTPUT_RESOURCE&quot;; CHAR(10); &quot;        {&quot;; CHAR(10); &quot;            ResourceName = ElectricCharge&quot;; CHAR(10); &quot;            Ratio = &quot;; [Conversion.C36]; CHAR(10); &quot;            DumpExcess = true&quot;; CHAR(10); &quot;        }&quot;))">
            <text:p/>
          </table:table-cell>
          <table:table-cell table:formula="of:=IF(ISBLANK([Conversion.U36]);&quot;&quot;;CONCATENATE(CHAR(10); &quot;        OUTPUT_RESOURCE&quot;; CHAR(10); &quot;        {&quot;; CHAR(10); &quot;            ResourceName = &quot;; [Conversion.T36]; CHAR(10); &quot;            Ratio = &quot;; [Conversion.W36]; CHAR(10); &quot;            DumpExcess = false&quot;; CHAR(10); &quot;        }&quot;))">
            <text:p/>
          </table:table-cell>
          <table:table-cell table:formula="of:=IF(ISBLANK([Conversion.Y36]);&quot;&quot;;CONCATENATE(CHAR(10); &quot;        OUTPUT_RESOURCE&quot;; CHAR(10); &quot;        {&quot;; CHAR(10); &quot;            ResourceName = &quot;; [Conversion.X36]; CHAR(10); &quot;            Ratio = &quot;; [Conversion.AA36]; CHAR(10); &quot;            DumpExcess = false&quot;; CHAR(10); &quot;        }&quot;))">
            <text:p/>
          </table:table-cell>
          <table:table-cell table:formula="of:=IF(ISBLANK([Conversion.AC36]);&quot;&quot;;CONCATENATE(CHAR(10); &quot;        OUTPUT_RESOURCE&quot;; CHAR(10); &quot;        {&quot;; CHAR(10); &quot;            ResourceName = &quot;; [Conversion.AB36]; CHAR(10); &quot;            Ratio = &quot;; [Conversion.AE36]; CHAR(10); &quot;            DumpExcess = false&quot;; CHAR(10); &quot;        }&quot;))">
            <text:p/>
          </table:table-cell>
          <table:table-cell table:formula="of:=IF(ISBLANK([Conversion.AG36]);&quot;&quot;;CONCATENATE(CHAR(10); &quot;        OUTPUT_RESOURCE&quot;; CHAR(10); &quot;        {&quot;; CHAR(10); &quot;            ResourceName = &quot;; [Conversion.AF36]; CHAR(10); &quot;            Ratio = &quot;; [Conversion.AI3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7]);&quot;&quot;;CONCATENATE(&quot;    MODULE&quot;; CHAR(10); &quot;    {&quot;; CHAR(10); &quot;        name = ModuleResourceConverter&quot;; CHAR(10); &quot;        ConverterName = &quot;; [Conversion.A37]; CHAR(10); &quot;        StartActionName = Start &quot;; [Conversion.A37]; CHAR(10); &quot;        StopActionName = Stop &quot;; [Conversion.A37]; CHAR(10); &quot;        AutoShutdown = false&quot;; CHAR(10); &quot;        GeneratesHeat = true&quot;; CHAR(10); &quot;        UseSpecialistBonus = false&quot;; CHAR(10); [.B37]; [.C37]; [.D37]; [.E37]; [.F37]; [.G37]; [.H37]; [.I37]; [.J37]; CHAR(10); &quot;    }&quot;))">
            <text:p/>
          </table:table-cell>
          <table:table-cell table:formula="of:=IF(ISBLANK([Conversion.B37]);&quot;&quot;;CONCATENATE(CHAR(10);&quot;        INPUT_RESOURCE&quot;; CHAR(10); &quot;        {&quot;; CHAR(10); &quot;            ResourceName = ElectricCharge&quot;; CHAR(10); &quot;            Ratio = &quot;; [Conversion.B37]; CHAR(10); &quot;        }&quot;))">
            <text:p/>
          </table:table-cell>
          <table:table-cell table:formula="of:=IF(ISBLANK([Conversion.I37]);&quot;&quot;;CONCATENATE(CHAR(10);&quot;        INPUT_RESOURCE&quot;; CHAR(10); &quot;        {&quot;; CHAR(10); &quot;            ResourceName = &quot;; [Conversion.H37]; CHAR(10); &quot;            Ratio = &quot;; [Conversion.K37]; CHAR(10); &quot;        }&quot;))">
            <text:p/>
          </table:table-cell>
          <table:table-cell table:formula="of:=IF(ISBLANK([Conversion.M37]);&quot;&quot;;CONCATENATE(CHAR(10);&quot;        INPUT_RESOURCE&quot;; CHAR(10); &quot;        {&quot;; CHAR(10); &quot;            ResourceName = &quot;; [Conversion.L37]; CHAR(10); &quot;            Ratio = &quot;; [Conversion.O37]; CHAR(10); &quot;        }&quot;))">
            <text:p/>
          </table:table-cell>
          <table:table-cell table:formula="of:=IF(ISBLANK([Conversion.Q37]);&quot;&quot;;CONCATENATE(CHAR(10);&quot;        INPUT_RESOURCE&quot;; CHAR(10); &quot;        {&quot;; CHAR(10); &quot;            ResourceName = &quot;; [Conversion.P37]; CHAR(10); &quot;            Ratio = &quot;; [Conversion.S37]; CHAR(10); &quot;        }&quot;))">
            <text:p/>
          </table:table-cell>
          <table:table-cell table:formula="of:=IF(ISBLANK([Conversion.C37]);&quot;&quot;;CONCATENATE(CHAR(10); &quot;        OUTPUT_RESOURCE&quot;; CHAR(10); &quot;        {&quot;; CHAR(10); &quot;            ResourceName = ElectricCharge&quot;; CHAR(10); &quot;            Ratio = &quot;; [Conversion.C37]; CHAR(10); &quot;            DumpExcess = true&quot;; CHAR(10); &quot;        }&quot;))">
            <text:p/>
          </table:table-cell>
          <table:table-cell table:formula="of:=IF(ISBLANK([Conversion.U37]);&quot;&quot;;CONCATENATE(CHAR(10); &quot;        OUTPUT_RESOURCE&quot;; CHAR(10); &quot;        {&quot;; CHAR(10); &quot;            ResourceName = &quot;; [Conversion.T37]; CHAR(10); &quot;            Ratio = &quot;; [Conversion.W37]; CHAR(10); &quot;            DumpExcess = false&quot;; CHAR(10); &quot;        }&quot;))">
            <text:p/>
          </table:table-cell>
          <table:table-cell table:formula="of:=IF(ISBLANK([Conversion.Y37]);&quot;&quot;;CONCATENATE(CHAR(10); &quot;        OUTPUT_RESOURCE&quot;; CHAR(10); &quot;        {&quot;; CHAR(10); &quot;            ResourceName = &quot;; [Conversion.X37]; CHAR(10); &quot;            Ratio = &quot;; [Conversion.AA37]; CHAR(10); &quot;            DumpExcess = false&quot;; CHAR(10); &quot;        }&quot;))">
            <text:p/>
          </table:table-cell>
          <table:table-cell table:formula="of:=IF(ISBLANK([Conversion.AC37]);&quot;&quot;;CONCATENATE(CHAR(10); &quot;        OUTPUT_RESOURCE&quot;; CHAR(10); &quot;        {&quot;; CHAR(10); &quot;            ResourceName = &quot;; [Conversion.AB37]; CHAR(10); &quot;            Ratio = &quot;; [Conversion.AE37]; CHAR(10); &quot;            DumpExcess = false&quot;; CHAR(10); &quot;        }&quot;))">
            <text:p/>
          </table:table-cell>
          <table:table-cell table:formula="of:=IF(ISBLANK([Conversion.AG37]);&quot;&quot;;CONCATENATE(CHAR(10); &quot;        OUTPUT_RESOURCE&quot;; CHAR(10); &quot;        {&quot;; CHAR(10); &quot;            ResourceName = &quot;; [Conversion.AF37]; CHAR(10); &quot;            Ratio = &quot;; [Conversion.AI3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8]);&quot;&quot;;CONCATENATE(&quot;    MODULE&quot;; CHAR(10); &quot;    {&quot;; CHAR(10); &quot;        name = ModuleResourceConverter&quot;; CHAR(10); &quot;        ConverterName = &quot;; [Conversion.A38]; CHAR(10); &quot;        StartActionName = Start &quot;; [Conversion.A38]; CHAR(10); &quot;        StopActionName = Stop &quot;; [Conversion.A38]; CHAR(10); &quot;        AutoShutdown = false&quot;; CHAR(10); &quot;        GeneratesHeat = true&quot;; CHAR(10); &quot;        UseSpecialistBonus = false&quot;; CHAR(10); [.B38]; [.C38]; [.D38]; [.E38]; [.F38]; [.G38]; [.H38]; [.I38]; [.J38]; CHAR(10); &quot;    }&quot;))">
            <text:p/>
          </table:table-cell>
          <table:table-cell table:formula="of:=IF(ISBLANK([Conversion.B38]);&quot;&quot;;CONCATENATE(CHAR(10);&quot;        INPUT_RESOURCE&quot;; CHAR(10); &quot;        {&quot;; CHAR(10); &quot;            ResourceName = ElectricCharge&quot;; CHAR(10); &quot;            Ratio = &quot;; [Conversion.B38]; CHAR(10); &quot;        }&quot;))">
            <text:p/>
          </table:table-cell>
          <table:table-cell table:formula="of:=IF(ISBLANK([Conversion.I38]);&quot;&quot;;CONCATENATE(CHAR(10);&quot;        INPUT_RESOURCE&quot;; CHAR(10); &quot;        {&quot;; CHAR(10); &quot;            ResourceName = &quot;; [Conversion.H38]; CHAR(10); &quot;            Ratio = &quot;; [Conversion.K38]; CHAR(10); &quot;        }&quot;))">
            <text:p/>
          </table:table-cell>
          <table:table-cell table:formula="of:=IF(ISBLANK([Conversion.M38]);&quot;&quot;;CONCATENATE(CHAR(10);&quot;        INPUT_RESOURCE&quot;; CHAR(10); &quot;        {&quot;; CHAR(10); &quot;            ResourceName = &quot;; [Conversion.L38]; CHAR(10); &quot;            Ratio = &quot;; [Conversion.O38]; CHAR(10); &quot;        }&quot;))">
            <text:p/>
          </table:table-cell>
          <table:table-cell table:formula="of:=IF(ISBLANK([Conversion.Q38]);&quot;&quot;;CONCATENATE(CHAR(10);&quot;        INPUT_RESOURCE&quot;; CHAR(10); &quot;        {&quot;; CHAR(10); &quot;            ResourceName = &quot;; [Conversion.P38]; CHAR(10); &quot;            Ratio = &quot;; [Conversion.S38]; CHAR(10); &quot;        }&quot;))">
            <text:p/>
          </table:table-cell>
          <table:table-cell table:formula="of:=IF(ISBLANK([Conversion.C38]);&quot;&quot;;CONCATENATE(CHAR(10); &quot;        OUTPUT_RESOURCE&quot;; CHAR(10); &quot;        {&quot;; CHAR(10); &quot;            ResourceName = ElectricCharge&quot;; CHAR(10); &quot;            Ratio = &quot;; [Conversion.C38]; CHAR(10); &quot;            DumpExcess = true&quot;; CHAR(10); &quot;        }&quot;))">
            <text:p/>
          </table:table-cell>
          <table:table-cell table:formula="of:=IF(ISBLANK([Conversion.U38]);&quot;&quot;;CONCATENATE(CHAR(10); &quot;        OUTPUT_RESOURCE&quot;; CHAR(10); &quot;        {&quot;; CHAR(10); &quot;            ResourceName = &quot;; [Conversion.T38]; CHAR(10); &quot;            Ratio = &quot;; [Conversion.W38]; CHAR(10); &quot;            DumpExcess = false&quot;; CHAR(10); &quot;        }&quot;))">
            <text:p/>
          </table:table-cell>
          <table:table-cell table:formula="of:=IF(ISBLANK([Conversion.Y38]);&quot;&quot;;CONCATENATE(CHAR(10); &quot;        OUTPUT_RESOURCE&quot;; CHAR(10); &quot;        {&quot;; CHAR(10); &quot;            ResourceName = &quot;; [Conversion.X38]; CHAR(10); &quot;            Ratio = &quot;; [Conversion.AA38]; CHAR(10); &quot;            DumpExcess = false&quot;; CHAR(10); &quot;        }&quot;))">
            <text:p/>
          </table:table-cell>
          <table:table-cell table:formula="of:=IF(ISBLANK([Conversion.AC38]);&quot;&quot;;CONCATENATE(CHAR(10); &quot;        OUTPUT_RESOURCE&quot;; CHAR(10); &quot;        {&quot;; CHAR(10); &quot;            ResourceName = &quot;; [Conversion.AB38]; CHAR(10); &quot;            Ratio = &quot;; [Conversion.AE38]; CHAR(10); &quot;            DumpExcess = false&quot;; CHAR(10); &quot;        }&quot;))">
            <text:p/>
          </table:table-cell>
          <table:table-cell table:formula="of:=IF(ISBLANK([Conversion.AG38]);&quot;&quot;;CONCATENATE(CHAR(10); &quot;        OUTPUT_RESOURCE&quot;; CHAR(10); &quot;        {&quot;; CHAR(10); &quot;            ResourceName = &quot;; [Conversion.AF38]; CHAR(10); &quot;            Ratio = &quot;; [Conversion.AI3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9]);&quot;&quot;;CONCATENATE(&quot;    MODULE&quot;; CHAR(10); &quot;    {&quot;; CHAR(10); &quot;        name = ModuleResourceConverter&quot;; CHAR(10); &quot;        ConverterName = &quot;; [Conversion.A39]; CHAR(10); &quot;        StartActionName = Start &quot;; [Conversion.A39]; CHAR(10); &quot;        StopActionName = Stop &quot;; [Conversion.A39]; CHAR(10); &quot;        AutoShutdown = false&quot;; CHAR(10); &quot;        GeneratesHeat = true&quot;; CHAR(10); &quot;        UseSpecialistBonus = false&quot;; CHAR(10); [.B39]; [.C39]; [.D39]; [.E39]; [.F39]; [.G39]; [.H39]; [.I39]; [.J39]; CHAR(10); &quot;    }&quot;))">
            <text:p/>
          </table:table-cell>
          <table:table-cell table:formula="of:=IF(ISBLANK([Conversion.B39]);&quot;&quot;;CONCATENATE(CHAR(10);&quot;        INPUT_RESOURCE&quot;; CHAR(10); &quot;        {&quot;; CHAR(10); &quot;            ResourceName = ElectricCharge&quot;; CHAR(10); &quot;            Ratio = &quot;; [Conversion.B39]; CHAR(10); &quot;        }&quot;))">
            <text:p/>
          </table:table-cell>
          <table:table-cell table:formula="of:=IF(ISBLANK([Conversion.I39]);&quot;&quot;;CONCATENATE(CHAR(10);&quot;        INPUT_RESOURCE&quot;; CHAR(10); &quot;        {&quot;; CHAR(10); &quot;            ResourceName = &quot;; [Conversion.H39]; CHAR(10); &quot;            Ratio = &quot;; [Conversion.K39]; CHAR(10); &quot;        }&quot;))">
            <text:p/>
          </table:table-cell>
          <table:table-cell table:formula="of:=IF(ISBLANK([Conversion.M39]);&quot;&quot;;CONCATENATE(CHAR(10);&quot;        INPUT_RESOURCE&quot;; CHAR(10); &quot;        {&quot;; CHAR(10); &quot;            ResourceName = &quot;; [Conversion.L39]; CHAR(10); &quot;            Ratio = &quot;; [Conversion.O39]; CHAR(10); &quot;        }&quot;))">
            <text:p/>
          </table:table-cell>
          <table:table-cell table:formula="of:=IF(ISBLANK([Conversion.Q39]);&quot;&quot;;CONCATENATE(CHAR(10);&quot;        INPUT_RESOURCE&quot;; CHAR(10); &quot;        {&quot;; CHAR(10); &quot;            ResourceName = &quot;; [Conversion.P39]; CHAR(10); &quot;            Ratio = &quot;; [Conversion.S39]; CHAR(10); &quot;        }&quot;))">
            <text:p/>
          </table:table-cell>
          <table:table-cell table:formula="of:=IF(ISBLANK([Conversion.C39]);&quot;&quot;;CONCATENATE(CHAR(10); &quot;        OUTPUT_RESOURCE&quot;; CHAR(10); &quot;        {&quot;; CHAR(10); &quot;            ResourceName = ElectricCharge&quot;; CHAR(10); &quot;            Ratio = &quot;; [Conversion.C39]; CHAR(10); &quot;            DumpExcess = true&quot;; CHAR(10); &quot;        }&quot;))">
            <text:p/>
          </table:table-cell>
          <table:table-cell table:formula="of:=IF(ISBLANK([Conversion.U39]);&quot;&quot;;CONCATENATE(CHAR(10); &quot;        OUTPUT_RESOURCE&quot;; CHAR(10); &quot;        {&quot;; CHAR(10); &quot;            ResourceName = &quot;; [Conversion.T39]; CHAR(10); &quot;            Ratio = &quot;; [Conversion.W39]; CHAR(10); &quot;            DumpExcess = false&quot;; CHAR(10); &quot;        }&quot;))">
            <text:p/>
          </table:table-cell>
          <table:table-cell table:formula="of:=IF(ISBLANK([Conversion.Y39]);&quot;&quot;;CONCATENATE(CHAR(10); &quot;        OUTPUT_RESOURCE&quot;; CHAR(10); &quot;        {&quot;; CHAR(10); &quot;            ResourceName = &quot;; [Conversion.X39]; CHAR(10); &quot;            Ratio = &quot;; [Conversion.AA39]; CHAR(10); &quot;            DumpExcess = false&quot;; CHAR(10); &quot;        }&quot;))">
            <text:p/>
          </table:table-cell>
          <table:table-cell table:formula="of:=IF(ISBLANK([Conversion.AC39]);&quot;&quot;;CONCATENATE(CHAR(10); &quot;        OUTPUT_RESOURCE&quot;; CHAR(10); &quot;        {&quot;; CHAR(10); &quot;            ResourceName = &quot;; [Conversion.AB39]; CHAR(10); &quot;            Ratio = &quot;; [Conversion.AE39]; CHAR(10); &quot;            DumpExcess = false&quot;; CHAR(10); &quot;        }&quot;))">
            <text:p/>
          </table:table-cell>
          <table:table-cell table:formula="of:=IF(ISBLANK([Conversion.AG39]);&quot;&quot;;CONCATENATE(CHAR(10); &quot;        OUTPUT_RESOURCE&quot;; CHAR(10); &quot;        {&quot;; CHAR(10); &quot;            ResourceName = &quot;; [Conversion.AF39]; CHAR(10); &quot;            Ratio = &quot;; [Conversion.AI3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0]);&quot;&quot;;CONCATENATE(&quot;    MODULE&quot;; CHAR(10); &quot;    {&quot;; CHAR(10); &quot;        name = ModuleResourceConverter&quot;; CHAR(10); &quot;        ConverterName = &quot;; [Conversion.A40]; CHAR(10); &quot;        StartActionName = Start &quot;; [Conversion.A40]; CHAR(10); &quot;        StopActionName = Stop &quot;; [Conversion.A40]; CHAR(10); &quot;        AutoShutdown = false&quot;; CHAR(10); &quot;        GeneratesHeat = true&quot;; CHAR(10); &quot;        UseSpecialistBonus = false&quot;; CHAR(10); [.B40]; [.C40]; [.D40]; [.E40]; [.F40]; [.G40]; [.H40]; [.I40]; [.J40]; CHAR(10); &quot;    }&quot;))">
            <text:p/>
          </table:table-cell>
          <table:table-cell table:formula="of:=IF(ISBLANK([Conversion.B40]);&quot;&quot;;CONCATENATE(CHAR(10);&quot;        INPUT_RESOURCE&quot;; CHAR(10); &quot;        {&quot;; CHAR(10); &quot;            ResourceName = ElectricCharge&quot;; CHAR(10); &quot;            Ratio = &quot;; [Conversion.B40]; CHAR(10); &quot;        }&quot;))">
            <text:p/>
          </table:table-cell>
          <table:table-cell table:formula="of:=IF(ISBLANK([Conversion.I40]);&quot;&quot;;CONCATENATE(CHAR(10);&quot;        INPUT_RESOURCE&quot;; CHAR(10); &quot;        {&quot;; CHAR(10); &quot;            ResourceName = &quot;; [Conversion.H40]; CHAR(10); &quot;            Ratio = &quot;; [Conversion.K40]; CHAR(10); &quot;        }&quot;))">
            <text:p/>
          </table:table-cell>
          <table:table-cell table:formula="of:=IF(ISBLANK([Conversion.M40]);&quot;&quot;;CONCATENATE(CHAR(10);&quot;        INPUT_RESOURCE&quot;; CHAR(10); &quot;        {&quot;; CHAR(10); &quot;            ResourceName = &quot;; [Conversion.L40]; CHAR(10); &quot;            Ratio = &quot;; [Conversion.O40]; CHAR(10); &quot;        }&quot;))">
            <text:p/>
          </table:table-cell>
          <table:table-cell table:formula="of:=IF(ISBLANK([Conversion.Q40]);&quot;&quot;;CONCATENATE(CHAR(10);&quot;        INPUT_RESOURCE&quot;; CHAR(10); &quot;        {&quot;; CHAR(10); &quot;            ResourceName = &quot;; [Conversion.P40]; CHAR(10); &quot;            Ratio = &quot;; [Conversion.S40]; CHAR(10); &quot;        }&quot;))">
            <text:p/>
          </table:table-cell>
          <table:table-cell table:formula="of:=IF(ISBLANK([Conversion.C40]);&quot;&quot;;CONCATENATE(CHAR(10); &quot;        OUTPUT_RESOURCE&quot;; CHAR(10); &quot;        {&quot;; CHAR(10); &quot;            ResourceName = ElectricCharge&quot;; CHAR(10); &quot;            Ratio = &quot;; [Conversion.C40]; CHAR(10); &quot;            DumpExcess = true&quot;; CHAR(10); &quot;        }&quot;))">
            <text:p/>
          </table:table-cell>
          <table:table-cell table:formula="of:=IF(ISBLANK([Conversion.U40]);&quot;&quot;;CONCATENATE(CHAR(10); &quot;        OUTPUT_RESOURCE&quot;; CHAR(10); &quot;        {&quot;; CHAR(10); &quot;            ResourceName = &quot;; [Conversion.T40]; CHAR(10); &quot;            Ratio = &quot;; [Conversion.W40]; CHAR(10); &quot;            DumpExcess = false&quot;; CHAR(10); &quot;        }&quot;))">
            <text:p/>
          </table:table-cell>
          <table:table-cell table:formula="of:=IF(ISBLANK([Conversion.Y40]);&quot;&quot;;CONCATENATE(CHAR(10); &quot;        OUTPUT_RESOURCE&quot;; CHAR(10); &quot;        {&quot;; CHAR(10); &quot;            ResourceName = &quot;; [Conversion.X40]; CHAR(10); &quot;            Ratio = &quot;; [Conversion.AA40]; CHAR(10); &quot;            DumpExcess = false&quot;; CHAR(10); &quot;        }&quot;))">
            <text:p/>
          </table:table-cell>
          <table:table-cell table:formula="of:=IF(ISBLANK([Conversion.AC40]);&quot;&quot;;CONCATENATE(CHAR(10); &quot;        OUTPUT_RESOURCE&quot;; CHAR(10); &quot;        {&quot;; CHAR(10); &quot;            ResourceName = &quot;; [Conversion.AB40]; CHAR(10); &quot;            Ratio = &quot;; [Conversion.AE40]; CHAR(10); &quot;            DumpExcess = false&quot;; CHAR(10); &quot;        }&quot;))">
            <text:p/>
          </table:table-cell>
          <table:table-cell table:formula="of:=IF(ISBLANK([Conversion.AG40]);&quot;&quot;;CONCATENATE(CHAR(10); &quot;        OUTPUT_RESOURCE&quot;; CHAR(10); &quot;        {&quot;; CHAR(10); &quot;            ResourceName = &quot;; [Conversion.AF40]; CHAR(10); &quot;            Ratio = &quot;; [Conversion.AI4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1]);&quot;&quot;;CONCATENATE(&quot;    MODULE&quot;; CHAR(10); &quot;    {&quot;; CHAR(10); &quot;        name = ModuleResourceConverter&quot;; CHAR(10); &quot;        ConverterName = &quot;; [Conversion.A41]; CHAR(10); &quot;        StartActionName = Start &quot;; [Conversion.A41]; CHAR(10); &quot;        StopActionName = Stop &quot;; [Conversion.A41]; CHAR(10); &quot;        AutoShutdown = false&quot;; CHAR(10); &quot;        GeneratesHeat = true&quot;; CHAR(10); &quot;        UseSpecialistBonus = false&quot;; CHAR(10); [.B41]; [.C41]; [.D41]; [.E41]; [.F41]; [.G41]; [.H41]; [.I41]; [.J41]; CHAR(10); &quot;    }&quot;))">
            <text:p/>
          </table:table-cell>
          <table:table-cell table:formula="of:=IF(ISBLANK([Conversion.B41]);&quot;&quot;;CONCATENATE(CHAR(10);&quot;        INPUT_RESOURCE&quot;; CHAR(10); &quot;        {&quot;; CHAR(10); &quot;            ResourceName = ElectricCharge&quot;; CHAR(10); &quot;            Ratio = &quot;; [Conversion.B41]; CHAR(10); &quot;        }&quot;))">
            <text:p/>
          </table:table-cell>
          <table:table-cell table:formula="of:=IF(ISBLANK([Conversion.I41]);&quot;&quot;;CONCATENATE(CHAR(10);&quot;        INPUT_RESOURCE&quot;; CHAR(10); &quot;        {&quot;; CHAR(10); &quot;            ResourceName = &quot;; [Conversion.H41]; CHAR(10); &quot;            Ratio = &quot;; [Conversion.K41]; CHAR(10); &quot;        }&quot;))">
            <text:p/>
          </table:table-cell>
          <table:table-cell table:formula="of:=IF(ISBLANK([Conversion.M41]);&quot;&quot;;CONCATENATE(CHAR(10);&quot;        INPUT_RESOURCE&quot;; CHAR(10); &quot;        {&quot;; CHAR(10); &quot;            ResourceName = &quot;; [Conversion.L41]; CHAR(10); &quot;            Ratio = &quot;; [Conversion.O41]; CHAR(10); &quot;        }&quot;))">
            <text:p/>
          </table:table-cell>
          <table:table-cell table:formula="of:=IF(ISBLANK([Conversion.Q41]);&quot;&quot;;CONCATENATE(CHAR(10);&quot;        INPUT_RESOURCE&quot;; CHAR(10); &quot;        {&quot;; CHAR(10); &quot;            ResourceName = &quot;; [Conversion.P41]; CHAR(10); &quot;            Ratio = &quot;; [Conversion.S41]; CHAR(10); &quot;        }&quot;))">
            <text:p/>
          </table:table-cell>
          <table:table-cell table:formula="of:=IF(ISBLANK([Conversion.C41]);&quot;&quot;;CONCATENATE(CHAR(10); &quot;        OUTPUT_RESOURCE&quot;; CHAR(10); &quot;        {&quot;; CHAR(10); &quot;            ResourceName = ElectricCharge&quot;; CHAR(10); &quot;            Ratio = &quot;; [Conversion.C41]; CHAR(10); &quot;            DumpExcess = true&quot;; CHAR(10); &quot;        }&quot;))">
            <text:p/>
          </table:table-cell>
          <table:table-cell table:formula="of:=IF(ISBLANK([Conversion.U41]);&quot;&quot;;CONCATENATE(CHAR(10); &quot;        OUTPUT_RESOURCE&quot;; CHAR(10); &quot;        {&quot;; CHAR(10); &quot;            ResourceName = &quot;; [Conversion.T41]; CHAR(10); &quot;            Ratio = &quot;; [Conversion.W41]; CHAR(10); &quot;            DumpExcess = false&quot;; CHAR(10); &quot;        }&quot;))">
            <text:p/>
          </table:table-cell>
          <table:table-cell table:formula="of:=IF(ISBLANK([Conversion.Y41]);&quot;&quot;;CONCATENATE(CHAR(10); &quot;        OUTPUT_RESOURCE&quot;; CHAR(10); &quot;        {&quot;; CHAR(10); &quot;            ResourceName = &quot;; [Conversion.X41]; CHAR(10); &quot;            Ratio = &quot;; [Conversion.AA41]; CHAR(10); &quot;            DumpExcess = false&quot;; CHAR(10); &quot;        }&quot;))">
            <text:p/>
          </table:table-cell>
          <table:table-cell table:formula="of:=IF(ISBLANK([Conversion.AC41]);&quot;&quot;;CONCATENATE(CHAR(10); &quot;        OUTPUT_RESOURCE&quot;; CHAR(10); &quot;        {&quot;; CHAR(10); &quot;            ResourceName = &quot;; [Conversion.AB41]; CHAR(10); &quot;            Ratio = &quot;; [Conversion.AE41]; CHAR(10); &quot;            DumpExcess = false&quot;; CHAR(10); &quot;        }&quot;))">
            <text:p/>
          </table:table-cell>
          <table:table-cell table:formula="of:=IF(ISBLANK([Conversion.AG41]);&quot;&quot;;CONCATENATE(CHAR(10); &quot;        OUTPUT_RESOURCE&quot;; CHAR(10); &quot;        {&quot;; CHAR(10); &quot;            ResourceName = &quot;; [Conversion.AF41]; CHAR(10); &quot;            Ratio = &quot;; [Conversion.AI4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2]);&quot;&quot;;CONCATENATE(&quot;    MODULE&quot;; CHAR(10); &quot;    {&quot;; CHAR(10); &quot;        name = ModuleResourceConverter&quot;; CHAR(10); &quot;        ConverterName = &quot;; [Conversion.A42]; CHAR(10); &quot;        StartActionName = Start &quot;; [Conversion.A42]; CHAR(10); &quot;        StopActionName = Stop &quot;; [Conversion.A42]; CHAR(10); &quot;        AutoShutdown = false&quot;; CHAR(10); &quot;        GeneratesHeat = true&quot;; CHAR(10); &quot;        UseSpecialistBonus = false&quot;; CHAR(10); [.B42]; [.C42]; [.D42]; [.E42]; [.F42]; [.G42]; [.H42]; [.I42]; [.J42]; CHAR(10); &quot;    }&quot;))">
            <text:p/>
          </table:table-cell>
          <table:table-cell table:formula="of:=IF(ISBLANK([Conversion.B42]);&quot;&quot;;CONCATENATE(CHAR(10);&quot;        INPUT_RESOURCE&quot;; CHAR(10); &quot;        {&quot;; CHAR(10); &quot;            ResourceName = ElectricCharge&quot;; CHAR(10); &quot;            Ratio = &quot;; [Conversion.B42]; CHAR(10); &quot;        }&quot;))">
            <text:p/>
          </table:table-cell>
          <table:table-cell table:formula="of:=IF(ISBLANK([Conversion.I42]);&quot;&quot;;CONCATENATE(CHAR(10);&quot;        INPUT_RESOURCE&quot;; CHAR(10); &quot;        {&quot;; CHAR(10); &quot;            ResourceName = &quot;; [Conversion.H42]; CHAR(10); &quot;            Ratio = &quot;; [Conversion.K42]; CHAR(10); &quot;        }&quot;))">
            <text:p/>
          </table:table-cell>
          <table:table-cell table:formula="of:=IF(ISBLANK([Conversion.M42]);&quot;&quot;;CONCATENATE(CHAR(10);&quot;        INPUT_RESOURCE&quot;; CHAR(10); &quot;        {&quot;; CHAR(10); &quot;            ResourceName = &quot;; [Conversion.L42]; CHAR(10); &quot;            Ratio = &quot;; [Conversion.O42]; CHAR(10); &quot;        }&quot;))">
            <text:p/>
          </table:table-cell>
          <table:table-cell table:formula="of:=IF(ISBLANK([Conversion.Q42]);&quot;&quot;;CONCATENATE(CHAR(10);&quot;        INPUT_RESOURCE&quot;; CHAR(10); &quot;        {&quot;; CHAR(10); &quot;            ResourceName = &quot;; [Conversion.P42]; CHAR(10); &quot;            Ratio = &quot;; [Conversion.S42]; CHAR(10); &quot;        }&quot;))">
            <text:p/>
          </table:table-cell>
          <table:table-cell table:formula="of:=IF(ISBLANK([Conversion.C42]);&quot;&quot;;CONCATENATE(CHAR(10); &quot;        OUTPUT_RESOURCE&quot;; CHAR(10); &quot;        {&quot;; CHAR(10); &quot;            ResourceName = ElectricCharge&quot;; CHAR(10); &quot;            Ratio = &quot;; [Conversion.C42]; CHAR(10); &quot;            DumpExcess = true&quot;; CHAR(10); &quot;        }&quot;))">
            <text:p/>
          </table:table-cell>
          <table:table-cell table:formula="of:=IF(ISBLANK([Conversion.U42]);&quot;&quot;;CONCATENATE(CHAR(10); &quot;        OUTPUT_RESOURCE&quot;; CHAR(10); &quot;        {&quot;; CHAR(10); &quot;            ResourceName = &quot;; [Conversion.T42]; CHAR(10); &quot;            Ratio = &quot;; [Conversion.W42]; CHAR(10); &quot;            DumpExcess = false&quot;; CHAR(10); &quot;        }&quot;))">
            <text:p/>
          </table:table-cell>
          <table:table-cell table:formula="of:=IF(ISBLANK([Conversion.Y42]);&quot;&quot;;CONCATENATE(CHAR(10); &quot;        OUTPUT_RESOURCE&quot;; CHAR(10); &quot;        {&quot;; CHAR(10); &quot;            ResourceName = &quot;; [Conversion.X42]; CHAR(10); &quot;            Ratio = &quot;; [Conversion.AA42]; CHAR(10); &quot;            DumpExcess = false&quot;; CHAR(10); &quot;        }&quot;))">
            <text:p/>
          </table:table-cell>
          <table:table-cell table:formula="of:=IF(ISBLANK([Conversion.AC42]);&quot;&quot;;CONCATENATE(CHAR(10); &quot;        OUTPUT_RESOURCE&quot;; CHAR(10); &quot;        {&quot;; CHAR(10); &quot;            ResourceName = &quot;; [Conversion.AB42]; CHAR(10); &quot;            Ratio = &quot;; [Conversion.AE42]; CHAR(10); &quot;            DumpExcess = false&quot;; CHAR(10); &quot;        }&quot;))">
            <text:p/>
          </table:table-cell>
          <table:table-cell table:formula="of:=IF(ISBLANK([Conversion.AG42]);&quot;&quot;;CONCATENATE(CHAR(10); &quot;        OUTPUT_RESOURCE&quot;; CHAR(10); &quot;        {&quot;; CHAR(10); &quot;            ResourceName = &quot;; [Conversion.AF42]; CHAR(10); &quot;            Ratio = &quot;; [Conversion.AI4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3]);&quot;&quot;;CONCATENATE(&quot;    MODULE&quot;; CHAR(10); &quot;    {&quot;; CHAR(10); &quot;        name = ModuleResourceConverter&quot;; CHAR(10); &quot;        ConverterName = &quot;; [Conversion.A43]; CHAR(10); &quot;        StartActionName = Start &quot;; [Conversion.A43]; CHAR(10); &quot;        StopActionName = Stop &quot;; [Conversion.A43]; CHAR(10); &quot;        AutoShutdown = false&quot;; CHAR(10); &quot;        GeneratesHeat = true&quot;; CHAR(10); &quot;        UseSpecialistBonus = false&quot;; CHAR(10); [.B43]; [.C43]; [.D43]; [.E43]; [.F43]; [.G43]; [.H43]; [.I43]; [.J43]; CHAR(10); &quot;    }&quot;))">
            <text:p/>
          </table:table-cell>
          <table:table-cell table:formula="of:=IF(ISBLANK([Conversion.B43]);&quot;&quot;;CONCATENATE(CHAR(10);&quot;        INPUT_RESOURCE&quot;; CHAR(10); &quot;        {&quot;; CHAR(10); &quot;            ResourceName = ElectricCharge&quot;; CHAR(10); &quot;            Ratio = &quot;; [Conversion.B43]; CHAR(10); &quot;        }&quot;))">
            <text:p/>
          </table:table-cell>
          <table:table-cell table:formula="of:=IF(ISBLANK([Conversion.I43]);&quot;&quot;;CONCATENATE(CHAR(10);&quot;        INPUT_RESOURCE&quot;; CHAR(10); &quot;        {&quot;; CHAR(10); &quot;            ResourceName = &quot;; [Conversion.H43]; CHAR(10); &quot;            Ratio = &quot;; [Conversion.K43]; CHAR(10); &quot;        }&quot;))">
            <text:p/>
          </table:table-cell>
          <table:table-cell table:formula="of:=IF(ISBLANK([Conversion.M43]);&quot;&quot;;CONCATENATE(CHAR(10);&quot;        INPUT_RESOURCE&quot;; CHAR(10); &quot;        {&quot;; CHAR(10); &quot;            ResourceName = &quot;; [Conversion.L43]; CHAR(10); &quot;            Ratio = &quot;; [Conversion.O43]; CHAR(10); &quot;        }&quot;))">
            <text:p/>
          </table:table-cell>
          <table:table-cell table:formula="of:=IF(ISBLANK([Conversion.Q43]);&quot;&quot;;CONCATENATE(CHAR(10);&quot;        INPUT_RESOURCE&quot;; CHAR(10); &quot;        {&quot;; CHAR(10); &quot;            ResourceName = &quot;; [Conversion.P43]; CHAR(10); &quot;            Ratio = &quot;; [Conversion.S43]; CHAR(10); &quot;        }&quot;))">
            <text:p/>
          </table:table-cell>
          <table:table-cell table:formula="of:=IF(ISBLANK([Conversion.C43]);&quot;&quot;;CONCATENATE(CHAR(10); &quot;        OUTPUT_RESOURCE&quot;; CHAR(10); &quot;        {&quot;; CHAR(10); &quot;            ResourceName = ElectricCharge&quot;; CHAR(10); &quot;            Ratio = &quot;; [Conversion.C43]; CHAR(10); &quot;            DumpExcess = true&quot;; CHAR(10); &quot;        }&quot;))">
            <text:p/>
          </table:table-cell>
          <table:table-cell table:formula="of:=IF(ISBLANK([Conversion.U43]);&quot;&quot;;CONCATENATE(CHAR(10); &quot;        OUTPUT_RESOURCE&quot;; CHAR(10); &quot;        {&quot;; CHAR(10); &quot;            ResourceName = &quot;; [Conversion.T43]; CHAR(10); &quot;            Ratio = &quot;; [Conversion.W43]; CHAR(10); &quot;            DumpExcess = false&quot;; CHAR(10); &quot;        }&quot;))">
            <text:p/>
          </table:table-cell>
          <table:table-cell table:formula="of:=IF(ISBLANK([Conversion.Y43]);&quot;&quot;;CONCATENATE(CHAR(10); &quot;        OUTPUT_RESOURCE&quot;; CHAR(10); &quot;        {&quot;; CHAR(10); &quot;            ResourceName = &quot;; [Conversion.X43]; CHAR(10); &quot;            Ratio = &quot;; [Conversion.AA43]; CHAR(10); &quot;            DumpExcess = false&quot;; CHAR(10); &quot;        }&quot;))">
            <text:p/>
          </table:table-cell>
          <table:table-cell table:formula="of:=IF(ISBLANK([Conversion.AC43]);&quot;&quot;;CONCATENATE(CHAR(10); &quot;        OUTPUT_RESOURCE&quot;; CHAR(10); &quot;        {&quot;; CHAR(10); &quot;            ResourceName = &quot;; [Conversion.AB43]; CHAR(10); &quot;            Ratio = &quot;; [Conversion.AE43]; CHAR(10); &quot;            DumpExcess = false&quot;; CHAR(10); &quot;        }&quot;))">
            <text:p/>
          </table:table-cell>
          <table:table-cell table:formula="of:=IF(ISBLANK([Conversion.AG43]);&quot;&quot;;CONCATENATE(CHAR(10); &quot;        OUTPUT_RESOURCE&quot;; CHAR(10); &quot;        {&quot;; CHAR(10); &quot;            ResourceName = &quot;; [Conversion.AF43]; CHAR(10); &quot;            Ratio = &quot;; [Conversion.AI4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4]);&quot;&quot;;CONCATENATE(&quot;    MODULE&quot;; CHAR(10); &quot;    {&quot;; CHAR(10); &quot;        name = ModuleResourceConverter&quot;; CHAR(10); &quot;        ConverterName = &quot;; [Conversion.A44]; CHAR(10); &quot;        StartActionName = Start &quot;; [Conversion.A44]; CHAR(10); &quot;        StopActionName = Stop &quot;; [Conversion.A44]; CHAR(10); &quot;        AutoShutdown = false&quot;; CHAR(10); &quot;        GeneratesHeat = true&quot;; CHAR(10); &quot;        UseSpecialistBonus = false&quot;; CHAR(10); [.B44]; [.C44]; [.D44]; [.E44]; [.F44]; [.G44]; [.H44]; [.I44]; [.J44]; CHAR(10); &quot;    }&quot;))">
            <text:p/>
          </table:table-cell>
          <table:table-cell table:formula="of:=IF(ISBLANK([Conversion.B44]);&quot;&quot;;CONCATENATE(CHAR(10);&quot;        INPUT_RESOURCE&quot;; CHAR(10); &quot;        {&quot;; CHAR(10); &quot;            ResourceName = ElectricCharge&quot;; CHAR(10); &quot;            Ratio = &quot;; [Conversion.B44]; CHAR(10); &quot;        }&quot;))">
            <text:p/>
          </table:table-cell>
          <table:table-cell table:formula="of:=IF(ISBLANK([Conversion.I44]);&quot;&quot;;CONCATENATE(CHAR(10);&quot;        INPUT_RESOURCE&quot;; CHAR(10); &quot;        {&quot;; CHAR(10); &quot;            ResourceName = &quot;; [Conversion.H44]; CHAR(10); &quot;            Ratio = &quot;; [Conversion.K44]; CHAR(10); &quot;        }&quot;))">
            <text:p/>
          </table:table-cell>
          <table:table-cell table:formula="of:=IF(ISBLANK([Conversion.M44]);&quot;&quot;;CONCATENATE(CHAR(10);&quot;        INPUT_RESOURCE&quot;; CHAR(10); &quot;        {&quot;; CHAR(10); &quot;            ResourceName = &quot;; [Conversion.L44]; CHAR(10); &quot;            Ratio = &quot;; [Conversion.O44]; CHAR(10); &quot;        }&quot;))">
            <text:p/>
          </table:table-cell>
          <table:table-cell table:formula="of:=IF(ISBLANK([Conversion.Q44]);&quot;&quot;;CONCATENATE(CHAR(10);&quot;        INPUT_RESOURCE&quot;; CHAR(10); &quot;        {&quot;; CHAR(10); &quot;            ResourceName = &quot;; [Conversion.P44]; CHAR(10); &quot;            Ratio = &quot;; [Conversion.S44]; CHAR(10); &quot;        }&quot;))">
            <text:p/>
          </table:table-cell>
          <table:table-cell table:formula="of:=IF(ISBLANK([Conversion.C44]);&quot;&quot;;CONCATENATE(CHAR(10); &quot;        OUTPUT_RESOURCE&quot;; CHAR(10); &quot;        {&quot;; CHAR(10); &quot;            ResourceName = ElectricCharge&quot;; CHAR(10); &quot;            Ratio = &quot;; [Conversion.C44]; CHAR(10); &quot;            DumpExcess = true&quot;; CHAR(10); &quot;        }&quot;))">
            <text:p/>
          </table:table-cell>
          <table:table-cell table:formula="of:=IF(ISBLANK([Conversion.U44]);&quot;&quot;;CONCATENATE(CHAR(10); &quot;        OUTPUT_RESOURCE&quot;; CHAR(10); &quot;        {&quot;; CHAR(10); &quot;            ResourceName = &quot;; [Conversion.T44]; CHAR(10); &quot;            Ratio = &quot;; [Conversion.W44]; CHAR(10); &quot;            DumpExcess = false&quot;; CHAR(10); &quot;        }&quot;))">
            <text:p/>
          </table:table-cell>
          <table:table-cell table:formula="of:=IF(ISBLANK([Conversion.Y44]);&quot;&quot;;CONCATENATE(CHAR(10); &quot;        OUTPUT_RESOURCE&quot;; CHAR(10); &quot;        {&quot;; CHAR(10); &quot;            ResourceName = &quot;; [Conversion.X44]; CHAR(10); &quot;            Ratio = &quot;; [Conversion.AA44]; CHAR(10); &quot;            DumpExcess = false&quot;; CHAR(10); &quot;        }&quot;))">
            <text:p/>
          </table:table-cell>
          <table:table-cell table:formula="of:=IF(ISBLANK([Conversion.AC44]);&quot;&quot;;CONCATENATE(CHAR(10); &quot;        OUTPUT_RESOURCE&quot;; CHAR(10); &quot;        {&quot;; CHAR(10); &quot;            ResourceName = &quot;; [Conversion.AB44]; CHAR(10); &quot;            Ratio = &quot;; [Conversion.AE44]; CHAR(10); &quot;            DumpExcess = false&quot;; CHAR(10); &quot;        }&quot;))">
            <text:p/>
          </table:table-cell>
          <table:table-cell table:formula="of:=IF(ISBLANK([Conversion.AG44]);&quot;&quot;;CONCATENATE(CHAR(10); &quot;        OUTPUT_RESOURCE&quot;; CHAR(10); &quot;        {&quot;; CHAR(10); &quot;            ResourceName = &quot;; [Conversion.AF44]; CHAR(10); &quot;            Ratio = &quot;; [Conversion.AI4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5]);&quot;&quot;;CONCATENATE(&quot;    MODULE&quot;; CHAR(10); &quot;    {&quot;; CHAR(10); &quot;        name = ModuleResourceConverter&quot;; CHAR(10); &quot;        ConverterName = &quot;; [Conversion.A45]; CHAR(10); &quot;        StartActionName = Start &quot;; [Conversion.A45]; CHAR(10); &quot;        StopActionName = Stop &quot;; [Conversion.A45]; CHAR(10); &quot;        AutoShutdown = false&quot;; CHAR(10); &quot;        GeneratesHeat = true&quot;; CHAR(10); &quot;        UseSpecialistBonus = false&quot;; CHAR(10); [.B45]; [.C45]; [.D45]; [.E45]; [.F45]; [.G45]; [.H45]; [.I45]; [.J45]; CHAR(10); &quot;    }&quot;))">
            <text:p/>
          </table:table-cell>
          <table:table-cell table:formula="of:=IF(ISBLANK([Conversion.B45]);&quot;&quot;;CONCATENATE(CHAR(10);&quot;        INPUT_RESOURCE&quot;; CHAR(10); &quot;        {&quot;; CHAR(10); &quot;            ResourceName = ElectricCharge&quot;; CHAR(10); &quot;            Ratio = &quot;; [Conversion.B45]; CHAR(10); &quot;        }&quot;))">
            <text:p/>
          </table:table-cell>
          <table:table-cell table:formula="of:=IF(ISBLANK([Conversion.I45]);&quot;&quot;;CONCATENATE(CHAR(10);&quot;        INPUT_RESOURCE&quot;; CHAR(10); &quot;        {&quot;; CHAR(10); &quot;            ResourceName = &quot;; [Conversion.H45]; CHAR(10); &quot;            Ratio = &quot;; [Conversion.K45]; CHAR(10); &quot;        }&quot;))">
            <text:p/>
          </table:table-cell>
          <table:table-cell table:formula="of:=IF(ISBLANK([Conversion.M45]);&quot;&quot;;CONCATENATE(CHAR(10);&quot;        INPUT_RESOURCE&quot;; CHAR(10); &quot;        {&quot;; CHAR(10); &quot;            ResourceName = &quot;; [Conversion.L45]; CHAR(10); &quot;            Ratio = &quot;; [Conversion.O45]; CHAR(10); &quot;        }&quot;))">
            <text:p/>
          </table:table-cell>
          <table:table-cell table:formula="of:=IF(ISBLANK([Conversion.Q45]);&quot;&quot;;CONCATENATE(CHAR(10);&quot;        INPUT_RESOURCE&quot;; CHAR(10); &quot;        {&quot;; CHAR(10); &quot;            ResourceName = &quot;; [Conversion.P45]; CHAR(10); &quot;            Ratio = &quot;; [Conversion.S45]; CHAR(10); &quot;        }&quot;))">
            <text:p/>
          </table:table-cell>
          <table:table-cell table:formula="of:=IF(ISBLANK([Conversion.C45]);&quot;&quot;;CONCATENATE(CHAR(10); &quot;        OUTPUT_RESOURCE&quot;; CHAR(10); &quot;        {&quot;; CHAR(10); &quot;            ResourceName = ElectricCharge&quot;; CHAR(10); &quot;            Ratio = &quot;; [Conversion.C45]; CHAR(10); &quot;            DumpExcess = true&quot;; CHAR(10); &quot;        }&quot;))">
            <text:p/>
          </table:table-cell>
          <table:table-cell table:formula="of:=IF(ISBLANK([Conversion.U45]);&quot;&quot;;CONCATENATE(CHAR(10); &quot;        OUTPUT_RESOURCE&quot;; CHAR(10); &quot;        {&quot;; CHAR(10); &quot;            ResourceName = &quot;; [Conversion.T45]; CHAR(10); &quot;            Ratio = &quot;; [Conversion.W45]; CHAR(10); &quot;            DumpExcess = false&quot;; CHAR(10); &quot;        }&quot;))">
            <text:p/>
          </table:table-cell>
          <table:table-cell table:formula="of:=IF(ISBLANK([Conversion.Y45]);&quot;&quot;;CONCATENATE(CHAR(10); &quot;        OUTPUT_RESOURCE&quot;; CHAR(10); &quot;        {&quot;; CHAR(10); &quot;            ResourceName = &quot;; [Conversion.X45]; CHAR(10); &quot;            Ratio = &quot;; [Conversion.AA45]; CHAR(10); &quot;            DumpExcess = false&quot;; CHAR(10); &quot;        }&quot;))">
            <text:p/>
          </table:table-cell>
          <table:table-cell table:formula="of:=IF(ISBLANK([Conversion.AC45]);&quot;&quot;;CONCATENATE(CHAR(10); &quot;        OUTPUT_RESOURCE&quot;; CHAR(10); &quot;        {&quot;; CHAR(10); &quot;            ResourceName = &quot;; [Conversion.AB45]; CHAR(10); &quot;            Ratio = &quot;; [Conversion.AE45]; CHAR(10); &quot;            DumpExcess = false&quot;; CHAR(10); &quot;        }&quot;))">
            <text:p/>
          </table:table-cell>
          <table:table-cell table:formula="of:=IF(ISBLANK([Conversion.AG45]);&quot;&quot;;CONCATENATE(CHAR(10); &quot;        OUTPUT_RESOURCE&quot;; CHAR(10); &quot;        {&quot;; CHAR(10); &quot;            ResourceName = &quot;; [Conversion.AF45]; CHAR(10); &quot;            Ratio = &quot;; [Conversion.AI4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6]);&quot;&quot;;CONCATENATE(&quot;    MODULE&quot;; CHAR(10); &quot;    {&quot;; CHAR(10); &quot;        name = ModuleResourceConverter&quot;; CHAR(10); &quot;        ConverterName = &quot;; [Conversion.A46]; CHAR(10); &quot;        StartActionName = Start &quot;; [Conversion.A46]; CHAR(10); &quot;        StopActionName = Stop &quot;; [Conversion.A46]; CHAR(10); &quot;        AutoShutdown = false&quot;; CHAR(10); &quot;        GeneratesHeat = true&quot;; CHAR(10); &quot;        UseSpecialistBonus = false&quot;; CHAR(10); [.B46]; [.C46]; [.D46]; [.E46]; [.F46]; [.G46]; [.H46]; [.I46]; [.J46]; CHAR(10); &quot;    }&quot;))">
            <text:p/>
          </table:table-cell>
          <table:table-cell table:formula="of:=IF(ISBLANK([Conversion.B46]);&quot;&quot;;CONCATENATE(CHAR(10);&quot;        INPUT_RESOURCE&quot;; CHAR(10); &quot;        {&quot;; CHAR(10); &quot;            ResourceName = ElectricCharge&quot;; CHAR(10); &quot;            Ratio = &quot;; [Conversion.B46]; CHAR(10); &quot;        }&quot;))">
            <text:p/>
          </table:table-cell>
          <table:table-cell table:formula="of:=IF(ISBLANK([Conversion.I46]);&quot;&quot;;CONCATENATE(CHAR(10);&quot;        INPUT_RESOURCE&quot;; CHAR(10); &quot;        {&quot;; CHAR(10); &quot;            ResourceName = &quot;; [Conversion.H46]; CHAR(10); &quot;            Ratio = &quot;; [Conversion.K46]; CHAR(10); &quot;        }&quot;))">
            <text:p/>
          </table:table-cell>
          <table:table-cell table:formula="of:=IF(ISBLANK([Conversion.M46]);&quot;&quot;;CONCATENATE(CHAR(10);&quot;        INPUT_RESOURCE&quot;; CHAR(10); &quot;        {&quot;; CHAR(10); &quot;            ResourceName = &quot;; [Conversion.L46]; CHAR(10); &quot;            Ratio = &quot;; [Conversion.O46]; CHAR(10); &quot;        }&quot;))">
            <text:p/>
          </table:table-cell>
          <table:table-cell table:formula="of:=IF(ISBLANK([Conversion.Q46]);&quot;&quot;;CONCATENATE(CHAR(10);&quot;        INPUT_RESOURCE&quot;; CHAR(10); &quot;        {&quot;; CHAR(10); &quot;            ResourceName = &quot;; [Conversion.P46]; CHAR(10); &quot;            Ratio = &quot;; [Conversion.S46]; CHAR(10); &quot;        }&quot;))">
            <text:p/>
          </table:table-cell>
          <table:table-cell table:formula="of:=IF(ISBLANK([Conversion.C46]);&quot;&quot;;CONCATENATE(CHAR(10); &quot;        OUTPUT_RESOURCE&quot;; CHAR(10); &quot;        {&quot;; CHAR(10); &quot;            ResourceName = ElectricCharge&quot;; CHAR(10); &quot;            Ratio = &quot;; [Conversion.C46]; CHAR(10); &quot;            DumpExcess = true&quot;; CHAR(10); &quot;        }&quot;))">
            <text:p/>
          </table:table-cell>
          <table:table-cell table:formula="of:=IF(ISBLANK([Conversion.U46]);&quot;&quot;;CONCATENATE(CHAR(10); &quot;        OUTPUT_RESOURCE&quot;; CHAR(10); &quot;        {&quot;; CHAR(10); &quot;            ResourceName = &quot;; [Conversion.T46]; CHAR(10); &quot;            Ratio = &quot;; [Conversion.W46]; CHAR(10); &quot;            DumpExcess = false&quot;; CHAR(10); &quot;        }&quot;))">
            <text:p/>
          </table:table-cell>
          <table:table-cell table:formula="of:=IF(ISBLANK([Conversion.Y46]);&quot;&quot;;CONCATENATE(CHAR(10); &quot;        OUTPUT_RESOURCE&quot;; CHAR(10); &quot;        {&quot;; CHAR(10); &quot;            ResourceName = &quot;; [Conversion.X46]; CHAR(10); &quot;            Ratio = &quot;; [Conversion.AA46]; CHAR(10); &quot;            DumpExcess = false&quot;; CHAR(10); &quot;        }&quot;))">
            <text:p/>
          </table:table-cell>
          <table:table-cell table:formula="of:=IF(ISBLANK([Conversion.AC46]);&quot;&quot;;CONCATENATE(CHAR(10); &quot;        OUTPUT_RESOURCE&quot;; CHAR(10); &quot;        {&quot;; CHAR(10); &quot;            ResourceName = &quot;; [Conversion.AB46]; CHAR(10); &quot;            Ratio = &quot;; [Conversion.AE46]; CHAR(10); &quot;            DumpExcess = false&quot;; CHAR(10); &quot;        }&quot;))">
            <text:p/>
          </table:table-cell>
          <table:table-cell table:formula="of:=IF(ISBLANK([Conversion.AG46]);&quot;&quot;;CONCATENATE(CHAR(10); &quot;        OUTPUT_RESOURCE&quot;; CHAR(10); &quot;        {&quot;; CHAR(10); &quot;            ResourceName = &quot;; [Conversion.AF46]; CHAR(10); &quot;            Ratio = &quot;; [Conversion.AI4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7]);&quot;&quot;;CONCATENATE(&quot;    MODULE&quot;; CHAR(10); &quot;    {&quot;; CHAR(10); &quot;        name = ModuleResourceConverter&quot;; CHAR(10); &quot;        ConverterName = &quot;; [Conversion.A47]; CHAR(10); &quot;        StartActionName = Start &quot;; [Conversion.A47]; CHAR(10); &quot;        StopActionName = Stop &quot;; [Conversion.A47]; CHAR(10); &quot;        AutoShutdown = false&quot;; CHAR(10); &quot;        GeneratesHeat = true&quot;; CHAR(10); &quot;        UseSpecialistBonus = false&quot;; CHAR(10); [.B47]; [.C47]; [.D47]; [.E47]; [.F47]; [.G47]; [.H47]; [.I47]; [.J47]; CHAR(10); &quot;    }&quot;))">
            <text:p/>
          </table:table-cell>
          <table:table-cell table:formula="of:=IF(ISBLANK([Conversion.B47]);&quot;&quot;;CONCATENATE(CHAR(10);&quot;        INPUT_RESOURCE&quot;; CHAR(10); &quot;        {&quot;; CHAR(10); &quot;            ResourceName = ElectricCharge&quot;; CHAR(10); &quot;            Ratio = &quot;; [Conversion.B47]; CHAR(10); &quot;        }&quot;))">
            <text:p/>
          </table:table-cell>
          <table:table-cell table:formula="of:=IF(ISBLANK([Conversion.I47]);&quot;&quot;;CONCATENATE(CHAR(10);&quot;        INPUT_RESOURCE&quot;; CHAR(10); &quot;        {&quot;; CHAR(10); &quot;            ResourceName = &quot;; [Conversion.H47]; CHAR(10); &quot;            Ratio = &quot;; [Conversion.K47]; CHAR(10); &quot;        }&quot;))">
            <text:p/>
          </table:table-cell>
          <table:table-cell table:formula="of:=IF(ISBLANK([Conversion.M47]);&quot;&quot;;CONCATENATE(CHAR(10);&quot;        INPUT_RESOURCE&quot;; CHAR(10); &quot;        {&quot;; CHAR(10); &quot;            ResourceName = &quot;; [Conversion.L47]; CHAR(10); &quot;            Ratio = &quot;; [Conversion.O47]; CHAR(10); &quot;        }&quot;))">
            <text:p/>
          </table:table-cell>
          <table:table-cell table:formula="of:=IF(ISBLANK([Conversion.Q47]);&quot;&quot;;CONCATENATE(CHAR(10);&quot;        INPUT_RESOURCE&quot;; CHAR(10); &quot;        {&quot;; CHAR(10); &quot;            ResourceName = &quot;; [Conversion.P47]; CHAR(10); &quot;            Ratio = &quot;; [Conversion.S47]; CHAR(10); &quot;        }&quot;))">
            <text:p/>
          </table:table-cell>
          <table:table-cell table:formula="of:=IF(ISBLANK([Conversion.C47]);&quot;&quot;;CONCATENATE(CHAR(10); &quot;        OUTPUT_RESOURCE&quot;; CHAR(10); &quot;        {&quot;; CHAR(10); &quot;            ResourceName = ElectricCharge&quot;; CHAR(10); &quot;            Ratio = &quot;; [Conversion.C47]; CHAR(10); &quot;            DumpExcess = true&quot;; CHAR(10); &quot;        }&quot;))">
            <text:p/>
          </table:table-cell>
          <table:table-cell table:formula="of:=IF(ISBLANK([Conversion.U47]);&quot;&quot;;CONCATENATE(CHAR(10); &quot;        OUTPUT_RESOURCE&quot;; CHAR(10); &quot;        {&quot;; CHAR(10); &quot;            ResourceName = &quot;; [Conversion.T47]; CHAR(10); &quot;            Ratio = &quot;; [Conversion.W47]; CHAR(10); &quot;            DumpExcess = false&quot;; CHAR(10); &quot;        }&quot;))">
            <text:p/>
          </table:table-cell>
          <table:table-cell table:formula="of:=IF(ISBLANK([Conversion.Y47]);&quot;&quot;;CONCATENATE(CHAR(10); &quot;        OUTPUT_RESOURCE&quot;; CHAR(10); &quot;        {&quot;; CHAR(10); &quot;            ResourceName = &quot;; [Conversion.X47]; CHAR(10); &quot;            Ratio = &quot;; [Conversion.AA47]; CHAR(10); &quot;            DumpExcess = false&quot;; CHAR(10); &quot;        }&quot;))">
            <text:p/>
          </table:table-cell>
          <table:table-cell table:formula="of:=IF(ISBLANK([Conversion.AC47]);&quot;&quot;;CONCATENATE(CHAR(10); &quot;        OUTPUT_RESOURCE&quot;; CHAR(10); &quot;        {&quot;; CHAR(10); &quot;            ResourceName = &quot;; [Conversion.AB47]; CHAR(10); &quot;            Ratio = &quot;; [Conversion.AE47]; CHAR(10); &quot;            DumpExcess = false&quot;; CHAR(10); &quot;        }&quot;))">
            <text:p/>
          </table:table-cell>
          <table:table-cell table:formula="of:=IF(ISBLANK([Conversion.AG47]);&quot;&quot;;CONCATENATE(CHAR(10); &quot;        OUTPUT_RESOURCE&quot;; CHAR(10); &quot;        {&quot;; CHAR(10); &quot;            ResourceName = &quot;; [Conversion.AF47]; CHAR(10); &quot;            Ratio = &quot;; [Conversion.AI4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8]);&quot;&quot;;CONCATENATE(&quot;    MODULE&quot;; CHAR(10); &quot;    {&quot;; CHAR(10); &quot;        name = ModuleResourceConverter&quot;; CHAR(10); &quot;        ConverterName = &quot;; [Conversion.A48]; CHAR(10); &quot;        StartActionName = Start &quot;; [Conversion.A48]; CHAR(10); &quot;        StopActionName = Stop &quot;; [Conversion.A48]; CHAR(10); &quot;        AutoShutdown = false&quot;; CHAR(10); &quot;        GeneratesHeat = true&quot;; CHAR(10); &quot;        UseSpecialistBonus = false&quot;; CHAR(10); [.B48]; [.C48]; [.D48]; [.E48]; [.F48]; [.G48]; [.H48]; [.I48]; [.J48]; CHAR(10); &quot;    }&quot;))">
            <text:p/>
          </table:table-cell>
          <table:table-cell table:formula="of:=IF(ISBLANK([Conversion.B48]);&quot;&quot;;CONCATENATE(CHAR(10);&quot;        INPUT_RESOURCE&quot;; CHAR(10); &quot;        {&quot;; CHAR(10); &quot;            ResourceName = ElectricCharge&quot;; CHAR(10); &quot;            Ratio = &quot;; [Conversion.B48]; CHAR(10); &quot;        }&quot;))">
            <text:p/>
          </table:table-cell>
          <table:table-cell table:formula="of:=IF(ISBLANK([Conversion.I48]);&quot;&quot;;CONCATENATE(CHAR(10);&quot;        INPUT_RESOURCE&quot;; CHAR(10); &quot;        {&quot;; CHAR(10); &quot;            ResourceName = &quot;; [Conversion.H48]; CHAR(10); &quot;            Ratio = &quot;; [Conversion.K48]; CHAR(10); &quot;        }&quot;))">
            <text:p/>
          </table:table-cell>
          <table:table-cell table:formula="of:=IF(ISBLANK([Conversion.M48]);&quot;&quot;;CONCATENATE(CHAR(10);&quot;        INPUT_RESOURCE&quot;; CHAR(10); &quot;        {&quot;; CHAR(10); &quot;            ResourceName = &quot;; [Conversion.L48]; CHAR(10); &quot;            Ratio = &quot;; [Conversion.O48]; CHAR(10); &quot;        }&quot;))">
            <text:p/>
          </table:table-cell>
          <table:table-cell table:formula="of:=IF(ISBLANK([Conversion.Q48]);&quot;&quot;;CONCATENATE(CHAR(10);&quot;        INPUT_RESOURCE&quot;; CHAR(10); &quot;        {&quot;; CHAR(10); &quot;            ResourceName = &quot;; [Conversion.P48]; CHAR(10); &quot;            Ratio = &quot;; [Conversion.S48]; CHAR(10); &quot;        }&quot;))">
            <text:p/>
          </table:table-cell>
          <table:table-cell table:formula="of:=IF(ISBLANK([Conversion.C48]);&quot;&quot;;CONCATENATE(CHAR(10); &quot;        OUTPUT_RESOURCE&quot;; CHAR(10); &quot;        {&quot;; CHAR(10); &quot;            ResourceName = ElectricCharge&quot;; CHAR(10); &quot;            Ratio = &quot;; [Conversion.C48]; CHAR(10); &quot;            DumpExcess = true&quot;; CHAR(10); &quot;        }&quot;))">
            <text:p/>
          </table:table-cell>
          <table:table-cell table:formula="of:=IF(ISBLANK([Conversion.U48]);&quot;&quot;;CONCATENATE(CHAR(10); &quot;        OUTPUT_RESOURCE&quot;; CHAR(10); &quot;        {&quot;; CHAR(10); &quot;            ResourceName = &quot;; [Conversion.T48]; CHAR(10); &quot;            Ratio = &quot;; [Conversion.W48]; CHAR(10); &quot;            DumpExcess = false&quot;; CHAR(10); &quot;        }&quot;))">
            <text:p/>
          </table:table-cell>
          <table:table-cell table:formula="of:=IF(ISBLANK([Conversion.Y48]);&quot;&quot;;CONCATENATE(CHAR(10); &quot;        OUTPUT_RESOURCE&quot;; CHAR(10); &quot;        {&quot;; CHAR(10); &quot;            ResourceName = &quot;; [Conversion.X48]; CHAR(10); &quot;            Ratio = &quot;; [Conversion.AA48]; CHAR(10); &quot;            DumpExcess = false&quot;; CHAR(10); &quot;        }&quot;))">
            <text:p/>
          </table:table-cell>
          <table:table-cell table:formula="of:=IF(ISBLANK([Conversion.AC48]);&quot;&quot;;CONCATENATE(CHAR(10); &quot;        OUTPUT_RESOURCE&quot;; CHAR(10); &quot;        {&quot;; CHAR(10); &quot;            ResourceName = &quot;; [Conversion.AB48]; CHAR(10); &quot;            Ratio = &quot;; [Conversion.AE48]; CHAR(10); &quot;            DumpExcess = false&quot;; CHAR(10); &quot;        }&quot;))">
            <text:p/>
          </table:table-cell>
          <table:table-cell table:formula="of:=IF(ISBLANK([Conversion.AG48]);&quot;&quot;;CONCATENATE(CHAR(10); &quot;        OUTPUT_RESOURCE&quot;; CHAR(10); &quot;        {&quot;; CHAR(10); &quot;            ResourceName = &quot;; [Conversion.AF48]; CHAR(10); &quot;            Ratio = &quot;; [Conversion.AI4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9]);&quot;&quot;;CONCATENATE(&quot;    MODULE&quot;; CHAR(10); &quot;    {&quot;; CHAR(10); &quot;        name = ModuleResourceConverter&quot;; CHAR(10); &quot;        ConverterName = &quot;; [Conversion.A49]; CHAR(10); &quot;        StartActionName = Start &quot;; [Conversion.A49]; CHAR(10); &quot;        StopActionName = Stop &quot;; [Conversion.A49]; CHAR(10); &quot;        AutoShutdown = false&quot;; CHAR(10); &quot;        GeneratesHeat = true&quot;; CHAR(10); &quot;        UseSpecialistBonus = false&quot;; CHAR(10); [.B49]; [.C49]; [.D49]; [.E49]; [.F49]; [.G49]; [.H49]; [.I49]; [.J49]; CHAR(10); &quot;    }&quot;))">
            <text:p/>
          </table:table-cell>
          <table:table-cell table:formula="of:=IF(ISBLANK([Conversion.B49]);&quot;&quot;;CONCATENATE(CHAR(10);&quot;        INPUT_RESOURCE&quot;; CHAR(10); &quot;        {&quot;; CHAR(10); &quot;            ResourceName = ElectricCharge&quot;; CHAR(10); &quot;            Ratio = &quot;; [Conversion.B49]; CHAR(10); &quot;        }&quot;))">
            <text:p/>
          </table:table-cell>
          <table:table-cell table:formula="of:=IF(ISBLANK([Conversion.I49]);&quot;&quot;;CONCATENATE(CHAR(10);&quot;        INPUT_RESOURCE&quot;; CHAR(10); &quot;        {&quot;; CHAR(10); &quot;            ResourceName = &quot;; [Conversion.H49]; CHAR(10); &quot;            Ratio = &quot;; [Conversion.K49]; CHAR(10); &quot;        }&quot;))">
            <text:p/>
          </table:table-cell>
          <table:table-cell table:formula="of:=IF(ISBLANK([Conversion.M49]);&quot;&quot;;CONCATENATE(CHAR(10);&quot;        INPUT_RESOURCE&quot;; CHAR(10); &quot;        {&quot;; CHAR(10); &quot;            ResourceName = &quot;; [Conversion.L49]; CHAR(10); &quot;            Ratio = &quot;; [Conversion.O49]; CHAR(10); &quot;        }&quot;))">
            <text:p/>
          </table:table-cell>
          <table:table-cell table:formula="of:=IF(ISBLANK([Conversion.Q49]);&quot;&quot;;CONCATENATE(CHAR(10);&quot;        INPUT_RESOURCE&quot;; CHAR(10); &quot;        {&quot;; CHAR(10); &quot;            ResourceName = &quot;; [Conversion.P49]; CHAR(10); &quot;            Ratio = &quot;; [Conversion.S49]; CHAR(10); &quot;        }&quot;))">
            <text:p/>
          </table:table-cell>
          <table:table-cell table:formula="of:=IF(ISBLANK([Conversion.C49]);&quot;&quot;;CONCATENATE(CHAR(10); &quot;        OUTPUT_RESOURCE&quot;; CHAR(10); &quot;        {&quot;; CHAR(10); &quot;            ResourceName = ElectricCharge&quot;; CHAR(10); &quot;            Ratio = &quot;; [Conversion.C49]; CHAR(10); &quot;            DumpExcess = true&quot;; CHAR(10); &quot;        }&quot;))">
            <text:p/>
          </table:table-cell>
          <table:table-cell table:formula="of:=IF(ISBLANK([Conversion.U49]);&quot;&quot;;CONCATENATE(CHAR(10); &quot;        OUTPUT_RESOURCE&quot;; CHAR(10); &quot;        {&quot;; CHAR(10); &quot;            ResourceName = &quot;; [Conversion.T49]; CHAR(10); &quot;            Ratio = &quot;; [Conversion.W49]; CHAR(10); &quot;            DumpExcess = false&quot;; CHAR(10); &quot;        }&quot;))">
            <text:p/>
          </table:table-cell>
          <table:table-cell table:formula="of:=IF(ISBLANK([Conversion.Y49]);&quot;&quot;;CONCATENATE(CHAR(10); &quot;        OUTPUT_RESOURCE&quot;; CHAR(10); &quot;        {&quot;; CHAR(10); &quot;            ResourceName = &quot;; [Conversion.X49]; CHAR(10); &quot;            Ratio = &quot;; [Conversion.AA49]; CHAR(10); &quot;            DumpExcess = false&quot;; CHAR(10); &quot;        }&quot;))">
            <text:p/>
          </table:table-cell>
          <table:table-cell table:formula="of:=IF(ISBLANK([Conversion.AC49]);&quot;&quot;;CONCATENATE(CHAR(10); &quot;        OUTPUT_RESOURCE&quot;; CHAR(10); &quot;        {&quot;; CHAR(10); &quot;            ResourceName = &quot;; [Conversion.AB49]; CHAR(10); &quot;            Ratio = &quot;; [Conversion.AE49]; CHAR(10); &quot;            DumpExcess = false&quot;; CHAR(10); &quot;        }&quot;))">
            <text:p/>
          </table:table-cell>
          <table:table-cell table:formula="of:=IF(ISBLANK([Conversion.AG49]);&quot;&quot;;CONCATENATE(CHAR(10); &quot;        OUTPUT_RESOURCE&quot;; CHAR(10); &quot;        {&quot;; CHAR(10); &quot;            ResourceName = &quot;; [Conversion.AF49]; CHAR(10); &quot;            Ratio = &quot;; [Conversion.AI4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0]);&quot;&quot;;CONCATENATE(&quot;    MODULE&quot;; CHAR(10); &quot;    {&quot;; CHAR(10); &quot;        name = ModuleResourceConverter&quot;; CHAR(10); &quot;        ConverterName = &quot;; [Conversion.A50]; CHAR(10); &quot;        StartActionName = Start &quot;; [Conversion.A50]; CHAR(10); &quot;        StopActionName = Stop &quot;; [Conversion.A50]; CHAR(10); &quot;        AutoShutdown = false&quot;; CHAR(10); &quot;        GeneratesHeat = true&quot;; CHAR(10); &quot;        UseSpecialistBonus = false&quot;; CHAR(10); [.B50]; [.C50]; [.D50]; [.E50]; [.F50]; [.G50]; [.H50]; [.I50]; [.J50]; CHAR(10); &quot;    }&quot;))">
            <text:p/>
          </table:table-cell>
          <table:table-cell table:formula="of:=IF(ISBLANK([Conversion.B50]);&quot;&quot;;CONCATENATE(CHAR(10);&quot;        INPUT_RESOURCE&quot;; CHAR(10); &quot;        {&quot;; CHAR(10); &quot;            ResourceName = ElectricCharge&quot;; CHAR(10); &quot;            Ratio = &quot;; [Conversion.B50]; CHAR(10); &quot;        }&quot;))">
            <text:p/>
          </table:table-cell>
          <table:table-cell table:formula="of:=IF(ISBLANK([Conversion.I50]);&quot;&quot;;CONCATENATE(CHAR(10);&quot;        INPUT_RESOURCE&quot;; CHAR(10); &quot;        {&quot;; CHAR(10); &quot;            ResourceName = &quot;; [Conversion.H50]; CHAR(10); &quot;            Ratio = &quot;; [Conversion.K50]; CHAR(10); &quot;        }&quot;))">
            <text:p/>
          </table:table-cell>
          <table:table-cell table:formula="of:=IF(ISBLANK([Conversion.M50]);&quot;&quot;;CONCATENATE(CHAR(10);&quot;        INPUT_RESOURCE&quot;; CHAR(10); &quot;        {&quot;; CHAR(10); &quot;            ResourceName = &quot;; [Conversion.L50]; CHAR(10); &quot;            Ratio = &quot;; [Conversion.O50]; CHAR(10); &quot;        }&quot;))">
            <text:p/>
          </table:table-cell>
          <table:table-cell table:formula="of:=IF(ISBLANK([Conversion.Q50]);&quot;&quot;;CONCATENATE(CHAR(10);&quot;        INPUT_RESOURCE&quot;; CHAR(10); &quot;        {&quot;; CHAR(10); &quot;            ResourceName = &quot;; [Conversion.P50]; CHAR(10); &quot;            Ratio = &quot;; [Conversion.S50]; CHAR(10); &quot;        }&quot;))">
            <text:p/>
          </table:table-cell>
          <table:table-cell table:formula="of:=IF(ISBLANK([Conversion.C50]);&quot;&quot;;CONCATENATE(CHAR(10); &quot;        OUTPUT_RESOURCE&quot;; CHAR(10); &quot;        {&quot;; CHAR(10); &quot;            ResourceName = ElectricCharge&quot;; CHAR(10); &quot;            Ratio = &quot;; [Conversion.C50]; CHAR(10); &quot;            DumpExcess = true&quot;; CHAR(10); &quot;        }&quot;))">
            <text:p/>
          </table:table-cell>
          <table:table-cell table:formula="of:=IF(ISBLANK([Conversion.U50]);&quot;&quot;;CONCATENATE(CHAR(10); &quot;        OUTPUT_RESOURCE&quot;; CHAR(10); &quot;        {&quot;; CHAR(10); &quot;            ResourceName = &quot;; [Conversion.T50]; CHAR(10); &quot;            Ratio = &quot;; [Conversion.W50]; CHAR(10); &quot;            DumpExcess = false&quot;; CHAR(10); &quot;        }&quot;))">
            <text:p/>
          </table:table-cell>
          <table:table-cell table:formula="of:=IF(ISBLANK([Conversion.Y50]);&quot;&quot;;CONCATENATE(CHAR(10); &quot;        OUTPUT_RESOURCE&quot;; CHAR(10); &quot;        {&quot;; CHAR(10); &quot;            ResourceName = &quot;; [Conversion.X50]; CHAR(10); &quot;            Ratio = &quot;; [Conversion.AA50]; CHAR(10); &quot;            DumpExcess = false&quot;; CHAR(10); &quot;        }&quot;))">
            <text:p/>
          </table:table-cell>
          <table:table-cell table:formula="of:=IF(ISBLANK([Conversion.AC50]);&quot;&quot;;CONCATENATE(CHAR(10); &quot;        OUTPUT_RESOURCE&quot;; CHAR(10); &quot;        {&quot;; CHAR(10); &quot;            ResourceName = &quot;; [Conversion.AB50]; CHAR(10); &quot;            Ratio = &quot;; [Conversion.AE50]; CHAR(10); &quot;            DumpExcess = false&quot;; CHAR(10); &quot;        }&quot;))">
            <text:p/>
          </table:table-cell>
          <table:table-cell table:formula="of:=IF(ISBLANK([Conversion.AG50]);&quot;&quot;;CONCATENATE(CHAR(10); &quot;        OUTPUT_RESOURCE&quot;; CHAR(10); &quot;        {&quot;; CHAR(10); &quot;            ResourceName = &quot;; [Conversion.AF50]; CHAR(10); &quot;            Ratio = &quot;; [Conversion.AI5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1]);&quot;&quot;;CONCATENATE(&quot;    MODULE&quot;; CHAR(10); &quot;    {&quot;; CHAR(10); &quot;        name = ModuleResourceConverter&quot;; CHAR(10); &quot;        ConverterName = &quot;; [Conversion.A51]; CHAR(10); &quot;        StartActionName = Start &quot;; [Conversion.A51]; CHAR(10); &quot;        StopActionName = Stop &quot;; [Conversion.A51]; CHAR(10); &quot;        AutoShutdown = false&quot;; CHAR(10); &quot;        GeneratesHeat = true&quot;; CHAR(10); &quot;        UseSpecialistBonus = false&quot;; CHAR(10); [.B51]; [.C51]; [.D51]; [.E51]; [.F51]; [.G51]; [.H51]; [.I51]; [.J51]; CHAR(10); &quot;    }&quot;))">
            <text:p/>
          </table:table-cell>
          <table:table-cell table:formula="of:=IF(ISBLANK([Conversion.B51]);&quot;&quot;;CONCATENATE(CHAR(10);&quot;        INPUT_RESOURCE&quot;; CHAR(10); &quot;        {&quot;; CHAR(10); &quot;            ResourceName = ElectricCharge&quot;; CHAR(10); &quot;            Ratio = &quot;; [Conversion.B51]; CHAR(10); &quot;        }&quot;))">
            <text:p/>
          </table:table-cell>
          <table:table-cell table:formula="of:=IF(ISBLANK([Conversion.I51]);&quot;&quot;;CONCATENATE(CHAR(10);&quot;        INPUT_RESOURCE&quot;; CHAR(10); &quot;        {&quot;; CHAR(10); &quot;            ResourceName = &quot;; [Conversion.H51]; CHAR(10); &quot;            Ratio = &quot;; [Conversion.K51]; CHAR(10); &quot;        }&quot;))">
            <text:p/>
          </table:table-cell>
          <table:table-cell table:formula="of:=IF(ISBLANK([Conversion.M51]);&quot;&quot;;CONCATENATE(CHAR(10);&quot;        INPUT_RESOURCE&quot;; CHAR(10); &quot;        {&quot;; CHAR(10); &quot;            ResourceName = &quot;; [Conversion.L51]; CHAR(10); &quot;            Ratio = &quot;; [Conversion.O51]; CHAR(10); &quot;        }&quot;))">
            <text:p/>
          </table:table-cell>
          <table:table-cell table:formula="of:=IF(ISBLANK([Conversion.Q51]);&quot;&quot;;CONCATENATE(CHAR(10);&quot;        INPUT_RESOURCE&quot;; CHAR(10); &quot;        {&quot;; CHAR(10); &quot;            ResourceName = &quot;; [Conversion.P51]; CHAR(10); &quot;            Ratio = &quot;; [Conversion.S51]; CHAR(10); &quot;        }&quot;))">
            <text:p/>
          </table:table-cell>
          <table:table-cell table:formula="of:=IF(ISBLANK([Conversion.C51]);&quot;&quot;;CONCATENATE(CHAR(10); &quot;        OUTPUT_RESOURCE&quot;; CHAR(10); &quot;        {&quot;; CHAR(10); &quot;            ResourceName = ElectricCharge&quot;; CHAR(10); &quot;            Ratio = &quot;; [Conversion.C51]; CHAR(10); &quot;            DumpExcess = true&quot;; CHAR(10); &quot;        }&quot;))">
            <text:p/>
          </table:table-cell>
          <table:table-cell table:formula="of:=IF(ISBLANK([Conversion.U51]);&quot;&quot;;CONCATENATE(CHAR(10); &quot;        OUTPUT_RESOURCE&quot;; CHAR(10); &quot;        {&quot;; CHAR(10); &quot;            ResourceName = &quot;; [Conversion.T51]; CHAR(10); &quot;            Ratio = &quot;; [Conversion.W51]; CHAR(10); &quot;            DumpExcess = false&quot;; CHAR(10); &quot;        }&quot;))">
            <text:p/>
          </table:table-cell>
          <table:table-cell table:formula="of:=IF(ISBLANK([Conversion.Y51]);&quot;&quot;;CONCATENATE(CHAR(10); &quot;        OUTPUT_RESOURCE&quot;; CHAR(10); &quot;        {&quot;; CHAR(10); &quot;            ResourceName = &quot;; [Conversion.X51]; CHAR(10); &quot;            Ratio = &quot;; [Conversion.AA51]; CHAR(10); &quot;            DumpExcess = false&quot;; CHAR(10); &quot;        }&quot;))">
            <text:p/>
          </table:table-cell>
          <table:table-cell table:formula="of:=IF(ISBLANK([Conversion.AC51]);&quot;&quot;;CONCATENATE(CHAR(10); &quot;        OUTPUT_RESOURCE&quot;; CHAR(10); &quot;        {&quot;; CHAR(10); &quot;            ResourceName = &quot;; [Conversion.AB51]; CHAR(10); &quot;            Ratio = &quot;; [Conversion.AE51]; CHAR(10); &quot;            DumpExcess = false&quot;; CHAR(10); &quot;        }&quot;))">
            <text:p/>
          </table:table-cell>
          <table:table-cell table:formula="of:=IF(ISBLANK([Conversion.AG51]);&quot;&quot;;CONCATENATE(CHAR(10); &quot;        OUTPUT_RESOURCE&quot;; CHAR(10); &quot;        {&quot;; CHAR(10); &quot;            ResourceName = &quot;; [Conversion.AF51]; CHAR(10); &quot;            Ratio = &quot;; [Conversion.AI5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2]);&quot;&quot;;CONCATENATE(&quot;    MODULE&quot;; CHAR(10); &quot;    {&quot;; CHAR(10); &quot;        name = ModuleResourceConverter&quot;; CHAR(10); &quot;        ConverterName = &quot;; [Conversion.A52]; CHAR(10); &quot;        StartActionName = Start &quot;; [Conversion.A52]; CHAR(10); &quot;        StopActionName = Stop &quot;; [Conversion.A52]; CHAR(10); &quot;        AutoShutdown = false&quot;; CHAR(10); &quot;        GeneratesHeat = true&quot;; CHAR(10); &quot;        UseSpecialistBonus = false&quot;; CHAR(10); [.B52]; [.C52]; [.D52]; [.E52]; [.F52]; [.G52]; [.H52]; [.I52]; [.J52]; CHAR(10); &quot;    }&quot;))">
            <text:p/>
          </table:table-cell>
          <table:table-cell table:formula="of:=IF(ISBLANK([Conversion.B52]);&quot;&quot;;CONCATENATE(CHAR(10);&quot;        INPUT_RESOURCE&quot;; CHAR(10); &quot;        {&quot;; CHAR(10); &quot;            ResourceName = ElectricCharge&quot;; CHAR(10); &quot;            Ratio = &quot;; [Conversion.B52]; CHAR(10); &quot;        }&quot;))">
            <text:p/>
          </table:table-cell>
          <table:table-cell table:formula="of:=IF(ISBLANK([Conversion.I52]);&quot;&quot;;CONCATENATE(CHAR(10);&quot;        INPUT_RESOURCE&quot;; CHAR(10); &quot;        {&quot;; CHAR(10); &quot;            ResourceName = &quot;; [Conversion.H52]; CHAR(10); &quot;            Ratio = &quot;; [Conversion.K52]; CHAR(10); &quot;        }&quot;))">
            <text:p/>
          </table:table-cell>
          <table:table-cell table:formula="of:=IF(ISBLANK([Conversion.M52]);&quot;&quot;;CONCATENATE(CHAR(10);&quot;        INPUT_RESOURCE&quot;; CHAR(10); &quot;        {&quot;; CHAR(10); &quot;            ResourceName = &quot;; [Conversion.L52]; CHAR(10); &quot;            Ratio = &quot;; [Conversion.O52]; CHAR(10); &quot;        }&quot;))">
            <text:p/>
          </table:table-cell>
          <table:table-cell table:formula="of:=IF(ISBLANK([Conversion.Q52]);&quot;&quot;;CONCATENATE(CHAR(10);&quot;        INPUT_RESOURCE&quot;; CHAR(10); &quot;        {&quot;; CHAR(10); &quot;            ResourceName = &quot;; [Conversion.P52]; CHAR(10); &quot;            Ratio = &quot;; [Conversion.S52]; CHAR(10); &quot;        }&quot;))">
            <text:p/>
          </table:table-cell>
          <table:table-cell table:formula="of:=IF(ISBLANK([Conversion.C52]);&quot;&quot;;CONCATENATE(CHAR(10); &quot;        OUTPUT_RESOURCE&quot;; CHAR(10); &quot;        {&quot;; CHAR(10); &quot;            ResourceName = ElectricCharge&quot;; CHAR(10); &quot;            Ratio = &quot;; [Conversion.C52]; CHAR(10); &quot;            DumpExcess = true&quot;; CHAR(10); &quot;        }&quot;))">
            <text:p/>
          </table:table-cell>
          <table:table-cell table:formula="of:=IF(ISBLANK([Conversion.U52]);&quot;&quot;;CONCATENATE(CHAR(10); &quot;        OUTPUT_RESOURCE&quot;; CHAR(10); &quot;        {&quot;; CHAR(10); &quot;            ResourceName = &quot;; [Conversion.T52]; CHAR(10); &quot;            Ratio = &quot;; [Conversion.W52]; CHAR(10); &quot;            DumpExcess = false&quot;; CHAR(10); &quot;        }&quot;))">
            <text:p/>
          </table:table-cell>
          <table:table-cell table:formula="of:=IF(ISBLANK([Conversion.Y52]);&quot;&quot;;CONCATENATE(CHAR(10); &quot;        OUTPUT_RESOURCE&quot;; CHAR(10); &quot;        {&quot;; CHAR(10); &quot;            ResourceName = &quot;; [Conversion.X52]; CHAR(10); &quot;            Ratio = &quot;; [Conversion.AA52]; CHAR(10); &quot;            DumpExcess = false&quot;; CHAR(10); &quot;        }&quot;))">
            <text:p/>
          </table:table-cell>
          <table:table-cell table:formula="of:=IF(ISBLANK([Conversion.AC52]);&quot;&quot;;CONCATENATE(CHAR(10); &quot;        OUTPUT_RESOURCE&quot;; CHAR(10); &quot;        {&quot;; CHAR(10); &quot;            ResourceName = &quot;; [Conversion.AB52]; CHAR(10); &quot;            Ratio = &quot;; [Conversion.AE52]; CHAR(10); &quot;            DumpExcess = false&quot;; CHAR(10); &quot;        }&quot;))">
            <text:p/>
          </table:table-cell>
          <table:table-cell table:formula="of:=IF(ISBLANK([Conversion.AG52]);&quot;&quot;;CONCATENATE(CHAR(10); &quot;        OUTPUT_RESOURCE&quot;; CHAR(10); &quot;        {&quot;; CHAR(10); &quot;            ResourceName = &quot;; [Conversion.AF52]; CHAR(10); &quot;            Ratio = &quot;; [Conversion.AI5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3]);&quot;&quot;;CONCATENATE(&quot;    MODULE&quot;; CHAR(10); &quot;    {&quot;; CHAR(10); &quot;        name = ModuleResourceConverter&quot;; CHAR(10); &quot;        ConverterName = &quot;; [Conversion.A53]; CHAR(10); &quot;        StartActionName = Start &quot;; [Conversion.A53]; CHAR(10); &quot;        StopActionName = Stop &quot;; [Conversion.A53]; CHAR(10); &quot;        AutoShutdown = false&quot;; CHAR(10); &quot;        GeneratesHeat = true&quot;; CHAR(10); &quot;        UseSpecialistBonus = false&quot;; CHAR(10); [.B53]; [.C53]; [.D53]; [.E53]; [.F53]; [.G53]; [.H53]; [.I53]; [.J53]; CHAR(10); &quot;    }&quot;))">
            <text:p/>
          </table:table-cell>
          <table:table-cell table:formula="of:=IF(ISBLANK([Conversion.B53]);&quot;&quot;;CONCATENATE(CHAR(10);&quot;        INPUT_RESOURCE&quot;; CHAR(10); &quot;        {&quot;; CHAR(10); &quot;            ResourceName = ElectricCharge&quot;; CHAR(10); &quot;            Ratio = &quot;; [Conversion.B53]; CHAR(10); &quot;        }&quot;))">
            <text:p/>
          </table:table-cell>
          <table:table-cell table:formula="of:=IF(ISBLANK([Conversion.I53]);&quot;&quot;;CONCATENATE(CHAR(10);&quot;        INPUT_RESOURCE&quot;; CHAR(10); &quot;        {&quot;; CHAR(10); &quot;            ResourceName = &quot;; [Conversion.H53]; CHAR(10); &quot;            Ratio = &quot;; [Conversion.K53]; CHAR(10); &quot;        }&quot;))">
            <text:p/>
          </table:table-cell>
          <table:table-cell table:formula="of:=IF(ISBLANK([Conversion.M53]);&quot;&quot;;CONCATENATE(CHAR(10);&quot;        INPUT_RESOURCE&quot;; CHAR(10); &quot;        {&quot;; CHAR(10); &quot;            ResourceName = &quot;; [Conversion.L53]; CHAR(10); &quot;            Ratio = &quot;; [Conversion.O53]; CHAR(10); &quot;        }&quot;))">
            <text:p/>
          </table:table-cell>
          <table:table-cell table:formula="of:=IF(ISBLANK([Conversion.Q53]);&quot;&quot;;CONCATENATE(CHAR(10);&quot;        INPUT_RESOURCE&quot;; CHAR(10); &quot;        {&quot;; CHAR(10); &quot;            ResourceName = &quot;; [Conversion.P53]; CHAR(10); &quot;            Ratio = &quot;; [Conversion.S53]; CHAR(10); &quot;        }&quot;))">
            <text:p/>
          </table:table-cell>
          <table:table-cell table:formula="of:=IF(ISBLANK([Conversion.C53]);&quot;&quot;;CONCATENATE(CHAR(10); &quot;        OUTPUT_RESOURCE&quot;; CHAR(10); &quot;        {&quot;; CHAR(10); &quot;            ResourceName = ElectricCharge&quot;; CHAR(10); &quot;            Ratio = &quot;; [Conversion.C53]; CHAR(10); &quot;            DumpExcess = true&quot;; CHAR(10); &quot;        }&quot;))">
            <text:p/>
          </table:table-cell>
          <table:table-cell table:formula="of:=IF(ISBLANK([Conversion.U53]);&quot;&quot;;CONCATENATE(CHAR(10); &quot;        OUTPUT_RESOURCE&quot;; CHAR(10); &quot;        {&quot;; CHAR(10); &quot;            ResourceName = &quot;; [Conversion.T53]; CHAR(10); &quot;            Ratio = &quot;; [Conversion.W53]; CHAR(10); &quot;            DumpExcess = false&quot;; CHAR(10); &quot;        }&quot;))">
            <text:p/>
          </table:table-cell>
          <table:table-cell table:formula="of:=IF(ISBLANK([Conversion.Y53]);&quot;&quot;;CONCATENATE(CHAR(10); &quot;        OUTPUT_RESOURCE&quot;; CHAR(10); &quot;        {&quot;; CHAR(10); &quot;            ResourceName = &quot;; [Conversion.X53]; CHAR(10); &quot;            Ratio = &quot;; [Conversion.AA53]; CHAR(10); &quot;            DumpExcess = false&quot;; CHAR(10); &quot;        }&quot;))">
            <text:p/>
          </table:table-cell>
          <table:table-cell table:formula="of:=IF(ISBLANK([Conversion.AC53]);&quot;&quot;;CONCATENATE(CHAR(10); &quot;        OUTPUT_RESOURCE&quot;; CHAR(10); &quot;        {&quot;; CHAR(10); &quot;            ResourceName = &quot;; [Conversion.AB53]; CHAR(10); &quot;            Ratio = &quot;; [Conversion.AE53]; CHAR(10); &quot;            DumpExcess = false&quot;; CHAR(10); &quot;        }&quot;))">
            <text:p/>
          </table:table-cell>
          <table:table-cell table:formula="of:=IF(ISBLANK([Conversion.AG53]);&quot;&quot;;CONCATENATE(CHAR(10); &quot;        OUTPUT_RESOURCE&quot;; CHAR(10); &quot;        {&quot;; CHAR(10); &quot;            ResourceName = &quot;; [Conversion.AF53]; CHAR(10); &quot;            Ratio = &quot;; [Conversion.AI5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4]);&quot;&quot;;CONCATENATE(&quot;    MODULE&quot;; CHAR(10); &quot;    {&quot;; CHAR(10); &quot;        name = ModuleResourceConverter&quot;; CHAR(10); &quot;        ConverterName = &quot;; [Conversion.A54]; CHAR(10); &quot;        StartActionName = Start &quot;; [Conversion.A54]; CHAR(10); &quot;        StopActionName = Stop &quot;; [Conversion.A54]; CHAR(10); &quot;        AutoShutdown = false&quot;; CHAR(10); &quot;        GeneratesHeat = true&quot;; CHAR(10); &quot;        UseSpecialistBonus = false&quot;; CHAR(10); [.B54]; [.C54]; [.D54]; [.E54]; [.F54]; [.G54]; [.H54]; [.I54]; [.J54]; CHAR(10); &quot;    }&quot;))">
            <text:p/>
          </table:table-cell>
          <table:table-cell table:formula="of:=IF(ISBLANK([Conversion.B54]);&quot;&quot;;CONCATENATE(CHAR(10);&quot;        INPUT_RESOURCE&quot;; CHAR(10); &quot;        {&quot;; CHAR(10); &quot;            ResourceName = ElectricCharge&quot;; CHAR(10); &quot;            Ratio = &quot;; [Conversion.B54]; CHAR(10); &quot;        }&quot;))">
            <text:p/>
          </table:table-cell>
          <table:table-cell table:formula="of:=IF(ISBLANK([Conversion.I54]);&quot;&quot;;CONCATENATE(CHAR(10);&quot;        INPUT_RESOURCE&quot;; CHAR(10); &quot;        {&quot;; CHAR(10); &quot;            ResourceName = &quot;; [Conversion.H54]; CHAR(10); &quot;            Ratio = &quot;; [Conversion.K54]; CHAR(10); &quot;        }&quot;))">
            <text:p/>
          </table:table-cell>
          <table:table-cell table:formula="of:=IF(ISBLANK([Conversion.M54]);&quot;&quot;;CONCATENATE(CHAR(10);&quot;        INPUT_RESOURCE&quot;; CHAR(10); &quot;        {&quot;; CHAR(10); &quot;            ResourceName = &quot;; [Conversion.L54]; CHAR(10); &quot;            Ratio = &quot;; [Conversion.O54]; CHAR(10); &quot;        }&quot;))">
            <text:p/>
          </table:table-cell>
          <table:table-cell table:formula="of:=IF(ISBLANK([Conversion.Q54]);&quot;&quot;;CONCATENATE(CHAR(10);&quot;        INPUT_RESOURCE&quot;; CHAR(10); &quot;        {&quot;; CHAR(10); &quot;            ResourceName = &quot;; [Conversion.P54]; CHAR(10); &quot;            Ratio = &quot;; [Conversion.S54]; CHAR(10); &quot;        }&quot;))">
            <text:p/>
          </table:table-cell>
          <table:table-cell table:formula="of:=IF(ISBLANK([Conversion.C54]);&quot;&quot;;CONCATENATE(CHAR(10); &quot;        OUTPUT_RESOURCE&quot;; CHAR(10); &quot;        {&quot;; CHAR(10); &quot;            ResourceName = ElectricCharge&quot;; CHAR(10); &quot;            Ratio = &quot;; [Conversion.C54]; CHAR(10); &quot;            DumpExcess = true&quot;; CHAR(10); &quot;        }&quot;))">
            <text:p/>
          </table:table-cell>
          <table:table-cell table:formula="of:=IF(ISBLANK([Conversion.U54]);&quot;&quot;;CONCATENATE(CHAR(10); &quot;        OUTPUT_RESOURCE&quot;; CHAR(10); &quot;        {&quot;; CHAR(10); &quot;            ResourceName = &quot;; [Conversion.T54]; CHAR(10); &quot;            Ratio = &quot;; [Conversion.W54]; CHAR(10); &quot;            DumpExcess = false&quot;; CHAR(10); &quot;        }&quot;))">
            <text:p/>
          </table:table-cell>
          <table:table-cell table:formula="of:=IF(ISBLANK([Conversion.Y54]);&quot;&quot;;CONCATENATE(CHAR(10); &quot;        OUTPUT_RESOURCE&quot;; CHAR(10); &quot;        {&quot;; CHAR(10); &quot;            ResourceName = &quot;; [Conversion.X54]; CHAR(10); &quot;            Ratio = &quot;; [Conversion.AA54]; CHAR(10); &quot;            DumpExcess = false&quot;; CHAR(10); &quot;        }&quot;))">
            <text:p/>
          </table:table-cell>
          <table:table-cell table:formula="of:=IF(ISBLANK([Conversion.AC54]);&quot;&quot;;CONCATENATE(CHAR(10); &quot;        OUTPUT_RESOURCE&quot;; CHAR(10); &quot;        {&quot;; CHAR(10); &quot;            ResourceName = &quot;; [Conversion.AB54]; CHAR(10); &quot;            Ratio = &quot;; [Conversion.AE54]; CHAR(10); &quot;            DumpExcess = false&quot;; CHAR(10); &quot;        }&quot;))">
            <text:p/>
          </table:table-cell>
          <table:table-cell table:formula="of:=IF(ISBLANK([Conversion.AG54]);&quot;&quot;;CONCATENATE(CHAR(10); &quot;        OUTPUT_RESOURCE&quot;; CHAR(10); &quot;        {&quot;; CHAR(10); &quot;            ResourceName = &quot;; [Conversion.AF54]; CHAR(10); &quot;            Ratio = &quot;; [Conversion.AI5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5]);&quot;&quot;;CONCATENATE(&quot;    MODULE&quot;; CHAR(10); &quot;    {&quot;; CHAR(10); &quot;        name = ModuleResourceConverter&quot;; CHAR(10); &quot;        ConverterName = &quot;; [Conversion.A55]; CHAR(10); &quot;        StartActionName = Start &quot;; [Conversion.A55]; CHAR(10); &quot;        StopActionName = Stop &quot;; [Conversion.A55]; CHAR(10); &quot;        AutoShutdown = false&quot;; CHAR(10); &quot;        GeneratesHeat = true&quot;; CHAR(10); &quot;        UseSpecialistBonus = false&quot;; CHAR(10); [.B55]; [.C55]; [.D55]; [.E55]; [.F55]; [.G55]; [.H55]; [.I55]; [.J55]; CHAR(10); &quot;    }&quot;))">
            <text:p/>
          </table:table-cell>
          <table:table-cell table:formula="of:=IF(ISBLANK([Conversion.B55]);&quot;&quot;;CONCATENATE(CHAR(10);&quot;        INPUT_RESOURCE&quot;; CHAR(10); &quot;        {&quot;; CHAR(10); &quot;            ResourceName = ElectricCharge&quot;; CHAR(10); &quot;            Ratio = &quot;; [Conversion.B55]; CHAR(10); &quot;        }&quot;))">
            <text:p/>
          </table:table-cell>
          <table:table-cell table:formula="of:=IF(ISBLANK([Conversion.I55]);&quot;&quot;;CONCATENATE(CHAR(10);&quot;        INPUT_RESOURCE&quot;; CHAR(10); &quot;        {&quot;; CHAR(10); &quot;            ResourceName = &quot;; [Conversion.H55]; CHAR(10); &quot;            Ratio = &quot;; [Conversion.K55]; CHAR(10); &quot;        }&quot;))">
            <text:p/>
          </table:table-cell>
          <table:table-cell table:formula="of:=IF(ISBLANK([Conversion.M55]);&quot;&quot;;CONCATENATE(CHAR(10);&quot;        INPUT_RESOURCE&quot;; CHAR(10); &quot;        {&quot;; CHAR(10); &quot;            ResourceName = &quot;; [Conversion.L55]; CHAR(10); &quot;            Ratio = &quot;; [Conversion.O55]; CHAR(10); &quot;        }&quot;))">
            <text:p/>
          </table:table-cell>
          <table:table-cell table:formula="of:=IF(ISBLANK([Conversion.Q55]);&quot;&quot;;CONCATENATE(CHAR(10);&quot;        INPUT_RESOURCE&quot;; CHAR(10); &quot;        {&quot;; CHAR(10); &quot;            ResourceName = &quot;; [Conversion.P55]; CHAR(10); &quot;            Ratio = &quot;; [Conversion.S55]; CHAR(10); &quot;        }&quot;))">
            <text:p/>
          </table:table-cell>
          <table:table-cell table:formula="of:=IF(ISBLANK([Conversion.C55]);&quot;&quot;;CONCATENATE(CHAR(10); &quot;        OUTPUT_RESOURCE&quot;; CHAR(10); &quot;        {&quot;; CHAR(10); &quot;            ResourceName = ElectricCharge&quot;; CHAR(10); &quot;            Ratio = &quot;; [Conversion.C55]; CHAR(10); &quot;            DumpExcess = true&quot;; CHAR(10); &quot;        }&quot;))">
            <text:p/>
          </table:table-cell>
          <table:table-cell table:formula="of:=IF(ISBLANK([Conversion.U55]);&quot;&quot;;CONCATENATE(CHAR(10); &quot;        OUTPUT_RESOURCE&quot;; CHAR(10); &quot;        {&quot;; CHAR(10); &quot;            ResourceName = &quot;; [Conversion.T55]; CHAR(10); &quot;            Ratio = &quot;; [Conversion.W55]; CHAR(10); &quot;            DumpExcess = false&quot;; CHAR(10); &quot;        }&quot;))">
            <text:p/>
          </table:table-cell>
          <table:table-cell table:formula="of:=IF(ISBLANK([Conversion.Y55]);&quot;&quot;;CONCATENATE(CHAR(10); &quot;        OUTPUT_RESOURCE&quot;; CHAR(10); &quot;        {&quot;; CHAR(10); &quot;            ResourceName = &quot;; [Conversion.X55]; CHAR(10); &quot;            Ratio = &quot;; [Conversion.AA55]; CHAR(10); &quot;            DumpExcess = false&quot;; CHAR(10); &quot;        }&quot;))">
            <text:p/>
          </table:table-cell>
          <table:table-cell table:formula="of:=IF(ISBLANK([Conversion.AC55]);&quot;&quot;;CONCATENATE(CHAR(10); &quot;        OUTPUT_RESOURCE&quot;; CHAR(10); &quot;        {&quot;; CHAR(10); &quot;            ResourceName = &quot;; [Conversion.AB55]; CHAR(10); &quot;            Ratio = &quot;; [Conversion.AE55]; CHAR(10); &quot;            DumpExcess = false&quot;; CHAR(10); &quot;        }&quot;))">
            <text:p/>
          </table:table-cell>
          <table:table-cell table:formula="of:=IF(ISBLANK([Conversion.AG55]);&quot;&quot;;CONCATENATE(CHAR(10); &quot;        OUTPUT_RESOURCE&quot;; CHAR(10); &quot;        {&quot;; CHAR(10); &quot;            ResourceName = &quot;; [Conversion.AF55]; CHAR(10); &quot;            Ratio = &quot;; [Conversion.AI5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6]);&quot;&quot;;CONCATENATE(&quot;    MODULE&quot;; CHAR(10); &quot;    {&quot;; CHAR(10); &quot;        name = ModuleResourceConverter&quot;; CHAR(10); &quot;        ConverterName = &quot;; [Conversion.A56]; CHAR(10); &quot;        StartActionName = Start &quot;; [Conversion.A56]; CHAR(10); &quot;        StopActionName = Stop &quot;; [Conversion.A56]; CHAR(10); &quot;        AutoShutdown = false&quot;; CHAR(10); &quot;        GeneratesHeat = true&quot;; CHAR(10); &quot;        UseSpecialistBonus = false&quot;; CHAR(10); [.B56]; [.C56]; [.D56]; [.E56]; [.F56]; [.G56]; [.H56]; [.I56]; [.J56]; CHAR(10); &quot;    }&quot;))">
            <text:p/>
          </table:table-cell>
          <table:table-cell table:formula="of:=IF(ISBLANK([Conversion.B56]);&quot;&quot;;CONCATENATE(CHAR(10);&quot;        INPUT_RESOURCE&quot;; CHAR(10); &quot;        {&quot;; CHAR(10); &quot;            ResourceName = ElectricCharge&quot;; CHAR(10); &quot;            Ratio = &quot;; [Conversion.B56]; CHAR(10); &quot;        }&quot;))">
            <text:p/>
          </table:table-cell>
          <table:table-cell table:formula="of:=IF(ISBLANK([Conversion.I56]);&quot;&quot;;CONCATENATE(CHAR(10);&quot;        INPUT_RESOURCE&quot;; CHAR(10); &quot;        {&quot;; CHAR(10); &quot;            ResourceName = &quot;; [Conversion.H56]; CHAR(10); &quot;            Ratio = &quot;; [Conversion.K56]; CHAR(10); &quot;        }&quot;))">
            <text:p/>
          </table:table-cell>
          <table:table-cell table:formula="of:=IF(ISBLANK([Conversion.M56]);&quot;&quot;;CONCATENATE(CHAR(10);&quot;        INPUT_RESOURCE&quot;; CHAR(10); &quot;        {&quot;; CHAR(10); &quot;            ResourceName = &quot;; [Conversion.L56]; CHAR(10); &quot;            Ratio = &quot;; [Conversion.O56]; CHAR(10); &quot;        }&quot;))">
            <text:p/>
          </table:table-cell>
          <table:table-cell table:formula="of:=IF(ISBLANK([Conversion.Q56]);&quot;&quot;;CONCATENATE(CHAR(10);&quot;        INPUT_RESOURCE&quot;; CHAR(10); &quot;        {&quot;; CHAR(10); &quot;            ResourceName = &quot;; [Conversion.P56]; CHAR(10); &quot;            Ratio = &quot;; [Conversion.S56]; CHAR(10); &quot;        }&quot;))">
            <text:p/>
          </table:table-cell>
          <table:table-cell table:formula="of:=IF(ISBLANK([Conversion.C56]);&quot;&quot;;CONCATENATE(CHAR(10); &quot;        OUTPUT_RESOURCE&quot;; CHAR(10); &quot;        {&quot;; CHAR(10); &quot;            ResourceName = ElectricCharge&quot;; CHAR(10); &quot;            Ratio = &quot;; [Conversion.C56]; CHAR(10); &quot;            DumpExcess = true&quot;; CHAR(10); &quot;        }&quot;))">
            <text:p/>
          </table:table-cell>
          <table:table-cell table:formula="of:=IF(ISBLANK([Conversion.U56]);&quot;&quot;;CONCATENATE(CHAR(10); &quot;        OUTPUT_RESOURCE&quot;; CHAR(10); &quot;        {&quot;; CHAR(10); &quot;            ResourceName = &quot;; [Conversion.T56]; CHAR(10); &quot;            Ratio = &quot;; [Conversion.W56]; CHAR(10); &quot;            DumpExcess = false&quot;; CHAR(10); &quot;        }&quot;))">
            <text:p/>
          </table:table-cell>
          <table:table-cell table:formula="of:=IF(ISBLANK([Conversion.Y56]);&quot;&quot;;CONCATENATE(CHAR(10); &quot;        OUTPUT_RESOURCE&quot;; CHAR(10); &quot;        {&quot;; CHAR(10); &quot;            ResourceName = &quot;; [Conversion.X56]; CHAR(10); &quot;            Ratio = &quot;; [Conversion.AA56]; CHAR(10); &quot;            DumpExcess = false&quot;; CHAR(10); &quot;        }&quot;))">
            <text:p/>
          </table:table-cell>
          <table:table-cell table:formula="of:=IF(ISBLANK([Conversion.AC56]);&quot;&quot;;CONCATENATE(CHAR(10); &quot;        OUTPUT_RESOURCE&quot;; CHAR(10); &quot;        {&quot;; CHAR(10); &quot;            ResourceName = &quot;; [Conversion.AB56]; CHAR(10); &quot;            Ratio = &quot;; [Conversion.AE56]; CHAR(10); &quot;            DumpExcess = false&quot;; CHAR(10); &quot;        }&quot;))">
            <text:p/>
          </table:table-cell>
          <table:table-cell table:formula="of:=IF(ISBLANK([Conversion.AG56]);&quot;&quot;;CONCATENATE(CHAR(10); &quot;        OUTPUT_RESOURCE&quot;; CHAR(10); &quot;        {&quot;; CHAR(10); &quot;            ResourceName = &quot;; [Conversion.AF56]; CHAR(10); &quot;            Ratio = &quot;; [Conversion.AI5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7]);&quot;&quot;;CONCATENATE(&quot;    MODULE&quot;; CHAR(10); &quot;    {&quot;; CHAR(10); &quot;        name = ModuleResourceConverter&quot;; CHAR(10); &quot;        ConverterName = &quot;; [Conversion.A57]; CHAR(10); &quot;        StartActionName = Start &quot;; [Conversion.A57]; CHAR(10); &quot;        StopActionName = Stop &quot;; [Conversion.A57]; CHAR(10); &quot;        AutoShutdown = false&quot;; CHAR(10); &quot;        GeneratesHeat = true&quot;; CHAR(10); &quot;        UseSpecialistBonus = false&quot;; CHAR(10); [.B57]; [.C57]; [.D57]; [.E57]; [.F57]; [.G57]; [.H57]; [.I57]; [.J57]; CHAR(10); &quot;    }&quot;))">
            <text:p/>
          </table:table-cell>
          <table:table-cell table:formula="of:=IF(ISBLANK([Conversion.B57]);&quot;&quot;;CONCATENATE(CHAR(10);&quot;        INPUT_RESOURCE&quot;; CHAR(10); &quot;        {&quot;; CHAR(10); &quot;            ResourceName = ElectricCharge&quot;; CHAR(10); &quot;            Ratio = &quot;; [Conversion.B57]; CHAR(10); &quot;        }&quot;))">
            <text:p/>
          </table:table-cell>
          <table:table-cell table:formula="of:=IF(ISBLANK([Conversion.I57]);&quot;&quot;;CONCATENATE(CHAR(10);&quot;        INPUT_RESOURCE&quot;; CHAR(10); &quot;        {&quot;; CHAR(10); &quot;            ResourceName = &quot;; [Conversion.H57]; CHAR(10); &quot;            Ratio = &quot;; [Conversion.K57]; CHAR(10); &quot;        }&quot;))">
            <text:p/>
          </table:table-cell>
          <table:table-cell table:formula="of:=IF(ISBLANK([Conversion.M57]);&quot;&quot;;CONCATENATE(CHAR(10);&quot;        INPUT_RESOURCE&quot;; CHAR(10); &quot;        {&quot;; CHAR(10); &quot;            ResourceName = &quot;; [Conversion.L57]; CHAR(10); &quot;            Ratio = &quot;; [Conversion.O57]; CHAR(10); &quot;        }&quot;))">
            <text:p/>
          </table:table-cell>
          <table:table-cell table:formula="of:=IF(ISBLANK([Conversion.Q57]);&quot;&quot;;CONCATENATE(CHAR(10);&quot;        INPUT_RESOURCE&quot;; CHAR(10); &quot;        {&quot;; CHAR(10); &quot;            ResourceName = &quot;; [Conversion.P57]; CHAR(10); &quot;            Ratio = &quot;; [Conversion.S57]; CHAR(10); &quot;        }&quot;))">
            <text:p/>
          </table:table-cell>
          <table:table-cell table:formula="of:=IF(ISBLANK([Conversion.C57]);&quot;&quot;;CONCATENATE(CHAR(10); &quot;        OUTPUT_RESOURCE&quot;; CHAR(10); &quot;        {&quot;; CHAR(10); &quot;            ResourceName = ElectricCharge&quot;; CHAR(10); &quot;            Ratio = &quot;; [Conversion.C57]; CHAR(10); &quot;            DumpExcess = true&quot;; CHAR(10); &quot;        }&quot;))">
            <text:p/>
          </table:table-cell>
          <table:table-cell table:formula="of:=IF(ISBLANK([Conversion.U57]);&quot;&quot;;CONCATENATE(CHAR(10); &quot;        OUTPUT_RESOURCE&quot;; CHAR(10); &quot;        {&quot;; CHAR(10); &quot;            ResourceName = &quot;; [Conversion.T57]; CHAR(10); &quot;            Ratio = &quot;; [Conversion.W57]; CHAR(10); &quot;            DumpExcess = false&quot;; CHAR(10); &quot;        }&quot;))">
            <text:p/>
          </table:table-cell>
          <table:table-cell table:formula="of:=IF(ISBLANK([Conversion.Y57]);&quot;&quot;;CONCATENATE(CHAR(10); &quot;        OUTPUT_RESOURCE&quot;; CHAR(10); &quot;        {&quot;; CHAR(10); &quot;            ResourceName = &quot;; [Conversion.X57]; CHAR(10); &quot;            Ratio = &quot;; [Conversion.AA57]; CHAR(10); &quot;            DumpExcess = false&quot;; CHAR(10); &quot;        }&quot;))">
            <text:p/>
          </table:table-cell>
          <table:table-cell table:formula="of:=IF(ISBLANK([Conversion.AC57]);&quot;&quot;;CONCATENATE(CHAR(10); &quot;        OUTPUT_RESOURCE&quot;; CHAR(10); &quot;        {&quot;; CHAR(10); &quot;            ResourceName = &quot;; [Conversion.AB57]; CHAR(10); &quot;            Ratio = &quot;; [Conversion.AE57]; CHAR(10); &quot;            DumpExcess = false&quot;; CHAR(10); &quot;        }&quot;))">
            <text:p/>
          </table:table-cell>
          <table:table-cell table:formula="of:=IF(ISBLANK([Conversion.AG57]);&quot;&quot;;CONCATENATE(CHAR(10); &quot;        OUTPUT_RESOURCE&quot;; CHAR(10); &quot;        {&quot;; CHAR(10); &quot;            ResourceName = &quot;; [Conversion.AF57]; CHAR(10); &quot;            Ratio = &quot;; [Conversion.AI5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8]);&quot;&quot;;CONCATENATE(&quot;    MODULE&quot;; CHAR(10); &quot;    {&quot;; CHAR(10); &quot;        name = ModuleResourceConverter&quot;; CHAR(10); &quot;        ConverterName = &quot;; [Conversion.A58]; CHAR(10); &quot;        StartActionName = Start &quot;; [Conversion.A58]; CHAR(10); &quot;        StopActionName = Stop &quot;; [Conversion.A58]; CHAR(10); &quot;        AutoShutdown = false&quot;; CHAR(10); &quot;        GeneratesHeat = true&quot;; CHAR(10); &quot;        UseSpecialistBonus = false&quot;; CHAR(10); [.B58]; [.C58]; [.D58]; [.E58]; [.F58]; [.G58]; [.H58]; [.I58]; [.J58]; CHAR(10); &quot;    }&quot;))">
            <text:p/>
          </table:table-cell>
          <table:table-cell table:formula="of:=IF(ISBLANK([Conversion.B58]);&quot;&quot;;CONCATENATE(CHAR(10);&quot;        INPUT_RESOURCE&quot;; CHAR(10); &quot;        {&quot;; CHAR(10); &quot;            ResourceName = ElectricCharge&quot;; CHAR(10); &quot;            Ratio = &quot;; [Conversion.B58]; CHAR(10); &quot;        }&quot;))">
            <text:p/>
          </table:table-cell>
          <table:table-cell table:formula="of:=IF(ISBLANK([Conversion.I58]);&quot;&quot;;CONCATENATE(CHAR(10);&quot;        INPUT_RESOURCE&quot;; CHAR(10); &quot;        {&quot;; CHAR(10); &quot;            ResourceName = &quot;; [Conversion.H58]; CHAR(10); &quot;            Ratio = &quot;; [Conversion.K58]; CHAR(10); &quot;        }&quot;))">
            <text:p/>
          </table:table-cell>
          <table:table-cell table:formula="of:=IF(ISBLANK([Conversion.M58]);&quot;&quot;;CONCATENATE(CHAR(10);&quot;        INPUT_RESOURCE&quot;; CHAR(10); &quot;        {&quot;; CHAR(10); &quot;            ResourceName = &quot;; [Conversion.L58]; CHAR(10); &quot;            Ratio = &quot;; [Conversion.O58]; CHAR(10); &quot;        }&quot;))">
            <text:p/>
          </table:table-cell>
          <table:table-cell table:formula="of:=IF(ISBLANK([Conversion.Q58]);&quot;&quot;;CONCATENATE(CHAR(10);&quot;        INPUT_RESOURCE&quot;; CHAR(10); &quot;        {&quot;; CHAR(10); &quot;            ResourceName = &quot;; [Conversion.P58]; CHAR(10); &quot;            Ratio = &quot;; [Conversion.S58]; CHAR(10); &quot;        }&quot;))">
            <text:p/>
          </table:table-cell>
          <table:table-cell table:formula="of:=IF(ISBLANK([Conversion.C58]);&quot;&quot;;CONCATENATE(CHAR(10); &quot;        OUTPUT_RESOURCE&quot;; CHAR(10); &quot;        {&quot;; CHAR(10); &quot;            ResourceName = ElectricCharge&quot;; CHAR(10); &quot;            Ratio = &quot;; [Conversion.C58]; CHAR(10); &quot;            DumpExcess = true&quot;; CHAR(10); &quot;        }&quot;))">
            <text:p/>
          </table:table-cell>
          <table:table-cell table:formula="of:=IF(ISBLANK([Conversion.U58]);&quot;&quot;;CONCATENATE(CHAR(10); &quot;        OUTPUT_RESOURCE&quot;; CHAR(10); &quot;        {&quot;; CHAR(10); &quot;            ResourceName = &quot;; [Conversion.T58]; CHAR(10); &quot;            Ratio = &quot;; [Conversion.W58]; CHAR(10); &quot;            DumpExcess = false&quot;; CHAR(10); &quot;        }&quot;))">
            <text:p/>
          </table:table-cell>
          <table:table-cell table:formula="of:=IF(ISBLANK([Conversion.Y58]);&quot;&quot;;CONCATENATE(CHAR(10); &quot;        OUTPUT_RESOURCE&quot;; CHAR(10); &quot;        {&quot;; CHAR(10); &quot;            ResourceName = &quot;; [Conversion.X58]; CHAR(10); &quot;            Ratio = &quot;; [Conversion.AA58]; CHAR(10); &quot;            DumpExcess = false&quot;; CHAR(10); &quot;        }&quot;))">
            <text:p/>
          </table:table-cell>
          <table:table-cell table:formula="of:=IF(ISBLANK([Conversion.AC58]);&quot;&quot;;CONCATENATE(CHAR(10); &quot;        OUTPUT_RESOURCE&quot;; CHAR(10); &quot;        {&quot;; CHAR(10); &quot;            ResourceName = &quot;; [Conversion.AB58]; CHAR(10); &quot;            Ratio = &quot;; [Conversion.AE58]; CHAR(10); &quot;            DumpExcess = false&quot;; CHAR(10); &quot;        }&quot;))">
            <text:p/>
          </table:table-cell>
          <table:table-cell table:formula="of:=IF(ISBLANK([Conversion.AG58]);&quot;&quot;;CONCATENATE(CHAR(10); &quot;        OUTPUT_RESOURCE&quot;; CHAR(10); &quot;        {&quot;; CHAR(10); &quot;            ResourceName = &quot;; [Conversion.AF58]; CHAR(10); &quot;            Ratio = &quot;; [Conversion.AI5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9]);&quot;&quot;;CONCATENATE(&quot;    MODULE&quot;; CHAR(10); &quot;    {&quot;; CHAR(10); &quot;        name = ModuleResourceConverter&quot;; CHAR(10); &quot;        ConverterName = &quot;; [Conversion.A59]; CHAR(10); &quot;        StartActionName = Start &quot;; [Conversion.A59]; CHAR(10); &quot;        StopActionName = Stop &quot;; [Conversion.A59]; CHAR(10); &quot;        AutoShutdown = false&quot;; CHAR(10); &quot;        GeneratesHeat = true&quot;; CHAR(10); &quot;        UseSpecialistBonus = false&quot;; CHAR(10); [.B59]; [.C59]; [.D59]; [.E59]; [.F59]; [.G59]; [.H59]; [.I59]; [.J59]; CHAR(10); &quot;    }&quot;))">
            <text:p/>
          </table:table-cell>
          <table:table-cell table:formula="of:=IF(ISBLANK([Conversion.B59]);&quot;&quot;;CONCATENATE(CHAR(10);&quot;        INPUT_RESOURCE&quot;; CHAR(10); &quot;        {&quot;; CHAR(10); &quot;            ResourceName = ElectricCharge&quot;; CHAR(10); &quot;            Ratio = &quot;; [Conversion.B59]; CHAR(10); &quot;        }&quot;))">
            <text:p/>
          </table:table-cell>
          <table:table-cell table:formula="of:=IF(ISBLANK([Conversion.I59]);&quot;&quot;;CONCATENATE(CHAR(10);&quot;        INPUT_RESOURCE&quot;; CHAR(10); &quot;        {&quot;; CHAR(10); &quot;            ResourceName = &quot;; [Conversion.H59]; CHAR(10); &quot;            Ratio = &quot;; [Conversion.K59]; CHAR(10); &quot;        }&quot;))">
            <text:p/>
          </table:table-cell>
          <table:table-cell table:formula="of:=IF(ISBLANK([Conversion.M59]);&quot;&quot;;CONCATENATE(CHAR(10);&quot;        INPUT_RESOURCE&quot;; CHAR(10); &quot;        {&quot;; CHAR(10); &quot;            ResourceName = &quot;; [Conversion.L59]; CHAR(10); &quot;            Ratio = &quot;; [Conversion.O59]; CHAR(10); &quot;        }&quot;))">
            <text:p/>
          </table:table-cell>
          <table:table-cell table:formula="of:=IF(ISBLANK([Conversion.Q59]);&quot;&quot;;CONCATENATE(CHAR(10);&quot;        INPUT_RESOURCE&quot;; CHAR(10); &quot;        {&quot;; CHAR(10); &quot;            ResourceName = &quot;; [Conversion.P59]; CHAR(10); &quot;            Ratio = &quot;; [Conversion.S59]; CHAR(10); &quot;        }&quot;))">
            <text:p/>
          </table:table-cell>
          <table:table-cell table:formula="of:=IF(ISBLANK([Conversion.C59]);&quot;&quot;;CONCATENATE(CHAR(10); &quot;        OUTPUT_RESOURCE&quot;; CHAR(10); &quot;        {&quot;; CHAR(10); &quot;            ResourceName = ElectricCharge&quot;; CHAR(10); &quot;            Ratio = &quot;; [Conversion.C59]; CHAR(10); &quot;            DumpExcess = true&quot;; CHAR(10); &quot;        }&quot;))">
            <text:p/>
          </table:table-cell>
          <table:table-cell table:formula="of:=IF(ISBLANK([Conversion.U59]);&quot;&quot;;CONCATENATE(CHAR(10); &quot;        OUTPUT_RESOURCE&quot;; CHAR(10); &quot;        {&quot;; CHAR(10); &quot;            ResourceName = &quot;; [Conversion.T59]; CHAR(10); &quot;            Ratio = &quot;; [Conversion.W59]; CHAR(10); &quot;            DumpExcess = false&quot;; CHAR(10); &quot;        }&quot;))">
            <text:p/>
          </table:table-cell>
          <table:table-cell table:formula="of:=IF(ISBLANK([Conversion.Y59]);&quot;&quot;;CONCATENATE(CHAR(10); &quot;        OUTPUT_RESOURCE&quot;; CHAR(10); &quot;        {&quot;; CHAR(10); &quot;            ResourceName = &quot;; [Conversion.X59]; CHAR(10); &quot;            Ratio = &quot;; [Conversion.AA59]; CHAR(10); &quot;            DumpExcess = false&quot;; CHAR(10); &quot;        }&quot;))">
            <text:p/>
          </table:table-cell>
          <table:table-cell table:formula="of:=IF(ISBLANK([Conversion.AC59]);&quot;&quot;;CONCATENATE(CHAR(10); &quot;        OUTPUT_RESOURCE&quot;; CHAR(10); &quot;        {&quot;; CHAR(10); &quot;            ResourceName = &quot;; [Conversion.AB59]; CHAR(10); &quot;            Ratio = &quot;; [Conversion.AE59]; CHAR(10); &quot;            DumpExcess = false&quot;; CHAR(10); &quot;        }&quot;))">
            <text:p/>
          </table:table-cell>
          <table:table-cell table:formula="of:=IF(ISBLANK([Conversion.AG59]);&quot;&quot;;CONCATENATE(CHAR(10); &quot;        OUTPUT_RESOURCE&quot;; CHAR(10); &quot;        {&quot;; CHAR(10); &quot;            ResourceName = &quot;; [Conversion.AF59]; CHAR(10); &quot;            Ratio = &quot;; [Conversion.AI5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0]);&quot;&quot;;CONCATENATE(&quot;    MODULE&quot;; CHAR(10); &quot;    {&quot;; CHAR(10); &quot;        name = ModuleResourceConverter&quot;; CHAR(10); &quot;        ConverterName = &quot;; [Conversion.A60]; CHAR(10); &quot;        StartActionName = Start &quot;; [Conversion.A60]; CHAR(10); &quot;        StopActionName = Stop &quot;; [Conversion.A60]; CHAR(10); &quot;        AutoShutdown = false&quot;; CHAR(10); &quot;        GeneratesHeat = true&quot;; CHAR(10); &quot;        UseSpecialistBonus = false&quot;; CHAR(10); [.B60]; [.C60]; [.D60]; [.E60]; [.F60]; [.G60]; [.H60]; [.I60]; [.J60]; CHAR(10); &quot;    }&quot;))">
            <text:p/>
          </table:table-cell>
          <table:table-cell table:formula="of:=IF(ISBLANK([Conversion.B60]);&quot;&quot;;CONCATENATE(CHAR(10);&quot;        INPUT_RESOURCE&quot;; CHAR(10); &quot;        {&quot;; CHAR(10); &quot;            ResourceName = ElectricCharge&quot;; CHAR(10); &quot;            Ratio = &quot;; [Conversion.B60]; CHAR(10); &quot;        }&quot;))">
            <text:p/>
          </table:table-cell>
          <table:table-cell table:formula="of:=IF(ISBLANK([Conversion.I60]);&quot;&quot;;CONCATENATE(CHAR(10);&quot;        INPUT_RESOURCE&quot;; CHAR(10); &quot;        {&quot;; CHAR(10); &quot;            ResourceName = &quot;; [Conversion.H60]; CHAR(10); &quot;            Ratio = &quot;; [Conversion.K60]; CHAR(10); &quot;        }&quot;))">
            <text:p/>
          </table:table-cell>
          <table:table-cell table:formula="of:=IF(ISBLANK([Conversion.M60]);&quot;&quot;;CONCATENATE(CHAR(10);&quot;        INPUT_RESOURCE&quot;; CHAR(10); &quot;        {&quot;; CHAR(10); &quot;            ResourceName = &quot;; [Conversion.L60]; CHAR(10); &quot;            Ratio = &quot;; [Conversion.O60]; CHAR(10); &quot;        }&quot;))">
            <text:p/>
          </table:table-cell>
          <table:table-cell table:formula="of:=IF(ISBLANK([Conversion.Q60]);&quot;&quot;;CONCATENATE(CHAR(10);&quot;        INPUT_RESOURCE&quot;; CHAR(10); &quot;        {&quot;; CHAR(10); &quot;            ResourceName = &quot;; [Conversion.P60]; CHAR(10); &quot;            Ratio = &quot;; [Conversion.S60]; CHAR(10); &quot;        }&quot;))">
            <text:p/>
          </table:table-cell>
          <table:table-cell table:formula="of:=IF(ISBLANK([Conversion.C60]);&quot;&quot;;CONCATENATE(CHAR(10); &quot;        OUTPUT_RESOURCE&quot;; CHAR(10); &quot;        {&quot;; CHAR(10); &quot;            ResourceName = ElectricCharge&quot;; CHAR(10); &quot;            Ratio = &quot;; [Conversion.C60]; CHAR(10); &quot;            DumpExcess = true&quot;; CHAR(10); &quot;        }&quot;))">
            <text:p/>
          </table:table-cell>
          <table:table-cell table:formula="of:=IF(ISBLANK([Conversion.U60]);&quot;&quot;;CONCATENATE(CHAR(10); &quot;        OUTPUT_RESOURCE&quot;; CHAR(10); &quot;        {&quot;; CHAR(10); &quot;            ResourceName = &quot;; [Conversion.T60]; CHAR(10); &quot;            Ratio = &quot;; [Conversion.W60]; CHAR(10); &quot;            DumpExcess = false&quot;; CHAR(10); &quot;        }&quot;))">
            <text:p/>
          </table:table-cell>
          <table:table-cell table:formula="of:=IF(ISBLANK([Conversion.Y60]);&quot;&quot;;CONCATENATE(CHAR(10); &quot;        OUTPUT_RESOURCE&quot;; CHAR(10); &quot;        {&quot;; CHAR(10); &quot;            ResourceName = &quot;; [Conversion.X60]; CHAR(10); &quot;            Ratio = &quot;; [Conversion.AA60]; CHAR(10); &quot;            DumpExcess = false&quot;; CHAR(10); &quot;        }&quot;))">
            <text:p/>
          </table:table-cell>
          <table:table-cell table:formula="of:=IF(ISBLANK([Conversion.AC60]);&quot;&quot;;CONCATENATE(CHAR(10); &quot;        OUTPUT_RESOURCE&quot;; CHAR(10); &quot;        {&quot;; CHAR(10); &quot;            ResourceName = &quot;; [Conversion.AB60]; CHAR(10); &quot;            Ratio = &quot;; [Conversion.AE60]; CHAR(10); &quot;            DumpExcess = false&quot;; CHAR(10); &quot;        }&quot;))">
            <text:p/>
          </table:table-cell>
          <table:table-cell table:formula="of:=IF(ISBLANK([Conversion.AG60]);&quot;&quot;;CONCATENATE(CHAR(10); &quot;        OUTPUT_RESOURCE&quot;; CHAR(10); &quot;        {&quot;; CHAR(10); &quot;            ResourceName = &quot;; [Conversion.AF60]; CHAR(10); &quot;            Ratio = &quot;; [Conversion.AI6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1]);&quot;&quot;;CONCATENATE(&quot;    MODULE&quot;; CHAR(10); &quot;    {&quot;; CHAR(10); &quot;        name = ModuleResourceConverter&quot;; CHAR(10); &quot;        ConverterName = &quot;; [Conversion.A61]; CHAR(10); &quot;        StartActionName = Start &quot;; [Conversion.A61]; CHAR(10); &quot;        StopActionName = Stop &quot;; [Conversion.A61]; CHAR(10); &quot;        AutoShutdown = false&quot;; CHAR(10); &quot;        GeneratesHeat = true&quot;; CHAR(10); &quot;        UseSpecialistBonus = false&quot;; CHAR(10); [.B61]; [.C61]; [.D61]; [.E61]; [.F61]; [.G61]; [.H61]; [.I61]; [.J61]; CHAR(10); &quot;    }&quot;))">
            <text:p/>
          </table:table-cell>
          <table:table-cell table:formula="of:=IF(ISBLANK([Conversion.B61]);&quot;&quot;;CONCATENATE(CHAR(10);&quot;        INPUT_RESOURCE&quot;; CHAR(10); &quot;        {&quot;; CHAR(10); &quot;            ResourceName = ElectricCharge&quot;; CHAR(10); &quot;            Ratio = &quot;; [Conversion.B61]; CHAR(10); &quot;        }&quot;))">
            <text:p/>
          </table:table-cell>
          <table:table-cell table:formula="of:=IF(ISBLANK([Conversion.I61]);&quot;&quot;;CONCATENATE(CHAR(10);&quot;        INPUT_RESOURCE&quot;; CHAR(10); &quot;        {&quot;; CHAR(10); &quot;            ResourceName = &quot;; [Conversion.H61]; CHAR(10); &quot;            Ratio = &quot;; [Conversion.K61]; CHAR(10); &quot;        }&quot;))">
            <text:p/>
          </table:table-cell>
          <table:table-cell table:formula="of:=IF(ISBLANK([Conversion.M61]);&quot;&quot;;CONCATENATE(CHAR(10);&quot;        INPUT_RESOURCE&quot;; CHAR(10); &quot;        {&quot;; CHAR(10); &quot;            ResourceName = &quot;; [Conversion.L61]; CHAR(10); &quot;            Ratio = &quot;; [Conversion.O61]; CHAR(10); &quot;        }&quot;))">
            <text:p/>
          </table:table-cell>
          <table:table-cell table:formula="of:=IF(ISBLANK([Conversion.Q61]);&quot;&quot;;CONCATENATE(CHAR(10);&quot;        INPUT_RESOURCE&quot;; CHAR(10); &quot;        {&quot;; CHAR(10); &quot;            ResourceName = &quot;; [Conversion.P61]; CHAR(10); &quot;            Ratio = &quot;; [Conversion.S61]; CHAR(10); &quot;        }&quot;))">
            <text:p/>
          </table:table-cell>
          <table:table-cell table:formula="of:=IF(ISBLANK([Conversion.C61]);&quot;&quot;;CONCATENATE(CHAR(10); &quot;        OUTPUT_RESOURCE&quot;; CHAR(10); &quot;        {&quot;; CHAR(10); &quot;            ResourceName = ElectricCharge&quot;; CHAR(10); &quot;            Ratio = &quot;; [Conversion.C61]; CHAR(10); &quot;            DumpExcess = true&quot;; CHAR(10); &quot;        }&quot;))">
            <text:p/>
          </table:table-cell>
          <table:table-cell table:formula="of:=IF(ISBLANK([Conversion.U61]);&quot;&quot;;CONCATENATE(CHAR(10); &quot;        OUTPUT_RESOURCE&quot;; CHAR(10); &quot;        {&quot;; CHAR(10); &quot;            ResourceName = &quot;; [Conversion.T61]; CHAR(10); &quot;            Ratio = &quot;; [Conversion.W61]; CHAR(10); &quot;            DumpExcess = false&quot;; CHAR(10); &quot;        }&quot;))">
            <text:p/>
          </table:table-cell>
          <table:table-cell table:formula="of:=IF(ISBLANK([Conversion.Y61]);&quot;&quot;;CONCATENATE(CHAR(10); &quot;        OUTPUT_RESOURCE&quot;; CHAR(10); &quot;        {&quot;; CHAR(10); &quot;            ResourceName = &quot;; [Conversion.X61]; CHAR(10); &quot;            Ratio = &quot;; [Conversion.AA61]; CHAR(10); &quot;            DumpExcess = false&quot;; CHAR(10); &quot;        }&quot;))">
            <text:p/>
          </table:table-cell>
          <table:table-cell table:formula="of:=IF(ISBLANK([Conversion.AC61]);&quot;&quot;;CONCATENATE(CHAR(10); &quot;        OUTPUT_RESOURCE&quot;; CHAR(10); &quot;        {&quot;; CHAR(10); &quot;            ResourceName = &quot;; [Conversion.AB61]; CHAR(10); &quot;            Ratio = &quot;; [Conversion.AE61]; CHAR(10); &quot;            DumpExcess = false&quot;; CHAR(10); &quot;        }&quot;))">
            <text:p/>
          </table:table-cell>
          <table:table-cell table:formula="of:=IF(ISBLANK([Conversion.AG61]);&quot;&quot;;CONCATENATE(CHAR(10); &quot;        OUTPUT_RESOURCE&quot;; CHAR(10); &quot;        {&quot;; CHAR(10); &quot;            ResourceName = &quot;; [Conversion.AF61]; CHAR(10); &quot;            Ratio = &quot;; [Conversion.AI6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2]);&quot;&quot;;CONCATENATE(&quot;    MODULE&quot;; CHAR(10); &quot;    {&quot;; CHAR(10); &quot;        name = ModuleResourceConverter&quot;; CHAR(10); &quot;        ConverterName = &quot;; [Conversion.A62]; CHAR(10); &quot;        StartActionName = Start &quot;; [Conversion.A62]; CHAR(10); &quot;        StopActionName = Stop &quot;; [Conversion.A62]; CHAR(10); &quot;        AutoShutdown = false&quot;; CHAR(10); &quot;        GeneratesHeat = true&quot;; CHAR(10); &quot;        UseSpecialistBonus = false&quot;; CHAR(10); [.B62]; [.C62]; [.D62]; [.E62]; [.F62]; [.G62]; [.H62]; [.I62]; [.J62]; CHAR(10); &quot;    }&quot;))">
            <text:p/>
          </table:table-cell>
          <table:table-cell table:formula="of:=IF(ISBLANK([Conversion.B62]);&quot;&quot;;CONCATENATE(CHAR(10);&quot;        INPUT_RESOURCE&quot;; CHAR(10); &quot;        {&quot;; CHAR(10); &quot;            ResourceName = ElectricCharge&quot;; CHAR(10); &quot;            Ratio = &quot;; [Conversion.B62]; CHAR(10); &quot;        }&quot;))">
            <text:p/>
          </table:table-cell>
          <table:table-cell table:formula="of:=IF(ISBLANK([Conversion.I62]);&quot;&quot;;CONCATENATE(CHAR(10);&quot;        INPUT_RESOURCE&quot;; CHAR(10); &quot;        {&quot;; CHAR(10); &quot;            ResourceName = &quot;; [Conversion.H62]; CHAR(10); &quot;            Ratio = &quot;; [Conversion.K62]; CHAR(10); &quot;        }&quot;))">
            <text:p/>
          </table:table-cell>
          <table:table-cell table:formula="of:=IF(ISBLANK([Conversion.M62]);&quot;&quot;;CONCATENATE(CHAR(10);&quot;        INPUT_RESOURCE&quot;; CHAR(10); &quot;        {&quot;; CHAR(10); &quot;            ResourceName = &quot;; [Conversion.L62]; CHAR(10); &quot;            Ratio = &quot;; [Conversion.O62]; CHAR(10); &quot;        }&quot;))">
            <text:p/>
          </table:table-cell>
          <table:table-cell table:formula="of:=IF(ISBLANK([Conversion.Q62]);&quot;&quot;;CONCATENATE(CHAR(10);&quot;        INPUT_RESOURCE&quot;; CHAR(10); &quot;        {&quot;; CHAR(10); &quot;            ResourceName = &quot;; [Conversion.P62]; CHAR(10); &quot;            Ratio = &quot;; [Conversion.S62]; CHAR(10); &quot;        }&quot;))">
            <text:p/>
          </table:table-cell>
          <table:table-cell table:formula="of:=IF(ISBLANK([Conversion.C62]);&quot;&quot;;CONCATENATE(CHAR(10); &quot;        OUTPUT_RESOURCE&quot;; CHAR(10); &quot;        {&quot;; CHAR(10); &quot;            ResourceName = ElectricCharge&quot;; CHAR(10); &quot;            Ratio = &quot;; [Conversion.C62]; CHAR(10); &quot;            DumpExcess = true&quot;; CHAR(10); &quot;        }&quot;))">
            <text:p/>
          </table:table-cell>
          <table:table-cell table:formula="of:=IF(ISBLANK([Conversion.U62]);&quot;&quot;;CONCATENATE(CHAR(10); &quot;        OUTPUT_RESOURCE&quot;; CHAR(10); &quot;        {&quot;; CHAR(10); &quot;            ResourceName = &quot;; [Conversion.T62]; CHAR(10); &quot;            Ratio = &quot;; [Conversion.W62]; CHAR(10); &quot;            DumpExcess = false&quot;; CHAR(10); &quot;        }&quot;))">
            <text:p/>
          </table:table-cell>
          <table:table-cell table:formula="of:=IF(ISBLANK([Conversion.Y62]);&quot;&quot;;CONCATENATE(CHAR(10); &quot;        OUTPUT_RESOURCE&quot;; CHAR(10); &quot;        {&quot;; CHAR(10); &quot;            ResourceName = &quot;; [Conversion.X62]; CHAR(10); &quot;            Ratio = &quot;; [Conversion.AA62]; CHAR(10); &quot;            DumpExcess = false&quot;; CHAR(10); &quot;        }&quot;))">
            <text:p/>
          </table:table-cell>
          <table:table-cell table:formula="of:=IF(ISBLANK([Conversion.AC62]);&quot;&quot;;CONCATENATE(CHAR(10); &quot;        OUTPUT_RESOURCE&quot;; CHAR(10); &quot;        {&quot;; CHAR(10); &quot;            ResourceName = &quot;; [Conversion.AB62]; CHAR(10); &quot;            Ratio = &quot;; [Conversion.AE62]; CHAR(10); &quot;            DumpExcess = false&quot;; CHAR(10); &quot;        }&quot;))">
            <text:p/>
          </table:table-cell>
          <table:table-cell table:formula="of:=IF(ISBLANK([Conversion.AG62]);&quot;&quot;;CONCATENATE(CHAR(10); &quot;        OUTPUT_RESOURCE&quot;; CHAR(10); &quot;        {&quot;; CHAR(10); &quot;            ResourceName = &quot;; [Conversion.AF62]; CHAR(10); &quot;            Ratio = &quot;; [Conversion.AI6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3]);&quot;&quot;;CONCATENATE(&quot;    MODULE&quot;; CHAR(10); &quot;    {&quot;; CHAR(10); &quot;        name = ModuleResourceConverter&quot;; CHAR(10); &quot;        ConverterName = &quot;; [Conversion.A63]; CHAR(10); &quot;        StartActionName = Start &quot;; [Conversion.A63]; CHAR(10); &quot;        StopActionName = Stop &quot;; [Conversion.A63]; CHAR(10); &quot;        AutoShutdown = false&quot;; CHAR(10); &quot;        GeneratesHeat = true&quot;; CHAR(10); &quot;        UseSpecialistBonus = false&quot;; CHAR(10); [.B63]; [.C63]; [.D63]; [.E63]; [.F63]; [.G63]; [.H63]; [.I63]; [.J63]; CHAR(10); &quot;    }&quot;))">
            <text:p/>
          </table:table-cell>
          <table:table-cell table:formula="of:=IF(ISBLANK([Conversion.B63]);&quot;&quot;;CONCATENATE(CHAR(10);&quot;        INPUT_RESOURCE&quot;; CHAR(10); &quot;        {&quot;; CHAR(10); &quot;            ResourceName = ElectricCharge&quot;; CHAR(10); &quot;            Ratio = &quot;; [Conversion.B63]; CHAR(10); &quot;        }&quot;))">
            <text:p/>
          </table:table-cell>
          <table:table-cell table:formula="of:=IF(ISBLANK([Conversion.I63]);&quot;&quot;;CONCATENATE(CHAR(10);&quot;        INPUT_RESOURCE&quot;; CHAR(10); &quot;        {&quot;; CHAR(10); &quot;            ResourceName = &quot;; [Conversion.H63]; CHAR(10); &quot;            Ratio = &quot;; [Conversion.K63]; CHAR(10); &quot;        }&quot;))">
            <text:p/>
          </table:table-cell>
          <table:table-cell table:formula="of:=IF(ISBLANK([Conversion.M63]);&quot;&quot;;CONCATENATE(CHAR(10);&quot;        INPUT_RESOURCE&quot;; CHAR(10); &quot;        {&quot;; CHAR(10); &quot;            ResourceName = &quot;; [Conversion.L63]; CHAR(10); &quot;            Ratio = &quot;; [Conversion.O63]; CHAR(10); &quot;        }&quot;))">
            <text:p/>
          </table:table-cell>
          <table:table-cell table:formula="of:=IF(ISBLANK([Conversion.Q63]);&quot;&quot;;CONCATENATE(CHAR(10);&quot;        INPUT_RESOURCE&quot;; CHAR(10); &quot;        {&quot;; CHAR(10); &quot;            ResourceName = &quot;; [Conversion.P63]; CHAR(10); &quot;            Ratio = &quot;; [Conversion.S63]; CHAR(10); &quot;        }&quot;))">
            <text:p/>
          </table:table-cell>
          <table:table-cell table:formula="of:=IF(ISBLANK([Conversion.C63]);&quot;&quot;;CONCATENATE(CHAR(10); &quot;        OUTPUT_RESOURCE&quot;; CHAR(10); &quot;        {&quot;; CHAR(10); &quot;            ResourceName = ElectricCharge&quot;; CHAR(10); &quot;            Ratio = &quot;; [Conversion.C63]; CHAR(10); &quot;            DumpExcess = true&quot;; CHAR(10); &quot;        }&quot;))">
            <text:p/>
          </table:table-cell>
          <table:table-cell table:formula="of:=IF(ISBLANK([Conversion.U63]);&quot;&quot;;CONCATENATE(CHAR(10); &quot;        OUTPUT_RESOURCE&quot;; CHAR(10); &quot;        {&quot;; CHAR(10); &quot;            ResourceName = &quot;; [Conversion.T63]; CHAR(10); &quot;            Ratio = &quot;; [Conversion.W63]; CHAR(10); &quot;            DumpExcess = false&quot;; CHAR(10); &quot;        }&quot;))">
            <text:p/>
          </table:table-cell>
          <table:table-cell table:formula="of:=IF(ISBLANK([Conversion.Y63]);&quot;&quot;;CONCATENATE(CHAR(10); &quot;        OUTPUT_RESOURCE&quot;; CHAR(10); &quot;        {&quot;; CHAR(10); &quot;            ResourceName = &quot;; [Conversion.X63]; CHAR(10); &quot;            Ratio = &quot;; [Conversion.AA63]; CHAR(10); &quot;            DumpExcess = false&quot;; CHAR(10); &quot;        }&quot;))">
            <text:p/>
          </table:table-cell>
          <table:table-cell table:formula="of:=IF(ISBLANK([Conversion.AC63]);&quot;&quot;;CONCATENATE(CHAR(10); &quot;        OUTPUT_RESOURCE&quot;; CHAR(10); &quot;        {&quot;; CHAR(10); &quot;            ResourceName = &quot;; [Conversion.AB63]; CHAR(10); &quot;            Ratio = &quot;; [Conversion.AE63]; CHAR(10); &quot;            DumpExcess = false&quot;; CHAR(10); &quot;        }&quot;))">
            <text:p/>
          </table:table-cell>
          <table:table-cell table:formula="of:=IF(ISBLANK([Conversion.AG63]);&quot;&quot;;CONCATENATE(CHAR(10); &quot;        OUTPUT_RESOURCE&quot;; CHAR(10); &quot;        {&quot;; CHAR(10); &quot;            ResourceName = &quot;; [Conversion.AF63]; CHAR(10); &quot;            Ratio = &quot;; [Conversion.AI6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4]);&quot;&quot;;CONCATENATE(&quot;    MODULE&quot;; CHAR(10); &quot;    {&quot;; CHAR(10); &quot;        name = ModuleResourceConverter&quot;; CHAR(10); &quot;        ConverterName = &quot;; [Conversion.A64]; CHAR(10); &quot;        StartActionName = Start &quot;; [Conversion.A64]; CHAR(10); &quot;        StopActionName = Stop &quot;; [Conversion.A64]; CHAR(10); &quot;        AutoShutdown = false&quot;; CHAR(10); &quot;        GeneratesHeat = true&quot;; CHAR(10); &quot;        UseSpecialistBonus = false&quot;; CHAR(10); [.B64]; [.C64]; [.D64]; [.E64]; [.F64]; [.G64]; [.H64]; [.I64]; [.J64]; CHAR(10); &quot;    }&quot;))">
            <text:p/>
          </table:table-cell>
          <table:table-cell table:formula="of:=IF(ISBLANK([Conversion.B64]);&quot;&quot;;CONCATENATE(CHAR(10);&quot;        INPUT_RESOURCE&quot;; CHAR(10); &quot;        {&quot;; CHAR(10); &quot;            ResourceName = ElectricCharge&quot;; CHAR(10); &quot;            Ratio = &quot;; [Conversion.B64]; CHAR(10); &quot;        }&quot;))">
            <text:p/>
          </table:table-cell>
          <table:table-cell table:formula="of:=IF(ISBLANK([Conversion.I64]);&quot;&quot;;CONCATENATE(CHAR(10);&quot;        INPUT_RESOURCE&quot;; CHAR(10); &quot;        {&quot;; CHAR(10); &quot;            ResourceName = &quot;; [Conversion.H64]; CHAR(10); &quot;            Ratio = &quot;; [Conversion.K64]; CHAR(10); &quot;        }&quot;))">
            <text:p/>
          </table:table-cell>
          <table:table-cell table:formula="of:=IF(ISBLANK([Conversion.M64]);&quot;&quot;;CONCATENATE(CHAR(10);&quot;        INPUT_RESOURCE&quot;; CHAR(10); &quot;        {&quot;; CHAR(10); &quot;            ResourceName = &quot;; [Conversion.L64]; CHAR(10); &quot;            Ratio = &quot;; [Conversion.O64]; CHAR(10); &quot;        }&quot;))">
            <text:p/>
          </table:table-cell>
          <table:table-cell table:formula="of:=IF(ISBLANK([Conversion.Q64]);&quot;&quot;;CONCATENATE(CHAR(10);&quot;        INPUT_RESOURCE&quot;; CHAR(10); &quot;        {&quot;; CHAR(10); &quot;            ResourceName = &quot;; [Conversion.P64]; CHAR(10); &quot;            Ratio = &quot;; [Conversion.S64]; CHAR(10); &quot;        }&quot;))">
            <text:p/>
          </table:table-cell>
          <table:table-cell table:formula="of:=IF(ISBLANK([Conversion.C64]);&quot;&quot;;CONCATENATE(CHAR(10); &quot;        OUTPUT_RESOURCE&quot;; CHAR(10); &quot;        {&quot;; CHAR(10); &quot;            ResourceName = ElectricCharge&quot;; CHAR(10); &quot;            Ratio = &quot;; [Conversion.C64]; CHAR(10); &quot;            DumpExcess = true&quot;; CHAR(10); &quot;        }&quot;))">
            <text:p/>
          </table:table-cell>
          <table:table-cell table:formula="of:=IF(ISBLANK([Conversion.U64]);&quot;&quot;;CONCATENATE(CHAR(10); &quot;        OUTPUT_RESOURCE&quot;; CHAR(10); &quot;        {&quot;; CHAR(10); &quot;            ResourceName = &quot;; [Conversion.T64]; CHAR(10); &quot;            Ratio = &quot;; [Conversion.W64]; CHAR(10); &quot;            DumpExcess = false&quot;; CHAR(10); &quot;        }&quot;))">
            <text:p/>
          </table:table-cell>
          <table:table-cell table:formula="of:=IF(ISBLANK([Conversion.Y64]);&quot;&quot;;CONCATENATE(CHAR(10); &quot;        OUTPUT_RESOURCE&quot;; CHAR(10); &quot;        {&quot;; CHAR(10); &quot;            ResourceName = &quot;; [Conversion.X64]; CHAR(10); &quot;            Ratio = &quot;; [Conversion.AA64]; CHAR(10); &quot;            DumpExcess = false&quot;; CHAR(10); &quot;        }&quot;))">
            <text:p/>
          </table:table-cell>
          <table:table-cell table:formula="of:=IF(ISBLANK([Conversion.AC64]);&quot;&quot;;CONCATENATE(CHAR(10); &quot;        OUTPUT_RESOURCE&quot;; CHAR(10); &quot;        {&quot;; CHAR(10); &quot;            ResourceName = &quot;; [Conversion.AB64]; CHAR(10); &quot;            Ratio = &quot;; [Conversion.AE64]; CHAR(10); &quot;            DumpExcess = false&quot;; CHAR(10); &quot;        }&quot;))">
            <text:p/>
          </table:table-cell>
          <table:table-cell table:formula="of:=IF(ISBLANK([Conversion.AG64]);&quot;&quot;;CONCATENATE(CHAR(10); &quot;        OUTPUT_RESOURCE&quot;; CHAR(10); &quot;        {&quot;; CHAR(10); &quot;            ResourceName = &quot;; [Conversion.AF64]; CHAR(10); &quot;            Ratio = &quot;; [Conversion.AI6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5]);&quot;&quot;;CONCATENATE(&quot;    MODULE&quot;; CHAR(10); &quot;    {&quot;; CHAR(10); &quot;        name = ModuleResourceConverter&quot;; CHAR(10); &quot;        ConverterName = &quot;; [Conversion.A65]; CHAR(10); &quot;        StartActionName = Start &quot;; [Conversion.A65]; CHAR(10); &quot;        StopActionName = Stop &quot;; [Conversion.A65]; CHAR(10); &quot;        AutoShutdown = false&quot;; CHAR(10); &quot;        GeneratesHeat = true&quot;; CHAR(10); &quot;        UseSpecialistBonus = false&quot;; CHAR(10); [.B65]; [.C65]; [.D65]; [.E65]; [.F65]; [.G65]; [.H65]; [.I65]; [.J65]; CHAR(10); &quot;    }&quot;))">
            <text:p/>
          </table:table-cell>
          <table:table-cell table:formula="of:=IF(ISBLANK([Conversion.B65]);&quot;&quot;;CONCATENATE(CHAR(10);&quot;        INPUT_RESOURCE&quot;; CHAR(10); &quot;        {&quot;; CHAR(10); &quot;            ResourceName = ElectricCharge&quot;; CHAR(10); &quot;            Ratio = &quot;; [Conversion.B65]; CHAR(10); &quot;        }&quot;))">
            <text:p/>
          </table:table-cell>
          <table:table-cell table:formula="of:=IF(ISBLANK([Conversion.I65]);&quot;&quot;;CONCATENATE(CHAR(10);&quot;        INPUT_RESOURCE&quot;; CHAR(10); &quot;        {&quot;; CHAR(10); &quot;            ResourceName = &quot;; [Conversion.H65]; CHAR(10); &quot;            Ratio = &quot;; [Conversion.K65]; CHAR(10); &quot;        }&quot;))">
            <text:p/>
          </table:table-cell>
          <table:table-cell table:formula="of:=IF(ISBLANK([Conversion.M65]);&quot;&quot;;CONCATENATE(CHAR(10);&quot;        INPUT_RESOURCE&quot;; CHAR(10); &quot;        {&quot;; CHAR(10); &quot;            ResourceName = &quot;; [Conversion.L65]; CHAR(10); &quot;            Ratio = &quot;; [Conversion.O65]; CHAR(10); &quot;        }&quot;))">
            <text:p/>
          </table:table-cell>
          <table:table-cell table:formula="of:=IF(ISBLANK([Conversion.Q65]);&quot;&quot;;CONCATENATE(CHAR(10);&quot;        INPUT_RESOURCE&quot;; CHAR(10); &quot;        {&quot;; CHAR(10); &quot;            ResourceName = &quot;; [Conversion.P65]; CHAR(10); &quot;            Ratio = &quot;; [Conversion.S65]; CHAR(10); &quot;        }&quot;))">
            <text:p/>
          </table:table-cell>
          <table:table-cell table:formula="of:=IF(ISBLANK([Conversion.C65]);&quot;&quot;;CONCATENATE(CHAR(10); &quot;        OUTPUT_RESOURCE&quot;; CHAR(10); &quot;        {&quot;; CHAR(10); &quot;            ResourceName = ElectricCharge&quot;; CHAR(10); &quot;            Ratio = &quot;; [Conversion.C65]; CHAR(10); &quot;            DumpExcess = true&quot;; CHAR(10); &quot;        }&quot;))">
            <text:p/>
          </table:table-cell>
          <table:table-cell table:formula="of:=IF(ISBLANK([Conversion.U65]);&quot;&quot;;CONCATENATE(CHAR(10); &quot;        OUTPUT_RESOURCE&quot;; CHAR(10); &quot;        {&quot;; CHAR(10); &quot;            ResourceName = &quot;; [Conversion.T65]; CHAR(10); &quot;            Ratio = &quot;; [Conversion.W65]; CHAR(10); &quot;            DumpExcess = false&quot;; CHAR(10); &quot;        }&quot;))">
            <text:p/>
          </table:table-cell>
          <table:table-cell table:formula="of:=IF(ISBLANK([Conversion.Y65]);&quot;&quot;;CONCATENATE(CHAR(10); &quot;        OUTPUT_RESOURCE&quot;; CHAR(10); &quot;        {&quot;; CHAR(10); &quot;            ResourceName = &quot;; [Conversion.X65]; CHAR(10); &quot;            Ratio = &quot;; [Conversion.AA65]; CHAR(10); &quot;            DumpExcess = false&quot;; CHAR(10); &quot;        }&quot;))">
            <text:p/>
          </table:table-cell>
          <table:table-cell table:formula="of:=IF(ISBLANK([Conversion.AC65]);&quot;&quot;;CONCATENATE(CHAR(10); &quot;        OUTPUT_RESOURCE&quot;; CHAR(10); &quot;        {&quot;; CHAR(10); &quot;            ResourceName = &quot;; [Conversion.AB65]; CHAR(10); &quot;            Ratio = &quot;; [Conversion.AE65]; CHAR(10); &quot;            DumpExcess = false&quot;; CHAR(10); &quot;        }&quot;))">
            <text:p/>
          </table:table-cell>
          <table:table-cell table:formula="of:=IF(ISBLANK([Conversion.AG65]);&quot;&quot;;CONCATENATE(CHAR(10); &quot;        OUTPUT_RESOURCE&quot;; CHAR(10); &quot;        {&quot;; CHAR(10); &quot;            ResourceName = &quot;; [Conversion.AF65]; CHAR(10); &quot;            Ratio = &quot;; [Conversion.AI6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6]);&quot;&quot;;CONCATENATE(&quot;    MODULE&quot;; CHAR(10); &quot;    {&quot;; CHAR(10); &quot;        name = ModuleResourceConverter&quot;; CHAR(10); &quot;        ConverterName = &quot;; [Conversion.A66]; CHAR(10); &quot;        StartActionName = Start &quot;; [Conversion.A66]; CHAR(10); &quot;        StopActionName = Stop &quot;; [Conversion.A66]; CHAR(10); &quot;        AutoShutdown = false&quot;; CHAR(10); &quot;        GeneratesHeat = true&quot;; CHAR(10); &quot;        UseSpecialistBonus = false&quot;; CHAR(10); [.B66]; [.C66]; [.D66]; [.E66]; [.F66]; [.G66]; [.H66]; [.I66]; [.J66]; CHAR(10); &quot;    }&quot;))">
            <text:p/>
          </table:table-cell>
          <table:table-cell table:formula="of:=IF(ISBLANK([Conversion.B66]);&quot;&quot;;CONCATENATE(CHAR(10);&quot;        INPUT_RESOURCE&quot;; CHAR(10); &quot;        {&quot;; CHAR(10); &quot;            ResourceName = ElectricCharge&quot;; CHAR(10); &quot;            Ratio = &quot;; [Conversion.B66]; CHAR(10); &quot;        }&quot;))">
            <text:p/>
          </table:table-cell>
          <table:table-cell table:formula="of:=IF(ISBLANK([Conversion.I66]);&quot;&quot;;CONCATENATE(CHAR(10);&quot;        INPUT_RESOURCE&quot;; CHAR(10); &quot;        {&quot;; CHAR(10); &quot;            ResourceName = &quot;; [Conversion.H66]; CHAR(10); &quot;            Ratio = &quot;; [Conversion.K66]; CHAR(10); &quot;        }&quot;))">
            <text:p/>
          </table:table-cell>
          <table:table-cell table:formula="of:=IF(ISBLANK([Conversion.M66]);&quot;&quot;;CONCATENATE(CHAR(10);&quot;        INPUT_RESOURCE&quot;; CHAR(10); &quot;        {&quot;; CHAR(10); &quot;            ResourceName = &quot;; [Conversion.L66]; CHAR(10); &quot;            Ratio = &quot;; [Conversion.O66]; CHAR(10); &quot;        }&quot;))">
            <text:p/>
          </table:table-cell>
          <table:table-cell table:formula="of:=IF(ISBLANK([Conversion.Q66]);&quot;&quot;;CONCATENATE(CHAR(10);&quot;        INPUT_RESOURCE&quot;; CHAR(10); &quot;        {&quot;; CHAR(10); &quot;            ResourceName = &quot;; [Conversion.P66]; CHAR(10); &quot;            Ratio = &quot;; [Conversion.S66]; CHAR(10); &quot;        }&quot;))">
            <text:p/>
          </table:table-cell>
          <table:table-cell table:formula="of:=IF(ISBLANK([Conversion.C66]);&quot;&quot;;CONCATENATE(CHAR(10); &quot;        OUTPUT_RESOURCE&quot;; CHAR(10); &quot;        {&quot;; CHAR(10); &quot;            ResourceName = ElectricCharge&quot;; CHAR(10); &quot;            Ratio = &quot;; [Conversion.C66]; CHAR(10); &quot;            DumpExcess = true&quot;; CHAR(10); &quot;        }&quot;))">
            <text:p/>
          </table:table-cell>
          <table:table-cell table:formula="of:=IF(ISBLANK([Conversion.U66]);&quot;&quot;;CONCATENATE(CHAR(10); &quot;        OUTPUT_RESOURCE&quot;; CHAR(10); &quot;        {&quot;; CHAR(10); &quot;            ResourceName = &quot;; [Conversion.T66]; CHAR(10); &quot;            Ratio = &quot;; [Conversion.W66]; CHAR(10); &quot;            DumpExcess = false&quot;; CHAR(10); &quot;        }&quot;))">
            <text:p/>
          </table:table-cell>
          <table:table-cell table:formula="of:=IF(ISBLANK([Conversion.Y66]);&quot;&quot;;CONCATENATE(CHAR(10); &quot;        OUTPUT_RESOURCE&quot;; CHAR(10); &quot;        {&quot;; CHAR(10); &quot;            ResourceName = &quot;; [Conversion.X66]; CHAR(10); &quot;            Ratio = &quot;; [Conversion.AA66]; CHAR(10); &quot;            DumpExcess = false&quot;; CHAR(10); &quot;        }&quot;))">
            <text:p/>
          </table:table-cell>
          <table:table-cell table:formula="of:=IF(ISBLANK([Conversion.AC66]);&quot;&quot;;CONCATENATE(CHAR(10); &quot;        OUTPUT_RESOURCE&quot;; CHAR(10); &quot;        {&quot;; CHAR(10); &quot;            ResourceName = &quot;; [Conversion.AB66]; CHAR(10); &quot;            Ratio = &quot;; [Conversion.AE66]; CHAR(10); &quot;            DumpExcess = false&quot;; CHAR(10); &quot;        }&quot;))">
            <text:p/>
          </table:table-cell>
          <table:table-cell table:formula="of:=IF(ISBLANK([Conversion.AG66]);&quot;&quot;;CONCATENATE(CHAR(10); &quot;        OUTPUT_RESOURCE&quot;; CHAR(10); &quot;        {&quot;; CHAR(10); &quot;            ResourceName = &quot;; [Conversion.AF66]; CHAR(10); &quot;            Ratio = &quot;; [Conversion.AI6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7]);&quot;&quot;;CONCATENATE(&quot;    MODULE&quot;; CHAR(10); &quot;    {&quot;; CHAR(10); &quot;        name = ModuleResourceConverter&quot;; CHAR(10); &quot;        ConverterName = &quot;; [Conversion.A67]; CHAR(10); &quot;        StartActionName = Start &quot;; [Conversion.A67]; CHAR(10); &quot;        StopActionName = Stop &quot;; [Conversion.A67]; CHAR(10); &quot;        AutoShutdown = false&quot;; CHAR(10); &quot;        GeneratesHeat = true&quot;; CHAR(10); &quot;        UseSpecialistBonus = false&quot;; CHAR(10); [.B67]; [.C67]; [.D67]; [.E67]; [.F67]; [.G67]; [.H67]; [.I67]; [.J67]; CHAR(10); &quot;    }&quot;))">
            <text:p/>
          </table:table-cell>
          <table:table-cell table:formula="of:=IF(ISBLANK([Conversion.B67]);&quot;&quot;;CONCATENATE(CHAR(10);&quot;        INPUT_RESOURCE&quot;; CHAR(10); &quot;        {&quot;; CHAR(10); &quot;            ResourceName = ElectricCharge&quot;; CHAR(10); &quot;            Ratio = &quot;; [Conversion.B67]; CHAR(10); &quot;        }&quot;))">
            <text:p/>
          </table:table-cell>
          <table:table-cell table:formula="of:=IF(ISBLANK([Conversion.I67]);&quot;&quot;;CONCATENATE(CHAR(10);&quot;        INPUT_RESOURCE&quot;; CHAR(10); &quot;        {&quot;; CHAR(10); &quot;            ResourceName = &quot;; [Conversion.H67]; CHAR(10); &quot;            Ratio = &quot;; [Conversion.K67]; CHAR(10); &quot;        }&quot;))">
            <text:p/>
          </table:table-cell>
          <table:table-cell table:formula="of:=IF(ISBLANK([Conversion.M67]);&quot;&quot;;CONCATENATE(CHAR(10);&quot;        INPUT_RESOURCE&quot;; CHAR(10); &quot;        {&quot;; CHAR(10); &quot;            ResourceName = &quot;; [Conversion.L67]; CHAR(10); &quot;            Ratio = &quot;; [Conversion.O67]; CHAR(10); &quot;        }&quot;))">
            <text:p/>
          </table:table-cell>
          <table:table-cell table:formula="of:=IF(ISBLANK([Conversion.Q67]);&quot;&quot;;CONCATENATE(CHAR(10);&quot;        INPUT_RESOURCE&quot;; CHAR(10); &quot;        {&quot;; CHAR(10); &quot;            ResourceName = &quot;; [Conversion.P67]; CHAR(10); &quot;            Ratio = &quot;; [Conversion.S67]; CHAR(10); &quot;        }&quot;))">
            <text:p/>
          </table:table-cell>
          <table:table-cell table:formula="of:=IF(ISBLANK([Conversion.C67]);&quot;&quot;;CONCATENATE(CHAR(10); &quot;        OUTPUT_RESOURCE&quot;; CHAR(10); &quot;        {&quot;; CHAR(10); &quot;            ResourceName = ElectricCharge&quot;; CHAR(10); &quot;            Ratio = &quot;; [Conversion.C67]; CHAR(10); &quot;            DumpExcess = true&quot;; CHAR(10); &quot;        }&quot;))">
            <text:p/>
          </table:table-cell>
          <table:table-cell table:formula="of:=IF(ISBLANK([Conversion.U67]);&quot;&quot;;CONCATENATE(CHAR(10); &quot;        OUTPUT_RESOURCE&quot;; CHAR(10); &quot;        {&quot;; CHAR(10); &quot;            ResourceName = &quot;; [Conversion.T67]; CHAR(10); &quot;            Ratio = &quot;; [Conversion.W67]; CHAR(10); &quot;            DumpExcess = false&quot;; CHAR(10); &quot;        }&quot;))">
            <text:p/>
          </table:table-cell>
          <table:table-cell table:formula="of:=IF(ISBLANK([Conversion.Y67]);&quot;&quot;;CONCATENATE(CHAR(10); &quot;        OUTPUT_RESOURCE&quot;; CHAR(10); &quot;        {&quot;; CHAR(10); &quot;            ResourceName = &quot;; [Conversion.X67]; CHAR(10); &quot;            Ratio = &quot;; [Conversion.AA67]; CHAR(10); &quot;            DumpExcess = false&quot;; CHAR(10); &quot;        }&quot;))">
            <text:p/>
          </table:table-cell>
          <table:table-cell table:formula="of:=IF(ISBLANK([Conversion.AC67]);&quot;&quot;;CONCATENATE(CHAR(10); &quot;        OUTPUT_RESOURCE&quot;; CHAR(10); &quot;        {&quot;; CHAR(10); &quot;            ResourceName = &quot;; [Conversion.AB67]; CHAR(10); &quot;            Ratio = &quot;; [Conversion.AE67]; CHAR(10); &quot;            DumpExcess = false&quot;; CHAR(10); &quot;        }&quot;))">
            <text:p/>
          </table:table-cell>
          <table:table-cell table:formula="of:=IF(ISBLANK([Conversion.AG67]);&quot;&quot;;CONCATENATE(CHAR(10); &quot;        OUTPUT_RESOURCE&quot;; CHAR(10); &quot;        {&quot;; CHAR(10); &quot;            ResourceName = &quot;; [Conversion.AF67]; CHAR(10); &quot;            Ratio = &quot;; [Conversion.AI6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8]);&quot;&quot;;CONCATENATE(&quot;    MODULE&quot;; CHAR(10); &quot;    {&quot;; CHAR(10); &quot;        name = ModuleResourceConverter&quot;; CHAR(10); &quot;        ConverterName = &quot;; [Conversion.A68]; CHAR(10); &quot;        StartActionName = Start &quot;; [Conversion.A68]; CHAR(10); &quot;        StopActionName = Stop &quot;; [Conversion.A68]; CHAR(10); &quot;        AutoShutdown = false&quot;; CHAR(10); &quot;        GeneratesHeat = true&quot;; CHAR(10); &quot;        UseSpecialistBonus = false&quot;; CHAR(10); [.B68]; [.C68]; [.D68]; [.E68]; [.F68]; [.G68]; [.H68]; [.I68]; [.J68]; CHAR(10); &quot;    }&quot;))">
            <text:p/>
          </table:table-cell>
          <table:table-cell table:formula="of:=IF(ISBLANK([Conversion.B68]);&quot;&quot;;CONCATENATE(CHAR(10);&quot;        INPUT_RESOURCE&quot;; CHAR(10); &quot;        {&quot;; CHAR(10); &quot;            ResourceName = ElectricCharge&quot;; CHAR(10); &quot;            Ratio = &quot;; [Conversion.B68]; CHAR(10); &quot;        }&quot;))">
            <text:p/>
          </table:table-cell>
          <table:table-cell table:formula="of:=IF(ISBLANK([Conversion.I68]);&quot;&quot;;CONCATENATE(CHAR(10);&quot;        INPUT_RESOURCE&quot;; CHAR(10); &quot;        {&quot;; CHAR(10); &quot;            ResourceName = &quot;; [Conversion.H68]; CHAR(10); &quot;            Ratio = &quot;; [Conversion.K68]; CHAR(10); &quot;        }&quot;))">
            <text:p/>
          </table:table-cell>
          <table:table-cell table:formula="of:=IF(ISBLANK([Conversion.M68]);&quot;&quot;;CONCATENATE(CHAR(10);&quot;        INPUT_RESOURCE&quot;; CHAR(10); &quot;        {&quot;; CHAR(10); &quot;            ResourceName = &quot;; [Conversion.L68]; CHAR(10); &quot;            Ratio = &quot;; [Conversion.O68]; CHAR(10); &quot;        }&quot;))">
            <text:p/>
          </table:table-cell>
          <table:table-cell table:formula="of:=IF(ISBLANK([Conversion.Q68]);&quot;&quot;;CONCATENATE(CHAR(10);&quot;        INPUT_RESOURCE&quot;; CHAR(10); &quot;        {&quot;; CHAR(10); &quot;            ResourceName = &quot;; [Conversion.P68]; CHAR(10); &quot;            Ratio = &quot;; [Conversion.S68]; CHAR(10); &quot;        }&quot;))">
            <text:p/>
          </table:table-cell>
          <table:table-cell table:formula="of:=IF(ISBLANK([Conversion.C68]);&quot;&quot;;CONCATENATE(CHAR(10); &quot;        OUTPUT_RESOURCE&quot;; CHAR(10); &quot;        {&quot;; CHAR(10); &quot;            ResourceName = ElectricCharge&quot;; CHAR(10); &quot;            Ratio = &quot;; [Conversion.C68]; CHAR(10); &quot;            DumpExcess = true&quot;; CHAR(10); &quot;        }&quot;))">
            <text:p/>
          </table:table-cell>
          <table:table-cell table:formula="of:=IF(ISBLANK([Conversion.U68]);&quot;&quot;;CONCATENATE(CHAR(10); &quot;        OUTPUT_RESOURCE&quot;; CHAR(10); &quot;        {&quot;; CHAR(10); &quot;            ResourceName = &quot;; [Conversion.T68]; CHAR(10); &quot;            Ratio = &quot;; [Conversion.W68]; CHAR(10); &quot;            DumpExcess = false&quot;; CHAR(10); &quot;        }&quot;))">
            <text:p/>
          </table:table-cell>
          <table:table-cell table:formula="of:=IF(ISBLANK([Conversion.Y68]);&quot;&quot;;CONCATENATE(CHAR(10); &quot;        OUTPUT_RESOURCE&quot;; CHAR(10); &quot;        {&quot;; CHAR(10); &quot;            ResourceName = &quot;; [Conversion.X68]; CHAR(10); &quot;            Ratio = &quot;; [Conversion.AA68]; CHAR(10); &quot;            DumpExcess = false&quot;; CHAR(10); &quot;        }&quot;))">
            <text:p/>
          </table:table-cell>
          <table:table-cell table:formula="of:=IF(ISBLANK([Conversion.AC68]);&quot;&quot;;CONCATENATE(CHAR(10); &quot;        OUTPUT_RESOURCE&quot;; CHAR(10); &quot;        {&quot;; CHAR(10); &quot;            ResourceName = &quot;; [Conversion.AB68]; CHAR(10); &quot;            Ratio = &quot;; [Conversion.AE68]; CHAR(10); &quot;            DumpExcess = false&quot;; CHAR(10); &quot;        }&quot;))">
            <text:p/>
          </table:table-cell>
          <table:table-cell table:formula="of:=IF(ISBLANK([Conversion.AG68]);&quot;&quot;;CONCATENATE(CHAR(10); &quot;        OUTPUT_RESOURCE&quot;; CHAR(10); &quot;        {&quot;; CHAR(10); &quot;            ResourceName = &quot;; [Conversion.AF68]; CHAR(10); &quot;            Ratio = &quot;; [Conversion.AI6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9]);&quot;&quot;;CONCATENATE(&quot;    MODULE&quot;; CHAR(10); &quot;    {&quot;; CHAR(10); &quot;        name = ModuleResourceConverter&quot;; CHAR(10); &quot;        ConverterName = &quot;; [Conversion.A69]; CHAR(10); &quot;        StartActionName = Start &quot;; [Conversion.A69]; CHAR(10); &quot;        StopActionName = Stop &quot;; [Conversion.A69]; CHAR(10); &quot;        AutoShutdown = false&quot;; CHAR(10); &quot;        GeneratesHeat = true&quot;; CHAR(10); &quot;        UseSpecialistBonus = false&quot;; CHAR(10); [.B69]; [.C69]; [.D69]; [.E69]; [.F69]; [.G69]; [.H69]; [.I69]; [.J69]; CHAR(10); &quot;    }&quot;))">
            <text:p/>
          </table:table-cell>
          <table:table-cell table:formula="of:=IF(ISBLANK([Conversion.B69]);&quot;&quot;;CONCATENATE(CHAR(10);&quot;        INPUT_RESOURCE&quot;; CHAR(10); &quot;        {&quot;; CHAR(10); &quot;            ResourceName = ElectricCharge&quot;; CHAR(10); &quot;            Ratio = &quot;; [Conversion.B69]; CHAR(10); &quot;        }&quot;))">
            <text:p/>
          </table:table-cell>
          <table:table-cell table:formula="of:=IF(ISBLANK([Conversion.I69]);&quot;&quot;;CONCATENATE(CHAR(10);&quot;        INPUT_RESOURCE&quot;; CHAR(10); &quot;        {&quot;; CHAR(10); &quot;            ResourceName = &quot;; [Conversion.H69]; CHAR(10); &quot;            Ratio = &quot;; [Conversion.K69]; CHAR(10); &quot;        }&quot;))">
            <text:p/>
          </table:table-cell>
          <table:table-cell table:formula="of:=IF(ISBLANK([Conversion.M69]);&quot;&quot;;CONCATENATE(CHAR(10);&quot;        INPUT_RESOURCE&quot;; CHAR(10); &quot;        {&quot;; CHAR(10); &quot;            ResourceName = &quot;; [Conversion.L69]; CHAR(10); &quot;            Ratio = &quot;; [Conversion.O69]; CHAR(10); &quot;        }&quot;))">
            <text:p/>
          </table:table-cell>
          <table:table-cell table:formula="of:=IF(ISBLANK([Conversion.Q69]);&quot;&quot;;CONCATENATE(CHAR(10);&quot;        INPUT_RESOURCE&quot;; CHAR(10); &quot;        {&quot;; CHAR(10); &quot;            ResourceName = &quot;; [Conversion.P69]; CHAR(10); &quot;            Ratio = &quot;; [Conversion.S69]; CHAR(10); &quot;        }&quot;))">
            <text:p/>
          </table:table-cell>
          <table:table-cell table:formula="of:=IF(ISBLANK([Conversion.C69]);&quot;&quot;;CONCATENATE(CHAR(10); &quot;        OUTPUT_RESOURCE&quot;; CHAR(10); &quot;        {&quot;; CHAR(10); &quot;            ResourceName = ElectricCharge&quot;; CHAR(10); &quot;            Ratio = &quot;; [Conversion.C69]; CHAR(10); &quot;            DumpExcess = true&quot;; CHAR(10); &quot;        }&quot;))">
            <text:p/>
          </table:table-cell>
          <table:table-cell table:formula="of:=IF(ISBLANK([Conversion.U69]);&quot;&quot;;CONCATENATE(CHAR(10); &quot;        OUTPUT_RESOURCE&quot;; CHAR(10); &quot;        {&quot;; CHAR(10); &quot;            ResourceName = &quot;; [Conversion.T69]; CHAR(10); &quot;            Ratio = &quot;; [Conversion.W69]; CHAR(10); &quot;            DumpExcess = false&quot;; CHAR(10); &quot;        }&quot;))">
            <text:p/>
          </table:table-cell>
          <table:table-cell table:formula="of:=IF(ISBLANK([Conversion.Y69]);&quot;&quot;;CONCATENATE(CHAR(10); &quot;        OUTPUT_RESOURCE&quot;; CHAR(10); &quot;        {&quot;; CHAR(10); &quot;            ResourceName = &quot;; [Conversion.X69]; CHAR(10); &quot;            Ratio = &quot;; [Conversion.AA69]; CHAR(10); &quot;            DumpExcess = false&quot;; CHAR(10); &quot;        }&quot;))">
            <text:p/>
          </table:table-cell>
          <table:table-cell table:formula="of:=IF(ISBLANK([Conversion.AC69]);&quot;&quot;;CONCATENATE(CHAR(10); &quot;        OUTPUT_RESOURCE&quot;; CHAR(10); &quot;        {&quot;; CHAR(10); &quot;            ResourceName = &quot;; [Conversion.AB69]; CHAR(10); &quot;            Ratio = &quot;; [Conversion.AE69]; CHAR(10); &quot;            DumpExcess = false&quot;; CHAR(10); &quot;        }&quot;))">
            <text:p/>
          </table:table-cell>
          <table:table-cell table:formula="of:=IF(ISBLANK([Conversion.AG69]);&quot;&quot;;CONCATENATE(CHAR(10); &quot;        OUTPUT_RESOURCE&quot;; CHAR(10); &quot;        {&quot;; CHAR(10); &quot;            ResourceName = &quot;; [Conversion.AF69]; CHAR(10); &quot;            Ratio = &quot;; [Conversion.AI6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70]);&quot;&quot;;CONCATENATE(&quot;    MODULE&quot;; CHAR(10); &quot;    {&quot;; CHAR(10); &quot;        name = ModuleResourceConverter&quot;; CHAR(10); &quot;        ConverterName = &quot;; [Conversion.A70]; CHAR(10); &quot;        StartActionName = Start &quot;; [Conversion.A70]; CHAR(10); &quot;        StopActionName = Stop &quot;; [Conversion.A70]; CHAR(10); &quot;        AutoShutdown = false&quot;; CHAR(10); &quot;        GeneratesHeat = true&quot;; CHAR(10); &quot;        UseSpecialistBonus = false&quot;; CHAR(10); [.B70]; [.C70]; [.D70]; [.E70]; [.F70]; [.G70]; [.H70]; [.I70]; [.J70]; CHAR(10); &quot;    }&quot;))">
            <text:p/>
          </table:table-cell>
          <table:table-cell table:formula="of:=IF(ISBLANK([Conversion.B70]);&quot;&quot;;CONCATENATE(CHAR(10);&quot;        INPUT_RESOURCE&quot;; CHAR(10); &quot;        {&quot;; CHAR(10); &quot;            ResourceName = ElectricCharge&quot;; CHAR(10); &quot;            Ratio = &quot;; [Conversion.B70]; CHAR(10); &quot;        }&quot;))">
            <text:p/>
          </table:table-cell>
          <table:table-cell table:formula="of:=IF(ISBLANK([Conversion.I70]);&quot;&quot;;CONCATENATE(CHAR(10);&quot;        INPUT_RESOURCE&quot;; CHAR(10); &quot;        {&quot;; CHAR(10); &quot;            ResourceName = &quot;; [Conversion.H70]; CHAR(10); &quot;            Ratio = &quot;; [Conversion.K70]; CHAR(10); &quot;        }&quot;))">
            <text:p/>
          </table:table-cell>
          <table:table-cell table:formula="of:=IF(ISBLANK([Conversion.M70]);&quot;&quot;;CONCATENATE(CHAR(10);&quot;        INPUT_RESOURCE&quot;; CHAR(10); &quot;        {&quot;; CHAR(10); &quot;            ResourceName = &quot;; [Conversion.L70]; CHAR(10); &quot;            Ratio = &quot;; [Conversion.O70]; CHAR(10); &quot;        }&quot;))">
            <text:p/>
          </table:table-cell>
          <table:table-cell table:formula="of:=IF(ISBLANK([Conversion.Q70]);&quot;&quot;;CONCATENATE(CHAR(10);&quot;        INPUT_RESOURCE&quot;; CHAR(10); &quot;        {&quot;; CHAR(10); &quot;            ResourceName = &quot;; [Conversion.P70]; CHAR(10); &quot;            Ratio = &quot;; [Conversion.S70]; CHAR(10); &quot;        }&quot;))">
            <text:p/>
          </table:table-cell>
          <table:table-cell table:formula="of:=IF(ISBLANK([Conversion.C70]);&quot;&quot;;CONCATENATE(CHAR(10); &quot;        OUTPUT_RESOURCE&quot;; CHAR(10); &quot;        {&quot;; CHAR(10); &quot;            ResourceName = ElectricCharge&quot;; CHAR(10); &quot;            Ratio = &quot;; [Conversion.C70]; CHAR(10); &quot;            DumpExcess = true&quot;; CHAR(10); &quot;        }&quot;))">
            <text:p/>
          </table:table-cell>
          <table:table-cell table:formula="of:=IF(ISBLANK([Conversion.U70]);&quot;&quot;;CONCATENATE(CHAR(10); &quot;        OUTPUT_RESOURCE&quot;; CHAR(10); &quot;        {&quot;; CHAR(10); &quot;            ResourceName = &quot;; [Conversion.T70]; CHAR(10); &quot;            Ratio = &quot;; [Conversion.W70]; CHAR(10); &quot;            DumpExcess = false&quot;; CHAR(10); &quot;        }&quot;))">
            <text:p/>
          </table:table-cell>
          <table:table-cell table:formula="of:=IF(ISBLANK([Conversion.Y70]);&quot;&quot;;CONCATENATE(CHAR(10); &quot;        OUTPUT_RESOURCE&quot;; CHAR(10); &quot;        {&quot;; CHAR(10); &quot;            ResourceName = &quot;; [Conversion.X70]; CHAR(10); &quot;            Ratio = &quot;; [Conversion.AA70]; CHAR(10); &quot;            DumpExcess = false&quot;; CHAR(10); &quot;        }&quot;))">
            <text:p/>
          </table:table-cell>
          <table:table-cell table:formula="of:=IF(ISBLANK([Conversion.AC70]);&quot;&quot;;CONCATENATE(CHAR(10); &quot;        OUTPUT_RESOURCE&quot;; CHAR(10); &quot;        {&quot;; CHAR(10); &quot;            ResourceName = &quot;; [Conversion.AB70]; CHAR(10); &quot;            Ratio = &quot;; [Conversion.AE70]; CHAR(10); &quot;            DumpExcess = false&quot;; CHAR(10); &quot;        }&quot;))">
            <text:p/>
          </table:table-cell>
          <table:table-cell table:formula="of:=IF(ISBLANK([Conversion.AG70]);&quot;&quot;;CONCATENATE(CHAR(10); &quot;        OUTPUT_RESOURCE&quot;; CHAR(10); &quot;        {&quot;; CHAR(10); &quot;            ResourceName = &quot;; [Conversion.AF70]; CHAR(10); &quot;            Ratio = &quot;; [Conversion.AI70]; CHAR(10); &quot;            DumpExcess = false&quot;; CHAR(10); &quot;        }&quot;))">
            <text:p/>
          </table:table-cell>
        </table:table-row>
        <table:table-row table:style-name="ro2" table:number-rows-repeated="104850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Output Rates" table:style-name="ta1">
        <table:table-column table:style-name="co4" table:default-cell-style-name="ce16"/>
        <table:table-column table:style-name="co1" table:default-cell-style-name="ce17"/>
        <table:table-column table:style-name="co5" table:number-columns-repeated="8" table:default-cell-style-name="ce16"/>
        <table:table-column table:style-name="co1" table:number-columns-repeated="1014" table:default-cell-style-name="ce18"/>
        <table:table-row table:style-name="ro5">
          <table:table-cell table:style-name="ce15" office:value-type="string" calcext:value-type="string">
            <text:p>Process</text:p>
          </table:table-cell>
          <table:table-cell table:style-name="ce15" office:value-type="string" calcext:value-type="string">
            <text:p>Rate</text:p>
          </table:table-cell>
          <table:table-cell table:style-name="ce15" office:value-type="string" calcext:value-type="string">
            <text:p>Output 1</text:p>
          </table:table-cell>
          <table:table-cell table:style-name="ce15" office:value-type="string" calcext:value-type="string">
            <text:p>L/sec</text:p>
          </table:table-cell>
          <table:table-cell table:style-name="ce15" office:value-type="string" calcext:value-type="string">
            <text:p>Output 2</text:p>
          </table:table-cell>
          <table:table-cell table:style-name="ce15" office:value-type="string" calcext:value-type="string">
            <text:p>L/sec</text:p>
          </table:table-cell>
          <table:table-cell table:style-name="ce15" office:value-type="string" calcext:value-type="string">
            <text:p>Output 3</text:p>
          </table:table-cell>
          <table:table-cell table:style-name="ce15" office:value-type="string" calcext:value-type="string">
            <text:p>L/sec</text:p>
          </table:table-cell>
          <table:table-cell table:style-name="ce15" office:value-type="string" calcext:value-type="string">
            <text:p>Output 4</text:p>
          </table:table-cell>
          <table:table-cell table:style-name="ce15" office:value-type="string" calcext:value-type="string">
            <text:p>L/sec</text:p>
          </table:table-cell>
          <table:table-cell table:style-name="ce15" table:number-columns-repeated="1014"/>
        </table:table-row>
        <table:table-row table:style-name="ro5">
          <table:table-cell table:formula="of:=[Conversion.A2]" office:value-type="string" office:string-value="Water Electrolysis" calcext:value-type="string">
            <text:p>Water Electrolysis</text:p>
          </table:table-cell>
          <table:table-cell office:value-type="float" office:value="0.25" calcext:value-type="float">
            <text:p>0.25</text:p>
          </table:table-cell>
          <table:table-cell table:formula="of:=[Conversion.T2]" office:value-type="string" office:string-value="Hydrogen" calcext:value-type="string">
            <text:p>Hydrogen</text:p>
          </table:table-cell>
          <table:table-cell table:formula="of:=[Conversion.W2]*[.B2]" office:value-type="float" office:value="140.022960313966" calcext:value-type="float">
            <text:p>140.022960314</text:p>
          </table:table-cell>
          <table:table-cell table:formula="of:=[Conversion.X2]" office:value-type="string" office:string-value="Oxygen" calcext:value-type="string">
            <text:p>Oxygen</text:p>
          </table:table-cell>
          <table:table-cell table:formula="of:=[Conversion.AA2]*[.B2]" office:value-type="float" office:value="70.8574031292774" calcext:value-type="float">
            <text:p>70.8574031293</text:p>
          </table:table-cell>
          <table:table-cell table:formula="of:=[Conversion.AB2]" office:value-type="float" office:value="0" calcext:value-type="float">
            <text:p>0</text:p>
          </table:table-cell>
          <table:table-cell table:formula="of:=[Conversion.AE2]*[.B2]" office:value-type="string" office:string-value="" calcext:value-type="error">
            <text:p>#N/A</text:p>
          </table:table-cell>
          <table:table-cell table:formula="of:=[Conversion.AF2]" office:value-type="float" office:value="0" calcext:value-type="float">
            <text:p>0</text:p>
          </table:table-cell>
          <table:table-cell table:formula="of:=[Conversion.AI2]*[.B2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]" office:value-type="string" office:string-value="Water Gas Shift" calcext:value-type="string">
            <text:p>Water Gas Shift</text:p>
          </table:table-cell>
          <table:table-cell office:value-type="float" office:value="1" calcext:value-type="float">
            <text:p>1</text:p>
          </table:table-cell>
          <table:table-cell table:formula="of:=[Conversion.T3]" office:value-type="string" office:string-value="CarbonDioxide" calcext:value-type="string">
            <text:p>CarbonDioxide</text:p>
          </table:table-cell>
          <table:table-cell table:formula="of:=[Conversion.W3]*[.B3]" office:value-type="float" office:value="0.906011088153879" calcext:value-type="float">
            <text:p>0.9060110882</text:p>
          </table:table-cell>
          <table:table-cell table:formula="of:=[Conversion.X3]" office:value-type="string" office:string-value="Hydrogen" calcext:value-type="string">
            <text:p>Hydrogen</text:p>
          </table:table-cell>
          <table:table-cell table:formula="of:=[Conversion.AA3]*[.B3]" office:value-type="float" office:value="0.450295043999461" calcext:value-type="float">
            <text:p>0.450295044</text:p>
          </table:table-cell>
          <table:table-cell table:formula="of:=[Conversion.AB3]" office:value-type="float" office:value="0" calcext:value-type="float">
            <text:p>0</text:p>
          </table:table-cell>
          <table:table-cell table:formula="of:=[Conversion.AE3]*[.B3]" office:value-type="string" office:string-value="" calcext:value-type="error">
            <text:p>#N/A</text:p>
          </table:table-cell>
          <table:table-cell table:formula="of:=[Conversion.AF3]" office:value-type="float" office:value="0" calcext:value-type="float">
            <text:p>0</text:p>
          </table:table-cell>
          <table:table-cell table:formula="of:=[Conversion.AI3]*[.B3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4]" office:value-type="string" office:string-value="Reverse Water Gas Shift" calcext:value-type="string">
            <text:p>Reverse Water Gas Shift</text:p>
          </table:table-cell>
          <table:table-cell office:value-type="float" office:value="1" calcext:value-type="float">
            <text:p>1</text:p>
          </table:table-cell>
          <table:table-cell table:formula="of:=[Conversion.T4]" office:value-type="string" office:string-value="CarbonMonoxide" calcext:value-type="string">
            <text:p>CarbonMonoxide</text:p>
          </table:table-cell>
          <table:table-cell table:formula="of:=[Conversion.W4]*[.B4]" office:value-type="float" office:value="0.894028793456033" calcext:value-type="float">
            <text:p>0.8940287935</text:p>
          </table:table-cell>
          <table:table-cell table:formula="of:=[Conversion.X4]" office:value-type="string" office:string-value="Water" calcext:value-type="string">
            <text:p>Water</text:p>
          </table:table-cell>
          <table:table-cell table:formula="of:=[Conversion.AA4]*[.B4]" office:value-type="float" office:value="0.000718769146830266" calcext:value-type="float">
            <text:p>0.0007187691</text:p>
          </table:table-cell>
          <table:table-cell table:formula="of:=[Conversion.AB4]" office:value-type="float" office:value="0" calcext:value-type="float">
            <text:p>0</text:p>
          </table:table-cell>
          <table:table-cell table:formula="of:=[Conversion.AE4]*[.B4]" office:value-type="string" office:string-value="" calcext:value-type="error">
            <text:p>#N/A</text:p>
          </table:table-cell>
          <table:table-cell table:formula="of:=[Conversion.AF4]" office:value-type="float" office:value="0" calcext:value-type="float">
            <text:p>0</text:p>
          </table:table-cell>
          <table:table-cell table:formula="of:=[Conversion.AI4]*[.B4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5]" office:value-type="string" office:string-value="Sabatier Reaction" calcext:value-type="string">
            <text:p>Sabatier Reaction</text:p>
          </table:table-cell>
          <table:table-cell office:value-type="float" office:value="1" calcext:value-type="float">
            <text:p>1</text:p>
          </table:table-cell>
          <table:table-cell table:formula="of:=[Conversion.T5]" office:value-type="string" office:string-value="Methane" calcext:value-type="string">
            <text:p>Methane</text:p>
          </table:table-cell>
          <table:table-cell table:formula="of:=[Conversion.W5]*[.B5]" office:value-type="float" office:value="0.892552187169329" calcext:value-type="float">
            <text:p>0.8925521872</text:p>
          </table:table-cell>
          <table:table-cell table:formula="of:=[Conversion.X5]" office:value-type="string" office:string-value="Water" calcext:value-type="string">
            <text:p>Water</text:p>
          </table:table-cell>
          <table:table-cell table:formula="of:=[Conversion.AA5]*[.B5]" office:value-type="float" office:value="0.00143753829366053" calcext:value-type="float">
            <text:p>0.0014375383</text:p>
          </table:table-cell>
          <table:table-cell table:formula="of:=[Conversion.AB5]" office:value-type="float" office:value="0" calcext:value-type="float">
            <text:p>0</text:p>
          </table:table-cell>
          <table:table-cell table:formula="of:=[Conversion.AE5]*[.B5]" office:value-type="string" office:string-value="" calcext:value-type="error">
            <text:p>#N/A</text:p>
          </table:table-cell>
          <table:table-cell table:formula="of:=[Conversion.AF5]" office:value-type="float" office:value="0" calcext:value-type="float">
            <text:p>0</text:p>
          </table:table-cell>
          <table:table-cell table:formula="of:=[Conversion.AI5]*[.B5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6]" office:value-type="string" office:string-value="Methane Pyrolysis" calcext:value-type="string">
            <text:p>Methane Pyrolysis</text:p>
          </table:table-cell>
          <table:table-cell office:value-type="float" office:value="1" calcext:value-type="float">
            <text:p>1</text:p>
          </table:table-cell>
          <table:table-cell table:formula="of:=[Conversion.T6]" office:value-type="string" office:string-value="Carbon" calcext:value-type="string">
            <text:p>Carbon</text:p>
          </table:table-cell>
          <table:table-cell table:formula="of:=[Conversion.W6]*[.B6]" office:value-type="float" office:value="0.000230094546669042" calcext:value-type="float">
            <text:p>0.0002300945</text:p>
          </table:table-cell>
          <table:table-cell table:formula="of:=[Conversion.X6]" office:value-type="string" office:string-value="Hydrogen" calcext:value-type="string">
            <text:p>Hydrogen</text:p>
          </table:table-cell>
          <table:table-cell table:formula="of:=[Conversion.AA6]*[.B6]" office:value-type="float" office:value="0.902079991900116" calcext:value-type="float">
            <text:p>0.9020799919</text:p>
          </table:table-cell>
          <table:table-cell table:formula="of:=[Conversion.AB6]" office:value-type="float" office:value="0" calcext:value-type="float">
            <text:p>0</text:p>
          </table:table-cell>
          <table:table-cell table:formula="of:=[Conversion.AE6]*[.B6]" office:value-type="string" office:string-value="" calcext:value-type="error">
            <text:p>#N/A</text:p>
          </table:table-cell>
          <table:table-cell table:formula="of:=[Conversion.AF6]" office:value-type="float" office:value="0" calcext:value-type="float">
            <text:p>0</text:p>
          </table:table-cell>
          <table:table-cell table:formula="of:=[Conversion.AI6]*[.B6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7]" office:value-type="string" office:string-value="Haber-Bosch Process" calcext:value-type="string">
            <text:p>Haber-Bosch Process</text:p>
          </table:table-cell>
          <table:table-cell office:value-type="float" office:value="1" calcext:value-type="float">
            <text:p>1</text:p>
          </table:table-cell>
          <table:table-cell table:formula="of:=[Conversion.T7]" office:value-type="string" office:string-value="Ammonia" calcext:value-type="string">
            <text:p>Ammonia</text:p>
          </table:table-cell>
          <table:table-cell table:formula="of:=[Conversion.W7]*[.B7]" office:value-type="float" office:value="1.78023691114274" calcext:value-type="float">
            <text:p>1.7802369111</text:p>
          </table:table-cell>
          <table:table-cell table:formula="of:=[Conversion.X7]" office:value-type="float" office:value="0" calcext:value-type="float">
            <text:p>0</text:p>
          </table:table-cell>
          <table:table-cell table:formula="of:=[Conversion.AA7]*[.B7]" office:value-type="string" office:string-value="" calcext:value-type="error">
            <text:p>#N/A</text:p>
          </table:table-cell>
          <table:table-cell table:formula="of:=[Conversion.AB7]" office:value-type="float" office:value="0" calcext:value-type="float">
            <text:p>0</text:p>
          </table:table-cell>
          <table:table-cell table:formula="of:=[Conversion.AE7]*[.B7]" office:value-type="string" office:string-value="" calcext:value-type="error">
            <text:p>#N/A</text:p>
          </table:table-cell>
          <table:table-cell table:formula="of:=[Conversion.AF7]" office:value-type="float" office:value="0" calcext:value-type="float">
            <text:p>0</text:p>
          </table:table-cell>
          <table:table-cell table:formula="of:=[Conversion.AI7]*[.B7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8]" office:value-type="string" office:string-value="Anthraquinone Process" calcext:value-type="string">
            <text:p>Anthraquinone Process</text:p>
          </table:table-cell>
          <table:table-cell office:value-type="float" office:value="1" calcext:value-type="float">
            <text:p>1</text:p>
          </table:table-cell>
          <table:table-cell table:formula="of:=[Conversion.T8]" office:value-type="string" office:string-value="HTP" calcext:value-type="string">
            <text:p>HTP</text:p>
          </table:table-cell>
          <table:table-cell table:formula="of:=[Conversion.W8]*[.B8]" office:value-type="float" office:value="0.0019081456069379" calcext:value-type="float">
            <text:p>0.0019081456</text:p>
          </table:table-cell>
          <table:table-cell table:formula="of:=[Conversion.X8]" office:value-type="float" office:value="0" calcext:value-type="float">
            <text:p>0</text:p>
          </table:table-cell>
          <table:table-cell table:formula="of:=[Conversion.AA8]*[.B8]" office:value-type="string" office:string-value="" calcext:value-type="error">
            <text:p>#N/A</text:p>
          </table:table-cell>
          <table:table-cell table:formula="of:=[Conversion.AB8]" office:value-type="float" office:value="0" calcext:value-type="float">
            <text:p>0</text:p>
          </table:table-cell>
          <table:table-cell table:formula="of:=[Conversion.AE8]*[.B8]" office:value-type="string" office:string-value="" calcext:value-type="error">
            <text:p>#N/A</text:p>
          </table:table-cell>
          <table:table-cell table:formula="of:=[Conversion.AF8]" office:value-type="float" office:value="0" calcext:value-type="float">
            <text:p>0</text:p>
          </table:table-cell>
          <table:table-cell table:formula="of:=[Conversion.AI8]*[.B8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9]" office:value-type="string" office:string-value="HTP-Hydrazine Production" calcext:value-type="string">
            <text:p>HTP-Hydrazine Production</text:p>
          </table:table-cell>
          <table:table-cell office:value-type="float" office:value="1" calcext:value-type="float">
            <text:p>1</text:p>
          </table:table-cell>
          <table:table-cell table:formula="of:=[Conversion.T9]" office:value-type="string" office:string-value="Water" calcext:value-type="string">
            <text:p>Water</text:p>
          </table:table-cell>
          <table:table-cell table:formula="of:=[Conversion.W9]*[.B9]" office:value-type="float" office:value="1.3642273931138" calcext:value-type="float">
            <text:p>1.3642273931</text:p>
          </table:table-cell>
          <table:table-cell table:formula="of:=[Conversion.X9]" office:value-type="string" office:string-value="Hydrazine" calcext:value-type="string">
            <text:p>Hydrazine</text:p>
          </table:table-cell>
          <table:table-cell table:formula="of:=[Conversion.AA9]*[.B9]" office:value-type="float" office:value="1.20849396267467" calcext:value-type="float">
            <text:p>1.2084939627</text:p>
          </table:table-cell>
          <table:table-cell table:formula="of:=[Conversion.AB9]" office:value-type="float" office:value="0" calcext:value-type="float">
            <text:p>0</text:p>
          </table:table-cell>
          <table:table-cell table:formula="of:=[Conversion.AE9]*[.B9]" office:value-type="string" office:string-value="" calcext:value-type="error">
            <text:p>#N/A</text:p>
          </table:table-cell>
          <table:table-cell table:formula="of:=[Conversion.AF9]" office:value-type="float" office:value="0" calcext:value-type="float">
            <text:p>0</text:p>
          </table:table-cell>
          <table:table-cell table:formula="of:=[Conversion.AI9]*[.B9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0]" office:value-type="string" office:string-value="Solid Oxide Electrolysis" calcext:value-type="string">
            <text:p>Solid Oxide Electrolysis</text:p>
          </table:table-cell>
          <table:table-cell office:value-type="float" office:value="1" calcext:value-type="float">
            <text:p>1</text:p>
          </table:table-cell>
          <table:table-cell table:formula="of:=[Conversion.T10]" office:value-type="string" office:string-value="CarbonMonoxide" calcext:value-type="string">
            <text:p>CarbonMonoxide</text:p>
          </table:table-cell>
          <table:table-cell table:formula="of:=[Conversion.W10]*[.B10]" office:value-type="float" office:value="0.894028793456033" calcext:value-type="float">
            <text:p>0.8940287935</text:p>
          </table:table-cell>
          <table:table-cell table:formula="of:=[Conversion.X10]" office:value-type="string" office:string-value="Oxygen" calcext:value-type="string">
            <text:p>Oxygen</text:p>
          </table:table-cell>
          <table:table-cell table:formula="of:=[Conversion.AA10]*[.B10]" office:value-type="float" office:value="0.226356067528173" calcext:value-type="float">
            <text:p>0.2263560675</text:p>
          </table:table-cell>
          <table:table-cell table:formula="of:=[Conversion.AB10]" office:value-type="float" office:value="0" calcext:value-type="float">
            <text:p>0</text:p>
          </table:table-cell>
          <table:table-cell table:formula="of:=[Conversion.AE10]*[.B10]" office:value-type="string" office:string-value="" calcext:value-type="error">
            <text:p>#N/A</text:p>
          </table:table-cell>
          <table:table-cell table:formula="of:=[Conversion.AF10]" office:value-type="float" office:value="0" calcext:value-type="float">
            <text:p>0</text:p>
          </table:table-cell>
          <table:table-cell table:formula="of:=[Conversion.AI10]*[.B10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1]" office:value-type="string" office:string-value="Bosch Reaction" calcext:value-type="string">
            <text:p>Bosch Reaction</text:p>
          </table:table-cell>
          <table:table-cell office:value-type="float" office:value="1" calcext:value-type="float">
            <text:p>1</text:p>
          </table:table-cell>
          <table:table-cell table:formula="of:=[Conversion.T11]" office:value-type="string" office:string-value="Carbon" calcext:value-type="string">
            <text:p>Carbon</text:p>
          </table:table-cell>
          <table:table-cell table:formula="of:=[Conversion.W11]*[.B11]" office:value-type="float" office:value="0.000228190434316876" calcext:value-type="float">
            <text:p>0.0002281904</text:p>
          </table:table-cell>
          <table:table-cell table:formula="of:=[Conversion.X11]" office:value-type="string" office:string-value="Water" calcext:value-type="string">
            <text:p>Water</text:p>
          </table:table-cell>
          <table:table-cell table:formula="of:=[Conversion.AA11]*[.B11]" office:value-type="float" office:value="0.00143753829366053" calcext:value-type="float">
            <text:p>0.0014375383</text:p>
          </table:table-cell>
          <table:table-cell table:formula="of:=[Conversion.AB11]" office:value-type="float" office:value="0" calcext:value-type="float">
            <text:p>0</text:p>
          </table:table-cell>
          <table:table-cell table:formula="of:=[Conversion.AE11]*[.B11]" office:value-type="string" office:string-value="" calcext:value-type="error">
            <text:p>#N/A</text:p>
          </table:table-cell>
          <table:table-cell table:formula="of:=[Conversion.AF11]" office:value-type="float" office:value="0" calcext:value-type="float">
            <text:p>0</text:p>
          </table:table-cell>
          <table:table-cell table:formula="of:=[Conversion.AI11]*[.B11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2]" office:value-type="string" office:string-value="HTP Decomposition" calcext:value-type="string">
            <text:p>HTP Decomposition</text:p>
          </table:table-cell>
          <table:table-cell office:value-type="float" office:value="1" calcext:value-type="float">
            <text:p>1</text:p>
          </table:table-cell>
          <table:table-cell table:formula="of:=[Conversion.T12]" office:value-type="string" office:string-value="Water" calcext:value-type="string">
            <text:p>Water</text:p>
          </table:table-cell>
          <table:table-cell table:formula="of:=[Conversion.W12]*[.B12]" office:value-type="float" office:value="0.682113696556899" calcext:value-type="float">
            <text:p>0.6821136966</text:p>
          </table:table-cell>
          <table:table-cell table:formula="of:=[Conversion.X12]" office:value-type="string" office:string-value="Oxygen" calcext:value-type="string">
            <text:p>Oxygen</text:p>
          </table:table-cell>
          <table:table-cell table:formula="of:=[Conversion.AA12]*[.B12]" office:value-type="float" office:value="214.812467453039" calcext:value-type="float">
            <text:p>214.812467453</text:p>
          </table:table-cell>
          <table:table-cell table:formula="of:=[Conversion.AB12]" office:value-type="float" office:value="0" calcext:value-type="float">
            <text:p>0</text:p>
          </table:table-cell>
          <table:table-cell table:formula="of:=[Conversion.AE12]*[.B12]" office:value-type="string" office:string-value="" calcext:value-type="error">
            <text:p>#N/A</text:p>
          </table:table-cell>
          <table:table-cell table:formula="of:=[Conversion.AF12]" office:value-type="float" office:value="0" calcext:value-type="float">
            <text:p>0</text:p>
          </table:table-cell>
          <table:table-cell table:formula="of:=[Conversion.AI12]*[.B12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3]" office:value-type="string" office:string-value="Ammonia Oxidization" calcext:value-type="string">
            <text:p>Ammonia Oxidization</text:p>
          </table:table-cell>
          <table:table-cell office:value-type="float" office:value="1" calcext:value-type="float">
            <text:p>1</text:p>
          </table:table-cell>
          <table:table-cell table:formula="of:=[Conversion.T13]" office:value-type="string" office:string-value="Water" calcext:value-type="string">
            <text:p>Water</text:p>
          </table:table-cell>
          <table:table-cell table:formula="of:=[Conversion.W13]*[.B13]" office:value-type="float" office:value="0.00109814825506429" calcext:value-type="float">
            <text:p>0.0010981483</text:p>
          </table:table-cell>
          <table:table-cell table:formula="of:=[Conversion.X13]" office:value-type="string" office:string-value="NTO" calcext:value-type="string">
            <text:p>NTO</text:p>
          </table:table-cell>
          <table:table-cell table:formula="of:=[Conversion.AA13]*[.B13]" office:value-type="float" office:value="0.00128934889724417" calcext:value-type="float">
            <text:p>0.0012893489</text:p>
          </table:table-cell>
          <table:table-cell table:formula="of:=[Conversion.AB13]" office:value-type="float" office:value="0" calcext:value-type="float">
            <text:p>0</text:p>
          </table:table-cell>
          <table:table-cell table:formula="of:=[Conversion.AE13]*[.B13]" office:value-type="string" office:string-value="" calcext:value-type="error">
            <text:p>#N/A</text:p>
          </table:table-cell>
          <table:table-cell table:formula="of:=[Conversion.AF13]" office:value-type="float" office:value="0" calcext:value-type="float">
            <text:p>0</text:p>
          </table:table-cell>
          <table:table-cell table:formula="of:=[Conversion.AI13]*[.B13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4]" office:value-type="string" office:string-value="Fisher-Tropsch Process" calcext:value-type="string">
            <text:p>Fisher-Tropsch Process</text:p>
          </table:table-cell>
          <table:table-cell office:value-type="float" office:value="1" calcext:value-type="float">
            <text:p>1</text:p>
          </table:table-cell>
          <table:table-cell table:formula="of:=[Conversion.T14]" office:value-type="string" office:string-value="Kerosene" calcext:value-type="string">
            <text:p>Kerosene</text:p>
          </table:table-cell>
          <table:table-cell table:formula="of:=[Conversion.W14]*[.B14]" office:value-type="float" office:value="0.000667013128209099" calcext:value-type="float">
            <text:p>0.0006670131</text:p>
          </table:table-cell>
          <table:table-cell table:formula="of:=[Conversion.X14]" office:value-type="string" office:string-value="Water" calcext:value-type="string">
            <text:p>Water</text:p>
          </table:table-cell>
          <table:table-cell table:formula="of:=[Conversion.AA14]*[.B14]" office:value-type="float" office:value="0.000694171868542514" calcext:value-type="float">
            <text:p>0.0006941719</text:p>
          </table:table-cell>
          <table:table-cell table:formula="of:=[Conversion.AB14]" office:value-type="float" office:value="0" calcext:value-type="float">
            <text:p>0</text:p>
          </table:table-cell>
          <table:table-cell table:formula="of:=[Conversion.AE14]*[.B14]" office:value-type="string" office:string-value="" calcext:value-type="error">
            <text:p>#N/A</text:p>
          </table:table-cell>
          <table:table-cell table:formula="of:=[Conversion.AF14]" office:value-type="float" office:value="0" calcext:value-type="float">
            <text:p>0</text:p>
          </table:table-cell>
          <table:table-cell table:formula="of:=[Conversion.AI14]*[.B14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15]" office:value-type="float" office:value="0" calcext:value-type="float">
            <text:p>0</text:p>
          </table:table-cell>
          <table:table-cell table:formula="of:=[Conversion.W15]*[.B15]" office:value-type="string" office:string-value="" calcext:value-type="error">
            <text:p>#N/A</text:p>
          </table:table-cell>
          <table:table-cell table:formula="of:=[Conversion.X15]" office:value-type="float" office:value="0" calcext:value-type="float">
            <text:p>0</text:p>
          </table:table-cell>
          <table:table-cell table:formula="of:=[Conversion.AA15]*[.B15]" office:value-type="string" office:string-value="" calcext:value-type="error">
            <text:p>#N/A</text:p>
          </table:table-cell>
          <table:table-cell table:formula="of:=[Conversion.AB15]" office:value-type="float" office:value="0" calcext:value-type="float">
            <text:p>0</text:p>
          </table:table-cell>
          <table:table-cell table:formula="of:=[Conversion.AE15]*[.B15]" office:value-type="string" office:string-value="" calcext:value-type="error">
            <text:p>#N/A</text:p>
          </table:table-cell>
          <table:table-cell table:formula="of:=[Conversion.AF15]" office:value-type="float" office:value="0" calcext:value-type="float">
            <text:p>0</text:p>
          </table:table-cell>
          <table:table-cell table:formula="of:=[Conversion.AI15]*[.B15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16]" office:value-type="float" office:value="0" calcext:value-type="float">
            <text:p>0</text:p>
          </table:table-cell>
          <table:table-cell table:formula="of:=[Conversion.W16]*[.B16]" office:value-type="string" office:string-value="" calcext:value-type="error">
            <text:p>#N/A</text:p>
          </table:table-cell>
          <table:table-cell table:formula="of:=[Conversion.X16]" office:value-type="float" office:value="0" calcext:value-type="float">
            <text:p>0</text:p>
          </table:table-cell>
          <table:table-cell table:formula="of:=[Conversion.AA16]*[.B16]" office:value-type="string" office:string-value="" calcext:value-type="error">
            <text:p>#N/A</text:p>
          </table:table-cell>
          <table:table-cell table:formula="of:=[Conversion.AB16]" office:value-type="float" office:value="0" calcext:value-type="float">
            <text:p>0</text:p>
          </table:table-cell>
          <table:table-cell table:formula="of:=[Conversion.AE16]*[.B16]" office:value-type="string" office:string-value="" calcext:value-type="error">
            <text:p>#N/A</text:p>
          </table:table-cell>
          <table:table-cell table:formula="of:=[Conversion.AF16]" office:value-type="float" office:value="0" calcext:value-type="float">
            <text:p>0</text:p>
          </table:table-cell>
          <table:table-cell table:formula="of:=[Conversion.AI16]*[.B16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17]" office:value-type="float" office:value="0" calcext:value-type="float">
            <text:p>0</text:p>
          </table:table-cell>
          <table:table-cell table:formula="of:=[Conversion.W17]*[.B17]" office:value-type="string" office:string-value="" calcext:value-type="error">
            <text:p>#N/A</text:p>
          </table:table-cell>
          <table:table-cell table:formula="of:=[Conversion.X17]" office:value-type="float" office:value="0" calcext:value-type="float">
            <text:p>0</text:p>
          </table:table-cell>
          <table:table-cell table:formula="of:=[Conversion.AA17]*[.B17]" office:value-type="string" office:string-value="" calcext:value-type="error">
            <text:p>#N/A</text:p>
          </table:table-cell>
          <table:table-cell table:formula="of:=[Conversion.AB17]" office:value-type="float" office:value="0" calcext:value-type="float">
            <text:p>0</text:p>
          </table:table-cell>
          <table:table-cell table:formula="of:=[Conversion.AE17]*[.B17]" office:value-type="string" office:string-value="" calcext:value-type="error">
            <text:p>#N/A</text:p>
          </table:table-cell>
          <table:table-cell table:formula="of:=[Conversion.AF17]" office:value-type="float" office:value="0" calcext:value-type="float">
            <text:p>0</text:p>
          </table:table-cell>
          <table:table-cell table:formula="of:=[Conversion.AI17]*[.B17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18]" office:value-type="float" office:value="0" calcext:value-type="float">
            <text:p>0</text:p>
          </table:table-cell>
          <table:table-cell table:formula="of:=[Conversion.W18]*[.B18]" office:value-type="string" office:string-value="" calcext:value-type="error">
            <text:p>#N/A</text:p>
          </table:table-cell>
          <table:table-cell table:formula="of:=[Conversion.X18]" office:value-type="float" office:value="0" calcext:value-type="float">
            <text:p>0</text:p>
          </table:table-cell>
          <table:table-cell table:formula="of:=[Conversion.AA18]*[.B18]" office:value-type="string" office:string-value="" calcext:value-type="error">
            <text:p>#N/A</text:p>
          </table:table-cell>
          <table:table-cell table:formula="of:=[Conversion.AB18]" office:value-type="float" office:value="0" calcext:value-type="float">
            <text:p>0</text:p>
          </table:table-cell>
          <table:table-cell table:formula="of:=[Conversion.AE18]*[.B18]" office:value-type="string" office:string-value="" calcext:value-type="error">
            <text:p>#N/A</text:p>
          </table:table-cell>
          <table:table-cell table:formula="of:=[Conversion.AF18]" office:value-type="float" office:value="0" calcext:value-type="float">
            <text:p>0</text:p>
          </table:table-cell>
          <table:table-cell table:formula="of:=[Conversion.AI18]*[.B18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19]" office:value-type="float" office:value="0" calcext:value-type="float">
            <text:p>0</text:p>
          </table:table-cell>
          <table:table-cell table:formula="of:=[Conversion.W19]*[.B19]" office:value-type="string" office:string-value="" calcext:value-type="error">
            <text:p>#N/A</text:p>
          </table:table-cell>
          <table:table-cell table:formula="of:=[Conversion.X19]" office:value-type="float" office:value="0" calcext:value-type="float">
            <text:p>0</text:p>
          </table:table-cell>
          <table:table-cell table:formula="of:=[Conversion.AA19]*[.B19]" office:value-type="string" office:string-value="" calcext:value-type="error">
            <text:p>#N/A</text:p>
          </table:table-cell>
          <table:table-cell table:formula="of:=[Conversion.AB19]" office:value-type="float" office:value="0" calcext:value-type="float">
            <text:p>0</text:p>
          </table:table-cell>
          <table:table-cell table:formula="of:=[Conversion.AE19]*[.B19]" office:value-type="string" office:string-value="" calcext:value-type="error">
            <text:p>#N/A</text:p>
          </table:table-cell>
          <table:table-cell table:formula="of:=[Conversion.AF19]" office:value-type="float" office:value="0" calcext:value-type="float">
            <text:p>0</text:p>
          </table:table-cell>
          <table:table-cell table:formula="of:=[Conversion.AI19]*[.B19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0]" office:value-type="float" office:value="0" calcext:value-type="float">
            <text:p>0</text:p>
          </table:table-cell>
          <table:table-cell table:formula="of:=[Conversion.W20]*[.B20]" office:value-type="string" office:string-value="" calcext:value-type="error">
            <text:p>#N/A</text:p>
          </table:table-cell>
          <table:table-cell table:formula="of:=[Conversion.X20]" office:value-type="float" office:value="0" calcext:value-type="float">
            <text:p>0</text:p>
          </table:table-cell>
          <table:table-cell table:formula="of:=[Conversion.AA20]*[.B20]" office:value-type="string" office:string-value="" calcext:value-type="error">
            <text:p>#N/A</text:p>
          </table:table-cell>
          <table:table-cell table:formula="of:=[Conversion.AB20]" office:value-type="float" office:value="0" calcext:value-type="float">
            <text:p>0</text:p>
          </table:table-cell>
          <table:table-cell table:formula="of:=[Conversion.AE20]*[.B20]" office:value-type="string" office:string-value="" calcext:value-type="error">
            <text:p>#N/A</text:p>
          </table:table-cell>
          <table:table-cell table:formula="of:=[Conversion.AF20]" office:value-type="float" office:value="0" calcext:value-type="float">
            <text:p>0</text:p>
          </table:table-cell>
          <table:table-cell table:formula="of:=[Conversion.AI20]*[.B20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1]" office:value-type="float" office:value="0" calcext:value-type="float">
            <text:p>0</text:p>
          </table:table-cell>
          <table:table-cell table:formula="of:=[Conversion.W21]*[.B21]" office:value-type="string" office:string-value="" calcext:value-type="error">
            <text:p>#N/A</text:p>
          </table:table-cell>
          <table:table-cell table:formula="of:=[Conversion.X21]" office:value-type="float" office:value="0" calcext:value-type="float">
            <text:p>0</text:p>
          </table:table-cell>
          <table:table-cell table:formula="of:=[Conversion.AA21]*[.B21]" office:value-type="string" office:string-value="" calcext:value-type="error">
            <text:p>#N/A</text:p>
          </table:table-cell>
          <table:table-cell table:formula="of:=[Conversion.AB21]" office:value-type="float" office:value="0" calcext:value-type="float">
            <text:p>0</text:p>
          </table:table-cell>
          <table:table-cell table:formula="of:=[Conversion.AE21]*[.B21]" office:value-type="string" office:string-value="" calcext:value-type="error">
            <text:p>#N/A</text:p>
          </table:table-cell>
          <table:table-cell table:formula="of:=[Conversion.AF21]" office:value-type="float" office:value="0" calcext:value-type="float">
            <text:p>0</text:p>
          </table:table-cell>
          <table:table-cell table:formula="of:=[Conversion.AI21]*[.B21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2]" office:value-type="float" office:value="0" calcext:value-type="float">
            <text:p>0</text:p>
          </table:table-cell>
          <table:table-cell table:formula="of:=[Conversion.W22]*[.B22]" office:value-type="string" office:string-value="" calcext:value-type="error">
            <text:p>#N/A</text:p>
          </table:table-cell>
          <table:table-cell table:formula="of:=[Conversion.X22]" office:value-type="float" office:value="0" calcext:value-type="float">
            <text:p>0</text:p>
          </table:table-cell>
          <table:table-cell table:formula="of:=[Conversion.AA22]*[.B22]" office:value-type="string" office:string-value="" calcext:value-type="error">
            <text:p>#N/A</text:p>
          </table:table-cell>
          <table:table-cell table:formula="of:=[Conversion.AB22]" office:value-type="float" office:value="0" calcext:value-type="float">
            <text:p>0</text:p>
          </table:table-cell>
          <table:table-cell table:formula="of:=[Conversion.AE22]*[.B22]" office:value-type="string" office:string-value="" calcext:value-type="error">
            <text:p>#N/A</text:p>
          </table:table-cell>
          <table:table-cell table:formula="of:=[Conversion.AF22]" office:value-type="float" office:value="0" calcext:value-type="float">
            <text:p>0</text:p>
          </table:table-cell>
          <table:table-cell table:formula="of:=[Conversion.AI22]*[.B22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3]" office:value-type="float" office:value="0" calcext:value-type="float">
            <text:p>0</text:p>
          </table:table-cell>
          <table:table-cell table:formula="of:=[Conversion.W23]*[.B23]" office:value-type="string" office:string-value="" calcext:value-type="error">
            <text:p>#N/A</text:p>
          </table:table-cell>
          <table:table-cell table:formula="of:=[Conversion.X23]" office:value-type="float" office:value="0" calcext:value-type="float">
            <text:p>0</text:p>
          </table:table-cell>
          <table:table-cell table:formula="of:=[Conversion.AA23]*[.B23]" office:value-type="string" office:string-value="" calcext:value-type="error">
            <text:p>#N/A</text:p>
          </table:table-cell>
          <table:table-cell table:formula="of:=[Conversion.AB23]" office:value-type="float" office:value="0" calcext:value-type="float">
            <text:p>0</text:p>
          </table:table-cell>
          <table:table-cell table:formula="of:=[Conversion.AE23]*[.B23]" office:value-type="string" office:string-value="" calcext:value-type="error">
            <text:p>#N/A</text:p>
          </table:table-cell>
          <table:table-cell table:formula="of:=[Conversion.AF23]" office:value-type="float" office:value="0" calcext:value-type="float">
            <text:p>0</text:p>
          </table:table-cell>
          <table:table-cell table:formula="of:=[Conversion.AI23]*[.B23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4]" office:value-type="float" office:value="0" calcext:value-type="float">
            <text:p>0</text:p>
          </table:table-cell>
          <table:table-cell table:formula="of:=[Conversion.W24]*[.B24]" office:value-type="string" office:string-value="" calcext:value-type="error">
            <text:p>#N/A</text:p>
          </table:table-cell>
          <table:table-cell table:formula="of:=[Conversion.X24]" office:value-type="float" office:value="0" calcext:value-type="float">
            <text:p>0</text:p>
          </table:table-cell>
          <table:table-cell table:formula="of:=[Conversion.AA24]*[.B24]" office:value-type="string" office:string-value="" calcext:value-type="error">
            <text:p>#N/A</text:p>
          </table:table-cell>
          <table:table-cell table:formula="of:=[Conversion.AB24]" office:value-type="float" office:value="0" calcext:value-type="float">
            <text:p>0</text:p>
          </table:table-cell>
          <table:table-cell table:formula="of:=[Conversion.AE24]*[.B24]" office:value-type="string" office:string-value="" calcext:value-type="error">
            <text:p>#N/A</text:p>
          </table:table-cell>
          <table:table-cell table:formula="of:=[Conversion.AF24]" office:value-type="float" office:value="0" calcext:value-type="float">
            <text:p>0</text:p>
          </table:table-cell>
          <table:table-cell table:formula="of:=[Conversion.AI24]*[.B24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5]" office:value-type="float" office:value="0" calcext:value-type="float">
            <text:p>0</text:p>
          </table:table-cell>
          <table:table-cell table:formula="of:=[Conversion.W25]*[.B25]" office:value-type="string" office:string-value="" calcext:value-type="error">
            <text:p>#N/A</text:p>
          </table:table-cell>
          <table:table-cell table:formula="of:=[Conversion.X25]" office:value-type="float" office:value="0" calcext:value-type="float">
            <text:p>0</text:p>
          </table:table-cell>
          <table:table-cell table:formula="of:=[Conversion.AA25]*[.B25]" office:value-type="string" office:string-value="" calcext:value-type="error">
            <text:p>#N/A</text:p>
          </table:table-cell>
          <table:table-cell table:formula="of:=[Conversion.AB25]" office:value-type="float" office:value="0" calcext:value-type="float">
            <text:p>0</text:p>
          </table:table-cell>
          <table:table-cell table:formula="of:=[Conversion.AE25]*[.B25]" office:value-type="string" office:string-value="" calcext:value-type="error">
            <text:p>#N/A</text:p>
          </table:table-cell>
          <table:table-cell table:formula="of:=[Conversion.AF25]" office:value-type="float" office:value="0" calcext:value-type="float">
            <text:p>0</text:p>
          </table:table-cell>
          <table:table-cell table:formula="of:=[Conversion.AI25]*[.B25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6]" office:value-type="float" office:value="0" calcext:value-type="float">
            <text:p>0</text:p>
          </table:table-cell>
          <table:table-cell table:formula="of:=[Conversion.W26]*[.B26]" office:value-type="string" office:string-value="" calcext:value-type="error">
            <text:p>#N/A</text:p>
          </table:table-cell>
          <table:table-cell table:formula="of:=[Conversion.X26]" office:value-type="float" office:value="0" calcext:value-type="float">
            <text:p>0</text:p>
          </table:table-cell>
          <table:table-cell table:formula="of:=[Conversion.AA26]*[.B26]" office:value-type="string" office:string-value="" calcext:value-type="error">
            <text:p>#N/A</text:p>
          </table:table-cell>
          <table:table-cell table:formula="of:=[Conversion.AB26]" office:value-type="float" office:value="0" calcext:value-type="float">
            <text:p>0</text:p>
          </table:table-cell>
          <table:table-cell table:formula="of:=[Conversion.AE26]*[.B26]" office:value-type="string" office:string-value="" calcext:value-type="error">
            <text:p>#N/A</text:p>
          </table:table-cell>
          <table:table-cell table:formula="of:=[Conversion.AF26]" office:value-type="float" office:value="0" calcext:value-type="float">
            <text:p>0</text:p>
          </table:table-cell>
          <table:table-cell table:formula="of:=[Conversion.AI26]*[.B26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7]" office:value-type="float" office:value="0" calcext:value-type="float">
            <text:p>0</text:p>
          </table:table-cell>
          <table:table-cell table:formula="of:=[Conversion.W27]*[.B27]" office:value-type="string" office:string-value="" calcext:value-type="error">
            <text:p>#N/A</text:p>
          </table:table-cell>
          <table:table-cell table:formula="of:=[Conversion.X27]" office:value-type="float" office:value="0" calcext:value-type="float">
            <text:p>0</text:p>
          </table:table-cell>
          <table:table-cell table:formula="of:=[Conversion.AA27]*[.B27]" office:value-type="string" office:string-value="" calcext:value-type="error">
            <text:p>#N/A</text:p>
          </table:table-cell>
          <table:table-cell table:formula="of:=[Conversion.AB27]" office:value-type="float" office:value="0" calcext:value-type="float">
            <text:p>0</text:p>
          </table:table-cell>
          <table:table-cell table:formula="of:=[Conversion.AE27]*[.B27]" office:value-type="string" office:string-value="" calcext:value-type="error">
            <text:p>#N/A</text:p>
          </table:table-cell>
          <table:table-cell table:formula="of:=[Conversion.AF27]" office:value-type="float" office:value="0" calcext:value-type="float">
            <text:p>0</text:p>
          </table:table-cell>
          <table:table-cell table:formula="of:=[Conversion.AI27]*[.B27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8]" office:value-type="float" office:value="0" calcext:value-type="float">
            <text:p>0</text:p>
          </table:table-cell>
          <table:table-cell table:formula="of:=[Conversion.W28]*[.B28]" office:value-type="string" office:string-value="" calcext:value-type="error">
            <text:p>#N/A</text:p>
          </table:table-cell>
          <table:table-cell table:formula="of:=[Conversion.X28]" office:value-type="float" office:value="0" calcext:value-type="float">
            <text:p>0</text:p>
          </table:table-cell>
          <table:table-cell table:formula="of:=[Conversion.AA28]*[.B28]" office:value-type="string" office:string-value="" calcext:value-type="error">
            <text:p>#N/A</text:p>
          </table:table-cell>
          <table:table-cell table:formula="of:=[Conversion.AB28]" office:value-type="float" office:value="0" calcext:value-type="float">
            <text:p>0</text:p>
          </table:table-cell>
          <table:table-cell table:formula="of:=[Conversion.AE28]*[.B28]" office:value-type="string" office:string-value="" calcext:value-type="error">
            <text:p>#N/A</text:p>
          </table:table-cell>
          <table:table-cell table:formula="of:=[Conversion.AF28]" office:value-type="float" office:value="0" calcext:value-type="float">
            <text:p>0</text:p>
          </table:table-cell>
          <table:table-cell table:formula="of:=[Conversion.AI28]*[.B28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9]" office:value-type="float" office:value="0" calcext:value-type="float">
            <text:p>0</text:p>
          </table:table-cell>
          <table:table-cell table:formula="of:=[Conversion.W29]*[.B29]" office:value-type="string" office:string-value="" calcext:value-type="error">
            <text:p>#N/A</text:p>
          </table:table-cell>
          <table:table-cell table:formula="of:=[Conversion.X29]" office:value-type="float" office:value="0" calcext:value-type="float">
            <text:p>0</text:p>
          </table:table-cell>
          <table:table-cell table:formula="of:=[Conversion.AA29]*[.B29]" office:value-type="string" office:string-value="" calcext:value-type="error">
            <text:p>#N/A</text:p>
          </table:table-cell>
          <table:table-cell table:formula="of:=[Conversion.AB29]" office:value-type="float" office:value="0" calcext:value-type="float">
            <text:p>0</text:p>
          </table:table-cell>
          <table:table-cell table:formula="of:=[Conversion.AE29]*[.B29]" office:value-type="string" office:string-value="" calcext:value-type="error">
            <text:p>#N/A</text:p>
          </table:table-cell>
          <table:table-cell table:formula="of:=[Conversion.AF29]" office:value-type="float" office:value="0" calcext:value-type="float">
            <text:p>0</text:p>
          </table:table-cell>
          <table:table-cell table:formula="of:=[Conversion.AI29]*[.B29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0]" office:value-type="float" office:value="0" calcext:value-type="float">
            <text:p>0</text:p>
          </table:table-cell>
          <table:table-cell table:formula="of:=[Conversion.W30]*[.B30]" office:value-type="string" office:string-value="" calcext:value-type="error">
            <text:p>#N/A</text:p>
          </table:table-cell>
          <table:table-cell table:formula="of:=[Conversion.X30]" office:value-type="float" office:value="0" calcext:value-type="float">
            <text:p>0</text:p>
          </table:table-cell>
          <table:table-cell table:formula="of:=[Conversion.AA30]*[.B30]" office:value-type="string" office:string-value="" calcext:value-type="error">
            <text:p>#N/A</text:p>
          </table:table-cell>
          <table:table-cell table:formula="of:=[Conversion.AB30]" office:value-type="float" office:value="0" calcext:value-type="float">
            <text:p>0</text:p>
          </table:table-cell>
          <table:table-cell table:formula="of:=[Conversion.AE30]*[.B30]" office:value-type="string" office:string-value="" calcext:value-type="error">
            <text:p>#N/A</text:p>
          </table:table-cell>
          <table:table-cell table:formula="of:=[Conversion.AF30]" office:value-type="float" office:value="0" calcext:value-type="float">
            <text:p>0</text:p>
          </table:table-cell>
          <table:table-cell table:formula="of:=[Conversion.AI30]*[.B30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1]" office:value-type="float" office:value="0" calcext:value-type="float">
            <text:p>0</text:p>
          </table:table-cell>
          <table:table-cell table:formula="of:=[Conversion.W31]*[.B31]" office:value-type="string" office:string-value="" calcext:value-type="error">
            <text:p>#N/A</text:p>
          </table:table-cell>
          <table:table-cell table:formula="of:=[Conversion.X31]" office:value-type="float" office:value="0" calcext:value-type="float">
            <text:p>0</text:p>
          </table:table-cell>
          <table:table-cell table:formula="of:=[Conversion.AA31]*[.B31]" office:value-type="string" office:string-value="" calcext:value-type="error">
            <text:p>#N/A</text:p>
          </table:table-cell>
          <table:table-cell table:formula="of:=[Conversion.AB31]" office:value-type="float" office:value="0" calcext:value-type="float">
            <text:p>0</text:p>
          </table:table-cell>
          <table:table-cell table:formula="of:=[Conversion.AE31]*[.B31]" office:value-type="string" office:string-value="" calcext:value-type="error">
            <text:p>#N/A</text:p>
          </table:table-cell>
          <table:table-cell table:formula="of:=[Conversion.AF31]" office:value-type="float" office:value="0" calcext:value-type="float">
            <text:p>0</text:p>
          </table:table-cell>
          <table:table-cell table:formula="of:=[Conversion.AI31]*[.B31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2]" office:value-type="float" office:value="0" calcext:value-type="float">
            <text:p>0</text:p>
          </table:table-cell>
          <table:table-cell table:formula="of:=[Conversion.W32]*[.B32]" office:value-type="string" office:string-value="" calcext:value-type="error">
            <text:p>#N/A</text:p>
          </table:table-cell>
          <table:table-cell table:formula="of:=[Conversion.X32]" office:value-type="float" office:value="0" calcext:value-type="float">
            <text:p>0</text:p>
          </table:table-cell>
          <table:table-cell table:formula="of:=[Conversion.AA32]*[.B32]" office:value-type="string" office:string-value="" calcext:value-type="error">
            <text:p>#N/A</text:p>
          </table:table-cell>
          <table:table-cell table:formula="of:=[Conversion.AB32]" office:value-type="float" office:value="0" calcext:value-type="float">
            <text:p>0</text:p>
          </table:table-cell>
          <table:table-cell table:formula="of:=[Conversion.AE32]*[.B32]" office:value-type="string" office:string-value="" calcext:value-type="error">
            <text:p>#N/A</text:p>
          </table:table-cell>
          <table:table-cell table:formula="of:=[Conversion.AF32]" office:value-type="float" office:value="0" calcext:value-type="float">
            <text:p>0</text:p>
          </table:table-cell>
          <table:table-cell table:formula="of:=[Conversion.AI32]*[.B32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3]" office:value-type="float" office:value="0" calcext:value-type="float">
            <text:p>0</text:p>
          </table:table-cell>
          <table:table-cell table:formula="of:=[Conversion.W33]*[.B33]" office:value-type="string" office:string-value="" calcext:value-type="error">
            <text:p>#N/A</text:p>
          </table:table-cell>
          <table:table-cell table:formula="of:=[Conversion.X33]" office:value-type="float" office:value="0" calcext:value-type="float">
            <text:p>0</text:p>
          </table:table-cell>
          <table:table-cell table:formula="of:=[Conversion.AA33]*[.B33]" office:value-type="string" office:string-value="" calcext:value-type="error">
            <text:p>#N/A</text:p>
          </table:table-cell>
          <table:table-cell table:formula="of:=[Conversion.AB33]" office:value-type="float" office:value="0" calcext:value-type="float">
            <text:p>0</text:p>
          </table:table-cell>
          <table:table-cell table:formula="of:=[Conversion.AE33]*[.B33]" office:value-type="string" office:string-value="" calcext:value-type="error">
            <text:p>#N/A</text:p>
          </table:table-cell>
          <table:table-cell table:formula="of:=[Conversion.AF33]" office:value-type="float" office:value="0" calcext:value-type="float">
            <text:p>0</text:p>
          </table:table-cell>
          <table:table-cell table:formula="of:=[Conversion.AI33]*[.B33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4]" office:value-type="float" office:value="0" calcext:value-type="float">
            <text:p>0</text:p>
          </table:table-cell>
          <table:table-cell table:formula="of:=[Conversion.W34]*[.B34]" office:value-type="string" office:string-value="" calcext:value-type="error">
            <text:p>#N/A</text:p>
          </table:table-cell>
          <table:table-cell table:formula="of:=[Conversion.X34]" office:value-type="float" office:value="0" calcext:value-type="float">
            <text:p>0</text:p>
          </table:table-cell>
          <table:table-cell table:formula="of:=[Conversion.AA34]*[.B34]" office:value-type="string" office:string-value="" calcext:value-type="error">
            <text:p>#N/A</text:p>
          </table:table-cell>
          <table:table-cell table:formula="of:=[Conversion.AB34]" office:value-type="float" office:value="0" calcext:value-type="float">
            <text:p>0</text:p>
          </table:table-cell>
          <table:table-cell table:formula="of:=[Conversion.AE34]*[.B34]" office:value-type="string" office:string-value="" calcext:value-type="error">
            <text:p>#N/A</text:p>
          </table:table-cell>
          <table:table-cell table:formula="of:=[Conversion.AF34]" office:value-type="float" office:value="0" calcext:value-type="float">
            <text:p>0</text:p>
          </table:table-cell>
          <table:table-cell table:formula="of:=[Conversion.AI34]*[.B34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5]" office:value-type="float" office:value="0" calcext:value-type="float">
            <text:p>0</text:p>
          </table:table-cell>
          <table:table-cell table:formula="of:=[Conversion.W35]*[.B35]" office:value-type="string" office:string-value="" calcext:value-type="error">
            <text:p>#N/A</text:p>
          </table:table-cell>
          <table:table-cell table:formula="of:=[Conversion.X35]" office:value-type="float" office:value="0" calcext:value-type="float">
            <text:p>0</text:p>
          </table:table-cell>
          <table:table-cell table:formula="of:=[Conversion.AA35]*[.B35]" office:value-type="string" office:string-value="" calcext:value-type="error">
            <text:p>#N/A</text:p>
          </table:table-cell>
          <table:table-cell table:formula="of:=[Conversion.AB35]" office:value-type="float" office:value="0" calcext:value-type="float">
            <text:p>0</text:p>
          </table:table-cell>
          <table:table-cell table:formula="of:=[Conversion.AE35]*[.B35]" office:value-type="string" office:string-value="" calcext:value-type="error">
            <text:p>#N/A</text:p>
          </table:table-cell>
          <table:table-cell table:formula="of:=[Conversion.AF35]" office:value-type="float" office:value="0" calcext:value-type="float">
            <text:p>0</text:p>
          </table:table-cell>
          <table:table-cell table:formula="of:=[Conversion.AI35]*[.B35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6]" office:value-type="float" office:value="0" calcext:value-type="float">
            <text:p>0</text:p>
          </table:table-cell>
          <table:table-cell table:formula="of:=[Conversion.W36]*[.B36]" office:value-type="string" office:string-value="" calcext:value-type="error">
            <text:p>#N/A</text:p>
          </table:table-cell>
          <table:table-cell table:formula="of:=[Conversion.X36]" office:value-type="float" office:value="0" calcext:value-type="float">
            <text:p>0</text:p>
          </table:table-cell>
          <table:table-cell table:formula="of:=[Conversion.AA36]*[.B36]" office:value-type="string" office:string-value="" calcext:value-type="error">
            <text:p>#N/A</text:p>
          </table:table-cell>
          <table:table-cell table:formula="of:=[Conversion.AB36]" office:value-type="float" office:value="0" calcext:value-type="float">
            <text:p>0</text:p>
          </table:table-cell>
          <table:table-cell table:formula="of:=[Conversion.AE36]*[.B36]" office:value-type="string" office:string-value="" calcext:value-type="error">
            <text:p>#N/A</text:p>
          </table:table-cell>
          <table:table-cell table:formula="of:=[Conversion.AF36]" office:value-type="float" office:value="0" calcext:value-type="float">
            <text:p>0</text:p>
          </table:table-cell>
          <table:table-cell table:formula="of:=[Conversion.AI36]*[.B36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7]" office:value-type="float" office:value="0" calcext:value-type="float">
            <text:p>0</text:p>
          </table:table-cell>
          <table:table-cell table:formula="of:=[Conversion.W37]*[.B37]" office:value-type="string" office:string-value="" calcext:value-type="error">
            <text:p>#N/A</text:p>
          </table:table-cell>
          <table:table-cell table:formula="of:=[Conversion.X37]" office:value-type="float" office:value="0" calcext:value-type="float">
            <text:p>0</text:p>
          </table:table-cell>
          <table:table-cell table:formula="of:=[Conversion.AA37]*[.B37]" office:value-type="string" office:string-value="" calcext:value-type="error">
            <text:p>#N/A</text:p>
          </table:table-cell>
          <table:table-cell table:formula="of:=[Conversion.AB37]" office:value-type="float" office:value="0" calcext:value-type="float">
            <text:p>0</text:p>
          </table:table-cell>
          <table:table-cell table:formula="of:=[Conversion.AE37]*[.B37]" office:value-type="string" office:string-value="" calcext:value-type="error">
            <text:p>#N/A</text:p>
          </table:table-cell>
          <table:table-cell table:formula="of:=[Conversion.AF37]" office:value-type="float" office:value="0" calcext:value-type="float">
            <text:p>0</text:p>
          </table:table-cell>
          <table:table-cell table:formula="of:=[Conversion.AI37]*[.B37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8]" office:value-type="float" office:value="0" calcext:value-type="float">
            <text:p>0</text:p>
          </table:table-cell>
          <table:table-cell table:formula="of:=[Conversion.W38]*[.B38]" office:value-type="string" office:string-value="" calcext:value-type="error">
            <text:p>#N/A</text:p>
          </table:table-cell>
          <table:table-cell table:formula="of:=[Conversion.X38]" office:value-type="float" office:value="0" calcext:value-type="float">
            <text:p>0</text:p>
          </table:table-cell>
          <table:table-cell table:formula="of:=[Conversion.AA38]*[.B38]" office:value-type="string" office:string-value="" calcext:value-type="error">
            <text:p>#N/A</text:p>
          </table:table-cell>
          <table:table-cell table:formula="of:=[Conversion.AB38]" office:value-type="float" office:value="0" calcext:value-type="float">
            <text:p>0</text:p>
          </table:table-cell>
          <table:table-cell table:formula="of:=[Conversion.AE38]*[.B38]" office:value-type="string" office:string-value="" calcext:value-type="error">
            <text:p>#N/A</text:p>
          </table:table-cell>
          <table:table-cell table:formula="of:=[Conversion.AF38]" office:value-type="float" office:value="0" calcext:value-type="float">
            <text:p>0</text:p>
          </table:table-cell>
          <table:table-cell table:formula="of:=[Conversion.AI38]*[.B38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Resources.A1:Resources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9" number:min-integer-digits="1"/>
    </number:number-style>
    <number:number-style style:name="N126">
      <number:number number:decimal-places="5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21:46:50.637468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0:57:55.340288606</meta:creation-date>
    <dc:date>2015-06-03T22:09:13.765551177</dc:date>
    <meta:editing-duration>PT1H33M42S</meta:editing-duration>
    <meta:editing-cycles>17</meta:editing-cycles>
    <meta:generator>LibreOffice/4.2.8.2$Linux_X86_64 LibreOffice_project/420m0$Build-2</meta:generator>
    <meta:document-statistic meta:table-count="4" meta:cell-count="2580" meta:object-count="0"/>
  </office:meta>
</office:document-meta>
</file>